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5.689cm" fo:margin-left="0.051cm" table:align="left"/>
    </style:style>
    <style:style style:name="Table1.A" style:family="table-column">
      <style:table-column-properties style:column-width="2.011cm"/>
    </style:style>
    <style:style style:name="Table1.B" style:family="table-column">
      <style:table-column-properties style:column-width="6.235cm"/>
    </style:style>
    <style:style style:name="Table1.C" style:family="table-column">
      <style:table-column-properties style:column-width="17.44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7" style:family="table-row">
      <style:table-row-properties style:min-row-height="0.767cm"/>
    </style:style>
    <style:style style:name="Table1.39" style:family="table-row">
      <style:table-row-properties style:min-row-height="0.693cm"/>
    </style:style>
    <style:style style:name="Table1.62" style:family="table-row">
      <style:table-row-properties style:min-row-height="0.736cm"/>
    </style:style>
    <style:style style:name="Table1.88" style:family="table-row">
      <style:table-row-properties style:min-row-height="0.762cm"/>
    </style:style>
    <style:style style:name="Table1.C10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112" style:family="table-row">
      <style:table-row-properties style:min-row-height="0.554cm"/>
    </style:style>
    <style:style style:name="Table1.114" style:family="table-row">
      <style:table-row-properties style:min-row-height="0.787cm"/>
    </style:style>
    <style:style style:name="Table1.115" style:family="table-row">
      <style:table-row-properties style:min-row-height="0.794cm"/>
    </style:style>
    <style:style style:name="Table1.116" style:family="table-row">
      <style:table-row-properties style:min-row-height="0.783cm"/>
    </style:style>
    <style:style style:name="Table1.117" style:family="table-row">
      <style:table-row-properties style:min-row-height="0.709cm"/>
    </style:style>
    <style:style style:name="Table1.206" style:family="table-row">
      <style:table-row-properties style:min-row-height="0.778cm"/>
    </style:style>
    <style:style style:name="Table1.261" style:family="table-row">
      <style:table-row-properties style:min-row-height="1.926cm"/>
    </style:style>
    <style:style style:name="Table1.270" style:family="table-row">
      <style:table-row-properties style:min-row-height="0.792cm"/>
    </style:style>
    <style:style style:name="Table1.285" style:family="table-row">
      <style:table-row-properties style:min-row-height="0.002cm"/>
    </style:style>
    <style:style style:name="Table1.319" style:family="table-row">
      <style:table-row-properties style:min-row-height="0.757cm"/>
    </style:style>
    <style:style style:name="P1" style:family="paragraph" style:parent-style-name="Table_20_Contents">
      <style:text-properties fo:color="#000000" fo:font-weight="normal" officeooo:rsid="01c9b48f" officeooo:paragraph-rsid="01e67d16" style:font-weight-asian="normal" style:font-weight-complex="normal"/>
    </style:style>
    <style:style style:name="P2" style:family="paragraph" style:parent-style-name="Table_20_Contents">
      <style:text-properties fo:color="#000000" fo:font-weight="normal" officeooo:rsid="01c9b48f" officeooo:paragraph-rsid="030e896b" style:font-weight-asian="normal" style:font-weight-complex="normal"/>
    </style:style>
    <style:style style:name="P3" style:family="paragraph" style:parent-style-name="Table_20_Contents">
      <style:text-properties fo:color="#000000" fo:font-weight="normal" officeooo:rsid="01eda215" officeooo:paragraph-rsid="01eda215" style:font-weight-asian="normal" style:font-weight-complex="normal"/>
    </style:style>
    <style:style style:name="P4" style:family="paragraph" style:parent-style-name="Table_20_Contents">
      <style:text-properties fo:color="#000000" fo:font-weight="normal" officeooo:rsid="01d47135" officeooo:paragraph-rsid="01ddcaf1" style:font-weight-asian="normal" style:font-weight-complex="normal"/>
    </style:style>
    <style:style style:name="P5" style:family="paragraph" style:parent-style-name="Table_20_Contents">
      <style:text-properties fo:color="#000000" fo:font-weight="normal" officeooo:rsid="01d47135" officeooo:paragraph-rsid="02dcfc44" style:font-weight-asian="normal" style:font-weight-complex="normal"/>
    </style:style>
    <style:style style:name="P6" style:family="paragraph" style:parent-style-name="Table_20_Contents">
      <style:text-properties fo:color="#000000" fo:font-weight="normal" officeooo:rsid="01ca4dfd" officeooo:paragraph-rsid="02259dbe" style:font-weight-asian="normal" style:font-weight-complex="normal"/>
    </style:style>
    <style:style style:name="P7" style:family="paragraph" style:parent-style-name="Table_20_Contents">
      <style:text-properties fo:color="#000000" fo:font-weight="normal" officeooo:rsid="01ca4dfd" officeooo:paragraph-rsid="02f5b316" style:font-weight-asian="normal" style:font-weight-complex="normal"/>
    </style:style>
    <style:style style:name="P8" style:family="paragraph" style:parent-style-name="Table_20_Contents">
      <style:text-properties fo:color="#000000" fo:font-weight="normal" officeooo:rsid="024a23a4" officeooo:paragraph-rsid="024a23a4" style:font-weight-asian="normal" style:font-weight-complex="normal"/>
    </style:style>
    <style:style style:name="P9" style:family="paragraph" style:parent-style-name="Table_20_Contents">
      <style:text-properties fo:color="#000000" fo:font-weight="normal" officeooo:rsid="024a23a4" officeooo:paragraph-rsid="0251fc37" style:font-weight-asian="normal" style:font-weight-complex="normal"/>
    </style:style>
    <style:style style:name="P10" style:family="paragraph" style:parent-style-name="Table_20_Contents">
      <style:text-properties fo:color="#000000" fo:font-weight="normal" officeooo:rsid="0251fc37" officeooo:paragraph-rsid="0251fc37" style:font-weight-asian="normal" style:font-weight-complex="normal"/>
    </style:style>
    <style:style style:name="P11" style:family="paragraph" style:parent-style-name="Table_20_Contents">
      <style:text-properties fo:color="#000000" fo:font-weight="normal" officeooo:rsid="0251fc37" officeooo:paragraph-rsid="025b5975" style:font-weight-asian="normal" style:font-weight-complex="normal"/>
    </style:style>
    <style:style style:name="P12" style:family="paragraph" style:parent-style-name="Table_20_Contents">
      <style:text-properties fo:color="#000000" fo:font-weight="normal" officeooo:rsid="025b5975" officeooo:paragraph-rsid="025b5975" style:font-weight-asian="normal" style:font-weight-complex="normal"/>
    </style:style>
    <style:style style:name="P13" style:family="paragraph" style:parent-style-name="Table_20_Contents">
      <style:text-properties fo:color="#000000" fo:font-weight="normal" officeooo:rsid="025b5975" officeooo:paragraph-rsid="025e819a" style:font-weight-asian="normal" style:font-weight-complex="normal"/>
    </style:style>
    <style:style style:name="P14" style:family="paragraph" style:parent-style-name="Table_20_Contents">
      <style:text-properties fo:color="#000000" fo:font-weight="normal" officeooo:rsid="025e819a" officeooo:paragraph-rsid="025e819a" style:font-weight-asian="normal" style:font-weight-complex="normal"/>
    </style:style>
    <style:style style:name="P15" style:family="paragraph" style:parent-style-name="Table_20_Contents">
      <style:text-properties fo:color="#000000" fo:font-weight="normal" officeooo:rsid="025e819a" officeooo:paragraph-rsid="02655060" style:font-weight-asian="normal" style:font-weight-complex="normal"/>
    </style:style>
    <style:style style:name="P16" style:family="paragraph" style:parent-style-name="Table_20_Contents">
      <style:text-properties fo:color="#000000" fo:font-weight="normal" officeooo:rsid="025e819a" officeooo:paragraph-rsid="033db414" style:font-weight-asian="normal" style:font-weight-complex="normal"/>
    </style:style>
    <style:style style:name="P17" style:family="paragraph" style:parent-style-name="Table_20_Contents">
      <style:text-properties fo:color="#000000" fo:font-weight="normal" officeooo:rsid="02655060" officeooo:paragraph-rsid="02655060" style:font-weight-asian="normal" style:font-weight-complex="normal"/>
    </style:style>
    <style:style style:name="P18" style:family="paragraph" style:parent-style-name="Table_20_Contents">
      <style:text-properties fo:color="#000000" fo:font-weight="normal" officeooo:rsid="02672bf5" officeooo:paragraph-rsid="026a4bcb" style:font-weight-asian="normal" style:font-weight-complex="normal"/>
    </style:style>
    <style:style style:name="P19" style:family="paragraph" style:parent-style-name="Table_20_Contents">
      <style:text-properties fo:color="#000000" fo:font-weight="normal" officeooo:rsid="02672bf5" officeooo:paragraph-rsid="026bf497" style:font-weight-asian="normal" style:font-weight-complex="normal"/>
    </style:style>
    <style:style style:name="P20" style:family="paragraph" style:parent-style-name="Table_20_Contents">
      <style:text-properties fo:color="#000000" fo:font-weight="normal" officeooo:rsid="02672bf5" officeooo:paragraph-rsid="026d2e3b" style:font-weight-asian="normal" style:font-weight-complex="normal"/>
    </style:style>
    <style:style style:name="P21" style:family="paragraph" style:parent-style-name="Table_20_Contents">
      <style:text-properties fo:color="#000000" fo:font-weight="normal" officeooo:rsid="02672bf5" officeooo:paragraph-rsid="026d44c9" style:font-weight-asian="normal" style:font-weight-complex="normal"/>
    </style:style>
    <style:style style:name="P22" style:family="paragraph" style:parent-style-name="Table_20_Contents">
      <style:text-properties fo:color="#000000" fo:font-weight="normal" officeooo:rsid="02672bf5" officeooo:paragraph-rsid="026e5565" style:font-weight-asian="normal" style:font-weight-complex="normal"/>
    </style:style>
    <style:style style:name="P23" style:family="paragraph" style:parent-style-name="Table_20_Contents">
      <style:text-properties fo:color="#000000" fo:font-weight="normal" officeooo:rsid="02672bf5" officeooo:paragraph-rsid="026ed91d" style:font-weight-asian="normal" style:font-weight-complex="normal"/>
    </style:style>
    <style:style style:name="P24" style:family="paragraph" style:parent-style-name="Table_20_Contents">
      <style:text-properties fo:color="#000000" fo:font-weight="normal" officeooo:rsid="02672bf5" officeooo:paragraph-rsid="026f4781" style:font-weight-asian="normal" style:font-weight-complex="normal"/>
    </style:style>
    <style:style style:name="P25" style:family="paragraph" style:parent-style-name="Table_20_Contents">
      <style:text-properties fo:color="#000000" fo:font-weight="normal" officeooo:rsid="02672bf5" officeooo:paragraph-rsid="026fbb2d" style:font-weight-asian="normal" style:font-weight-complex="normal"/>
    </style:style>
    <style:style style:name="P26" style:family="paragraph" style:parent-style-name="Table_20_Contents">
      <style:text-properties fo:color="#000000" fo:font-weight="normal" officeooo:rsid="02672bf5" officeooo:paragraph-rsid="02706e22" style:font-weight-asian="normal" style:font-weight-complex="normal"/>
    </style:style>
    <style:style style:name="P27" style:family="paragraph" style:parent-style-name="Table_20_Contents">
      <style:text-properties fo:color="#000000" fo:font-weight="normal" officeooo:rsid="02672bf5" officeooo:paragraph-rsid="0271e8cf" style:font-weight-asian="normal" style:font-weight-complex="normal"/>
    </style:style>
    <style:style style:name="P28" style:family="paragraph" style:parent-style-name="Table_20_Contents">
      <style:text-properties fo:color="#000000" fo:font-weight="normal" officeooo:rsid="02672bf5" officeooo:paragraph-rsid="02759466" style:font-weight-asian="normal" style:font-weight-complex="normal"/>
    </style:style>
    <style:style style:name="P29" style:family="paragraph" style:parent-style-name="Table_20_Contents">
      <style:text-properties fo:color="#000000" fo:font-weight="normal" officeooo:rsid="02672bf5" officeooo:paragraph-rsid="027c6e58" style:font-weight-asian="normal" style:font-weight-complex="normal"/>
    </style:style>
    <style:style style:name="P30" style:family="paragraph" style:parent-style-name="Table_20_Contents">
      <style:text-properties fo:color="#000000" fo:font-weight="normal" officeooo:rsid="02672bf5" officeooo:paragraph-rsid="027deb92" style:font-weight-asian="normal" style:font-weight-complex="normal"/>
    </style:style>
    <style:style style:name="P31" style:family="paragraph" style:parent-style-name="Table_20_Contents">
      <style:text-properties fo:color="#000000" fo:font-weight="normal" officeooo:rsid="02672bf5" officeooo:paragraph-rsid="0282566e" style:font-weight-asian="normal" style:font-weight-complex="normal"/>
    </style:style>
    <style:style style:name="P32" style:family="paragraph" style:parent-style-name="Table_20_Contents">
      <style:text-properties fo:color="#000000" fo:font-weight="normal" officeooo:rsid="02672bf5" officeooo:paragraph-rsid="02831ce4" style:font-weight-asian="normal" style:font-weight-complex="normal"/>
    </style:style>
    <style:style style:name="P33" style:family="paragraph" style:parent-style-name="Table_20_Contents">
      <style:text-properties fo:color="#000000" fo:font-weight="normal" officeooo:rsid="02672bf5" officeooo:paragraph-rsid="02832b2b" style:font-weight-asian="normal" style:font-weight-complex="normal"/>
    </style:style>
    <style:style style:name="P34" style:family="paragraph" style:parent-style-name="Table_20_Contents">
      <style:text-properties fo:color="#000000" fo:font-weight="normal" officeooo:rsid="02672bf5" officeooo:paragraph-rsid="028614f0" style:font-weight-asian="normal" style:font-weight-complex="normal"/>
    </style:style>
    <style:style style:name="P35" style:family="paragraph" style:parent-style-name="Table_20_Contents">
      <style:text-properties fo:color="#000000" fo:font-weight="normal" officeooo:rsid="02672bf5" officeooo:paragraph-rsid="028a4647" style:font-weight-asian="normal" style:font-weight-complex="normal"/>
    </style:style>
    <style:style style:name="P36" style:family="paragraph" style:parent-style-name="Table_20_Contents">
      <style:text-properties fo:color="#000000" fo:font-weight="normal" officeooo:rsid="02672bf5" officeooo:paragraph-rsid="028bcb3e" style:font-weight-asian="normal" style:font-weight-complex="normal"/>
    </style:style>
    <style:style style:name="P37" style:family="paragraph" style:parent-style-name="Table_20_Contents">
      <style:text-properties fo:color="#000000" fo:font-weight="normal" officeooo:rsid="02672bf5" officeooo:paragraph-rsid="028d1906" style:font-weight-asian="normal" style:font-weight-complex="normal"/>
    </style:style>
    <style:style style:name="P38" style:family="paragraph" style:parent-style-name="Table_20_Contents">
      <style:text-properties fo:color="#000000" fo:font-weight="normal" officeooo:rsid="02672bf5" officeooo:paragraph-rsid="02907a14" style:font-weight-asian="normal" style:font-weight-complex="normal"/>
    </style:style>
    <style:style style:name="P39" style:family="paragraph" style:parent-style-name="Table_20_Contents">
      <style:text-properties fo:color="#000000" fo:font-weight="normal" officeooo:rsid="02672bf5" officeooo:paragraph-rsid="029140fb" style:font-weight-asian="normal" style:font-weight-complex="normal"/>
    </style:style>
    <style:style style:name="P40" style:family="paragraph" style:parent-style-name="Table_20_Contents">
      <style:text-properties fo:color="#000000" fo:font-weight="normal" officeooo:rsid="02672bf5" officeooo:paragraph-rsid="0291e26f" style:font-weight-asian="normal" style:font-weight-complex="normal"/>
    </style:style>
    <style:style style:name="P41" style:family="paragraph" style:parent-style-name="Table_20_Contents">
      <style:text-properties fo:color="#000000" fo:font-weight="normal" officeooo:rsid="02672bf5" officeooo:paragraph-rsid="029354ef" style:font-weight-asian="normal" style:font-weight-complex="normal"/>
    </style:style>
    <style:style style:name="P42" style:family="paragraph" style:parent-style-name="Table_20_Contents">
      <style:text-properties fo:color="#000000" fo:font-weight="normal" officeooo:rsid="02672bf5" officeooo:paragraph-rsid="029a3334" style:font-weight-asian="normal" style:font-weight-complex="normal"/>
    </style:style>
    <style:style style:name="P43" style:family="paragraph" style:parent-style-name="Table_20_Contents">
      <style:text-properties fo:color="#000000" fo:font-weight="normal" officeooo:rsid="02672bf5" officeooo:paragraph-rsid="029ea925" style:font-weight-asian="normal" style:font-weight-complex="normal"/>
    </style:style>
    <style:style style:name="P44" style:family="paragraph" style:parent-style-name="Table_20_Contents">
      <style:text-properties fo:color="#000000" fo:font-weight="normal" officeooo:rsid="02672bf5" officeooo:paragraph-rsid="02a1b56c" style:font-weight-asian="normal" style:font-weight-complex="normal"/>
    </style:style>
    <style:style style:name="P45" style:family="paragraph" style:parent-style-name="Table_20_Contents">
      <style:text-properties fo:color="#000000" fo:font-weight="normal" officeooo:rsid="02672bf5" officeooo:paragraph-rsid="02a294eb" style:font-weight-asian="normal" style:font-weight-complex="normal"/>
    </style:style>
    <style:style style:name="P46" style:family="paragraph" style:parent-style-name="Table_20_Contents">
      <style:text-properties fo:color="#000000" fo:font-weight="normal" officeooo:rsid="02672bf5" officeooo:paragraph-rsid="02a32126" style:font-weight-asian="normal" style:font-weight-complex="normal"/>
    </style:style>
    <style:style style:name="P47" style:family="paragraph" style:parent-style-name="Table_20_Contents">
      <style:text-properties fo:color="#000000" fo:font-weight="normal" officeooo:rsid="02672bf5" officeooo:paragraph-rsid="02a3ab7c" style:font-weight-asian="normal" style:font-weight-complex="normal"/>
    </style:style>
    <style:style style:name="P48" style:family="paragraph" style:parent-style-name="Table_20_Contents">
      <style:text-properties fo:color="#000000" fo:font-weight="normal" officeooo:rsid="02672bf5" officeooo:paragraph-rsid="02a815e3" style:font-weight-asian="normal" style:font-weight-complex="normal"/>
    </style:style>
    <style:style style:name="P49" style:family="paragraph" style:parent-style-name="Table_20_Contents">
      <style:text-properties fo:color="#000000" fo:font-weight="normal" officeooo:rsid="02672bf5" officeooo:paragraph-rsid="02aab931" style:font-weight-asian="normal" style:font-weight-complex="normal"/>
    </style:style>
    <style:style style:name="P50" style:family="paragraph" style:parent-style-name="Table_20_Contents">
      <style:text-properties fo:color="#000000" fo:font-weight="normal" officeooo:rsid="02672bf5" officeooo:paragraph-rsid="02ab984c" style:font-weight-asian="normal" style:font-weight-complex="normal"/>
    </style:style>
    <style:style style:name="P51" style:family="paragraph" style:parent-style-name="Table_20_Contents">
      <style:text-properties fo:color="#000000" fo:font-weight="normal" officeooo:rsid="02672bf5" officeooo:paragraph-rsid="02ac6bfc" style:font-weight-asian="normal" style:font-weight-complex="normal"/>
    </style:style>
    <style:style style:name="P52" style:family="paragraph" style:parent-style-name="Table_20_Contents">
      <style:text-properties fo:color="#000000" fo:font-weight="normal" officeooo:rsid="02672bf5" officeooo:paragraph-rsid="02ae8958" style:font-weight-asian="normal" style:font-weight-complex="normal"/>
    </style:style>
    <style:style style:name="P53" style:family="paragraph" style:parent-style-name="Table_20_Contents">
      <style:text-properties fo:color="#000000" fo:font-weight="normal" officeooo:rsid="02672bf5" officeooo:paragraph-rsid="02b307e6" style:font-weight-asian="normal" style:font-weight-complex="normal"/>
    </style:style>
    <style:style style:name="P54" style:family="paragraph" style:parent-style-name="Table_20_Contents">
      <style:text-properties fo:color="#000000" fo:font-weight="normal" officeooo:rsid="02672bf5" officeooo:paragraph-rsid="02b68902" style:font-weight-asian="normal" style:font-weight-complex="normal"/>
    </style:style>
    <style:style style:name="P55" style:family="paragraph" style:parent-style-name="Table_20_Contents">
      <style:text-properties fo:color="#000000" fo:font-weight="normal" officeooo:rsid="02672bf5" officeooo:paragraph-rsid="02b7f662" style:font-weight-asian="normal" style:font-weight-complex="normal"/>
    </style:style>
    <style:style style:name="P56" style:family="paragraph" style:parent-style-name="Table_20_Contents">
      <style:text-properties fo:color="#000000" fo:font-weight="normal" officeooo:rsid="02672bf5" officeooo:paragraph-rsid="02b848b1" style:font-weight-asian="normal" style:font-weight-complex="normal"/>
    </style:style>
    <style:style style:name="P57" style:family="paragraph" style:parent-style-name="Table_20_Contents">
      <style:text-properties fo:color="#000000" fo:font-weight="normal" officeooo:rsid="02672bf5" officeooo:paragraph-rsid="02bb2eef" style:font-weight-asian="normal" style:font-weight-complex="normal"/>
    </style:style>
    <style:style style:name="P58" style:family="paragraph" style:parent-style-name="Table_20_Contents">
      <style:text-properties fo:color="#000000" fo:font-weight="normal" officeooo:rsid="02672bf5" officeooo:paragraph-rsid="02c381d9" style:font-weight-asian="normal" style:font-weight-complex="normal"/>
    </style:style>
    <style:style style:name="P59" style:family="paragraph" style:parent-style-name="Table_20_Contents">
      <style:text-properties fo:color="#000000" fo:font-weight="normal" officeooo:rsid="02672bf5" officeooo:paragraph-rsid="02c52650" style:font-weight-asian="normal" style:font-weight-complex="normal"/>
    </style:style>
    <style:style style:name="P60" style:family="paragraph" style:parent-style-name="Table_20_Contents">
      <style:text-properties fo:color="#000000" fo:font-weight="normal" officeooo:rsid="02672bf5" officeooo:paragraph-rsid="02c75e71" style:font-weight-asian="normal" style:font-weight-complex="normal"/>
    </style:style>
    <style:style style:name="P61" style:family="paragraph" style:parent-style-name="Table_20_Contents">
      <style:text-properties fo:color="#000000" fo:font-weight="normal" officeooo:rsid="02672bf5" officeooo:paragraph-rsid="02c8492c" style:font-weight-asian="normal" style:font-weight-complex="normal"/>
    </style:style>
    <style:style style:name="P62" style:family="paragraph" style:parent-style-name="Table_20_Contents">
      <style:text-properties fo:color="#000000" fo:font-weight="normal" officeooo:rsid="02672bf5" officeooo:paragraph-rsid="02ca736a" style:font-weight-asian="normal" style:font-weight-complex="normal"/>
    </style:style>
    <style:style style:name="P63" style:family="paragraph" style:parent-style-name="Table_20_Contents">
      <style:text-properties fo:color="#000000" fo:font-weight="normal" officeooo:rsid="02672bf5" officeooo:paragraph-rsid="02d00e6b" style:font-weight-asian="normal" style:font-weight-complex="normal"/>
    </style:style>
    <style:style style:name="P64" style:family="paragraph" style:parent-style-name="Table_20_Contents">
      <style:text-properties fo:color="#000000" fo:font-weight="normal" officeooo:rsid="02672bf5" officeooo:paragraph-rsid="02d0245e" style:font-weight-asian="normal" style:font-weight-complex="normal"/>
    </style:style>
    <style:style style:name="P65" style:family="paragraph" style:parent-style-name="Table_20_Contents">
      <style:text-properties fo:color="#000000" fo:font-weight="normal" officeooo:rsid="02672bf5" officeooo:paragraph-rsid="02d3c72f" style:font-weight-asian="normal" style:font-weight-complex="normal"/>
    </style:style>
    <style:style style:name="P66" style:family="paragraph" style:parent-style-name="Table_20_Contents">
      <style:text-properties fo:color="#000000" fo:font-weight="normal" officeooo:rsid="02672bf5" officeooo:paragraph-rsid="02d57d50" style:font-weight-asian="normal" style:font-weight-complex="normal"/>
    </style:style>
    <style:style style:name="P67" style:family="paragraph" style:parent-style-name="Table_20_Contents">
      <style:text-properties fo:color="#000000" fo:font-weight="normal" officeooo:rsid="02672bf5" officeooo:paragraph-rsid="02d66f16" style:font-weight-asian="normal" style:font-weight-complex="normal"/>
    </style:style>
    <style:style style:name="P68" style:family="paragraph" style:parent-style-name="Table_20_Contents">
      <style:text-properties fo:color="#000000" fo:font-weight="normal" officeooo:rsid="02672bf5" officeooo:paragraph-rsid="02d76e8e" style:font-weight-asian="normal" style:font-weight-complex="normal"/>
    </style:style>
    <style:style style:name="P69" style:family="paragraph" style:parent-style-name="Table_20_Contents">
      <style:text-properties fo:color="#000000" fo:font-weight="normal" officeooo:rsid="02672bf5" officeooo:paragraph-rsid="02da2225" style:font-weight-asian="normal" style:font-weight-complex="normal"/>
    </style:style>
    <style:style style:name="P70" style:family="paragraph" style:parent-style-name="Table_20_Contents">
      <style:text-properties fo:color="#000000" fo:font-weight="normal" officeooo:rsid="02672bf5" officeooo:paragraph-rsid="02da82b7" style:font-weight-asian="normal" style:font-weight-complex="normal"/>
    </style:style>
    <style:style style:name="P71" style:family="paragraph" style:parent-style-name="Table_20_Contents">
      <style:text-properties fo:color="#000000" fo:font-weight="normal" officeooo:rsid="02672bf5" officeooo:paragraph-rsid="02dbc886" style:font-weight-asian="normal" style:font-weight-complex="normal"/>
    </style:style>
    <style:style style:name="P72" style:family="paragraph" style:parent-style-name="Table_20_Contents">
      <style:text-properties fo:color="#000000" fo:font-weight="normal" officeooo:rsid="02672bf5" officeooo:paragraph-rsid="02dcfc44" style:font-weight-asian="normal" style:font-weight-complex="normal"/>
    </style:style>
    <style:style style:name="P73" style:family="paragraph" style:parent-style-name="Table_20_Contents">
      <style:text-properties fo:color="#000000" fo:font-weight="normal" officeooo:rsid="02672bf5" officeooo:paragraph-rsid="02ddedde" style:font-weight-asian="normal" style:font-weight-complex="normal"/>
    </style:style>
    <style:style style:name="P74" style:family="paragraph" style:parent-style-name="Table_20_Contents">
      <style:text-properties fo:color="#000000" fo:font-weight="normal" officeooo:rsid="02672bf5" officeooo:paragraph-rsid="02e1a4f7" style:font-weight-asian="normal" style:font-weight-complex="normal"/>
    </style:style>
    <style:style style:name="P75" style:family="paragraph" style:parent-style-name="Table_20_Contents">
      <style:text-properties fo:color="#000000" fo:font-weight="normal" officeooo:rsid="02672bf5" officeooo:paragraph-rsid="02e2b31c" style:font-weight-asian="normal" style:font-weight-complex="normal"/>
    </style:style>
    <style:style style:name="P76" style:family="paragraph" style:parent-style-name="Table_20_Contents">
      <style:text-properties fo:color="#000000" fo:font-weight="normal" officeooo:rsid="02672bf5" officeooo:paragraph-rsid="02e479fc" style:font-weight-asian="normal" style:font-weight-complex="normal"/>
    </style:style>
    <style:style style:name="P77" style:family="paragraph" style:parent-style-name="Table_20_Contents">
      <style:text-properties fo:color="#000000" fo:font-weight="normal" officeooo:rsid="02672bf5" officeooo:paragraph-rsid="02e77c90" style:font-weight-asian="normal" style:font-weight-complex="normal"/>
    </style:style>
    <style:style style:name="P78" style:family="paragraph" style:parent-style-name="Table_20_Contents">
      <style:text-properties fo:color="#000000" fo:font-weight="normal" officeooo:rsid="02672bf5" officeooo:paragraph-rsid="02ee0e84" style:font-weight-asian="normal" style:font-weight-complex="normal"/>
    </style:style>
    <style:style style:name="P79" style:family="paragraph" style:parent-style-name="Table_20_Contents">
      <style:text-properties fo:color="#000000" fo:font-weight="normal" officeooo:rsid="02672bf5" officeooo:paragraph-rsid="02eea4e0" style:font-weight-asian="normal" style:font-weight-complex="normal"/>
    </style:style>
    <style:style style:name="P80" style:family="paragraph" style:parent-style-name="Table_20_Contents">
      <style:text-properties fo:color="#000000" fo:font-weight="normal" officeooo:rsid="02672bf5" officeooo:paragraph-rsid="02ef8f8a" style:font-weight-asian="normal" style:font-weight-complex="normal"/>
    </style:style>
    <style:style style:name="P81" style:family="paragraph" style:parent-style-name="Table_20_Contents">
      <style:text-properties fo:color="#000000" fo:font-weight="normal" officeooo:rsid="02672bf5" officeooo:paragraph-rsid="02f059ef" style:font-weight-asian="normal" style:font-weight-complex="normal"/>
    </style:style>
    <style:style style:name="P82" style:family="paragraph" style:parent-style-name="Table_20_Contents">
      <style:text-properties fo:color="#000000" fo:font-weight="normal" officeooo:rsid="02672bf5" officeooo:paragraph-rsid="02f1ad60" style:font-weight-asian="normal" style:font-weight-complex="normal"/>
    </style:style>
    <style:style style:name="P83" style:family="paragraph" style:parent-style-name="Table_20_Contents">
      <style:text-properties fo:color="#000000" fo:font-weight="normal" officeooo:rsid="02672bf5" officeooo:paragraph-rsid="02f2cf5a" style:font-weight-asian="normal" style:font-weight-complex="normal"/>
    </style:style>
    <style:style style:name="P84" style:family="paragraph" style:parent-style-name="Table_20_Contents">
      <style:text-properties fo:color="#000000" fo:font-weight="normal" officeooo:rsid="02672bf5" officeooo:paragraph-rsid="02f4a358" style:font-weight-asian="normal" style:font-weight-complex="normal"/>
    </style:style>
    <style:style style:name="P85" style:family="paragraph" style:parent-style-name="Table_20_Contents">
      <style:text-properties fo:color="#000000" fo:font-weight="normal" officeooo:rsid="02672bf5" officeooo:paragraph-rsid="02f7a02f" style:font-weight-asian="normal" style:font-weight-complex="normal"/>
    </style:style>
    <style:style style:name="P86" style:family="paragraph" style:parent-style-name="Table_20_Contents">
      <style:text-properties fo:color="#000000" fo:font-weight="normal" officeooo:rsid="02672bf5" officeooo:paragraph-rsid="02fbaede" style:font-weight-asian="normal" style:font-weight-complex="normal"/>
    </style:style>
    <style:style style:name="P87" style:family="paragraph" style:parent-style-name="Table_20_Contents">
      <style:text-properties fo:color="#000000" fo:font-weight="normal" officeooo:rsid="02672bf5" officeooo:paragraph-rsid="02fbce4a" style:font-weight-asian="normal" style:font-weight-complex="normal"/>
    </style:style>
    <style:style style:name="P88" style:family="paragraph" style:parent-style-name="Table_20_Contents">
      <style:text-properties fo:color="#000000" fo:font-weight="normal" officeooo:rsid="02672bf5" officeooo:paragraph-rsid="02fe1f31" style:font-weight-asian="normal" style:font-weight-complex="normal"/>
    </style:style>
    <style:style style:name="P89" style:family="paragraph" style:parent-style-name="Table_20_Contents">
      <style:text-properties fo:color="#000000" fo:font-weight="normal" officeooo:rsid="02672bf5" officeooo:paragraph-rsid="02ff7003" style:font-weight-asian="normal" style:font-weight-complex="normal"/>
    </style:style>
    <style:style style:name="P90" style:family="paragraph" style:parent-style-name="Table_20_Contents">
      <style:text-properties fo:color="#000000" fo:font-weight="normal" officeooo:rsid="02672bf5" officeooo:paragraph-rsid="02ffc211" style:font-weight-asian="normal" style:font-weight-complex="normal"/>
    </style:style>
    <style:style style:name="P91" style:family="paragraph" style:parent-style-name="Table_20_Contents">
      <style:text-properties fo:color="#000000" fo:font-weight="normal" officeooo:rsid="02672bf5" officeooo:paragraph-rsid="03018f42" style:font-weight-asian="normal" style:font-weight-complex="normal"/>
    </style:style>
    <style:style style:name="P92" style:family="paragraph" style:parent-style-name="Table_20_Contents">
      <style:text-properties fo:color="#000000" fo:font-weight="normal" officeooo:rsid="02672bf5" officeooo:paragraph-rsid="0303179c" style:font-weight-asian="normal" style:font-weight-complex="normal"/>
    </style:style>
    <style:style style:name="P93" style:family="paragraph" style:parent-style-name="Table_20_Contents">
      <style:text-properties fo:color="#000000" fo:font-weight="normal" officeooo:rsid="02672bf5" officeooo:paragraph-rsid="0303a1d9" style:font-weight-asian="normal" style:font-weight-complex="normal"/>
    </style:style>
    <style:style style:name="P94" style:family="paragraph" style:parent-style-name="Table_20_Contents">
      <style:text-properties fo:color="#000000" fo:font-weight="normal" officeooo:rsid="02672bf5" officeooo:paragraph-rsid="03055fe2" style:font-weight-asian="normal" style:font-weight-complex="normal"/>
    </style:style>
    <style:style style:name="P95" style:family="paragraph" style:parent-style-name="Table_20_Contents">
      <style:text-properties fo:color="#000000" fo:font-weight="normal" officeooo:rsid="02672bf5" officeooo:paragraph-rsid="03068e2c" style:font-weight-asian="normal" style:font-weight-complex="normal"/>
    </style:style>
    <style:style style:name="P96" style:family="paragraph" style:parent-style-name="Table_20_Contents">
      <style:text-properties fo:color="#000000" fo:font-weight="normal" officeooo:rsid="02672bf5" officeooo:paragraph-rsid="030703d1" style:font-weight-asian="normal" style:font-weight-complex="normal"/>
    </style:style>
    <style:style style:name="P97" style:family="paragraph" style:parent-style-name="Table_20_Contents">
      <style:text-properties fo:color="#000000" fo:font-weight="normal" officeooo:rsid="02672bf5" officeooo:paragraph-rsid="0308af5b" style:font-weight-asian="normal" style:font-weight-complex="normal"/>
    </style:style>
    <style:style style:name="P98" style:family="paragraph" style:parent-style-name="Table_20_Contents">
      <style:text-properties fo:color="#000000" fo:font-weight="normal" officeooo:rsid="02672bf5" officeooo:paragraph-rsid="030a5836" style:font-weight-asian="normal" style:font-weight-complex="normal"/>
    </style:style>
    <style:style style:name="P99" style:family="paragraph" style:parent-style-name="Table_20_Contents">
      <style:text-properties fo:color="#000000" fo:font-weight="normal" officeooo:rsid="02672bf5" officeooo:paragraph-rsid="02e5fe0b" style:font-weight-asian="normal" style:font-weight-complex="normal"/>
    </style:style>
    <style:style style:name="P100" style:family="paragraph" style:parent-style-name="Table_20_Contents">
      <style:text-properties fo:color="#000000" fo:font-weight="normal" officeooo:rsid="02672bf5" officeooo:paragraph-rsid="030bfc14" style:font-weight-asian="normal" style:font-weight-complex="normal"/>
    </style:style>
    <style:style style:name="P101" style:family="paragraph" style:parent-style-name="Table_20_Contents">
      <style:text-properties fo:color="#000000" fo:font-weight="normal" officeooo:rsid="02672bf5" officeooo:paragraph-rsid="030d3b7a" style:font-weight-asian="normal" style:font-weight-complex="normal"/>
    </style:style>
    <style:style style:name="P102" style:family="paragraph" style:parent-style-name="Table_20_Contents">
      <style:text-properties fo:color="#000000" fo:font-weight="normal" officeooo:rsid="02672bf5" officeooo:paragraph-rsid="030d9dc3" style:font-weight-asian="normal" style:font-weight-complex="normal"/>
    </style:style>
    <style:style style:name="P103" style:family="paragraph" style:parent-style-name="Table_20_Contents">
      <style:text-properties fo:color="#000000" fo:font-weight="normal" officeooo:rsid="02672bf5" officeooo:paragraph-rsid="030e896b" style:font-weight-asian="normal" style:font-weight-complex="normal"/>
    </style:style>
    <style:style style:name="P104" style:family="paragraph" style:parent-style-name="Table_20_Contents">
      <style:text-properties fo:color="#000000" fo:font-weight="normal" officeooo:rsid="02672bf5" officeooo:paragraph-rsid="030f357b" style:font-weight-asian="normal" style:font-weight-complex="normal"/>
    </style:style>
    <style:style style:name="P105" style:family="paragraph" style:parent-style-name="Table_20_Contents">
      <style:text-properties fo:color="#000000" fo:font-weight="normal" officeooo:rsid="02672bf5" officeooo:paragraph-rsid="03109ca8" style:font-weight-asian="normal" style:font-weight-complex="normal"/>
    </style:style>
    <style:style style:name="P106" style:family="paragraph" style:parent-style-name="Table_20_Contents">
      <style:text-properties fo:color="#000000" fo:font-weight="normal" officeooo:rsid="02672bf5" officeooo:paragraph-rsid="0311524b" style:font-weight-asian="normal" style:font-weight-complex="normal"/>
    </style:style>
    <style:style style:name="P107" style:family="paragraph" style:parent-style-name="Table_20_Contents">
      <style:text-properties fo:color="#000000" fo:font-weight="normal" officeooo:rsid="02672bf5" officeooo:paragraph-rsid="0311ae27" style:font-weight-asian="normal" style:font-weight-complex="normal"/>
    </style:style>
    <style:style style:name="P108" style:family="paragraph" style:parent-style-name="Table_20_Contents">
      <style:text-properties fo:color="#000000" fo:font-weight="normal" officeooo:rsid="02672bf5" officeooo:paragraph-rsid="03138de8" style:font-weight-asian="normal" style:font-weight-complex="normal"/>
    </style:style>
    <style:style style:name="P109" style:family="paragraph" style:parent-style-name="Table_20_Contents">
      <style:text-properties fo:color="#000000" fo:font-weight="normal" officeooo:rsid="02672bf5" officeooo:paragraph-rsid="0314cf3d" style:font-weight-asian="normal" style:font-weight-complex="normal"/>
    </style:style>
    <style:style style:name="P110" style:family="paragraph" style:parent-style-name="Table_20_Contents">
      <style:text-properties fo:color="#000000" fo:font-weight="normal" officeooo:rsid="02672bf5" officeooo:paragraph-rsid="03157464" style:font-weight-asian="normal" style:font-weight-complex="normal"/>
    </style:style>
    <style:style style:name="P111" style:family="paragraph" style:parent-style-name="Table_20_Contents">
      <style:text-properties fo:color="#000000" fo:font-weight="normal" officeooo:rsid="02672bf5" officeooo:paragraph-rsid="0316ada3" style:font-weight-asian="normal" style:font-weight-complex="normal"/>
    </style:style>
    <style:style style:name="P112" style:family="paragraph" style:parent-style-name="Table_20_Contents">
      <style:paragraph-properties fo:text-align="justify" style:justify-single-word="false"/>
      <style:text-properties fo:color="#000000" fo:font-weight="normal" officeooo:rsid="02672bf5" officeooo:paragraph-rsid="02eea4e0" style:font-weight-asian="normal" style:font-weight-complex="normal"/>
    </style:style>
    <style:style style:name="P113" style:family="paragraph" style:parent-style-name="Table_20_Contents">
      <style:text-properties fo:color="#000000" fo:font-weight="normal" officeooo:rsid="02672bf5" officeooo:paragraph-rsid="029cc5e0" style:font-weight-asian="normal" style:font-weight-complex="normal"/>
    </style:style>
    <style:style style:name="P114" style:family="paragraph" style:parent-style-name="Table_20_Contents">
      <style:text-properties fo:color="#000000" fo:font-weight="normal" officeooo:rsid="02672bf5" officeooo:paragraph-rsid="027c060c" style:font-weight-asian="normal" style:font-weight-complex="normal"/>
    </style:style>
    <style:style style:name="P115" style:family="paragraph" style:parent-style-name="Table_20_Contents">
      <style:text-properties fo:color="#000000" fo:font-weight="normal" officeooo:rsid="026d2e3b" officeooo:paragraph-rsid="026d2e3b" style:font-weight-asian="normal" style:font-weight-complex="normal"/>
    </style:style>
    <style:style style:name="P116" style:family="paragraph" style:parent-style-name="Table_20_Contents">
      <style:text-properties fo:color="#000000" fo:font-weight="normal" officeooo:rsid="026ed91d" officeooo:paragraph-rsid="026ed91d" style:font-weight-asian="normal" style:font-weight-complex="normal"/>
    </style:style>
    <style:style style:name="P117" style:family="paragraph" style:parent-style-name="Table_20_Contents">
      <style:text-properties fo:color="#000000" fo:font-weight="normal" officeooo:rsid="0273d7fd" officeooo:paragraph-rsid="0273d7fd" style:font-weight-asian="normal" style:font-weight-complex="normal"/>
    </style:style>
    <style:style style:name="P118" style:family="paragraph" style:parent-style-name="Table_20_Contents">
      <style:text-properties fo:color="#000000" fo:font-weight="normal" officeooo:rsid="02785d4b" officeooo:paragraph-rsid="02785d4b" style:font-weight-asian="normal" style:font-weight-complex="normal"/>
    </style:style>
    <style:style style:name="P119" style:family="paragraph" style:parent-style-name="Table_20_Contents">
      <style:text-properties fo:color="#000000" fo:font-weight="normal" officeooo:rsid="02843120" officeooo:paragraph-rsid="02843120" style:font-weight-asian="normal" style:font-weight-complex="normal"/>
    </style:style>
    <style:style style:name="P120" style:family="paragraph" style:parent-style-name="Table_20_Contents">
      <style:text-properties fo:color="#000000" fo:font-weight="normal" officeooo:rsid="02843120" officeooo:paragraph-rsid="02a74bb5" style:font-weight-asian="normal" style:font-weight-complex="normal"/>
    </style:style>
    <style:style style:name="P121" style:family="paragraph" style:parent-style-name="Table_20_Contents">
      <style:text-properties fo:color="#000000" fo:font-weight="normal" officeooo:rsid="02843120" officeooo:paragraph-rsid="02a815e3" style:font-weight-asian="normal" style:font-weight-complex="normal"/>
    </style:style>
    <style:style style:name="P122" style:family="paragraph" style:parent-style-name="Table_20_Contents">
      <style:text-properties fo:color="#000000" fo:font-weight="normal" officeooo:rsid="02843120" officeooo:paragraph-rsid="02ae2a93" style:font-weight-asian="normal" style:font-weight-complex="normal"/>
    </style:style>
    <style:style style:name="P123" style:family="paragraph" style:parent-style-name="Table_20_Contents">
      <style:text-properties fo:color="#000000" fo:font-weight="normal" officeooo:rsid="02843120" officeooo:paragraph-rsid="02b3eba1" style:font-weight-asian="normal" style:font-weight-complex="normal"/>
    </style:style>
    <style:style style:name="P124" style:family="paragraph" style:parent-style-name="Table_20_Contents">
      <style:text-properties fo:color="#000000" fo:font-weight="normal" officeooo:rsid="02843120" officeooo:paragraph-rsid="02d00e6b" style:font-weight-asian="normal" style:font-weight-complex="normal"/>
    </style:style>
    <style:style style:name="P125" style:family="paragraph" style:parent-style-name="Table_20_Contents">
      <style:text-properties fo:color="#000000" fo:font-weight="normal" officeooo:rsid="02843120" officeooo:paragraph-rsid="02d3c72f" style:font-weight-asian="normal" style:font-weight-complex="normal"/>
    </style:style>
    <style:style style:name="P126" style:family="paragraph" style:parent-style-name="Table_20_Contents">
      <style:text-properties fo:color="#000000" fo:font-weight="normal" officeooo:rsid="02843120" officeooo:paragraph-rsid="02ddedde" style:font-weight-asian="normal" style:font-weight-complex="normal"/>
    </style:style>
    <style:style style:name="P127" style:family="paragraph" style:parent-style-name="Table_20_Contents">
      <style:text-properties fo:color="#000000" fo:font-weight="normal" officeooo:rsid="02843120" officeooo:paragraph-rsid="02e2b31c" style:font-weight-asian="normal" style:font-weight-complex="normal"/>
    </style:style>
    <style:style style:name="P128" style:family="paragraph" style:parent-style-name="Table_20_Contents">
      <style:text-properties fo:color="#000000" fo:font-weight="normal" officeooo:rsid="02843120" officeooo:paragraph-rsid="02e479fc" style:font-weight-asian="normal" style:font-weight-complex="normal"/>
    </style:style>
    <style:style style:name="P129" style:family="paragraph" style:parent-style-name="Table_20_Contents">
      <style:text-properties fo:color="#000000" fo:font-weight="normal" officeooo:rsid="02843120" officeooo:paragraph-rsid="02e77c90" style:font-weight-asian="normal" style:font-weight-complex="normal"/>
    </style:style>
    <style:style style:name="P130" style:family="paragraph" style:parent-style-name="Table_20_Contents">
      <style:text-properties fo:color="#000000" fo:font-weight="normal" officeooo:rsid="02843120" officeooo:paragraph-rsid="02eea4e0" style:font-weight-asian="normal" style:font-weight-complex="normal"/>
    </style:style>
    <style:style style:name="P131" style:family="paragraph" style:parent-style-name="Table_20_Contents">
      <style:text-properties fo:color="#000000" fo:font-weight="normal" officeooo:rsid="02843120" officeooo:paragraph-rsid="02f7a02f" style:font-weight-asian="normal" style:font-weight-complex="normal"/>
    </style:style>
    <style:style style:name="P132" style:family="paragraph" style:parent-style-name="Table_20_Contents">
      <style:text-properties fo:color="#000000" fo:font-weight="normal" officeooo:rsid="02843120" officeooo:paragraph-rsid="02fbaede" style:font-weight-asian="normal" style:font-weight-complex="normal"/>
    </style:style>
    <style:style style:name="P133" style:family="paragraph" style:parent-style-name="Table_20_Contents">
      <style:text-properties fo:color="#000000" fo:font-weight="normal" officeooo:rsid="02843120" officeooo:paragraph-rsid="02fe1f31" style:font-weight-asian="normal" style:font-weight-complex="normal"/>
    </style:style>
    <style:style style:name="P134" style:family="paragraph" style:parent-style-name="Table_20_Contents">
      <style:text-properties fo:color="#000000" fo:font-weight="normal" officeooo:rsid="02843120" officeooo:paragraph-rsid="02ff7003" style:font-weight-asian="normal" style:font-weight-complex="normal"/>
    </style:style>
    <style:style style:name="P135" style:family="paragraph" style:parent-style-name="Table_20_Contents">
      <style:text-properties fo:color="#000000" fo:font-weight="normal" officeooo:rsid="02843120" officeooo:paragraph-rsid="0303a1d9" style:font-weight-asian="normal" style:font-weight-complex="normal"/>
    </style:style>
    <style:style style:name="P136" style:family="paragraph" style:parent-style-name="Table_20_Contents">
      <style:text-properties fo:color="#000000" fo:font-weight="normal" officeooo:rsid="02843120" officeooo:paragraph-rsid="030703d1" style:font-weight-asian="normal" style:font-weight-complex="normal"/>
    </style:style>
    <style:style style:name="P137" style:family="paragraph" style:parent-style-name="Table_20_Contents">
      <style:text-properties fo:color="#000000" fo:font-weight="normal" officeooo:rsid="02843120" officeooo:paragraph-rsid="030bfc14" style:font-weight-asian="normal" style:font-weight-complex="normal"/>
    </style:style>
    <style:style style:name="P138" style:family="paragraph" style:parent-style-name="Table_20_Contents">
      <style:text-properties fo:color="#000000" fo:font-weight="normal" officeooo:rsid="02843120" officeooo:paragraph-rsid="03138de8" style:font-weight-asian="normal" style:font-weight-complex="normal"/>
    </style:style>
    <style:style style:name="P139" style:family="paragraph" style:parent-style-name="Table_20_Contents">
      <style:text-properties fo:color="#000000" fo:font-weight="normal" officeooo:rsid="02843120" officeooo:paragraph-rsid="03157464" style:font-weight-asian="normal" style:font-weight-complex="normal"/>
    </style:style>
    <style:style style:name="P140" style:family="paragraph" style:parent-style-name="Table_20_Contents">
      <style:text-properties fo:color="#000000" fo:font-weight="normal" officeooo:rsid="02864a6f" officeooo:paragraph-rsid="02864a6f" style:font-weight-asian="normal" style:font-weight-complex="normal"/>
    </style:style>
    <style:style style:name="P141" style:family="paragraph" style:parent-style-name="Table_20_Contents">
      <style:text-properties fo:color="#000000" fo:font-weight="normal" officeooo:rsid="02864a6f" officeooo:paragraph-rsid="02872ff6" style:font-weight-asian="normal" style:font-weight-complex="normal"/>
    </style:style>
    <style:style style:name="P142" style:family="paragraph" style:parent-style-name="Table_20_Contents">
      <style:text-properties fo:color="#000000" fo:font-weight="normal" officeooo:rsid="02864a6f" officeooo:paragraph-rsid="030d9dc3" style:font-weight-asian="normal" style:font-weight-complex="normal"/>
    </style:style>
    <style:style style:name="P143" style:family="paragraph" style:parent-style-name="Table_20_Contents">
      <style:text-properties fo:color="#000000" fo:font-weight="normal" officeooo:rsid="0291e26f" officeooo:paragraph-rsid="0291e26f" style:font-weight-asian="normal" style:font-weight-complex="normal"/>
    </style:style>
    <style:style style:name="P144" style:family="paragraph" style:parent-style-name="Table_20_Contents">
      <style:text-properties fo:color="#000000" fo:font-weight="normal" officeooo:rsid="029354ef" officeooo:paragraph-rsid="029354ef" style:font-weight-asian="normal" style:font-weight-complex="normal"/>
    </style:style>
    <style:style style:name="P145" style:family="paragraph" style:parent-style-name="Table_20_Contents">
      <style:text-properties fo:color="#000000" fo:font-weight="normal" officeooo:rsid="02706e22" officeooo:paragraph-rsid="02706e22" style:font-weight-asian="normal" style:font-weight-complex="normal"/>
    </style:style>
    <style:style style:name="P146" style:family="paragraph" style:parent-style-name="Table_20_Contents">
      <style:text-properties fo:color="#000000" fo:font-weight="normal" officeooo:rsid="02706e22" officeooo:paragraph-rsid="02672bf5" style:font-weight-asian="normal" style:font-weight-complex="normal"/>
    </style:style>
    <style:style style:name="P147" style:family="paragraph" style:parent-style-name="Table_20_Contents">
      <style:text-properties fo:color="#000000" fo:font-weight="normal" officeooo:rsid="02ae8958" officeooo:paragraph-rsid="02ae8958" style:font-weight-asian="normal" style:font-weight-complex="normal"/>
    </style:style>
    <style:style style:name="P148" style:family="paragraph" style:parent-style-name="Table_20_Contents">
      <style:text-properties fo:color="#000000" fo:font-weight="normal" officeooo:rsid="0268897d" officeooo:paragraph-rsid="02d76e8e" style:font-weight-asian="normal" style:font-weight-complex="normal"/>
    </style:style>
    <style:style style:name="P149" style:family="paragraph" style:parent-style-name="Table_20_Contents">
      <style:text-properties fo:color="#000000" fo:font-weight="normal" officeooo:rsid="02f4a358" officeooo:paragraph-rsid="02f4a358" style:font-weight-asian="normal" style:font-weight-complex="normal"/>
    </style:style>
    <style:style style:name="P150" style:family="paragraph" style:parent-style-name="Table_20_Contents">
      <style:text-properties fo:color="#000000" fo:font-weight="normal" officeooo:rsid="02f5b316" officeooo:paragraph-rsid="02f5b316" style:font-weight-asian="normal" style:font-weight-complex="normal"/>
    </style:style>
    <style:style style:name="P151" style:family="paragraph" style:parent-style-name="Table_20_Contents">
      <style:text-properties fo:color="#000000" fo:font-weight="normal" officeooo:rsid="02e77c90" officeooo:paragraph-rsid="02eac9bc" style:font-weight-asian="normal" style:font-weight-complex="normal"/>
    </style:style>
    <style:style style:name="P152" style:family="paragraph" style:parent-style-name="Table_20_Contents">
      <style:text-properties fo:color="#000000" fo:font-weight="normal" officeooo:rsid="02e77c90" officeooo:paragraph-rsid="02ef8f8a" style:font-weight-asian="normal" style:font-weight-complex="normal"/>
    </style:style>
    <style:style style:name="P153" style:family="paragraph" style:parent-style-name="Table_20_Contents">
      <style:text-properties fo:color="#000000" fo:font-weight="normal" officeooo:rsid="02e77c90" officeooo:paragraph-rsid="02f4a358" style:font-weight-asian="normal" style:font-weight-complex="normal"/>
    </style:style>
    <style:style style:name="P154" style:family="paragraph" style:parent-style-name="Table_20_Contents">
      <style:text-properties fo:color="#000000" fo:font-weight="normal" officeooo:rsid="02e77c90" officeooo:paragraph-rsid="02f5b316" style:font-weight-asian="normal" style:font-weight-complex="normal"/>
    </style:style>
    <style:style style:name="P155" style:family="paragraph" style:parent-style-name="Table_20_Contents">
      <style:text-properties fo:color="#000000" fo:font-weight="normal" officeooo:rsid="02aab931" officeooo:paragraph-rsid="02aab931" style:font-weight-asian="normal" style:font-weight-complex="normal"/>
    </style:style>
    <style:style style:name="P156" style:family="paragraph" style:parent-style-name="Table_20_Contents">
      <style:text-properties fo:color="#000000" fo:font-weight="normal" officeooo:rsid="0303179c" officeooo:paragraph-rsid="0303179c" style:font-weight-asian="normal" style:font-weight-complex="normal"/>
    </style:style>
    <style:style style:name="P157" style:family="paragraph" style:parent-style-name="Table_20_Contents">
      <style:text-properties fo:color="#000000" fo:font-weight="normal" officeooo:rsid="031ba63c" officeooo:paragraph-rsid="031ba63c" style:font-weight-asian="normal" style:font-weight-complex="normal"/>
    </style:style>
    <style:style style:name="P158" style:family="paragraph" style:parent-style-name="Table_20_Contents">
      <style:text-properties fo:color="#000000" fo:font-weight="normal" officeooo:rsid="031e2f0f" officeooo:paragraph-rsid="031e2f0f" style:font-weight-asian="normal" style:font-weight-complex="normal"/>
    </style:style>
    <style:style style:name="P159" style:family="paragraph" style:parent-style-name="Table_20_Contents">
      <style:paragraph-properties fo:text-align="justify" style:justify-single-word="false"/>
      <style:text-properties fo:color="#000000" fo:font-weight="normal" officeooo:rsid="0320bb24" officeooo:paragraph-rsid="0320bb24" style:font-weight-asian="normal" style:font-weight-complex="normal"/>
    </style:style>
    <style:style style:name="P160" style:family="paragraph" style:parent-style-name="Table_20_Contents">
      <style:text-properties fo:color="#000000" fo:font-weight="normal" officeooo:rsid="0320bb24" officeooo:paragraph-rsid="0320bb24" style:font-weight-asian="normal" style:font-weight-complex="normal"/>
    </style:style>
    <style:style style:name="P161" style:family="paragraph" style:parent-style-name="Table_20_Contents">
      <style:text-properties fo:color="#000000" fo:font-weight="normal" officeooo:rsid="03217326" officeooo:paragraph-rsid="03217326" style:font-weight-asian="normal" style:font-weight-complex="normal"/>
    </style:style>
    <style:style style:name="P162" style:family="paragraph" style:parent-style-name="Table_20_Contents">
      <style:text-properties fo:color="#000000" fo:font-weight="normal" officeooo:rsid="0323533b" officeooo:paragraph-rsid="0323533b" style:font-weight-asian="normal" style:font-weight-complex="normal"/>
    </style:style>
    <style:style style:name="P163" style:family="paragraph" style:parent-style-name="Table_20_Contents">
      <style:text-properties fo:color="#000000" fo:font-weight="normal" officeooo:rsid="03239891" officeooo:paragraph-rsid="03239891" style:font-weight-asian="normal" style:font-weight-complex="normal"/>
    </style:style>
    <style:style style:name="P164" style:family="paragraph" style:parent-style-name="Table_20_Contents">
      <style:text-properties fo:color="#000000" fo:font-weight="normal" officeooo:rsid="03244d96" officeooo:paragraph-rsid="03244d96" style:font-weight-asian="normal" style:font-weight-complex="normal"/>
    </style:style>
    <style:style style:name="P165" style:family="paragraph" style:parent-style-name="Table_20_Contents">
      <style:text-properties fo:color="#000000" fo:font-weight="normal" officeooo:paragraph-rsid="02672bf5"/>
    </style:style>
    <style:style style:name="P166" style:family="paragraph" style:parent-style-name="Table_20_Contents">
      <style:text-properties fo:color="#000000" fo:font-weight="normal" officeooo:paragraph-rsid="030d9dc3"/>
    </style:style>
    <style:style style:name="P167" style:family="paragraph" style:parent-style-name="Table_20_Contents">
      <style:text-properties fo:color="#000000" fo:font-style="normal" fo:font-weight="normal" officeooo:rsid="01d47135" officeooo:paragraph-rsid="02116322" style:font-style-asian="normal" style:font-weight-asian="normal" style:font-style-complex="normal" style:font-weight-complex="normal"/>
    </style:style>
    <style:style style:name="P168" style:family="paragraph" style:parent-style-name="Table_20_Contents">
      <style:text-properties fo:color="#000000" fo:font-style="normal" fo:font-weight="normal" officeooo:rsid="02672bf5" officeooo:paragraph-rsid="0268897d" style:font-style-asian="normal" style:font-weight-asian="normal" style:font-style-complex="normal" style:font-weight-complex="normal"/>
    </style:style>
    <style:style style:name="P169" style:family="paragraph" style:parent-style-name="Table_20_Contents">
      <style:text-properties fo:color="#000000" fo:font-style="normal" fo:font-weight="normal" officeooo:rsid="02672bf5" officeooo:paragraph-rsid="026a4bcb" style:font-style-asian="normal" style:font-weight-asian="normal" style:font-style-complex="normal" style:font-weight-complex="normal"/>
    </style:style>
    <style:style style:name="P170" style:family="paragraph" style:parent-style-name="Table_20_Contents">
      <style:text-properties fo:color="#000000" fo:font-style="normal" fo:font-weight="normal" officeooo:rsid="02672bf5" officeooo:paragraph-rsid="026bf497" style:font-style-asian="normal" style:font-weight-asian="normal" style:font-style-complex="normal" style:font-weight-complex="normal"/>
    </style:style>
    <style:style style:name="P171" style:family="paragraph" style:parent-style-name="Table_20_Contents">
      <style:text-properties fo:color="#000000" fo:font-style="normal" fo:font-weight="normal" officeooo:rsid="02672bf5" officeooo:paragraph-rsid="026d2e3b" style:font-style-asian="normal" style:font-weight-asian="normal" style:font-style-complex="normal" style:font-weight-complex="normal"/>
    </style:style>
    <style:style style:name="P172" style:family="paragraph" style:parent-style-name="Table_20_Contents">
      <style:text-properties fo:color="#000000" fo:font-style="normal" fo:font-weight="normal" officeooo:rsid="02672bf5" officeooo:paragraph-rsid="026d44c9" style:font-style-asian="normal" style:font-weight-asian="normal" style:font-style-complex="normal" style:font-weight-complex="normal"/>
    </style:style>
    <style:style style:name="P173" style:family="paragraph" style:parent-style-name="Table_20_Contents">
      <style:text-properties fo:color="#000000" fo:font-style="normal" fo:font-weight="normal" officeooo:rsid="02672bf5" officeooo:paragraph-rsid="02716472" style:font-style-asian="normal" style:font-weight-asian="normal" style:font-style-complex="normal" style:font-weight-complex="normal"/>
    </style:style>
    <style:style style:name="P174" style:family="paragraph" style:parent-style-name="Table_20_Contents">
      <style:text-properties fo:color="#000000" fo:font-style="normal" fo:font-weight="normal" officeooo:rsid="02672bf5" officeooo:paragraph-rsid="0275e981" style:font-style-asian="normal" style:font-weight-asian="normal" style:font-style-complex="normal" style:font-weight-complex="normal"/>
    </style:style>
    <style:style style:name="P175" style:family="paragraph" style:parent-style-name="Table_20_Contents">
      <style:text-properties fo:color="#000000" fo:font-style="normal" fo:font-weight="normal" officeooo:rsid="02672bf5" officeooo:paragraph-rsid="02785d4b" style:font-style-asian="normal" style:font-weight-asian="normal" style:font-style-complex="normal" style:font-weight-complex="normal"/>
    </style:style>
    <style:style style:name="P176" style:family="paragraph" style:parent-style-name="Table_20_Contents">
      <style:text-properties fo:color="#000000" fo:font-style="normal" fo:font-weight="normal" officeooo:rsid="02672bf5" officeooo:paragraph-rsid="027c6e58" style:font-style-asian="normal" style:font-weight-asian="normal" style:font-style-complex="normal" style:font-weight-complex="normal"/>
    </style:style>
    <style:style style:name="P177" style:family="paragraph" style:parent-style-name="Table_20_Contents">
      <style:text-properties fo:color="#000000" fo:font-style="normal" fo:font-weight="normal" officeooo:rsid="02672bf5" officeooo:paragraph-rsid="0282566e" style:font-style-asian="normal" style:font-weight-asian="normal" style:font-style-complex="normal" style:font-weight-complex="normal"/>
    </style:style>
    <style:style style:name="P178" style:family="paragraph" style:parent-style-name="Table_20_Contents">
      <style:text-properties fo:color="#000000" fo:font-style="normal" fo:font-weight="normal" officeooo:rsid="02672bf5" officeooo:paragraph-rsid="02831ce4" style:font-style-asian="normal" style:font-weight-asian="normal" style:font-style-complex="normal" style:font-weight-complex="normal"/>
    </style:style>
    <style:style style:name="P179" style:family="paragraph" style:parent-style-name="Table_20_Contents">
      <style:text-properties fo:color="#000000" fo:font-style="normal" fo:font-weight="normal" officeooo:rsid="02672bf5" officeooo:paragraph-rsid="028614f0" style:font-style-asian="normal" style:font-weight-asian="normal" style:font-style-complex="normal" style:font-weight-complex="normal"/>
    </style:style>
    <style:style style:name="P180" style:family="paragraph" style:parent-style-name="Table_20_Contents">
      <style:text-properties fo:color="#000000" fo:font-style="normal" fo:font-weight="normal" officeooo:rsid="02672bf5" officeooo:paragraph-rsid="028ee745" style:font-style-asian="normal" style:font-weight-asian="normal" style:font-style-complex="normal" style:font-weight-complex="normal"/>
    </style:style>
    <style:style style:name="P181" style:family="paragraph" style:parent-style-name="Table_20_Contents">
      <style:text-properties fo:color="#000000" fo:font-style="normal" fo:font-weight="normal" officeooo:rsid="02672bf5" officeooo:paragraph-rsid="029a3334" style:font-style-asian="normal" style:font-weight-asian="normal" style:font-style-complex="normal" style:font-weight-complex="normal"/>
    </style:style>
    <style:style style:name="P182" style:family="paragraph" style:parent-style-name="Table_20_Contents">
      <style:text-properties fo:color="#000000" fo:font-style="normal" fo:font-weight="normal" officeooo:rsid="02672bf5" officeooo:paragraph-rsid="02a1b56c" style:font-style-asian="normal" style:font-weight-asian="normal" style:font-style-complex="normal" style:font-weight-complex="normal"/>
    </style:style>
    <style:style style:name="P183" style:family="paragraph" style:parent-style-name="Table_20_Contents">
      <style:text-properties fo:color="#000000" fo:font-style="normal" fo:font-weight="normal" officeooo:rsid="02672bf5" officeooo:paragraph-rsid="02a815e3" style:font-style-asian="normal" style:font-weight-asian="normal" style:font-style-complex="normal" style:font-weight-complex="normal"/>
    </style:style>
    <style:style style:name="P184" style:family="paragraph" style:parent-style-name="Table_20_Contents">
      <style:text-properties fo:color="#000000" fo:font-style="normal" fo:font-weight="normal" officeooo:rsid="02672bf5" officeooo:paragraph-rsid="02ab984c" style:font-style-asian="normal" style:font-weight-asian="normal" style:font-style-complex="normal" style:font-weight-complex="normal"/>
    </style:style>
    <style:style style:name="P185" style:family="paragraph" style:parent-style-name="Table_20_Contents">
      <style:text-properties fo:color="#000000" fo:font-style="normal" fo:font-weight="normal" officeooo:rsid="02672bf5" officeooo:paragraph-rsid="02ae2a93" style:font-style-asian="normal" style:font-weight-asian="normal" style:font-style-complex="normal" style:font-weight-complex="normal"/>
    </style:style>
    <style:style style:name="P186" style:family="paragraph" style:parent-style-name="Table_20_Contents">
      <style:text-properties fo:color="#000000" fo:font-style="normal" fo:font-weight="normal" officeooo:rsid="02672bf5" officeooo:paragraph-rsid="02ae8958" style:font-style-asian="normal" style:font-weight-asian="normal" style:font-style-complex="normal" style:font-weight-complex="normal"/>
    </style:style>
    <style:style style:name="P187" style:family="paragraph" style:parent-style-name="Table_20_Contents">
      <style:text-properties fo:color="#000000" fo:font-style="normal" fo:font-weight="normal" officeooo:rsid="02672bf5" officeooo:paragraph-rsid="02b58684" style:font-style-asian="normal" style:font-weight-asian="normal" style:font-style-complex="normal" style:font-weight-complex="normal"/>
    </style:style>
    <style:style style:name="P188" style:family="paragraph" style:parent-style-name="Table_20_Contents">
      <style:text-properties fo:color="#000000" fo:font-style="normal" fo:font-weight="normal" officeooo:rsid="02672bf5" officeooo:paragraph-rsid="02b68902" style:font-style-asian="normal" style:font-weight-asian="normal" style:font-style-complex="normal" style:font-weight-complex="normal"/>
    </style:style>
    <style:style style:name="P189" style:family="paragraph" style:parent-style-name="Table_20_Contents">
      <style:text-properties fo:color="#000000" fo:font-style="normal" fo:font-weight="normal" officeooo:rsid="02672bf5" officeooo:paragraph-rsid="02b848b1" style:font-style-asian="normal" style:font-weight-asian="normal" style:font-style-complex="normal" style:font-weight-complex="normal"/>
    </style:style>
    <style:style style:name="P190" style:family="paragraph" style:parent-style-name="Table_20_Contents">
      <style:text-properties fo:color="#000000" fo:font-style="normal" fo:font-weight="normal" officeooo:rsid="02672bf5" officeooo:paragraph-rsid="02bff9b1" style:font-style-asian="normal" style:font-weight-asian="normal" style:font-style-complex="normal" style:font-weight-complex="normal"/>
    </style:style>
    <style:style style:name="P191" style:family="paragraph" style:parent-style-name="Table_20_Contents">
      <style:text-properties fo:color="#000000" fo:font-style="normal" fo:font-weight="normal" officeooo:rsid="02672bf5" officeooo:paragraph-rsid="02c52650" style:font-style-asian="normal" style:font-weight-asian="normal" style:font-style-complex="normal" style:font-weight-complex="normal"/>
    </style:style>
    <style:style style:name="P192" style:family="paragraph" style:parent-style-name="Table_20_Contents">
      <style:text-properties fo:color="#000000" fo:font-style="normal" fo:font-weight="normal" officeooo:rsid="02672bf5" officeooo:paragraph-rsid="02c9087e" style:font-style-asian="normal" style:font-weight-asian="normal" style:font-style-complex="normal" style:font-weight-complex="normal"/>
    </style:style>
    <style:style style:name="P193" style:family="paragraph" style:parent-style-name="Table_20_Contents">
      <style:text-properties fo:color="#000000" fo:font-style="normal" fo:font-weight="normal" officeooo:rsid="02672bf5" officeooo:paragraph-rsid="02d0245e" style:font-style-asian="normal" style:font-weight-asian="normal" style:font-style-complex="normal" style:font-weight-complex="normal"/>
    </style:style>
    <style:style style:name="P194" style:family="paragraph" style:parent-style-name="Table_20_Contents">
      <style:text-properties fo:color="#000000" fo:font-style="normal" fo:font-weight="normal" officeooo:rsid="02672bf5" officeooo:paragraph-rsid="02d76e8e" style:font-style-asian="normal" style:font-weight-asian="normal" style:font-style-complex="normal" style:font-weight-complex="normal"/>
    </style:style>
    <style:style style:name="P195" style:family="paragraph" style:parent-style-name="Table_20_Contents">
      <style:text-properties fo:color="#000000" fo:font-style="normal" fo:font-weight="normal" officeooo:rsid="02672bf5" officeooo:paragraph-rsid="02dbc886" style:font-style-asian="normal" style:font-weight-asian="normal" style:font-style-complex="normal" style:font-weight-complex="normal"/>
    </style:style>
    <style:style style:name="P196" style:family="paragraph" style:parent-style-name="Table_20_Contents">
      <style:text-properties fo:color="#000000" fo:font-style="normal" fo:font-weight="normal" officeooo:rsid="02672bf5" officeooo:paragraph-rsid="02dfc31d" style:font-style-asian="normal" style:font-weight-asian="normal" style:font-style-complex="normal" style:font-weight-complex="normal"/>
    </style:style>
    <style:style style:name="P197" style:family="paragraph" style:parent-style-name="Table_20_Contents">
      <style:text-properties fo:color="#000000" fo:font-style="normal" fo:font-weight="normal" officeooo:rsid="02672bf5" officeooo:paragraph-rsid="02e2b31c" style:font-style-asian="normal" style:font-weight-asian="normal" style:font-style-complex="normal" style:font-weight-complex="normal"/>
    </style:style>
    <style:style style:name="P198" style:family="paragraph" style:parent-style-name="Table_20_Contents">
      <style:text-properties fo:color="#000000" fo:font-style="normal" fo:font-weight="normal" officeooo:rsid="02672bf5" officeooo:paragraph-rsid="02e479fc" style:font-style-asian="normal" style:font-weight-asian="normal" style:font-style-complex="normal" style:font-weight-complex="normal"/>
    </style:style>
    <style:style style:name="P199" style:family="paragraph" style:parent-style-name="Table_20_Contents">
      <style:text-properties fo:color="#000000" fo:font-style="normal" fo:font-weight="normal" officeooo:rsid="02672bf5" officeooo:paragraph-rsid="02e77c90" style:font-style-asian="normal" style:font-weight-asian="normal" style:font-style-complex="normal" style:font-weight-complex="normal"/>
    </style:style>
    <style:style style:name="P200" style:family="paragraph" style:parent-style-name="Table_20_Contents">
      <style:text-properties fo:color="#000000" fo:font-style="normal" fo:font-weight="normal" officeooo:rsid="02672bf5" officeooo:paragraph-rsid="02e7cb98" style:font-style-asian="normal" style:font-weight-asian="normal" style:font-style-complex="normal" style:font-weight-complex="normal"/>
    </style:style>
    <style:style style:name="P201" style:family="paragraph" style:parent-style-name="Table_20_Contents">
      <style:text-properties fo:color="#000000" fo:font-style="normal" fo:font-weight="normal" officeooo:rsid="02672bf5" officeooo:paragraph-rsid="02f059ef" style:font-style-asian="normal" style:font-weight-asian="normal" style:font-style-complex="normal" style:font-weight-complex="normal"/>
    </style:style>
    <style:style style:name="P202" style:family="paragraph" style:parent-style-name="Table_20_Contents">
      <style:text-properties fo:color="#000000" fo:font-style="normal" fo:font-weight="normal" officeooo:rsid="02672bf5" officeooo:paragraph-rsid="02f0c6bb" style:font-style-asian="normal" style:font-weight-asian="normal" style:font-style-complex="normal" style:font-weight-complex="normal"/>
    </style:style>
    <style:style style:name="P203" style:family="paragraph" style:parent-style-name="Table_20_Contents">
      <style:text-properties fo:color="#000000" fo:font-style="normal" fo:font-weight="normal" officeooo:rsid="02672bf5" officeooo:paragraph-rsid="02f4a358" style:font-style-asian="normal" style:font-weight-asian="normal" style:font-style-complex="normal" style:font-weight-complex="normal"/>
    </style:style>
    <style:style style:name="P204" style:family="paragraph" style:parent-style-name="Table_20_Contents">
      <style:text-properties fo:color="#000000" fo:font-style="normal" fo:font-weight="normal" officeooo:rsid="02672bf5" officeooo:paragraph-rsid="02f7a02f" style:font-style-asian="normal" style:font-weight-asian="normal" style:font-style-complex="normal" style:font-weight-complex="normal"/>
    </style:style>
    <style:style style:name="P205" style:family="paragraph" style:parent-style-name="Table_20_Contents">
      <style:text-properties fo:color="#000000" fo:font-style="normal" fo:font-weight="normal" officeooo:rsid="02672bf5" officeooo:paragraph-rsid="02fbaede" style:font-style-asian="normal" style:font-weight-asian="normal" style:font-style-complex="normal" style:font-weight-complex="normal"/>
    </style:style>
    <style:style style:name="P206" style:family="paragraph" style:parent-style-name="Table_20_Contents">
      <style:text-properties fo:color="#000000" fo:font-style="normal" fo:font-weight="normal" officeooo:rsid="02672bf5" officeooo:paragraph-rsid="02fbce4a" style:font-style-asian="normal" style:font-weight-asian="normal" style:font-style-complex="normal" style:font-weight-complex="normal"/>
    </style:style>
    <style:style style:name="P207" style:family="paragraph" style:parent-style-name="Table_20_Contents">
      <style:text-properties fo:color="#000000" fo:font-style="normal" fo:font-weight="normal" officeooo:rsid="02672bf5" officeooo:paragraph-rsid="02fcb439" style:font-style-asian="normal" style:font-weight-asian="normal" style:font-style-complex="normal" style:font-weight-complex="normal"/>
    </style:style>
    <style:style style:name="P208" style:family="paragraph" style:parent-style-name="Table_20_Contents">
      <style:text-properties fo:color="#000000" fo:font-style="normal" fo:font-weight="normal" officeooo:rsid="02672bf5" officeooo:paragraph-rsid="02ff7003" style:font-style-asian="normal" style:font-weight-asian="normal" style:font-style-complex="normal" style:font-weight-complex="normal"/>
    </style:style>
    <style:style style:name="P209" style:family="paragraph" style:parent-style-name="Table_20_Contents">
      <style:text-properties fo:color="#000000" fo:font-style="normal" fo:font-weight="normal" officeooo:rsid="02672bf5" officeooo:paragraph-rsid="02ffac01" style:font-style-asian="normal" style:font-weight-asian="normal" style:font-style-complex="normal" style:font-weight-complex="normal"/>
    </style:style>
    <style:style style:name="P210" style:family="paragraph" style:parent-style-name="Table_20_Contents">
      <style:text-properties fo:color="#000000" fo:font-style="normal" fo:font-weight="normal" officeooo:rsid="02672bf5" officeooo:paragraph-rsid="02ffc211" style:font-style-asian="normal" style:font-weight-asian="normal" style:font-style-complex="normal" style:font-weight-complex="normal"/>
    </style:style>
    <style:style style:name="P211" style:family="paragraph" style:parent-style-name="Table_20_Contents">
      <style:text-properties fo:color="#000000" fo:font-style="normal" fo:font-weight="normal" officeooo:rsid="02672bf5" officeooo:paragraph-rsid="03018f42" style:font-style-asian="normal" style:font-weight-asian="normal" style:font-style-complex="normal" style:font-weight-complex="normal"/>
    </style:style>
    <style:style style:name="P212" style:family="paragraph" style:parent-style-name="Table_20_Contents">
      <style:text-properties fo:color="#000000" fo:font-style="normal" fo:font-weight="normal" officeooo:rsid="02672bf5" officeooo:paragraph-rsid="0303179c" style:font-style-asian="normal" style:font-weight-asian="normal" style:font-style-complex="normal" style:font-weight-complex="normal"/>
    </style:style>
    <style:style style:name="P213" style:family="paragraph" style:parent-style-name="Table_20_Contents">
      <style:text-properties fo:color="#000000" fo:font-style="normal" fo:font-weight="normal" officeooo:rsid="02672bf5" officeooo:paragraph-rsid="0303a1d9" style:font-style-asian="normal" style:font-weight-asian="normal" style:font-style-complex="normal" style:font-weight-complex="normal"/>
    </style:style>
    <style:style style:name="P214" style:family="paragraph" style:parent-style-name="Table_20_Contents">
      <style:text-properties fo:color="#000000" fo:font-style="normal" fo:font-weight="normal" officeooo:rsid="02672bf5" officeooo:paragraph-rsid="03068e2c" style:font-style-asian="normal" style:font-weight-asian="normal" style:font-style-complex="normal" style:font-weight-complex="normal"/>
    </style:style>
    <style:style style:name="P215" style:family="paragraph" style:parent-style-name="Table_20_Contents">
      <style:text-properties fo:color="#000000" fo:font-style="normal" fo:font-weight="normal" officeooo:rsid="02672bf5" officeooo:paragraph-rsid="030703d1" style:font-style-asian="normal" style:font-weight-asian="normal" style:font-style-complex="normal" style:font-weight-complex="normal"/>
    </style:style>
    <style:style style:name="P216" style:family="paragraph" style:parent-style-name="Table_20_Contents">
      <style:text-properties fo:color="#000000" fo:font-style="normal" fo:font-weight="normal" officeooo:rsid="02672bf5" officeooo:paragraph-rsid="0308af5b" style:font-style-asian="normal" style:font-weight-asian="normal" style:font-style-complex="normal" style:font-weight-complex="normal"/>
    </style:style>
    <style:style style:name="P217" style:family="paragraph" style:parent-style-name="Table_20_Contents">
      <style:text-properties fo:color="#000000" fo:font-style="normal" fo:font-weight="normal" officeooo:rsid="02672bf5" officeooo:paragraph-rsid="030bfc14" style:font-style-asian="normal" style:font-weight-asian="normal" style:font-style-complex="normal" style:font-weight-complex="normal"/>
    </style:style>
    <style:style style:name="P218" style:family="paragraph" style:parent-style-name="Table_20_Contents">
      <style:text-properties fo:color="#000000" fo:font-style="normal" fo:font-weight="normal" officeooo:rsid="02672bf5" officeooo:paragraph-rsid="030d3b7a" style:font-style-asian="normal" style:font-weight-asian="normal" style:font-style-complex="normal" style:font-weight-complex="normal"/>
    </style:style>
    <style:style style:name="P219" style:family="paragraph" style:parent-style-name="Table_20_Contents">
      <style:text-properties fo:color="#000000" fo:font-style="normal" fo:font-weight="normal" officeooo:rsid="02672bf5" officeooo:paragraph-rsid="030f357b" style:font-style-asian="normal" style:font-weight-asian="normal" style:font-style-complex="normal" style:font-weight-complex="normal"/>
    </style:style>
    <style:style style:name="P220" style:family="paragraph" style:parent-style-name="Table_20_Contents">
      <style:text-properties fo:color="#000000" fo:font-style="normal" fo:font-weight="normal" officeooo:rsid="02672bf5" officeooo:paragraph-rsid="0311524b" style:font-style-asian="normal" style:font-weight-asian="normal" style:font-style-complex="normal" style:font-weight-complex="normal"/>
    </style:style>
    <style:style style:name="P221" style:family="paragraph" style:parent-style-name="Table_20_Contents">
      <style:text-properties fo:color="#000000" fo:font-style="normal" fo:font-weight="normal" officeooo:rsid="02672bf5" officeooo:paragraph-rsid="0311ae27" style:font-style-asian="normal" style:font-weight-asian="normal" style:font-style-complex="normal" style:font-weight-complex="normal"/>
    </style:style>
    <style:style style:name="P222" style:family="paragraph" style:parent-style-name="Table_20_Contents">
      <style:text-properties fo:color="#000000" fo:font-style="normal" fo:font-weight="normal" officeooo:rsid="02672bf5" officeooo:paragraph-rsid="0314cf3d" style:font-style-asian="normal" style:font-weight-asian="normal" style:font-style-complex="normal" style:font-weight-complex="normal"/>
    </style:style>
    <style:style style:name="P223" style:family="paragraph" style:parent-style-name="Table_20_Contents">
      <style:text-properties fo:color="#000000" fo:font-style="normal" fo:font-weight="normal" officeooo:rsid="02672bf5" officeooo:paragraph-rsid="03157464" style:font-style-asian="normal" style:font-weight-asian="normal" style:font-style-complex="normal" style:font-weight-complex="normal"/>
    </style:style>
    <style:style style:name="P224" style:family="paragraph" style:parent-style-name="Table_20_Contents">
      <style:text-properties fo:color="#000000" fo:font-style="normal" fo:font-weight="normal" officeooo:rsid="02672bf5" officeooo:paragraph-rsid="02c5f27c" style:font-style-asian="normal" style:font-weight-asian="normal" style:font-style-complex="normal" style:font-weight-complex="normal"/>
    </style:style>
    <style:style style:name="P225" style:family="paragraph" style:parent-style-name="Table_20_Contents">
      <style:text-properties fo:color="#000000" fo:font-style="normal" fo:font-weight="normal" officeooo:rsid="02785d4b" officeooo:paragraph-rsid="02785d4b" style:font-style-asian="normal" style:font-weight-asian="normal" style:font-style-complex="normal" style:font-weight-complex="normal"/>
    </style:style>
    <style:style style:name="P226" style:family="paragraph" style:parent-style-name="Table_20_Contents">
      <style:text-properties fo:color="#000000" fo:font-style="normal" fo:font-weight="normal" officeooo:rsid="02843120" officeooo:paragraph-rsid="02ac6bfc" style:font-style-asian="normal" style:font-weight-asian="normal" style:font-style-complex="normal" style:font-weight-complex="normal"/>
    </style:style>
    <style:style style:name="P227" style:family="paragraph" style:parent-style-name="Table_20_Contents">
      <style:text-properties fo:color="#000000" fo:font-style="normal" fo:font-weight="normal" officeooo:rsid="02843120" officeooo:paragraph-rsid="02a1b56c" style:font-style-asian="normal" style:font-weight-asian="normal" style:font-style-complex="normal" style:font-weight-complex="normal"/>
    </style:style>
    <style:style style:name="P228" style:family="paragraph" style:parent-style-name="Table_20_Contents">
      <style:text-properties fo:color="#000000" fo:font-style="normal" fo:font-weight="normal" officeooo:rsid="02843120" officeooo:paragraph-rsid="02a02498" style:font-style-asian="normal" style:font-weight-asian="normal" style:font-style-complex="normal" style:font-weight-complex="normal"/>
    </style:style>
    <style:style style:name="P229" style:family="paragraph" style:parent-style-name="Table_20_Contents">
      <style:text-properties fo:color="#000000" fo:font-style="normal" fo:font-weight="normal" officeooo:rsid="02843120" officeooo:paragraph-rsid="02d00e6b" style:font-style-asian="normal" style:font-weight-asian="normal" style:font-style-complex="normal" style:font-weight-complex="normal"/>
    </style:style>
    <style:style style:name="P230" style:family="paragraph" style:parent-style-name="Table_20_Contents">
      <style:text-properties fo:color="#000000" fo:font-style="normal" fo:font-weight="normal" officeooo:rsid="02843120" officeooo:paragraph-rsid="02dfc31d" style:font-style-asian="normal" style:font-weight-asian="normal" style:font-style-complex="normal" style:font-weight-complex="normal"/>
    </style:style>
    <style:style style:name="P231" style:family="paragraph" style:parent-style-name="Table_20_Contents">
      <style:text-properties fo:color="#000000" fo:font-style="normal" fo:font-weight="normal" officeooo:rsid="02843120" officeooo:paragraph-rsid="02dcfc44" style:font-style-asian="normal" style:font-weight-asian="normal" style:font-style-complex="normal" style:font-weight-complex="normal"/>
    </style:style>
    <style:style style:name="P232" style:family="paragraph" style:parent-style-name="Table_20_Contents">
      <style:text-properties fo:color="#000000" fo:font-style="normal" fo:font-weight="normal" officeooo:rsid="02843120" officeooo:paragraph-rsid="02e2b31c" style:font-style-asian="normal" style:font-weight-asian="normal" style:font-style-complex="normal" style:font-weight-complex="normal"/>
    </style:style>
    <style:style style:name="P233" style:family="paragraph" style:parent-style-name="Table_20_Contents">
      <style:text-properties fo:color="#000000" fo:font-style="normal" fo:font-weight="normal" officeooo:rsid="02843120" officeooo:paragraph-rsid="02e479fc" style:font-style-asian="normal" style:font-weight-asian="normal" style:font-style-complex="normal" style:font-weight-complex="normal"/>
    </style:style>
    <style:style style:name="P234" style:family="paragraph" style:parent-style-name="Table_20_Contents">
      <style:text-properties fo:color="#000000" fo:font-style="normal" fo:font-weight="normal" officeooo:rsid="02843120" officeooo:paragraph-rsid="02f059ef" style:font-style-asian="normal" style:font-weight-asian="normal" style:font-style-complex="normal" style:font-weight-complex="normal"/>
    </style:style>
    <style:style style:name="P235" style:family="paragraph" style:parent-style-name="Table_20_Contents">
      <style:text-properties fo:color="#000000" fo:font-style="normal" fo:font-weight="normal" officeooo:rsid="02843120" officeooo:paragraph-rsid="02f2cf5a" style:font-style-asian="normal" style:font-weight-asian="normal" style:font-style-complex="normal" style:font-weight-complex="normal"/>
    </style:style>
    <style:style style:name="P236" style:family="paragraph" style:parent-style-name="Table_20_Contents">
      <style:text-properties fo:color="#000000" fo:font-style="normal" fo:font-weight="normal" officeooo:rsid="02843120" officeooo:paragraph-rsid="02f7a02f" style:font-style-asian="normal" style:font-weight-asian="normal" style:font-style-complex="normal" style:font-weight-complex="normal"/>
    </style:style>
    <style:style style:name="P237" style:family="paragraph" style:parent-style-name="Table_20_Contents">
      <style:text-properties fo:color="#000000" fo:font-style="normal" fo:font-weight="normal" officeooo:rsid="02843120" officeooo:paragraph-rsid="02fbaede" style:font-style-asian="normal" style:font-weight-asian="normal" style:font-style-complex="normal" style:font-weight-complex="normal"/>
    </style:style>
    <style:style style:name="P238" style:family="paragraph" style:parent-style-name="Table_20_Contents">
      <style:text-properties fo:color="#000000" fo:font-style="normal" fo:font-weight="normal" officeooo:rsid="02843120" officeooo:paragraph-rsid="02fbce4a" style:font-style-asian="normal" style:font-weight-asian="normal" style:font-style-complex="normal" style:font-weight-complex="normal"/>
    </style:style>
    <style:style style:name="P239" style:family="paragraph" style:parent-style-name="Table_20_Contents">
      <style:text-properties fo:color="#000000" fo:font-style="normal" fo:font-weight="normal" officeooo:rsid="02843120" officeooo:paragraph-rsid="0303179c" style:font-style-asian="normal" style:font-weight-asian="normal" style:font-style-complex="normal" style:font-weight-complex="normal"/>
    </style:style>
    <style:style style:name="P240" style:family="paragraph" style:parent-style-name="Table_20_Contents">
      <style:text-properties fo:color="#000000" fo:font-style="normal" fo:font-weight="normal" officeooo:rsid="02843120" officeooo:paragraph-rsid="030d3b7a" style:font-style-asian="normal" style:font-weight-asian="normal" style:font-style-complex="normal" style:font-weight-complex="normal"/>
    </style:style>
    <style:style style:name="P241" style:family="paragraph" style:parent-style-name="Table_20_Contents">
      <style:text-properties fo:color="#000000" fo:font-style="normal" fo:font-weight="normal" officeooo:rsid="02843120" officeooo:paragraph-rsid="03157464" style:font-style-asian="normal" style:font-weight-asian="normal" style:font-style-complex="normal" style:font-weight-complex="normal"/>
    </style:style>
    <style:style style:name="P242" style:family="paragraph" style:parent-style-name="Table_20_Contents">
      <style:text-properties fo:color="#000000" fo:font-style="normal" fo:font-weight="normal" officeooo:rsid="02843120" officeooo:paragraph-rsid="030e896b" style:font-style-asian="normal" style:font-weight-asian="normal" style:font-style-complex="normal" style:font-weight-complex="normal"/>
    </style:style>
    <style:style style:name="P243" style:family="paragraph" style:parent-style-name="Table_20_Contents">
      <style:text-properties fo:color="#000000" fo:font-style="normal" fo:font-weight="normal" officeooo:rsid="02843120" officeooo:paragraph-rsid="02ff7003" style:font-style-asian="normal" style:font-weight-asian="normal" style:font-style-complex="normal" style:font-weight-complex="normal"/>
    </style:style>
    <style:style style:name="P244" style:family="paragraph" style:parent-style-name="Table_20_Contents">
      <style:text-properties fo:color="#000000" fo:font-style="normal" fo:font-weight="normal" officeooo:rsid="02843120" officeooo:paragraph-rsid="03018f42" style:font-style-asian="normal" style:font-weight-asian="normal" style:font-style-complex="normal" style:font-weight-complex="normal"/>
    </style:style>
    <style:style style:name="P245" style:family="paragraph" style:parent-style-name="Table_20_Contents">
      <style:text-properties fo:color="#000000" fo:font-style="normal" fo:font-weight="normal" officeooo:rsid="02843120" officeooo:paragraph-rsid="03109ca8" style:font-style-asian="normal" style:font-weight-asian="normal" style:font-style-complex="normal" style:font-weight-complex="normal"/>
    </style:style>
    <style:style style:name="P246" style:family="paragraph" style:parent-style-name="Table_20_Contents">
      <style:text-properties fo:color="#000000" fo:font-style="normal" fo:font-weight="normal" officeooo:rsid="02843120" officeooo:paragraph-rsid="0303a1d9" style:font-style-asian="normal" style:font-weight-asian="normal" style:font-style-complex="normal" style:font-weight-complex="normal"/>
    </style:style>
    <style:style style:name="P247" style:family="paragraph" style:parent-style-name="Table_20_Contents">
      <style:text-properties fo:color="#000000" fo:font-style="normal" fo:font-weight="normal" officeooo:rsid="02864a6f" officeooo:paragraph-rsid="02872ff6" style:font-style-asian="normal" style:font-weight-asian="normal" style:font-style-complex="normal" style:font-weight-complex="normal"/>
    </style:style>
    <style:style style:name="P248" style:family="paragraph" style:parent-style-name="Table_20_Contents">
      <style:text-properties fo:color="#000000" fo:font-style="normal" fo:font-weight="normal" officeooo:rsid="02864a6f" officeooo:paragraph-rsid="0288b81c" style:font-style-asian="normal" style:font-weight-asian="normal" style:font-style-complex="normal" style:font-weight-complex="normal"/>
    </style:style>
    <style:style style:name="P249" style:family="paragraph" style:parent-style-name="Table_20_Contents">
      <style:text-properties fo:color="#000000" fo:font-style="normal" fo:font-weight="normal" officeooo:rsid="02864a6f" officeooo:paragraph-rsid="028bcb3e" style:font-style-asian="normal" style:font-weight-asian="normal" style:font-style-complex="normal" style:font-weight-complex="normal"/>
    </style:style>
    <style:style style:name="P250" style:family="paragraph" style:parent-style-name="Table_20_Contents">
      <style:text-properties fo:color="#000000" fo:font-style="normal" fo:font-weight="normal" officeooo:rsid="02864a6f" officeooo:paragraph-rsid="028cfe30" style:font-style-asian="normal" style:font-weight-asian="normal" style:font-style-complex="normal" style:font-weight-complex="normal"/>
    </style:style>
    <style:style style:name="P251" style:family="paragraph" style:parent-style-name="Table_20_Contents">
      <style:text-properties fo:color="#000000" fo:font-style="normal" fo:font-weight="normal" officeooo:rsid="02864a6f" officeooo:paragraph-rsid="028ee745" style:font-style-asian="normal" style:font-weight-asian="normal" style:font-style-complex="normal" style:font-weight-complex="normal"/>
    </style:style>
    <style:style style:name="P252" style:family="paragraph" style:parent-style-name="Table_20_Contents">
      <style:text-properties fo:color="#000000" fo:font-style="normal" fo:font-weight="normal" officeooo:rsid="02864a6f" officeooo:paragraph-rsid="02864a6f" style:font-style-asian="normal" style:font-weight-asian="normal" style:font-style-complex="normal" style:font-weight-complex="normal"/>
    </style:style>
    <style:style style:name="P253" style:family="paragraph" style:parent-style-name="Table_20_Contents">
      <style:text-properties fo:color="#000000" fo:font-style="normal" fo:font-weight="normal" officeooo:rsid="02864a6f" officeooo:paragraph-rsid="02d00e6b" style:font-style-asian="normal" style:font-weight-asian="normal" style:font-style-complex="normal" style:font-weight-complex="normal"/>
    </style:style>
    <style:style style:name="P254" style:family="paragraph" style:parent-style-name="Table_20_Contents">
      <style:text-properties fo:color="#000000" fo:font-style="normal" fo:font-weight="normal" officeooo:rsid="02864a6f" officeooo:paragraph-rsid="02da82b7" style:font-style-asian="normal" style:font-weight-asian="normal" style:font-style-complex="normal" style:font-weight-complex="normal"/>
    </style:style>
    <style:style style:name="P255" style:family="paragraph" style:parent-style-name="Table_20_Contents">
      <style:text-properties fo:color="#000000" fo:font-style="normal" fo:font-weight="normal" officeooo:rsid="02864a6f" officeooo:paragraph-rsid="02e479fc" style:font-style-asian="normal" style:font-weight-asian="normal" style:font-style-complex="normal" style:font-weight-complex="normal"/>
    </style:style>
    <style:style style:name="P256" style:family="paragraph" style:parent-style-name="Table_20_Contents">
      <style:text-properties fo:color="#000000" fo:font-style="normal" fo:font-weight="normal" officeooo:rsid="02864a6f" officeooo:paragraph-rsid="02e90e5b" style:font-style-asian="normal" style:font-weight-asian="normal" style:font-style-complex="normal" style:font-weight-complex="normal"/>
    </style:style>
    <style:style style:name="P257" style:family="paragraph" style:parent-style-name="Table_20_Contents">
      <style:text-properties fo:color="#000000" fo:font-style="normal" fo:font-weight="normal" officeooo:rsid="02864a6f" officeooo:paragraph-rsid="02fbaede" style:font-style-asian="normal" style:font-weight-asian="normal" style:font-style-complex="normal" style:font-weight-complex="normal"/>
    </style:style>
    <style:style style:name="P258" style:family="paragraph" style:parent-style-name="Table_20_Contents">
      <style:text-properties fo:color="#000000" fo:font-style="normal" fo:font-weight="normal" officeooo:rsid="02864a6f" officeooo:paragraph-rsid="02fbce4a" style:font-style-asian="normal" style:font-weight-asian="normal" style:font-style-complex="normal" style:font-weight-complex="normal"/>
    </style:style>
    <style:style style:name="P259" style:family="paragraph" style:parent-style-name="Table_20_Contents">
      <style:text-properties fo:color="#000000" fo:font-style="normal" fo:font-weight="normal" officeooo:rsid="02864a6f" officeooo:paragraph-rsid="0303179c" style:font-style-asian="normal" style:font-weight-asian="normal" style:font-style-complex="normal" style:font-weight-complex="normal"/>
    </style:style>
    <style:style style:name="P260" style:family="paragraph" style:parent-style-name="Table_20_Contents">
      <style:text-properties fo:color="#000000" fo:font-style="normal" fo:font-weight="normal" officeooo:rsid="02864a6f" officeooo:paragraph-rsid="030d3b7a" style:font-style-asian="normal" style:font-weight-asian="normal" style:font-style-complex="normal" style:font-weight-complex="normal"/>
    </style:style>
    <style:style style:name="P261" style:family="paragraph" style:parent-style-name="Table_20_Contents">
      <style:text-properties fo:color="#000000" fo:font-style="normal" fo:font-weight="normal" officeooo:rsid="0291e26f" officeooo:paragraph-rsid="0291e26f" style:font-style-asian="normal" style:font-weight-asian="normal" style:font-style-complex="normal" style:font-weight-complex="normal"/>
    </style:style>
    <style:style style:name="P262" style:family="paragraph" style:parent-style-name="Table_20_Contents">
      <style:text-properties fo:color="#000000" fo:font-style="normal" fo:font-weight="normal" officeooo:rsid="02706e22" officeooo:paragraph-rsid="02843120" style:font-style-asian="normal" style:font-weight-asian="normal" style:font-style-complex="normal" style:font-weight-complex="normal"/>
    </style:style>
    <style:style style:name="P263" style:family="paragraph" style:parent-style-name="Table_20_Contents">
      <style:text-properties fo:color="#000000" fo:font-style="normal" fo:font-weight="normal" officeooo:rsid="02706e22" officeooo:paragraph-rsid="0271e8cf" style:font-style-asian="normal" style:font-weight-asian="normal" style:font-style-complex="normal" style:font-weight-complex="normal"/>
    </style:style>
    <style:style style:name="P264" style:family="paragraph" style:parent-style-name="Table_20_Contents">
      <style:text-properties fo:color="#000000" fo:font-style="normal" fo:font-weight="normal" officeooo:rsid="02706e22" officeooo:paragraph-rsid="02759466" style:font-style-asian="normal" style:font-weight-asian="normal" style:font-style-complex="normal" style:font-weight-complex="normal"/>
    </style:style>
    <style:style style:name="P265" style:family="paragraph" style:parent-style-name="Table_20_Contents">
      <style:text-properties fo:color="#000000" fo:font-style="normal" fo:font-weight="normal" officeooo:rsid="02706e22" officeooo:paragraph-rsid="029be0d2" style:font-style-asian="normal" style:font-weight-asian="normal" style:font-style-complex="normal" style:font-weight-complex="normal"/>
    </style:style>
    <style:style style:name="P266" style:family="paragraph" style:parent-style-name="Table_20_Contents">
      <style:text-properties fo:color="#000000" fo:font-style="normal" fo:font-weight="normal" officeooo:rsid="02706e22" officeooo:paragraph-rsid="02a74bb5" style:font-style-asian="normal" style:font-weight-asian="normal" style:font-style-complex="normal" style:font-weight-complex="normal"/>
    </style:style>
    <style:style style:name="P267" style:family="paragraph" style:parent-style-name="Table_20_Contents">
      <style:text-properties fo:color="#000000" fo:font-style="normal" fo:font-weight="normal" officeooo:rsid="02706e22" officeooo:paragraph-rsid="02b58684" style:font-style-asian="normal" style:font-weight-asian="normal" style:font-style-complex="normal" style:font-weight-complex="normal"/>
    </style:style>
    <style:style style:name="P268" style:family="paragraph" style:parent-style-name="Table_20_Contents">
      <style:text-properties fo:color="#000000" fo:font-style="normal" fo:font-weight="normal" officeooo:rsid="02706e22" officeooo:paragraph-rsid="02b68902" style:font-style-asian="normal" style:font-weight-asian="normal" style:font-style-complex="normal" style:font-weight-complex="normal"/>
    </style:style>
    <style:style style:name="P269" style:family="paragraph" style:parent-style-name="Table_20_Contents">
      <style:text-properties fo:color="#000000" fo:font-style="normal" fo:font-weight="normal" officeooo:rsid="02706e22" officeooo:paragraph-rsid="02b7f662" style:font-style-asian="normal" style:font-weight-asian="normal" style:font-style-complex="normal" style:font-weight-complex="normal"/>
    </style:style>
    <style:style style:name="P270" style:family="paragraph" style:parent-style-name="Table_20_Contents">
      <style:text-properties fo:color="#000000" fo:font-style="normal" fo:font-weight="normal" officeooo:rsid="02706e22" officeooo:paragraph-rsid="02b93af9" style:font-style-asian="normal" style:font-weight-asian="normal" style:font-style-complex="normal" style:font-weight-complex="normal"/>
    </style:style>
    <style:style style:name="P271" style:family="paragraph" style:parent-style-name="Table_20_Contents">
      <style:text-properties fo:color="#000000" fo:font-style="normal" fo:font-weight="normal" officeooo:rsid="02706e22" officeooo:paragraph-rsid="02c52650" style:font-style-asian="normal" style:font-weight-asian="normal" style:font-style-complex="normal" style:font-weight-complex="normal"/>
    </style:style>
    <style:style style:name="P272" style:family="paragraph" style:parent-style-name="Table_20_Contents">
      <style:text-properties fo:color="#000000" fo:font-style="normal" fo:font-weight="normal" officeooo:rsid="02706e22" officeooo:paragraph-rsid="02c5f27c" style:font-style-asian="normal" style:font-weight-asian="normal" style:font-style-complex="normal" style:font-weight-complex="normal"/>
    </style:style>
    <style:style style:name="P273" style:family="paragraph" style:parent-style-name="Table_20_Contents">
      <style:text-properties fo:color="#000000" fo:font-style="normal" fo:font-weight="normal" officeooo:rsid="02706e22" officeooo:paragraph-rsid="02d6e775" style:font-style-asian="normal" style:font-weight-asian="normal" style:font-style-complex="normal" style:font-weight-complex="normal"/>
    </style:style>
    <style:style style:name="P274" style:family="paragraph" style:parent-style-name="Table_20_Contents">
      <style:text-properties fo:color="#000000" fo:font-style="normal" fo:font-weight="normal" officeooo:rsid="02706e22" officeooo:paragraph-rsid="02d76e8e" style:font-style-asian="normal" style:font-weight-asian="normal" style:font-style-complex="normal" style:font-weight-complex="normal"/>
    </style:style>
    <style:style style:name="P275" style:family="paragraph" style:parent-style-name="Table_20_Contents">
      <style:text-properties fo:color="#000000" fo:font-style="normal" fo:font-weight="normal" officeooo:rsid="02706e22" officeooo:paragraph-rsid="02dcfc44" style:font-style-asian="normal" style:font-weight-asian="normal" style:font-style-complex="normal" style:font-weight-complex="normal"/>
    </style:style>
    <style:style style:name="P276" style:family="paragraph" style:parent-style-name="Table_20_Contents">
      <style:text-properties fo:color="#000000" fo:font-style="normal" fo:font-weight="normal" officeooo:rsid="02706e22" officeooo:paragraph-rsid="02ddedde" style:font-style-asian="normal" style:font-weight-asian="normal" style:font-style-complex="normal" style:font-weight-complex="normal"/>
    </style:style>
    <style:style style:name="P277" style:family="paragraph" style:parent-style-name="Table_20_Contents">
      <style:text-properties fo:color="#000000" fo:font-style="normal" fo:font-weight="normal" officeooo:rsid="02706e22" officeooo:paragraph-rsid="02ef8f8a" style:font-style-asian="normal" style:font-weight-asian="normal" style:font-style-complex="normal" style:font-weight-complex="normal"/>
    </style:style>
    <style:style style:name="P278" style:family="paragraph" style:parent-style-name="Table_20_Contents">
      <style:text-properties fo:color="#000000" fo:font-style="normal" fo:font-weight="normal" officeooo:rsid="02706e22" officeooo:paragraph-rsid="02f7a02f" style:font-style-asian="normal" style:font-weight-asian="normal" style:font-style-complex="normal" style:font-weight-complex="normal"/>
    </style:style>
    <style:style style:name="P279" style:family="paragraph" style:parent-style-name="Table_20_Contents">
      <style:text-properties fo:color="#000000" fo:font-style="normal" fo:font-weight="normal" officeooo:rsid="02706e22" officeooo:paragraph-rsid="02fbaede" style:font-style-asian="normal" style:font-weight-asian="normal" style:font-style-complex="normal" style:font-weight-complex="normal"/>
    </style:style>
    <style:style style:name="P280" style:family="paragraph" style:parent-style-name="Table_20_Contents">
      <style:text-properties fo:color="#000000" fo:font-style="normal" fo:font-weight="normal" officeooo:rsid="02706e22" officeooo:paragraph-rsid="02fbce4a" style:font-style-asian="normal" style:font-weight-asian="normal" style:font-style-complex="normal" style:font-weight-complex="normal"/>
    </style:style>
    <style:style style:name="P281" style:family="paragraph" style:parent-style-name="Table_20_Contents">
      <style:text-properties fo:color="#000000" fo:font-style="normal" fo:font-weight="normal" officeooo:rsid="02706e22" officeooo:paragraph-rsid="02fcb439" style:font-style-asian="normal" style:font-weight-asian="normal" style:font-style-complex="normal" style:font-weight-complex="normal"/>
    </style:style>
    <style:style style:name="P282" style:family="paragraph" style:parent-style-name="Table_20_Contents">
      <style:text-properties fo:color="#000000" fo:font-style="normal" fo:font-weight="normal" officeooo:rsid="02706e22" officeooo:paragraph-rsid="02fe1f31" style:font-style-asian="normal" style:font-weight-asian="normal" style:font-style-complex="normal" style:font-weight-complex="normal"/>
    </style:style>
    <style:style style:name="P283" style:family="paragraph" style:parent-style-name="Table_20_Contents">
      <style:text-properties fo:color="#000000" fo:font-style="normal" fo:font-weight="normal" officeooo:rsid="02706e22" officeooo:paragraph-rsid="02ff7003" style:font-style-asian="normal" style:font-weight-asian="normal" style:font-style-complex="normal" style:font-weight-complex="normal"/>
    </style:style>
    <style:style style:name="P284" style:family="paragraph" style:parent-style-name="Table_20_Contents">
      <style:text-properties fo:color="#000000" fo:font-style="normal" fo:font-weight="normal" officeooo:rsid="02706e22" officeooo:paragraph-rsid="02ffc211" style:font-style-asian="normal" style:font-weight-asian="normal" style:font-style-complex="normal" style:font-weight-complex="normal"/>
    </style:style>
    <style:style style:name="P285" style:family="paragraph" style:parent-style-name="Table_20_Contents">
      <style:text-properties fo:color="#000000" fo:font-style="normal" fo:font-weight="normal" officeooo:rsid="02706e22" officeooo:paragraph-rsid="030bfc14" style:font-style-asian="normal" style:font-weight-asian="normal" style:font-style-complex="normal" style:font-weight-complex="normal"/>
    </style:style>
    <style:style style:name="P286" style:family="paragraph" style:parent-style-name="Table_20_Contents">
      <style:text-properties fo:color="#000000" fo:font-style="normal" fo:font-weight="normal" officeooo:rsid="02706e22" officeooo:paragraph-rsid="030d3b7a" style:font-style-asian="normal" style:font-weight-asian="normal" style:font-style-complex="normal" style:font-weight-complex="normal"/>
    </style:style>
    <style:style style:name="P287" style:family="paragraph" style:parent-style-name="Table_20_Contents">
      <style:text-properties fo:color="#000000" fo:font-style="normal" fo:font-weight="normal" officeooo:rsid="02706e22" officeooo:paragraph-rsid="030d9dc3" style:font-style-asian="normal" style:font-weight-asian="normal" style:font-style-complex="normal" style:font-weight-complex="normal"/>
    </style:style>
    <style:style style:name="P288" style:family="paragraph" style:parent-style-name="Table_20_Contents">
      <style:text-properties fo:color="#000000" fo:font-style="normal" fo:font-weight="normal" officeooo:rsid="02706e22" officeooo:paragraph-rsid="030f357b" style:font-style-asian="normal" style:font-weight-asian="normal" style:font-style-complex="normal" style:font-weight-complex="normal"/>
    </style:style>
    <style:style style:name="P289" style:family="paragraph" style:parent-style-name="Table_20_Contents">
      <style:text-properties fo:color="#000000" fo:font-style="normal" fo:font-weight="normal" officeooo:rsid="02706e22" officeooo:paragraph-rsid="03157464" style:font-style-asian="normal" style:font-weight-asian="normal" style:font-style-complex="normal" style:font-weight-complex="normal"/>
    </style:style>
    <style:style style:name="P290" style:family="paragraph" style:parent-style-name="Table_20_Contents">
      <style:text-properties fo:color="#000000" fo:font-style="normal" fo:font-weight="normal" officeooo:rsid="02706e22" officeooo:paragraph-rsid="028614f0" style:font-style-asian="normal" style:font-weight-asian="normal" style:font-style-complex="normal" style:font-weight-complex="normal"/>
    </style:style>
    <style:style style:name="P291" style:family="paragraph" style:parent-style-name="Table_20_Contents">
      <style:text-properties fo:color="#000000" fo:font-style="normal" fo:font-weight="normal" officeooo:rsid="02c8fa53" officeooo:paragraph-rsid="02c8fa53" style:font-style-asian="normal" style:font-weight-asian="normal" style:font-style-complex="normal" style:font-weight-complex="normal"/>
    </style:style>
    <style:style style:name="P292" style:family="paragraph" style:parent-style-name="Table_20_Contents">
      <style:text-properties fo:color="#000000" fo:font-style="normal" fo:font-weight="normal" officeooo:rsid="02c8fa53" officeooo:paragraph-rsid="02c9087e" style:font-style-asian="normal" style:font-weight-asian="normal" style:font-style-complex="normal" style:font-weight-complex="normal"/>
    </style:style>
    <style:style style:name="P293" style:family="paragraph" style:parent-style-name="Table_20_Contents">
      <style:text-properties fo:color="#000000" fo:font-style="normal" fo:font-weight="normal" officeooo:rsid="029cc5e0" officeooo:paragraph-rsid="029cc5e0" style:font-style-asian="normal" style:font-weight-asian="normal" style:font-style-complex="normal" style:font-weight-complex="normal"/>
    </style:style>
    <style:style style:name="P294" style:family="paragraph" style:parent-style-name="Table_20_Contents">
      <style:text-properties fo:color="#000000" fo:font-style="normal" fo:font-weight="normal" officeooo:rsid="029cc5e0" officeooo:paragraph-rsid="02dbc886" style:font-style-asian="normal" style:font-weight-asian="normal" style:font-style-complex="normal" style:font-weight-complex="normal"/>
    </style:style>
    <style:style style:name="P295" style:family="paragraph" style:parent-style-name="Table_20_Contents">
      <style:text-properties fo:color="#000000" fo:font-style="normal" fo:font-weight="normal" officeooo:rsid="026a4bcb" officeooo:paragraph-rsid="029a3334" style:font-style-asian="normal" style:font-weight-asian="normal" style:font-style-complex="normal" style:font-weight-complex="normal"/>
    </style:style>
    <style:style style:name="P296" style:family="paragraph" style:parent-style-name="Table_20_Contents">
      <style:text-properties fo:color="#000000" fo:font-style="normal" fo:font-weight="normal" officeooo:rsid="02cc6ff5" officeooo:paragraph-rsid="02cc6ff5" style:font-style-asian="normal" style:font-weight-asian="normal" style:font-style-complex="normal" style:font-weight-complex="normal"/>
    </style:style>
    <style:style style:name="P297" style:family="paragraph" style:parent-style-name="Table_20_Contents">
      <style:text-properties fo:color="#000000" fo:font-style="normal" fo:font-weight="normal" officeooo:rsid="02cc6ff5" officeooo:paragraph-rsid="02ce7d19" style:font-style-asian="normal" style:font-weight-asian="normal" style:font-style-complex="normal" style:font-weight-complex="normal"/>
    </style:style>
    <style:style style:name="P298" style:family="paragraph" style:parent-style-name="Table_20_Contents">
      <style:text-properties fo:color="#000000" fo:font-style="normal" fo:font-weight="normal" officeooo:rsid="02cc6ff5" officeooo:paragraph-rsid="03018f42" style:font-style-asian="normal" style:font-weight-asian="normal" style:font-style-complex="normal" style:font-weight-complex="normal"/>
    </style:style>
    <style:style style:name="P299" style:family="paragraph" style:parent-style-name="Table_20_Contents">
      <style:text-properties fo:color="#000000" fo:font-style="normal" fo:font-weight="normal" officeooo:rsid="02cc6ff5" officeooo:paragraph-rsid="030703d1" style:font-style-asian="normal" style:font-weight-asian="normal" style:font-style-complex="normal" style:font-weight-complex="normal"/>
    </style:style>
    <style:style style:name="P300" style:family="paragraph" style:parent-style-name="Table_20_Contents">
      <style:text-properties fo:color="#000000" fo:font-style="normal" fo:font-weight="normal" officeooo:rsid="02e77c90" officeooo:paragraph-rsid="02ef8f8a" style:font-style-asian="normal" style:font-weight-asian="normal" style:font-style-complex="normal" style:font-weight-complex="normal"/>
    </style:style>
    <style:style style:name="P301" style:family="paragraph" style:parent-style-name="Table_20_Contents">
      <style:text-properties fo:color="#000000" fo:font-style="normal" fo:font-weight="normal" officeooo:rsid="02e77c90" officeooo:paragraph-rsid="0314cf3d" style:font-style-asian="normal" style:font-weight-asian="normal" style:font-style-complex="normal" style:font-weight-complex="normal"/>
    </style:style>
    <style:style style:name="P302" style:family="paragraph" style:parent-style-name="Table_20_Contents">
      <style:text-properties fo:color="#000000" fo:font-style="normal" fo:font-weight="normal" officeooo:rsid="02fbaede" officeooo:paragraph-rsid="030bfc14" style:font-style-asian="normal" style:font-weight-asian="normal" style:font-style-complex="normal" style:font-weight-complex="normal"/>
    </style:style>
    <style:style style:name="P303" style:family="paragraph" style:parent-style-name="Table_20_Contents">
      <style:text-properties fo:color="#000000" fo:font-style="normal" fo:font-weight="normal" officeooo:rsid="02fbaede" officeooo:paragraph-rsid="02fbce4a" style:font-style-asian="normal" style:font-weight-asian="normal" style:font-style-complex="normal" style:font-weight-complex="normal"/>
    </style:style>
    <style:style style:name="P304" style:family="paragraph" style:parent-style-name="Table_20_Contents">
      <style:text-properties fo:color="#000000" fo:font-style="normal" fo:font-weight="normal" officeooo:rsid="030a5836" officeooo:paragraph-rsid="030a5836" style:font-style-asian="normal" style:font-weight-asian="normal" style:font-style-complex="normal" style:font-weight-complex="normal"/>
    </style:style>
    <style:style style:name="P305" style:family="paragraph" style:parent-style-name="Table_20_Contents">
      <style:text-properties fo:color="#000000" fo:font-style="normal" fo:font-weight="normal" officeooo:rsid="031ba63c" officeooo:paragraph-rsid="031ba63c" style:font-style-asian="normal" style:font-weight-asian="normal" style:font-style-complex="normal" style:font-weight-complex="normal"/>
    </style:style>
    <style:style style:name="P306" style:family="paragraph" style:parent-style-name="Table_20_Contents">
      <style:text-properties fo:color="#000000" fo:font-style="normal" fo:font-weight="normal" officeooo:rsid="031c9007" officeooo:paragraph-rsid="031c9007" style:font-style-asian="normal" style:font-weight-asian="normal" style:font-style-complex="normal" style:font-weight-complex="normal"/>
    </style:style>
    <style:style style:name="P307" style:family="paragraph" style:parent-style-name="Table_20_Contents">
      <style:text-properties fo:color="#000000" fo:font-style="normal" fo:font-weight="normal" officeooo:rsid="031d9da8" officeooo:paragraph-rsid="031d9da8" style:font-style-asian="normal" style:font-weight-asian="normal" style:font-style-complex="normal" style:font-weight-complex="normal"/>
    </style:style>
    <style:style style:name="P308" style:family="paragraph" style:parent-style-name="Table_20_Contents">
      <style:text-properties fo:color="#000000" fo:font-style="normal" fo:font-weight="normal" officeooo:rsid="031f2740" officeooo:paragraph-rsid="031f2740" style:font-style-asian="normal" style:font-weight-asian="normal" style:font-style-complex="normal" style:font-weight-complex="normal"/>
    </style:style>
    <style:style style:name="P309" style:family="paragraph" style:parent-style-name="Table_20_Contents">
      <style:text-properties fo:color="#000000" fo:font-style="normal" fo:font-weight="normal" officeooo:rsid="02aab931" officeooo:paragraph-rsid="02aab931" style:font-style-asian="normal" style:font-weight-asian="normal" style:font-style-complex="normal" style:font-weight-complex="normal"/>
    </style:style>
    <style:style style:name="P310" style:family="paragraph" style:parent-style-name="Table_20_Contents">
      <style:text-properties fo:color="#000000" fo:font-style="normal" fo:font-weight="normal" officeooo:rsid="0320bb24" officeooo:paragraph-rsid="0320bb24" style:font-style-asian="normal" style:font-weight-asian="normal" style:font-style-complex="normal" style:font-weight-complex="normal"/>
    </style:style>
    <style:style style:name="P311" style:family="paragraph" style:parent-style-name="Table_20_Contents">
      <style:text-properties fo:color="#000000" fo:font-style="normal" fo:font-weight="normal" officeooo:rsid="03217326" officeooo:paragraph-rsid="03217326" style:font-style-asian="normal" style:font-weight-asian="normal" style:font-style-complex="normal" style:font-weight-complex="normal"/>
    </style:style>
    <style:style style:name="P312" style:family="paragraph" style:parent-style-name="Table_20_Contents">
      <style:text-properties fo:color="#000000" fo:font-style="normal" fo:font-weight="normal" officeooo:rsid="03239891" officeooo:paragraph-rsid="03239891" style:font-style-asian="normal" style:font-weight-asian="normal" style:font-style-complex="normal" style:font-weight-complex="normal"/>
    </style:style>
    <style:style style:name="P313" style:family="paragraph" style:parent-style-name="Table_20_Contents">
      <style:text-properties fo:font-weight="normal" officeooo:rsid="024a3cb6" officeooo:paragraph-rsid="024a3cb6" style:font-weight-asian="normal" style:font-weight-complex="normal"/>
    </style:style>
    <style:style style:name="P314" style:family="paragraph" style:parent-style-name="Table_20_Contents">
      <style:text-properties fo:font-weight="normal" officeooo:rsid="024b9f6d" officeooo:paragraph-rsid="024b9f6d" style:font-weight-asian="normal" style:font-weight-complex="normal"/>
    </style:style>
    <style:style style:name="P315" style:family="paragraph" style:parent-style-name="Table_20_Contents">
      <style:text-properties fo:font-weight="normal" officeooo:rsid="024d4936" officeooo:paragraph-rsid="024d4936" style:font-weight-asian="normal" style:font-weight-complex="normal"/>
    </style:style>
    <style:style style:name="P316" style:family="paragraph" style:parent-style-name="Table_20_Contents">
      <style:text-properties fo:font-weight="normal" officeooo:rsid="024ec040" officeooo:paragraph-rsid="024ec040" style:font-weight-asian="normal" style:font-weight-complex="normal"/>
    </style:style>
    <style:style style:name="P317" style:family="paragraph" style:parent-style-name="Table_20_Contents">
      <style:text-properties fo:font-weight="normal" officeooo:rsid="024f4123" officeooo:paragraph-rsid="024f4123" style:font-weight-asian="normal" style:font-weight-complex="normal"/>
    </style:style>
    <style:style style:name="P318" style:family="paragraph" style:parent-style-name="Table_20_Contents">
      <style:text-properties fo:font-weight="normal" officeooo:rsid="02506d03" officeooo:paragraph-rsid="02506d03" style:font-weight-asian="normal" style:font-weight-complex="normal"/>
    </style:style>
    <style:style style:name="P319" style:family="paragraph" style:parent-style-name="Table_20_Contents">
      <style:text-properties fo:font-weight="normal" officeooo:rsid="02506d03" officeooo:paragraph-rsid="02aab931" style:font-weight-asian="normal" style:font-weight-complex="normal"/>
    </style:style>
    <style:style style:name="P320" style:family="paragraph" style:parent-style-name="Table_20_Contents">
      <style:text-properties fo:font-weight="normal" officeooo:rsid="0251fc37" officeooo:paragraph-rsid="0251fc37" style:font-weight-asian="normal" style:font-weight-complex="normal"/>
    </style:style>
    <style:style style:name="P321" style:family="paragraph" style:parent-style-name="Table_20_Contents">
      <style:text-properties fo:font-weight="normal" officeooo:rsid="0252c5a6" officeooo:paragraph-rsid="0252c5a6" style:font-weight-asian="normal" style:font-weight-complex="normal"/>
    </style:style>
    <style:style style:name="P322" style:family="paragraph" style:parent-style-name="Table_20_Contents">
      <style:text-properties fo:font-weight="normal" officeooo:rsid="0254985b" officeooo:paragraph-rsid="0254985b" style:font-weight-asian="normal" style:font-weight-complex="normal"/>
    </style:style>
    <style:style style:name="P323" style:family="paragraph" style:parent-style-name="Table_20_Contents">
      <style:text-properties fo:font-weight="normal" officeooo:rsid="02549aca" officeooo:paragraph-rsid="02549aca" style:font-weight-asian="normal" style:font-weight-complex="normal"/>
    </style:style>
    <style:style style:name="P324" style:family="paragraph" style:parent-style-name="Table_20_Contents">
      <style:text-properties fo:font-weight="normal" officeooo:rsid="0254b0cc" officeooo:paragraph-rsid="0254b0cc" style:font-weight-asian="normal" style:font-weight-complex="normal"/>
    </style:style>
    <style:style style:name="P325" style:family="paragraph" style:parent-style-name="Table_20_Contents">
      <style:text-properties fo:font-weight="normal" officeooo:rsid="02554eda" officeooo:paragraph-rsid="02554eda" style:font-weight-asian="normal" style:font-weight-complex="normal"/>
    </style:style>
    <style:style style:name="P326" style:family="paragraph" style:parent-style-name="Table_20_Contents">
      <style:text-properties fo:font-weight="normal" officeooo:rsid="02564813" officeooo:paragraph-rsid="01c0ded1" style:font-weight-asian="normal" style:font-weight-complex="normal"/>
    </style:style>
    <style:style style:name="P327" style:family="paragraph" style:parent-style-name="Table_20_Contents">
      <style:text-properties fo:font-weight="normal" officeooo:rsid="02564813" officeooo:paragraph-rsid="02564813" style:font-weight-asian="normal" style:font-weight-complex="normal"/>
    </style:style>
    <style:style style:name="P328" style:family="paragraph" style:parent-style-name="Table_20_Contents">
      <style:text-properties fo:font-weight="normal" officeooo:rsid="0256e11c" officeooo:paragraph-rsid="0256e11c" style:font-weight-asian="normal" style:font-weight-complex="normal"/>
    </style:style>
    <style:style style:name="P329" style:family="paragraph" style:parent-style-name="Table_20_Contents">
      <style:text-properties fo:font-weight="normal" officeooo:rsid="025a12ec" officeooo:paragraph-rsid="025a12ec" style:font-weight-asian="normal" style:font-weight-complex="normal"/>
    </style:style>
    <style:style style:name="P330" style:family="paragraph" style:parent-style-name="Table_20_Contents">
      <style:text-properties fo:font-weight="normal" officeooo:rsid="025b5975" officeooo:paragraph-rsid="025b5975" style:font-weight-asian="normal" style:font-weight-complex="normal"/>
    </style:style>
    <style:style style:name="P331" style:family="paragraph" style:parent-style-name="Table_20_Contents">
      <style:text-properties fo:font-weight="normal" officeooo:rsid="025c7ddf" officeooo:paragraph-rsid="025c7ddf" style:font-weight-asian="normal" style:font-weight-complex="normal"/>
    </style:style>
    <style:style style:name="P332" style:family="paragraph" style:parent-style-name="Table_20_Contents">
      <style:text-properties fo:font-weight="normal" officeooo:rsid="025caac6" officeooo:paragraph-rsid="025caac6" style:font-weight-asian="normal" style:font-weight-complex="normal"/>
    </style:style>
    <style:style style:name="P333" style:family="paragraph" style:parent-style-name="Table_20_Contents">
      <style:text-properties fo:font-weight="normal" officeooo:rsid="026062d1" officeooo:paragraph-rsid="026062d1" style:font-weight-asian="normal" style:font-weight-complex="normal"/>
    </style:style>
    <style:style style:name="P334" style:family="paragraph" style:parent-style-name="Table_20_Contents">
      <style:text-properties fo:font-weight="normal" officeooo:rsid="0260edd5" officeooo:paragraph-rsid="0260edd5" style:font-weight-asian="normal" style:font-weight-complex="normal"/>
    </style:style>
    <style:style style:name="P335" style:family="paragraph" style:parent-style-name="Table_20_Contents">
      <style:text-properties fo:font-weight="normal" officeooo:rsid="02623e0c" officeooo:paragraph-rsid="02623e0c" style:font-weight-asian="normal" style:font-weight-complex="normal"/>
    </style:style>
    <style:style style:name="P336" style:family="paragraph" style:parent-style-name="Table_20_Contents">
      <style:text-properties fo:font-weight="normal" officeooo:rsid="02655060" officeooo:paragraph-rsid="02655060" style:font-weight-asian="normal" style:font-weight-complex="normal"/>
    </style:style>
    <style:style style:name="P337" style:family="paragraph" style:parent-style-name="Table_20_Contents">
      <style:text-properties fo:font-weight="normal" officeooo:rsid="026d2e3b" officeooo:paragraph-rsid="026d2e3b" style:font-weight-asian="normal" style:font-weight-complex="normal"/>
    </style:style>
    <style:style style:name="P338" style:family="paragraph" style:parent-style-name="Table_20_Contents">
      <style:text-properties style:text-underline-style="none" fo:font-weight="normal" officeooo:rsid="024b9f6d" officeooo:paragraph-rsid="024b9f6d" style:font-weight-asian="normal" style:font-weight-complex="normal"/>
    </style:style>
    <style:style style:name="P339" style:family="paragraph" style:parent-style-name="Table_20_Contents">
      <style:text-properties officeooo:rsid="0256e11c" officeooo:paragraph-rsid="0256e11c"/>
    </style:style>
    <style:style style:name="P340" style:family="paragraph" style:parent-style-name="Table_20_Contents">
      <style:text-properties fo:font-weight="bold" officeooo:rsid="02623e0c" officeooo:paragraph-rsid="0263a62a" style:font-weight-asian="bold" style:font-weight-complex="bold"/>
    </style:style>
    <style:style style:name="P341" style:family="paragraph" style:parent-style-name="Table_20_Contents">
      <style:text-properties officeooo:paragraph-rsid="0316ada3"/>
    </style:style>
    <style:style style:name="P342" style:family="paragraph" style:parent-style-name="Table_20_Contents">
      <style:text-properties officeooo:rsid="031c9007" officeooo:paragraph-rsid="031c9007"/>
    </style:style>
    <style:style style:name="P343" style:family="paragraph" style:parent-style-name="Table_20_Contents">
      <style:text-properties fo:color="#c9211e" fo:font-weight="bold" officeooo:rsid="02672bf5" officeooo:paragraph-rsid="030e896b" style:font-weight-asian="bold" style:font-weight-complex="bold"/>
    </style:style>
    <style:style style:name="P344" style:family="paragraph" style:parent-style-name="Table_20_Contents">
      <style:text-properties fo:color="#c9211e" fo:font-weight="bold" officeooo:rsid="0254985b" officeooo:paragraph-rsid="0254985b" style:font-weight-asian="bold" style:font-weight-complex="bold"/>
    </style:style>
    <style:style style:name="P345" style:family="paragraph" style:parent-style-name="Table_20_Contents">
      <style:text-properties fo:color="#c9211e" fo:font-style="normal" fo:font-weight="bold" officeooo:rsid="02cc6ff5" officeooo:paragraph-rsid="02ce7d19" style:font-style-asian="normal" style:font-weight-asian="bold" style:font-style-complex="normal" style:font-weight-complex="bold"/>
    </style:style>
    <style:style style:name="P346" style:family="paragraph" style:parent-style-name="Text_20_body">
      <style:text-properties fo:color="#000000" fo:font-weight="bold" officeooo:rsid="02262761" officeooo:paragraph-rsid="02262761" style:font-weight-asian="bold" style:font-weight-complex="bold"/>
    </style:style>
    <style:style style:name="P347" style:family="paragraph" style:parent-style-name="Standard">
      <style:text-properties officeooo:paragraph-rsid="02655060"/>
    </style:style>
    <style:style style:name="T1" style:family="text">
      <style:text-properties officeooo:rsid="024d4936"/>
    </style:style>
    <style:style style:name="T2" style:family="text">
      <style:text-properties officeooo:rsid="024ec040"/>
    </style:style>
    <style:style style:name="T3" style:family="text">
      <style:text-properties officeooo:rsid="024f4123"/>
    </style:style>
    <style:style style:name="T4" style:family="text">
      <style:text-properties officeooo:rsid="02506d03"/>
    </style:style>
    <style:style style:name="T5" style:family="text">
      <style:text-properties officeooo:rsid="0251fc37"/>
    </style:style>
    <style:style style:name="T6" style:family="text">
      <style:text-properties officeooo:rsid="02549aca"/>
    </style:style>
    <style:style style:name="T7" style:family="text">
      <style:text-properties officeooo:rsid="02564813"/>
    </style:style>
    <style:style style:name="T8" style:family="text">
      <style:text-properties officeooo:rsid="025b5975"/>
    </style:style>
    <style:style style:name="T9" style:family="text">
      <style:text-properties officeooo:rsid="025e819a"/>
    </style:style>
    <style:style style:name="T10" style:family="text">
      <style:text-properties officeooo:rsid="0263a62a"/>
    </style:style>
    <style:style style:name="T11" style:family="text">
      <style:text-properties officeooo:rsid="02655060"/>
    </style:style>
    <style:style style:name="T12" style:family="text">
      <style:text-properties officeooo:rsid="02672bf5"/>
    </style:style>
    <style:style style:name="T13" style:family="text">
      <style:text-properties officeooo:rsid="0268897d"/>
    </style:style>
    <style:style style:name="T14" style:family="text">
      <style:text-properties officeooo:rsid="026a4bcb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26a4bcb" style:font-style-asian="italic" style:font-style-complex="italic"/>
    </style:style>
    <style:style style:name="T17" style:family="text">
      <style:text-properties fo:font-style="italic" officeooo:rsid="026fbb2d" style:font-style-asian="italic" style:font-style-complex="italic"/>
    </style:style>
    <style:style style:name="T18" style:family="text">
      <style:text-properties fo:font-style="italic" officeooo:rsid="02706e22" style:font-style-asian="italic" style:font-style-complex="italic"/>
    </style:style>
    <style:style style:name="T19" style:family="text">
      <style:text-properties fo:font-style="italic" officeooo:rsid="02716472" style:font-style-asian="italic" style:font-style-complex="italic"/>
    </style:style>
    <style:style style:name="T20" style:family="text">
      <style:text-properties fo:font-style="italic" officeooo:rsid="0273d7fd" style:font-style-asian="italic" style:font-style-complex="italic"/>
    </style:style>
    <style:style style:name="T21" style:family="text">
      <style:text-properties fo:font-style="italic" officeooo:rsid="02759466" style:font-style-asian="italic" style:font-style-complex="italic"/>
    </style:style>
    <style:style style:name="T22" style:family="text">
      <style:text-properties fo:font-style="italic" officeooo:rsid="02785d4b" style:font-style-asian="italic" style:font-style-complex="italic"/>
    </style:style>
    <style:style style:name="T23" style:family="text">
      <style:text-properties fo:font-style="italic" officeooo:rsid="027c6e58" style:font-style-asian="italic" style:font-style-complex="italic"/>
    </style:style>
    <style:style style:name="T24" style:family="text">
      <style:text-properties fo:font-style="italic" officeooo:rsid="027deb92" style:font-style-asian="italic" style:font-style-complex="italic"/>
    </style:style>
    <style:style style:name="T25" style:family="text">
      <style:text-properties fo:font-style="italic" officeooo:rsid="0282566e" style:font-style-asian="italic" style:font-style-complex="italic"/>
    </style:style>
    <style:style style:name="T26" style:family="text">
      <style:text-properties fo:font-style="italic" officeooo:rsid="02831ce4" style:font-style-asian="italic" style:font-style-complex="italic"/>
    </style:style>
    <style:style style:name="T27" style:family="text">
      <style:text-properties fo:font-style="italic" officeooo:rsid="02832b2b" style:font-style-asian="italic" style:font-style-complex="italic"/>
    </style:style>
    <style:style style:name="T28" style:family="text">
      <style:text-properties fo:font-style="italic" officeooo:rsid="02836e33" style:font-style-asian="italic" style:font-style-complex="italic"/>
    </style:style>
    <style:style style:name="T29" style:family="text">
      <style:text-properties fo:font-style="italic" officeooo:rsid="02843120" style:font-style-asian="italic" style:font-style-complex="italic"/>
    </style:style>
    <style:style style:name="T30" style:family="text">
      <style:text-properties fo:font-style="italic" officeooo:rsid="028a4647" style:font-style-asian="italic" style:font-style-complex="italic"/>
    </style:style>
    <style:style style:name="T31" style:family="text">
      <style:text-properties fo:font-style="italic" officeooo:rsid="028d1906" style:font-style-asian="italic" style:font-style-complex="italic"/>
    </style:style>
    <style:style style:name="T32" style:family="text">
      <style:text-properties fo:font-style="italic" officeooo:rsid="028ee745" style:font-style-asian="italic" style:font-style-complex="italic"/>
    </style:style>
    <style:style style:name="T33" style:family="text">
      <style:text-properties fo:font-style="italic" officeooo:rsid="02864a6f" style:font-style-asian="italic" style:font-style-complex="italic"/>
    </style:style>
    <style:style style:name="T34" style:family="text">
      <style:text-properties fo:font-style="italic" officeooo:rsid="029140fb" style:font-style-asian="italic" style:font-style-complex="italic"/>
    </style:style>
    <style:style style:name="T35" style:family="text">
      <style:text-properties fo:font-style="italic" officeooo:rsid="0291e26f" style:font-style-asian="italic" style:font-style-complex="italic"/>
    </style:style>
    <style:style style:name="T36" style:family="text">
      <style:text-properties fo:font-style="italic" officeooo:rsid="029354ef" style:font-style-asian="italic" style:font-style-complex="italic"/>
    </style:style>
    <style:style style:name="T37" style:family="text">
      <style:text-properties fo:font-style="italic" officeooo:rsid="029cc5e0" style:font-style-asian="italic" style:font-style-complex="italic"/>
    </style:style>
    <style:style style:name="T38" style:family="text">
      <style:text-properties fo:font-style="italic" officeooo:rsid="029ea925" style:font-style-asian="italic" style:font-style-complex="italic"/>
    </style:style>
    <style:style style:name="T39" style:family="text">
      <style:text-properties fo:font-style="italic" officeooo:rsid="02a02498" style:font-style-asian="italic" style:font-style-complex="italic"/>
    </style:style>
    <style:style style:name="T40" style:family="text">
      <style:text-properties fo:font-style="italic" officeooo:rsid="02a1b56c" style:font-style-asian="italic" style:font-style-complex="italic"/>
    </style:style>
    <style:style style:name="T41" style:family="text">
      <style:text-properties fo:font-style="italic" officeooo:rsid="02a294eb" style:font-style-asian="italic" style:font-style-complex="italic"/>
    </style:style>
    <style:style style:name="T42" style:family="text">
      <style:text-properties fo:font-style="italic" officeooo:rsid="02a32126" style:font-style-asian="italic" style:font-style-complex="italic"/>
    </style:style>
    <style:style style:name="T43" style:family="text">
      <style:text-properties fo:font-style="italic" officeooo:rsid="02a3ab7c" style:font-style-asian="italic" style:font-style-complex="italic"/>
    </style:style>
    <style:style style:name="T44" style:family="text">
      <style:text-properties fo:font-style="italic" officeooo:rsid="02aab931" style:font-style-asian="italic" style:font-style-complex="italic"/>
    </style:style>
    <style:style style:name="T45" style:family="text">
      <style:text-properties fo:font-style="italic" officeooo:rsid="026d2e3b" style:font-style-asian="italic" style:font-style-complex="italic"/>
    </style:style>
    <style:style style:name="T46" style:family="text">
      <style:text-properties fo:font-style="italic" officeooo:rsid="02b307e6" style:font-style-asian="italic" style:font-style-complex="italic"/>
    </style:style>
    <style:style style:name="T47" style:family="text">
      <style:text-properties fo:font-style="italic" officeooo:rsid="02b3eba1" style:font-style-asian="italic" style:font-style-complex="italic"/>
    </style:style>
    <style:style style:name="T48" style:family="text">
      <style:text-properties fo:font-style="italic" officeooo:rsid="02b58684" style:font-style-asian="italic" style:font-style-complex="italic"/>
    </style:style>
    <style:style style:name="T49" style:family="text">
      <style:text-properties fo:font-style="italic" officeooo:rsid="02b68902" style:font-style-asian="italic" style:font-style-complex="italic"/>
    </style:style>
    <style:style style:name="T50" style:family="text">
      <style:text-properties fo:font-style="italic" officeooo:rsid="02b848b1" style:font-style-asian="italic" style:font-style-complex="italic"/>
    </style:style>
    <style:style style:name="T51" style:family="text">
      <style:text-properties fo:font-style="italic" officeooo:rsid="02b93af9" style:font-style-asian="italic" style:font-style-complex="italic"/>
    </style:style>
    <style:style style:name="T52" style:family="text">
      <style:text-properties fo:font-style="italic" officeooo:rsid="02bd28a6" style:font-style-asian="italic" style:font-style-complex="italic"/>
    </style:style>
    <style:style style:name="T53" style:family="text">
      <style:text-properties fo:font-style="italic" officeooo:rsid="02c52650" style:font-style-asian="italic" style:font-style-complex="italic"/>
    </style:style>
    <style:style style:name="T54" style:family="text">
      <style:text-properties fo:font-style="italic" officeooo:rsid="02c5f27c" style:font-style-asian="italic" style:font-style-complex="italic"/>
    </style:style>
    <style:style style:name="T55" style:family="text">
      <style:text-properties fo:font-style="italic" officeooo:rsid="02c75e71" style:font-style-asian="italic" style:font-style-complex="italic"/>
    </style:style>
    <style:style style:name="T56" style:family="text">
      <style:text-properties fo:font-style="italic" officeooo:rsid="02da82b7" style:font-style-asian="italic" style:font-style-complex="italic"/>
    </style:style>
    <style:style style:name="T57" style:family="text">
      <style:text-properties fo:font-style="italic" officeooo:rsid="02dbc886" style:font-style-asian="italic" style:font-style-complex="italic"/>
    </style:style>
    <style:style style:name="T58" style:family="text">
      <style:text-properties fo:font-style="italic" officeooo:rsid="02ddedde" style:font-style-asian="italic" style:font-style-complex="italic"/>
    </style:style>
    <style:style style:name="T59" style:family="text">
      <style:text-properties fo:font-style="italic" officeooo:rsid="02dfc31d" style:font-style-asian="italic" style:font-style-complex="italic"/>
    </style:style>
    <style:style style:name="T60" style:family="text">
      <style:text-properties fo:font-style="italic" officeooo:rsid="02e2b31c" style:font-style-asian="italic" style:font-style-complex="italic"/>
    </style:style>
    <style:style style:name="T61" style:family="text">
      <style:text-properties fo:font-style="italic" officeooo:rsid="02e479fc" style:font-style-asian="italic" style:font-style-complex="italic"/>
    </style:style>
    <style:style style:name="T62" style:family="text">
      <style:text-properties fo:font-style="italic" officeooo:rsid="02e5fe0b" style:font-style-asian="italic" style:font-style-complex="italic"/>
    </style:style>
    <style:style style:name="T63" style:family="text">
      <style:text-properties fo:font-style="italic" officeooo:rsid="02eea4e0" style:font-style-asian="italic" style:font-style-complex="italic"/>
    </style:style>
    <style:style style:name="T64" style:family="text">
      <style:text-properties fo:font-style="italic" officeooo:rsid="02f0c6bb" style:font-style-asian="italic" style:font-style-complex="italic"/>
    </style:style>
    <style:style style:name="T65" style:family="text">
      <style:text-properties fo:font-style="italic" officeooo:rsid="02f4a358" style:font-style-asian="italic" style:font-style-complex="italic"/>
    </style:style>
    <style:style style:name="T66" style:family="text">
      <style:text-properties fo:font-style="italic" officeooo:rsid="026bf497" style:font-style-asian="italic" style:font-style-complex="italic"/>
    </style:style>
    <style:style style:name="T67" style:family="text">
      <style:text-properties fo:font-style="italic" officeooo:rsid="02fe1f31" style:font-style-asian="italic" style:font-style-complex="italic"/>
    </style:style>
    <style:style style:name="T68" style:family="text">
      <style:text-properties fo:font-style="italic" officeooo:rsid="030bfc14" style:font-style-asian="italic" style:font-style-complex="italic"/>
    </style:style>
    <style:style style:name="T69" style:family="text">
      <style:text-properties fo:font-style="italic" officeooo:rsid="0311ae27" style:font-style-asian="italic" style:font-style-complex="italic"/>
    </style:style>
    <style:style style:name="T70" style:family="text">
      <style:text-properties fo:font-style="normal" style:font-style-asian="normal" style:font-style-complex="normal"/>
    </style:style>
    <style:style style:name="T71" style:family="text">
      <style:text-properties fo:font-style="normal" officeooo:rsid="026a4bcb" style:font-style-asian="normal" style:font-style-complex="normal"/>
    </style:style>
    <style:style style:name="T72" style:family="text">
      <style:text-properties fo:font-style="normal" officeooo:rsid="026fbb2d" style:font-style-asian="normal" style:font-style-complex="normal"/>
    </style:style>
    <style:style style:name="T73" style:family="text">
      <style:text-properties fo:font-style="normal" officeooo:rsid="02706e22" style:font-style-asian="normal" style:font-style-complex="normal"/>
    </style:style>
    <style:style style:name="T74" style:family="text">
      <style:text-properties fo:font-style="normal" officeooo:rsid="02716472" style:font-style-asian="normal" style:font-style-complex="normal"/>
    </style:style>
    <style:style style:name="T75" style:family="text">
      <style:text-properties fo:font-style="normal" officeooo:rsid="0271e8cf" style:font-style-asian="normal" style:font-style-complex="normal"/>
    </style:style>
    <style:style style:name="T76" style:family="text">
      <style:text-properties fo:font-style="normal" officeooo:rsid="0273d7fd" style:font-style-asian="normal" style:font-style-complex="normal"/>
    </style:style>
    <style:style style:name="T77" style:family="text">
      <style:text-properties fo:font-style="normal" officeooo:rsid="02759466" style:font-style-asian="normal" style:font-style-complex="normal"/>
    </style:style>
    <style:style style:name="T78" style:family="text">
      <style:text-properties fo:font-style="normal" officeooo:rsid="02772f22" style:font-style-asian="normal" style:font-style-complex="normal"/>
    </style:style>
    <style:style style:name="T79" style:family="text">
      <style:text-properties fo:font-style="normal" officeooo:rsid="02785d4b" style:font-style-asian="normal" style:font-style-complex="normal"/>
    </style:style>
    <style:style style:name="T80" style:family="text">
      <style:text-properties fo:font-style="normal" officeooo:rsid="027c060c" style:font-style-asian="normal" style:font-style-complex="normal"/>
    </style:style>
    <style:style style:name="T81" style:family="text">
      <style:text-properties fo:font-style="normal" officeooo:rsid="027c5dbf" style:font-style-asian="normal" style:font-style-complex="normal"/>
    </style:style>
    <style:style style:name="T82" style:family="text">
      <style:text-properties fo:font-style="normal" officeooo:rsid="027c6e58" style:font-style-asian="normal" style:font-style-complex="normal"/>
    </style:style>
    <style:style style:name="T83" style:family="text">
      <style:text-properties fo:font-style="normal" officeooo:rsid="027deb92" style:font-style-asian="normal" style:font-style-complex="normal"/>
    </style:style>
    <style:style style:name="T84" style:family="text">
      <style:text-properties fo:font-style="normal" officeooo:rsid="027fe4cc" style:font-style-asian="normal" style:font-style-complex="normal"/>
    </style:style>
    <style:style style:name="T85" style:family="text">
      <style:text-properties fo:font-style="normal" officeooo:rsid="0280f6c1" style:font-style-asian="normal" style:font-style-complex="normal"/>
    </style:style>
    <style:style style:name="T86" style:family="text">
      <style:text-properties fo:font-style="normal" officeooo:rsid="0282566e" style:font-style-asian="normal" style:font-style-complex="normal"/>
    </style:style>
    <style:style style:name="T87" style:family="text">
      <style:text-properties fo:font-style="normal" officeooo:rsid="02831ce4" style:font-style-asian="normal" style:font-style-complex="normal"/>
    </style:style>
    <style:style style:name="T88" style:family="text">
      <style:text-properties fo:font-style="normal" officeooo:rsid="02832b2b" style:font-style-asian="normal" style:font-style-complex="normal"/>
    </style:style>
    <style:style style:name="T89" style:family="text">
      <style:text-properties fo:font-style="normal" officeooo:rsid="02836e33" style:font-style-asian="normal" style:font-style-complex="normal"/>
    </style:style>
    <style:style style:name="T90" style:family="text">
      <style:text-properties fo:font-style="normal" officeooo:rsid="02843120" style:font-style-asian="normal" style:font-style-complex="normal"/>
    </style:style>
    <style:style style:name="T91" style:family="text">
      <style:text-properties fo:font-style="normal" officeooo:rsid="02864a6f" style:font-style-asian="normal" style:font-style-complex="normal"/>
    </style:style>
    <style:style style:name="T92" style:family="text">
      <style:text-properties fo:font-style="normal" officeooo:rsid="02872ff6" style:font-style-asian="normal" style:font-style-complex="normal"/>
    </style:style>
    <style:style style:name="T93" style:family="text">
      <style:text-properties fo:font-style="normal" officeooo:rsid="0288b81c" style:font-style-asian="normal" style:font-style-complex="normal"/>
    </style:style>
    <style:style style:name="T94" style:family="text">
      <style:text-properties fo:font-style="normal" officeooo:rsid="028a4647" style:font-style-asian="normal" style:font-style-complex="normal"/>
    </style:style>
    <style:style style:name="T95" style:family="text">
      <style:text-properties fo:font-style="normal" officeooo:rsid="028bcb3e" style:font-style-asian="normal" style:font-style-complex="normal"/>
    </style:style>
    <style:style style:name="T96" style:family="text">
      <style:text-properties fo:font-style="normal" officeooo:rsid="028cfe30" style:font-style-asian="normal" style:font-style-complex="normal"/>
    </style:style>
    <style:style style:name="T97" style:family="text">
      <style:text-properties fo:font-style="normal" officeooo:rsid="028d1906" style:font-style-asian="normal" style:font-style-complex="normal"/>
    </style:style>
    <style:style style:name="T98" style:family="text">
      <style:text-properties fo:font-style="normal" officeooo:rsid="028ee745" style:font-style-asian="normal" style:font-style-complex="normal"/>
    </style:style>
    <style:style style:name="T99" style:family="text">
      <style:text-properties fo:font-style="normal" officeooo:rsid="02907a14" style:font-style-asian="normal" style:font-style-complex="normal"/>
    </style:style>
    <style:style style:name="T100" style:family="text">
      <style:text-properties fo:font-style="normal" officeooo:rsid="029140fb" style:font-style-asian="normal" style:font-style-complex="normal"/>
    </style:style>
    <style:style style:name="T101" style:family="text">
      <style:text-properties fo:font-style="normal" officeooo:rsid="0291e26f" style:font-style-asian="normal" style:font-style-complex="normal"/>
    </style:style>
    <style:style style:name="T102" style:family="text">
      <style:text-properties fo:font-style="normal" officeooo:rsid="029354ef" style:font-style-asian="normal" style:font-style-complex="normal"/>
    </style:style>
    <style:style style:name="T103" style:family="text">
      <style:text-properties fo:font-style="normal" officeooo:rsid="0297ef05" style:font-style-asian="normal" style:font-style-complex="normal"/>
    </style:style>
    <style:style style:name="T104" style:family="text">
      <style:text-properties fo:font-style="normal" officeooo:rsid="029883fa" style:font-style-asian="normal" style:font-style-complex="normal"/>
    </style:style>
    <style:style style:name="T105" style:family="text">
      <style:text-properties fo:font-style="normal" officeooo:rsid="029a3334" style:font-style-asian="normal" style:font-style-complex="normal"/>
    </style:style>
    <style:style style:name="T106" style:family="text">
      <style:text-properties fo:font-style="normal" officeooo:rsid="029be0d2" style:font-style-asian="normal" style:font-style-complex="normal"/>
    </style:style>
    <style:style style:name="T107" style:family="text">
      <style:text-properties fo:font-style="normal" officeooo:rsid="029cc5e0" style:font-style-asian="normal" style:font-style-complex="normal"/>
    </style:style>
    <style:style style:name="T108" style:family="text">
      <style:text-properties fo:font-style="normal" officeooo:rsid="029ea925" style:font-style-asian="normal" style:font-style-complex="normal"/>
    </style:style>
    <style:style style:name="T109" style:family="text">
      <style:text-properties fo:font-style="normal" officeooo:rsid="02a02498" style:font-style-asian="normal" style:font-style-complex="normal"/>
    </style:style>
    <style:style style:name="T110" style:family="text">
      <style:text-properties fo:font-style="normal" officeooo:rsid="02a1b56c" style:font-style-asian="normal" style:font-style-complex="normal"/>
    </style:style>
    <style:style style:name="T111" style:family="text">
      <style:text-properties fo:font-style="normal" officeooo:rsid="02a294eb" style:font-style-asian="normal" style:font-style-complex="normal"/>
    </style:style>
    <style:style style:name="T112" style:family="text">
      <style:text-properties fo:font-style="normal" officeooo:rsid="02a32126" style:font-style-asian="normal" style:font-style-complex="normal"/>
    </style:style>
    <style:style style:name="T113" style:family="text">
      <style:text-properties fo:font-style="normal" officeooo:rsid="02a3ab7c" style:font-style-asian="normal" style:font-style-complex="normal"/>
    </style:style>
    <style:style style:name="T114" style:family="text">
      <style:text-properties fo:font-style="normal" officeooo:rsid="02a585ba" style:font-style-asian="normal" style:font-style-complex="normal"/>
    </style:style>
    <style:style style:name="T115" style:family="text">
      <style:text-properties fo:font-style="normal" officeooo:rsid="02a74bb5" style:font-style-asian="normal" style:font-style-complex="normal"/>
    </style:style>
    <style:style style:name="T116" style:family="text">
      <style:text-properties fo:font-style="normal" officeooo:rsid="0268897d" style:font-style-asian="normal" style:font-style-complex="normal"/>
    </style:style>
    <style:style style:name="T117" style:family="text">
      <style:text-properties fo:font-style="normal" officeooo:rsid="02a815e3" style:font-style-asian="normal" style:font-style-complex="normal"/>
    </style:style>
    <style:style style:name="T118" style:family="text">
      <style:text-properties fo:font-style="normal" officeooo:rsid="02a981db" style:font-style-asian="normal" style:font-style-complex="normal"/>
    </style:style>
    <style:style style:name="T119" style:family="text">
      <style:text-properties fo:font-style="normal" officeooo:rsid="026bf497" style:font-style-asian="normal" style:font-style-complex="normal"/>
    </style:style>
    <style:style style:name="T120" style:family="text">
      <style:text-properties fo:font-style="normal" officeooo:rsid="02aab931" style:font-style-asian="normal" style:font-style-complex="normal"/>
    </style:style>
    <style:style style:name="T121" style:family="text">
      <style:text-properties fo:font-style="normal" officeooo:rsid="02ab984c" style:font-style-asian="normal" style:font-style-complex="normal"/>
    </style:style>
    <style:style style:name="T122" style:family="text">
      <style:text-properties fo:font-style="normal" officeooo:rsid="026d2e3b" style:font-style-asian="normal" style:font-style-complex="normal"/>
    </style:style>
    <style:style style:name="T123" style:family="text">
      <style:text-properties fo:font-style="normal" officeooo:rsid="02ac6bfc" style:font-style-asian="normal" style:font-style-complex="normal"/>
    </style:style>
    <style:style style:name="T124" style:family="text">
      <style:text-properties fo:font-style="normal" officeooo:rsid="026d44c9" style:font-style-asian="normal" style:font-style-complex="normal"/>
    </style:style>
    <style:style style:name="T125" style:family="text">
      <style:text-properties fo:font-style="normal" officeooo:rsid="02ae2a93" style:font-style-asian="normal" style:font-style-complex="normal"/>
    </style:style>
    <style:style style:name="T126" style:family="text">
      <style:text-properties fo:font-style="normal" officeooo:rsid="02ae6b94" style:font-style-asian="normal" style:font-style-complex="normal"/>
    </style:style>
    <style:style style:name="T127" style:family="text">
      <style:text-properties fo:font-style="normal" officeooo:rsid="02ae8958" style:font-style-asian="normal" style:font-style-complex="normal"/>
    </style:style>
    <style:style style:name="T128" style:family="text">
      <style:text-properties fo:font-style="normal" officeooo:rsid="026f4781" style:font-style-asian="normal" style:font-style-complex="normal"/>
    </style:style>
    <style:style style:name="T129" style:family="text">
      <style:text-properties fo:font-style="normal" officeooo:rsid="02b0413d" style:font-style-asian="normal" style:font-style-complex="normal"/>
    </style:style>
    <style:style style:name="T130" style:family="text">
      <style:text-properties fo:font-style="normal" officeooo:rsid="02b307e6" style:font-style-asian="normal" style:font-style-complex="normal"/>
    </style:style>
    <style:style style:name="T131" style:family="text">
      <style:text-properties fo:font-style="normal" officeooo:rsid="02b3ae61" style:font-style-asian="normal" style:font-style-complex="normal"/>
    </style:style>
    <style:style style:name="T132" style:family="text">
      <style:text-properties fo:font-style="normal" officeooo:rsid="02b3eba1" style:font-style-asian="normal" style:font-style-complex="normal"/>
    </style:style>
    <style:style style:name="T133" style:family="text">
      <style:text-properties fo:font-style="normal" officeooo:rsid="02b58684" style:font-style-asian="normal" style:font-style-complex="normal"/>
    </style:style>
    <style:style style:name="T134" style:family="text">
      <style:text-properties fo:font-style="normal" officeooo:rsid="02b68902" style:font-style-asian="normal" style:font-style-complex="normal"/>
    </style:style>
    <style:style style:name="T135" style:family="text">
      <style:text-properties fo:font-style="normal" officeooo:rsid="02b7f662" style:font-style-asian="normal" style:font-style-complex="normal"/>
    </style:style>
    <style:style style:name="T136" style:family="text">
      <style:text-properties fo:font-style="normal" officeooo:rsid="02b848b1" style:font-style-asian="normal" style:font-style-complex="normal"/>
    </style:style>
    <style:style style:name="T137" style:family="text">
      <style:text-properties fo:font-style="normal" officeooo:rsid="02b93af9" style:font-style-asian="normal" style:font-style-complex="normal"/>
    </style:style>
    <style:style style:name="T138" style:family="text">
      <style:text-properties fo:font-style="normal" officeooo:rsid="02bb2eef" style:font-style-asian="normal" style:font-style-complex="normal"/>
    </style:style>
    <style:style style:name="T139" style:family="text">
      <style:text-properties fo:font-style="normal" officeooo:rsid="02bd28a6" style:font-style-asian="normal" style:font-style-complex="normal"/>
    </style:style>
    <style:style style:name="T140" style:family="text">
      <style:text-properties fo:font-style="normal" officeooo:rsid="02beba47" style:font-style-asian="normal" style:font-style-complex="normal"/>
    </style:style>
    <style:style style:name="T141" style:family="text">
      <style:text-properties fo:font-style="normal" officeooo:rsid="02bff9b1" style:font-style-asian="normal" style:font-style-complex="normal"/>
    </style:style>
    <style:style style:name="T142" style:family="text">
      <style:text-properties fo:font-style="normal" officeooo:rsid="02c381d9" style:font-style-asian="normal" style:font-style-complex="normal"/>
    </style:style>
    <style:style style:name="T143" style:family="text">
      <style:text-properties fo:font-style="normal" officeooo:rsid="02c52650" style:font-style-asian="normal" style:font-style-complex="normal"/>
    </style:style>
    <style:style style:name="T144" style:family="text">
      <style:text-properties fo:font-style="normal" officeooo:rsid="02c5f27c" style:font-style-asian="normal" style:font-style-complex="normal"/>
    </style:style>
    <style:style style:name="T145" style:family="text">
      <style:text-properties fo:font-style="normal" officeooo:rsid="02c75e71" style:font-style-asian="normal" style:font-style-complex="normal"/>
    </style:style>
    <style:style style:name="T146" style:family="text">
      <style:text-properties fo:font-style="normal" officeooo:rsid="02c8492c" style:font-style-asian="normal" style:font-style-complex="normal"/>
    </style:style>
    <style:style style:name="T147" style:family="text">
      <style:text-properties fo:font-style="normal" officeooo:rsid="02c8fa53" style:font-style-asian="normal" style:font-style-complex="normal"/>
    </style:style>
    <style:style style:name="T148" style:family="text">
      <style:text-properties fo:font-style="normal" officeooo:rsid="02c9087e" style:font-style-asian="normal" style:font-style-complex="normal"/>
    </style:style>
    <style:style style:name="T149" style:family="text">
      <style:text-properties fo:font-style="normal" officeooo:rsid="02c9a8a4" style:font-style-asian="normal" style:font-style-complex="normal"/>
    </style:style>
    <style:style style:name="T150" style:family="text">
      <style:text-properties fo:font-style="normal" officeooo:rsid="02ca736a" style:font-style-asian="normal" style:font-style-complex="normal"/>
    </style:style>
    <style:style style:name="T151" style:family="text">
      <style:text-properties fo:font-style="normal" officeooo:rsid="02caf597" style:font-style-asian="normal" style:font-style-complex="normal"/>
    </style:style>
    <style:style style:name="T152" style:family="text">
      <style:text-properties fo:font-style="normal" officeooo:rsid="02cc6ff5" style:font-style-asian="normal" style:font-style-complex="normal"/>
    </style:style>
    <style:style style:name="T153" style:family="text">
      <style:text-properties fo:font-style="normal" officeooo:rsid="02cd1f2c" style:font-style-asian="normal" style:font-style-complex="normal"/>
    </style:style>
    <style:style style:name="T154" style:family="text">
      <style:text-properties fo:font-style="normal" officeooo:rsid="02ce7d19" style:font-style-asian="normal" style:font-style-complex="normal"/>
    </style:style>
    <style:style style:name="T155" style:family="text">
      <style:text-properties fo:font-style="normal" officeooo:rsid="02d00e6b" style:font-style-asian="normal" style:font-style-complex="normal"/>
    </style:style>
    <style:style style:name="T156" style:family="text">
      <style:text-properties fo:font-style="normal" officeooo:rsid="02d0245e" style:font-style-asian="normal" style:font-style-complex="normal"/>
    </style:style>
    <style:style style:name="T157" style:family="text">
      <style:text-properties fo:font-style="normal" officeooo:rsid="02d0a63e" style:font-style-asian="normal" style:font-style-complex="normal"/>
    </style:style>
    <style:style style:name="T158" style:family="text">
      <style:text-properties fo:font-style="normal" officeooo:rsid="02d0b009" style:font-style-asian="normal" style:font-style-complex="normal"/>
    </style:style>
    <style:style style:name="T159" style:family="text">
      <style:text-properties fo:font-style="normal" officeooo:rsid="02d3c72f" style:font-style-asian="normal" style:font-style-complex="normal"/>
    </style:style>
    <style:style style:name="T160" style:family="text">
      <style:text-properties fo:font-style="normal" officeooo:rsid="02d57d50" style:font-style-asian="normal" style:font-style-complex="normal"/>
    </style:style>
    <style:style style:name="T161" style:family="text">
      <style:text-properties fo:font-style="normal" officeooo:rsid="02d66f16" style:font-style-asian="normal" style:font-style-complex="normal"/>
    </style:style>
    <style:style style:name="T162" style:family="text">
      <style:text-properties fo:font-style="normal" officeooo:rsid="02d76e8e" style:font-style-asian="normal" style:font-style-complex="normal"/>
    </style:style>
    <style:style style:name="T163" style:family="text">
      <style:text-properties fo:font-style="normal" officeooo:rsid="02d8d516" style:font-style-asian="normal" style:font-style-complex="normal"/>
    </style:style>
    <style:style style:name="T164" style:family="text">
      <style:text-properties fo:font-style="normal" officeooo:rsid="02da2225" style:font-style-asian="normal" style:font-style-complex="normal"/>
    </style:style>
    <style:style style:name="T165" style:family="text">
      <style:text-properties fo:font-style="normal" officeooo:rsid="02da82b7" style:font-style-asian="normal" style:font-style-complex="normal"/>
    </style:style>
    <style:style style:name="T166" style:family="text">
      <style:text-properties fo:font-style="normal" officeooo:rsid="02dbc886" style:font-style-asian="normal" style:font-style-complex="normal"/>
    </style:style>
    <style:style style:name="T167" style:family="text">
      <style:text-properties fo:font-style="normal" officeooo:rsid="02dcfc44" style:font-style-asian="normal" style:font-style-complex="normal"/>
    </style:style>
    <style:style style:name="T168" style:family="text">
      <style:text-properties fo:font-style="normal" officeooo:rsid="02ddedde" style:font-style-asian="normal" style:font-style-complex="normal"/>
    </style:style>
    <style:style style:name="T169" style:family="text">
      <style:text-properties fo:font-style="normal" officeooo:rsid="02dfc31d" style:font-style-asian="normal" style:font-style-complex="normal"/>
    </style:style>
    <style:style style:name="T170" style:family="text">
      <style:text-properties fo:font-style="normal" officeooo:rsid="02e1a4f7" style:font-style-asian="normal" style:font-style-complex="normal"/>
    </style:style>
    <style:style style:name="T171" style:family="text">
      <style:text-properties fo:font-style="normal" officeooo:rsid="02e2b31c" style:font-style-asian="normal" style:font-style-complex="normal"/>
    </style:style>
    <style:style style:name="T172" style:family="text">
      <style:text-properties fo:font-style="normal" officeooo:rsid="02e479fc" style:font-style-asian="normal" style:font-style-complex="normal"/>
    </style:style>
    <style:style style:name="T173" style:family="text">
      <style:text-properties fo:font-style="normal" officeooo:rsid="02e5fe0b" style:font-style-asian="normal" style:font-style-complex="normal"/>
    </style:style>
    <style:style style:name="T174" style:family="text">
      <style:text-properties fo:font-style="normal" officeooo:rsid="02e77c90" style:font-style-asian="normal" style:font-style-complex="normal"/>
    </style:style>
    <style:style style:name="T175" style:family="text">
      <style:text-properties fo:font-style="normal" officeooo:rsid="02e90e5b" style:font-style-asian="normal" style:font-style-complex="normal"/>
    </style:style>
    <style:style style:name="T176" style:family="text">
      <style:text-properties fo:font-style="normal" officeooo:rsid="02eac9bc" style:font-style-asian="normal" style:font-style-complex="normal"/>
    </style:style>
    <style:style style:name="T177" style:family="text">
      <style:text-properties fo:font-style="normal" officeooo:rsid="02ec8c9d" style:font-style-asian="normal" style:font-style-complex="normal"/>
    </style:style>
    <style:style style:name="T178" style:family="text">
      <style:text-properties fo:font-style="normal" officeooo:rsid="02ecde49" style:font-style-asian="normal" style:font-style-complex="normal"/>
    </style:style>
    <style:style style:name="T179" style:family="text">
      <style:text-properties fo:font-style="normal" officeooo:rsid="02ee0e84" style:font-style-asian="normal" style:font-style-complex="normal"/>
    </style:style>
    <style:style style:name="T180" style:family="text">
      <style:text-properties fo:font-style="normal" officeooo:rsid="02eea4e0" style:font-style-asian="normal" style:font-style-complex="normal"/>
    </style:style>
    <style:style style:name="T181" style:family="text">
      <style:text-properties fo:font-style="normal" officeooo:rsid="02ef8f8a" style:font-style-asian="normal" style:font-style-complex="normal"/>
    </style:style>
    <style:style style:name="T182" style:family="text">
      <style:text-properties fo:font-style="normal" officeooo:rsid="02f059ef" style:font-style-asian="normal" style:font-style-complex="normal"/>
    </style:style>
    <style:style style:name="T183" style:family="text">
      <style:text-properties fo:font-style="normal" officeooo:rsid="02f0c6bb" style:font-style-asian="normal" style:font-style-complex="normal"/>
    </style:style>
    <style:style style:name="T184" style:family="text">
      <style:text-properties fo:font-style="normal" officeooo:rsid="02f1ad60" style:font-style-asian="normal" style:font-style-complex="normal"/>
    </style:style>
    <style:style style:name="T185" style:family="text">
      <style:text-properties fo:font-style="normal" officeooo:rsid="02f2cf5a" style:font-style-asian="normal" style:font-style-complex="normal"/>
    </style:style>
    <style:style style:name="T186" style:family="text">
      <style:text-properties fo:font-style="normal" officeooo:rsid="02f4a358" style:font-style-asian="normal" style:font-style-complex="normal"/>
    </style:style>
    <style:style style:name="T187" style:family="text">
      <style:text-properties fo:font-style="normal" officeooo:rsid="02f5b316" style:font-style-asian="normal" style:font-style-complex="normal"/>
    </style:style>
    <style:style style:name="T188" style:family="text">
      <style:text-properties fo:font-style="normal" officeooo:rsid="02f7a02f" style:font-style-asian="normal" style:font-style-complex="normal"/>
    </style:style>
    <style:style style:name="T189" style:family="text">
      <style:text-properties fo:font-style="normal" officeooo:rsid="02fbaede" style:font-style-asian="normal" style:font-style-complex="normal"/>
    </style:style>
    <style:style style:name="T190" style:family="text">
      <style:text-properties fo:font-style="normal" officeooo:rsid="02fbce4a" style:font-style-asian="normal" style:font-style-complex="normal"/>
    </style:style>
    <style:style style:name="T191" style:family="text">
      <style:text-properties fo:font-style="normal" officeooo:rsid="02fcb439" style:font-style-asian="normal" style:font-style-complex="normal"/>
    </style:style>
    <style:style style:name="T192" style:family="text">
      <style:text-properties fo:font-style="normal" officeooo:rsid="02fe1f31" style:font-style-asian="normal" style:font-style-complex="normal"/>
    </style:style>
    <style:style style:name="T193" style:family="text">
      <style:text-properties fo:font-style="normal" officeooo:rsid="02ff7003" style:font-style-asian="normal" style:font-style-complex="normal"/>
    </style:style>
    <style:style style:name="T194" style:family="text">
      <style:text-properties fo:font-style="normal" officeooo:rsid="02ffac01" style:font-style-asian="normal" style:font-style-complex="normal"/>
    </style:style>
    <style:style style:name="T195" style:family="text">
      <style:text-properties fo:font-style="normal" officeooo:rsid="02ffc211" style:font-style-asian="normal" style:font-style-complex="normal"/>
    </style:style>
    <style:style style:name="T196" style:family="text">
      <style:text-properties fo:font-style="normal" officeooo:rsid="03018f42" style:font-style-asian="normal" style:font-style-complex="normal"/>
    </style:style>
    <style:style style:name="T197" style:family="text">
      <style:text-properties fo:font-style="normal" officeooo:rsid="0303179c" style:font-style-asian="normal" style:font-style-complex="normal"/>
    </style:style>
    <style:style style:name="T198" style:family="text">
      <style:text-properties fo:font-style="normal" officeooo:rsid="0303a1d9" style:font-style-asian="normal" style:font-style-complex="normal"/>
    </style:style>
    <style:style style:name="T199" style:family="text">
      <style:text-properties fo:font-style="normal" officeooo:rsid="03055fe2" style:font-style-asian="normal" style:font-style-complex="normal"/>
    </style:style>
    <style:style style:name="T200" style:family="text">
      <style:text-properties fo:font-style="normal" officeooo:rsid="03068e2c" style:font-style-asian="normal" style:font-style-complex="normal"/>
    </style:style>
    <style:style style:name="T201" style:family="text">
      <style:text-properties fo:font-style="normal" officeooo:rsid="030703d1" style:font-style-asian="normal" style:font-style-complex="normal"/>
    </style:style>
    <style:style style:name="T202" style:family="text">
      <style:text-properties fo:font-style="normal" officeooo:rsid="0308af5b" style:font-style-asian="normal" style:font-style-complex="normal"/>
    </style:style>
    <style:style style:name="T203" style:family="text">
      <style:text-properties fo:font-style="normal" officeooo:rsid="030a5836" style:font-style-asian="normal" style:font-style-complex="normal"/>
    </style:style>
    <style:style style:name="T204" style:family="text">
      <style:text-properties fo:font-style="normal" officeooo:rsid="030bfc14" style:font-style-asian="normal" style:font-style-complex="normal"/>
    </style:style>
    <style:style style:name="T205" style:family="text">
      <style:text-properties fo:font-style="normal" officeooo:rsid="030d3b7a" style:font-style-asian="normal" style:font-style-complex="normal"/>
    </style:style>
    <style:style style:name="T206" style:family="text">
      <style:text-properties fo:font-style="normal" officeooo:rsid="030d9dc3" style:font-style-asian="normal" style:font-style-complex="normal"/>
    </style:style>
    <style:style style:name="T207" style:family="text">
      <style:text-properties fo:font-style="normal" officeooo:rsid="030e896b" style:font-style-asian="normal" style:font-style-complex="normal"/>
    </style:style>
    <style:style style:name="T208" style:family="text">
      <style:text-properties fo:font-style="normal" officeooo:rsid="030f357b" style:font-style-asian="normal" style:font-style-complex="normal"/>
    </style:style>
    <style:style style:name="T209" style:family="text">
      <style:text-properties fo:font-style="normal" officeooo:rsid="03109ca8" style:font-style-asian="normal" style:font-style-complex="normal"/>
    </style:style>
    <style:style style:name="T210" style:family="text">
      <style:text-properties fo:font-style="normal" officeooo:rsid="0311524b" style:font-style-asian="normal" style:font-style-complex="normal"/>
    </style:style>
    <style:style style:name="T211" style:family="text">
      <style:text-properties fo:font-style="normal" officeooo:rsid="0311ae27" style:font-style-asian="normal" style:font-style-complex="normal"/>
    </style:style>
    <style:style style:name="T212" style:family="text">
      <style:text-properties fo:font-style="normal" officeooo:rsid="03138de8" style:font-style-asian="normal" style:font-style-complex="normal"/>
    </style:style>
    <style:style style:name="T213" style:family="text">
      <style:text-properties fo:font-style="normal" officeooo:rsid="0314cf3d" style:font-style-asian="normal" style:font-style-complex="normal"/>
    </style:style>
    <style:style style:name="T214" style:family="text">
      <style:text-properties fo:font-style="normal" officeooo:rsid="03157464" style:font-style-asian="normal" style:font-style-complex="normal"/>
    </style:style>
    <style:style style:name="T215" style:family="text">
      <style:text-properties fo:font-style="normal" officeooo:rsid="0316ada3" style:font-style-asian="normal" style:font-style-complex="normal"/>
    </style:style>
    <style:style style:name="T216" style:family="text">
      <style:text-properties fo:font-style="normal" officeooo:rsid="031866e3" style:font-style-asian="normal" style:font-style-complex="normal"/>
    </style:style>
    <style:style style:name="T217" style:family="text">
      <style:text-properties fo:font-style="normal" officeooo:rsid="026bf497" style:font-style-asian="normal" style:font-weight-asian="normal" style:font-style-complex="normal" style:font-weight-complex="normal"/>
    </style:style>
    <style:style style:name="T218" style:family="text">
      <style:text-properties fo:font-style="normal" officeooo:rsid="02a981db" style:font-style-asian="normal" style:font-weight-asian="normal" style:font-style-complex="normal" style:font-weight-complex="normal"/>
    </style:style>
    <style:style style:name="T219" style:family="text">
      <style:text-properties fo:font-style="normal" officeooo:rsid="02cc6ff5" style:font-style-asian="normal" style:font-weight-asian="normal" style:font-style-complex="normal" style:font-weight-complex="normal"/>
    </style:style>
    <style:style style:name="T220" style:family="text">
      <style:text-properties fo:font-style="normal" officeooo:rsid="02843120" style:font-style-asian="normal" style:font-weight-asian="normal" style:font-style-complex="normal" style:font-weight-complex="normal"/>
    </style:style>
    <style:style style:name="T221" style:family="text">
      <style:text-properties fo:font-style="normal" officeooo:rsid="02dbc886" style:font-style-asian="normal" style:font-weight-asian="normal" style:font-style-complex="normal" style:font-weight-complex="normal"/>
    </style:style>
    <style:style style:name="T222" style:family="text">
      <style:text-properties fo:font-style="normal" officeooo:rsid="030a5836" style:font-style-asian="normal" style:font-weight-asian="normal" style:font-style-complex="normal" style:font-weight-complex="normal"/>
    </style:style>
    <style:style style:name="T223" style:family="text">
      <style:text-properties fo:font-style="normal" officeooo:rsid="030d9dc3" style:font-style-asian="normal" style:font-weight-asian="normal" style:font-style-complex="normal" style:font-weight-complex="normal"/>
    </style:style>
    <style:style style:name="T224" style:family="text">
      <style:text-properties officeooo:rsid="026bf497"/>
    </style:style>
    <style:style style:name="T225" style:family="text">
      <style:text-properties officeooo:rsid="026d2e3b"/>
    </style:style>
    <style:style style:name="T226" style:family="text">
      <style:text-properties officeooo:rsid="026d44c9"/>
    </style:style>
    <style:style style:name="T227" style:family="text">
      <style:text-properties officeooo:rsid="026e5565"/>
    </style:style>
    <style:style style:name="T228" style:family="text">
      <style:text-properties officeooo:rsid="026ed91d"/>
    </style:style>
    <style:style style:name="T229" style:family="text">
      <style:text-properties officeooo:rsid="026f4781"/>
    </style:style>
    <style:style style:name="T230" style:family="text">
      <style:text-properties officeooo:rsid="026fbb2d"/>
    </style:style>
    <style:style style:name="T231" style:family="text">
      <style:text-properties officeooo:rsid="02700b96"/>
    </style:style>
    <style:style style:name="T232" style:family="text">
      <style:text-properties officeooo:rsid="02706e22"/>
    </style:style>
    <style:style style:name="T233" style:family="text">
      <style:text-properties officeooo:rsid="02716472"/>
    </style:style>
    <style:style style:name="T234" style:family="text">
      <style:text-properties officeooo:rsid="0271e8cf"/>
    </style:style>
    <style:style style:name="T235" style:family="text">
      <style:text-properties officeooo:rsid="0273d7fd"/>
    </style:style>
    <style:style style:name="T236" style:family="text">
      <style:text-properties officeooo:rsid="02759466"/>
    </style:style>
    <style:style style:name="T237" style:family="text">
      <style:text-properties officeooo:rsid="02772f22"/>
    </style:style>
    <style:style style:name="T238" style:family="text">
      <style:text-properties officeooo:rsid="02785d4b"/>
    </style:style>
    <style:style style:name="T239" style:family="text">
      <style:text-properties officeooo:rsid="027a2649"/>
    </style:style>
    <style:style style:name="T240" style:family="text">
      <style:text-properties officeooo:rsid="027c060c"/>
    </style:style>
    <style:style style:name="T241" style:family="text">
      <style:text-properties officeooo:rsid="027c5dbf"/>
    </style:style>
    <style:style style:name="T242" style:family="text">
      <style:text-properties officeooo:rsid="027c6e58"/>
    </style:style>
    <style:style style:name="T243" style:family="text">
      <style:text-properties officeooo:rsid="027deb92"/>
    </style:style>
    <style:style style:name="T244" style:family="text">
      <style:text-properties officeooo:rsid="027fe4cc"/>
    </style:style>
    <style:style style:name="T245" style:family="text">
      <style:text-properties officeooo:rsid="0282566e"/>
    </style:style>
    <style:style style:name="T246" style:family="text">
      <style:text-properties officeooo:rsid="02831ce4"/>
    </style:style>
    <style:style style:name="T247" style:family="text">
      <style:text-properties officeooo:rsid="02832b2b"/>
    </style:style>
    <style:style style:name="T248" style:family="text">
      <style:text-properties officeooo:rsid="02836e33"/>
    </style:style>
    <style:style style:name="T249" style:family="text">
      <style:text-properties officeooo:rsid="02843120"/>
    </style:style>
    <style:style style:name="T250" style:family="text">
      <style:text-properties officeooo:rsid="028614f0"/>
    </style:style>
    <style:style style:name="T251" style:family="text">
      <style:text-properties fo:font-weight="bold" officeooo:rsid="028614f0" style:font-weight-asian="bold" style:font-weight-complex="bold"/>
    </style:style>
    <style:style style:name="T252" style:family="text">
      <style:text-properties fo:font-weight="bold" officeooo:rsid="024f4123" style:font-weight-asian="bold" style:font-weight-complex="bold"/>
    </style:style>
    <style:style style:name="T253" style:family="text">
      <style:text-properties fo:font-weight="bold" officeooo:rsid="0263a62a" style:font-weight-asian="bold" style:font-weight-complex="bold"/>
    </style:style>
    <style:style style:name="T254" style:family="text">
      <style:text-properties officeooo:rsid="02864a6f"/>
    </style:style>
    <style:style style:name="T255" style:family="text">
      <style:text-properties officeooo:rsid="02872ff6"/>
    </style:style>
    <style:style style:name="T256" style:family="text">
      <style:text-properties officeooo:rsid="0288b81c"/>
    </style:style>
    <style:style style:name="T257" style:family="text">
      <style:text-properties officeooo:rsid="028a4647"/>
    </style:style>
    <style:style style:name="T258" style:family="text">
      <style:text-properties officeooo:rsid="028bcb3e"/>
    </style:style>
    <style:style style:name="T259" style:family="text">
      <style:text-properties officeooo:rsid="028cfe30"/>
    </style:style>
    <style:style style:name="T260" style:family="text">
      <style:text-properties officeooo:rsid="028d1906"/>
    </style:style>
    <style:style style:name="T261" style:family="text">
      <style:text-properties officeooo:rsid="028ee745"/>
    </style:style>
    <style:style style:name="T262" style:family="text">
      <style:text-properties officeooo:rsid="02907a14"/>
    </style:style>
    <style:style style:name="T263" style:family="text">
      <style:text-properties officeooo:rsid="029140fb"/>
    </style:style>
    <style:style style:name="T264" style:family="text">
      <style:text-properties officeooo:rsid="0291e26f"/>
    </style:style>
    <style:style style:name="T265" style:family="text">
      <style:text-properties officeooo:rsid="029354ef"/>
    </style:style>
    <style:style style:name="T266" style:family="text">
      <style:text-properties officeooo:rsid="029430f9"/>
    </style:style>
    <style:style style:name="T267" style:family="text">
      <style:text-properties officeooo:rsid="029a3334"/>
    </style:style>
    <style:style style:name="T268" style:family="text">
      <style:text-properties officeooo:rsid="029be0d2"/>
    </style:style>
    <style:style style:name="T269" style:family="text">
      <style:text-properties officeooo:rsid="029cc5e0"/>
    </style:style>
    <style:style style:name="T270" style:family="text">
      <style:text-properties officeooo:rsid="029ea925"/>
    </style:style>
    <style:style style:name="T271" style:family="text">
      <style:text-properties officeooo:rsid="02a02498"/>
    </style:style>
    <style:style style:name="T272" style:family="text">
      <style:text-properties officeooo:rsid="02a1b56c"/>
    </style:style>
    <style:style style:name="T273" style:family="text">
      <style:text-properties officeooo:rsid="02a294eb"/>
    </style:style>
    <style:style style:name="T274" style:family="text">
      <style:text-properties officeooo:rsid="02a32126"/>
    </style:style>
    <style:style style:name="T275" style:family="text">
      <style:text-properties officeooo:rsid="02a3ab7c"/>
    </style:style>
    <style:style style:name="T276" style:family="text">
      <style:text-properties officeooo:rsid="02a585ba"/>
    </style:style>
    <style:style style:name="T277" style:family="text">
      <style:text-properties officeooo:rsid="02a74bb5"/>
    </style:style>
    <style:style style:name="T278" style:family="text">
      <style:text-properties officeooo:rsid="02a815e3"/>
    </style:style>
    <style:style style:name="T279" style:family="text">
      <style:text-properties officeooo:rsid="02a981db"/>
    </style:style>
    <style:style style:name="T280" style:family="text">
      <style:text-properties officeooo:rsid="02aab931"/>
    </style:style>
    <style:style style:name="T281" style:family="text">
      <style:text-properties officeooo:rsid="02ab984c"/>
    </style:style>
    <style:style style:name="T282" style:family="text">
      <style:text-properties officeooo:rsid="02ac6bfc"/>
    </style:style>
    <style:style style:name="T283" style:family="text">
      <style:text-properties officeooo:rsid="02ae2a93"/>
    </style:style>
    <style:style style:name="T284" style:family="text">
      <style:text-properties officeooo:rsid="02ae6b94"/>
    </style:style>
    <style:style style:name="T285" style:family="text">
      <style:text-properties officeooo:rsid="02ae8958"/>
    </style:style>
    <style:style style:name="T286" style:family="text">
      <style:text-properties officeooo:rsid="02b0413d"/>
    </style:style>
    <style:style style:name="T287" style:family="text">
      <style:text-properties officeooo:rsid="02b307e6"/>
    </style:style>
    <style:style style:name="T288" style:family="text">
      <style:text-properties officeooo:rsid="02b3ae61"/>
    </style:style>
    <style:style style:name="T289" style:family="text">
      <style:text-properties officeooo:rsid="02b3eba1"/>
    </style:style>
    <style:style style:name="T290" style:family="text">
      <style:text-properties officeooo:rsid="02b58684"/>
    </style:style>
    <style:style style:name="T291" style:family="text">
      <style:text-properties officeooo:rsid="02b68902"/>
    </style:style>
    <style:style style:name="T292" style:family="text">
      <style:text-properties officeooo:rsid="02b7f662"/>
    </style:style>
    <style:style style:name="T293" style:family="text">
      <style:text-properties officeooo:rsid="02b848b1"/>
    </style:style>
    <style:style style:name="T294" style:family="text">
      <style:text-properties officeooo:rsid="02b93af9"/>
    </style:style>
    <style:style style:name="T295" style:family="text">
      <style:text-properties officeooo:rsid="02bb2eef"/>
    </style:style>
    <style:style style:name="T296" style:family="text">
      <style:text-properties officeooo:rsid="02bd28a6"/>
    </style:style>
    <style:style style:name="T297" style:family="text">
      <style:text-properties officeooo:rsid="02c52650"/>
    </style:style>
    <style:style style:name="T298" style:family="text">
      <style:text-properties officeooo:rsid="02c5f27c"/>
    </style:style>
    <style:style style:name="T299" style:family="text">
      <style:text-properties officeooo:rsid="02c75e71"/>
    </style:style>
    <style:style style:name="T300" style:family="text">
      <style:text-properties officeooo:rsid="02c8fa53"/>
    </style:style>
    <style:style style:name="T301" style:family="text">
      <style:text-properties officeooo:rsid="02c9087e"/>
    </style:style>
    <style:style style:name="T302" style:family="text">
      <style:text-properties officeooo:rsid="02ca736a"/>
    </style:style>
    <style:style style:name="T303" style:family="text">
      <style:text-properties officeooo:rsid="02caf597"/>
    </style:style>
    <style:style style:name="T304" style:family="text">
      <style:text-properties fo:color="#000000" fo:font-style="normal" fo:font-weight="normal" officeooo:rsid="02672bf5" style:font-style-asian="normal" style:font-weight-asian="normal" style:font-style-complex="normal" style:font-weight-complex="normal"/>
    </style:style>
    <style:style style:name="T305" style:family="text">
      <style:text-properties fo:color="#000000" fo:font-style="normal" fo:font-weight="normal" officeooo:rsid="028ee745" style:font-style-asian="normal" style:font-weight-asian="normal" style:font-style-complex="normal" style:font-weight-complex="normal"/>
    </style:style>
    <style:style style:name="T306" style:family="text">
      <style:text-properties fo:color="#000000" fo:font-style="normal" fo:font-weight="normal" officeooo:rsid="026d44c9" style:font-style-asian="normal" style:font-weight-asian="normal" style:font-style-complex="normal" style:font-weight-complex="normal"/>
    </style:style>
    <style:style style:name="T307" style:family="text">
      <style:text-properties fo:color="#000000" fo:font-style="normal" fo:font-weight="normal" officeooo:rsid="02785d4b" style:font-style-asian="normal" style:font-weight-asian="normal" style:font-style-complex="normal" style:font-weight-complex="normal"/>
    </style:style>
    <style:style style:name="T308" style:family="text">
      <style:text-properties fo:color="#000000" fo:font-style="normal" fo:font-weight="normal" officeooo:rsid="02e1a4f7" style:font-style-asian="normal" style:font-weight-asian="normal" style:font-style-complex="normal" style:font-weight-complex="normal"/>
    </style:style>
    <style:style style:name="T309" style:family="text">
      <style:text-properties fo:color="#000000" fo:font-style="normal" fo:font-weight="normal" officeooo:rsid="02772f22" style:font-style-asian="normal" style:font-weight-asian="normal" style:font-style-complex="normal" style:font-weight-complex="normal"/>
    </style:style>
    <style:style style:name="T310" style:family="text">
      <style:text-properties fo:color="#000000" fo:font-style="normal" fo:font-weight="normal" officeooo:rsid="02832b2b" style:font-style-asian="normal" style:font-weight-asian="normal" style:font-style-complex="normal" style:font-weight-complex="normal"/>
    </style:style>
    <style:style style:name="T311" style:family="text">
      <style:text-properties fo:color="#000000" fo:font-style="normal" fo:font-weight="normal" officeooo:rsid="02864a6f" style:font-style-asian="normal" style:font-weight-asian="normal" style:font-style-complex="normal" style:font-weight-complex="normal"/>
    </style:style>
    <style:style style:name="T312" style:family="text">
      <style:text-properties fo:color="#000000" fo:font-style="normal" fo:font-weight="normal" officeooo:rsid="02a3ab7c" style:font-style-asian="normal" style:font-weight-asian="normal" style:font-style-complex="normal" style:font-weight-complex="normal"/>
    </style:style>
    <style:style style:name="T313" style:family="text">
      <style:text-properties fo:color="#000000" fo:font-style="normal" fo:font-weight="normal" officeooo:rsid="02c8492c" style:font-style-asian="normal" style:font-weight-asian="normal" style:font-style-complex="normal" style:font-weight-complex="normal"/>
    </style:style>
    <style:style style:name="T314" style:family="text">
      <style:text-properties fo:color="#000000" fo:font-style="normal" fo:font-weight="normal" officeooo:rsid="029354ef" style:font-style-asian="normal" style:font-weight-asian="normal" style:font-style-complex="normal" style:font-weight-complex="normal"/>
    </style:style>
    <style:style style:name="T315" style:family="text">
      <style:text-properties fo:color="#000000" fo:font-style="normal" fo:font-weight="normal" officeooo:rsid="02e5fe0b" style:font-style-asian="normal" style:font-weight-asian="normal" style:font-style-complex="normal" style:font-weight-complex="normal"/>
    </style:style>
    <style:style style:name="T316" style:family="text">
      <style:text-properties fo:color="#000000" fo:font-style="normal" fo:font-weight="normal" officeooo:rsid="02a74bb5" style:font-style-asian="normal" style:font-weight-asian="normal" style:font-style-complex="normal" style:font-weight-complex="normal"/>
    </style:style>
    <style:style style:name="T317" style:family="text">
      <style:text-properties fo:color="#000000" fo:font-style="normal" fo:font-weight="normal" officeooo:rsid="02843120" style:font-style-asian="normal" style:font-weight-asian="normal" style:font-style-complex="normal" style:font-weight-complex="normal"/>
    </style:style>
    <style:style style:name="T318" style:family="text">
      <style:text-properties fo:color="#000000" fo:font-style="normal" fo:font-weight="normal" officeooo:rsid="02b0413d" style:font-style-asian="normal" style:font-weight-asian="normal" style:font-style-complex="normal" style:font-weight-complex="normal"/>
    </style:style>
    <style:style style:name="T319" style:family="text">
      <style:text-properties fo:color="#000000" fo:font-style="normal" fo:font-weight="normal" officeooo:rsid="02cc6ff5" style:font-style-asian="normal" style:font-weight-asian="normal" style:font-style-complex="normal" style:font-weight-complex="normal"/>
    </style:style>
    <style:style style:name="T320" style:family="text">
      <style:text-properties fo:color="#000000" fo:font-style="normal" fo:font-weight="normal" officeooo:rsid="02d66f16" style:font-style-asian="normal" style:font-weight-asian="normal" style:font-style-complex="normal" style:font-weight-complex="normal"/>
    </style:style>
    <style:style style:name="T321" style:family="text">
      <style:text-properties fo:color="#000000" fo:font-style="normal" fo:font-weight="normal" officeooo:rsid="02f1ad60" style:font-style-asian="normal" style:font-weight-asian="normal" style:font-style-complex="normal" style:font-weight-complex="normal"/>
    </style:style>
    <style:style style:name="T322" style:family="text">
      <style:text-properties fo:color="#000000" fo:font-style="normal" fo:font-weight="normal" officeooo:rsid="02f4a358" style:font-style-asian="normal" style:font-weight-asian="normal" style:font-style-complex="normal" style:font-weight-complex="normal"/>
    </style:style>
    <style:style style:name="T323" style:family="text">
      <style:text-properties fo:color="#000000" fo:font-style="normal" fo:font-weight="normal" officeooo:rsid="03018f42" style:font-style-asian="normal" style:font-weight-asian="normal" style:font-style-complex="normal" style:font-weight-complex="normal"/>
    </style:style>
    <style:style style:name="T324" style:family="text">
      <style:text-properties fo:color="#000000" fo:font-style="normal" fo:font-weight="normal" officeooo:rsid="030a5836" style:font-style-asian="normal" style:font-weight-asian="normal" style:font-style-complex="normal" style:font-weight-complex="normal"/>
    </style:style>
    <style:style style:name="T325" style:family="text">
      <style:text-properties fo:color="#000000" fo:font-style="normal" fo:font-weight="normal" officeooo:rsid="03109ca8" style:font-style-asian="normal" style:font-weight-asian="normal" style:font-style-complex="normal" style:font-weight-complex="normal"/>
    </style:style>
    <style:style style:name="T326" style:family="text">
      <style:text-properties fo:color="#000000" fo:font-style="normal" fo:font-weight="normal" officeooo:rsid="0316ada3" style:font-style-asian="normal" style:font-weight-asian="normal" style:font-style-complex="normal" style:font-weight-complex="normal"/>
    </style:style>
    <style:style style:name="T327" style:family="text">
      <style:text-properties fo:color="#000000" fo:font-style="normal" fo:font-weight="normal" officeooo:rsid="0348a337" style:font-style-asian="normal" style:font-weight-asian="normal" style:font-style-complex="normal" style:font-weight-complex="normal"/>
    </style:style>
    <style:style style:name="T328" style:family="text">
      <style:text-properties fo:color="#000000" fo:font-weight="normal" style:font-weight-asian="normal" style:font-weight-complex="normal"/>
    </style:style>
    <style:style style:name="T329" style:family="text">
      <style:text-properties fo:color="#000000" fo:font-weight="normal" officeooo:rsid="02672bf5" style:font-weight-asian="normal" style:font-weight-complex="normal"/>
    </style:style>
    <style:style style:name="T330" style:family="text">
      <style:text-properties fo:color="#000000" fo:font-weight="normal" officeooo:rsid="028614f0" style:font-weight-asian="normal" style:font-weight-complex="normal"/>
    </style:style>
    <style:style style:name="T331" style:family="text">
      <style:text-properties fo:color="#000000" fo:font-weight="normal" officeooo:rsid="0268897d" style:font-weight-asian="normal" style:font-weight-complex="normal"/>
    </style:style>
    <style:style style:name="T332" style:family="text">
      <style:text-properties fo:color="#000000" fo:font-weight="normal" officeooo:rsid="02da2225" style:font-weight-asian="normal" style:font-weight-complex="normal"/>
    </style:style>
    <style:style style:name="T333" style:family="text">
      <style:text-properties fo:color="#000000" fo:font-weight="normal" officeooo:rsid="02b0413d" style:font-weight-asian="normal" style:font-weight-complex="normal"/>
    </style:style>
    <style:style style:name="T334" style:family="text">
      <style:text-properties fo:color="#000000" fo:font-weight="normal" officeooo:rsid="026fbb2d" style:font-weight-asian="normal" style:font-weight-complex="normal"/>
    </style:style>
    <style:style style:name="T335" style:family="text">
      <style:text-properties fo:color="#000000" fo:font-weight="normal" officeooo:rsid="02e5fe0b" style:font-weight-asian="normal" style:font-weight-complex="normal"/>
    </style:style>
    <style:style style:name="T336" style:family="text">
      <style:text-properties fo:color="#000000" fo:font-weight="normal" officeooo:rsid="029354ef" style:font-weight-asian="normal" style:font-weight-complex="normal"/>
    </style:style>
    <style:style style:name="T337" style:family="text">
      <style:text-properties fo:color="#000000" fo:font-weight="normal" officeooo:rsid="02e7cb98" style:font-weight-asian="normal" style:font-weight-complex="normal"/>
    </style:style>
    <style:style style:name="T338" style:family="text">
      <style:text-properties fo:color="#000000" fo:font-weight="normal" officeooo:rsid="02f4a358" style:font-weight-asian="normal" style:font-weight-complex="normal"/>
    </style:style>
    <style:style style:name="T339" style:family="text">
      <style:text-properties fo:color="#000000" fo:font-weight="normal" officeooo:rsid="02fbaede" style:font-weight-asian="normal" style:font-weight-complex="normal"/>
    </style:style>
    <style:style style:name="T340" style:family="text">
      <style:text-properties fo:color="#000000" fo:font-weight="normal" officeooo:rsid="030d3b7a" style:font-weight-asian="normal" style:font-weight-complex="normal"/>
    </style:style>
    <style:style style:name="T341" style:family="text">
      <style:text-properties fo:color="#000000" fo:font-weight="normal" officeooo:rsid="0316ada3" style:font-weight-asian="normal" style:font-weight-complex="normal"/>
    </style:style>
    <style:style style:name="T342" style:family="text">
      <style:text-properties fo:color="#000000" fo:font-weight="normal" officeooo:rsid="031d9da8" style:font-weight-asian="normal" style:font-weight-complex="normal"/>
    </style:style>
    <style:style style:name="T343" style:family="text">
      <style:text-properties fo:color="#000000" fo:font-style="italic" fo:font-weight="normal" officeooo:rsid="02832b2b" style:font-style-asian="italic" style:font-weight-asian="normal" style:font-style-complex="italic" style:font-weight-complex="normal"/>
    </style:style>
    <style:style style:name="T344" style:family="text">
      <style:text-properties fo:color="#000000" fo:font-style="italic" fo:font-weight="normal" officeooo:rsid="02e5fe0b" style:font-style-asian="italic" style:font-weight-asian="normal" style:font-style-complex="italic" style:font-weight-complex="normal"/>
    </style:style>
    <style:style style:name="T345" style:family="text">
      <style:text-properties officeooo:rsid="02672bf5" style:font-weight-asian="normal" style:font-weight-complex="normal"/>
    </style:style>
    <style:style style:name="T346" style:family="text">
      <style:text-properties officeooo:rsid="0271e8cf" style:font-weight-asian="normal" style:font-weight-complex="normal"/>
    </style:style>
    <style:style style:name="T347" style:family="text">
      <style:text-properties officeooo:rsid="02b68902" style:font-weight-asian="normal" style:font-weight-complex="normal"/>
    </style:style>
    <style:style style:name="T348" style:family="text">
      <style:text-properties officeooo:rsid="02843120" style:font-weight-asian="normal" style:font-weight-complex="normal"/>
    </style:style>
    <style:style style:name="T349" style:family="text">
      <style:text-properties officeooo:rsid="02e77c90" style:font-weight-asian="normal" style:font-weight-complex="normal"/>
    </style:style>
    <style:style style:name="T350" style:family="text">
      <style:text-properties officeooo:rsid="02eea4e0" style:font-weight-asian="normal" style:font-weight-complex="normal"/>
    </style:style>
    <style:style style:name="T351" style:family="text">
      <style:text-properties officeooo:rsid="02f7a02f" style:font-weight-asian="normal" style:font-weight-complex="normal"/>
    </style:style>
    <style:style style:name="T352" style:family="text">
      <style:text-properties officeooo:rsid="02fe1f31" style:font-weight-asian="normal" style:font-weight-complex="normal"/>
    </style:style>
    <style:style style:name="T353" style:family="text">
      <style:text-properties officeooo:rsid="02cc6ff5"/>
    </style:style>
    <style:style style:name="T354" style:family="text">
      <style:text-properties officeooo:rsid="02cd1f2c"/>
    </style:style>
    <style:style style:name="T355" style:family="text">
      <style:text-properties officeooo:rsid="02ce7d19"/>
    </style:style>
    <style:style style:name="T356" style:family="text">
      <style:text-properties officeooo:rsid="02d00e6b"/>
    </style:style>
    <style:style style:name="T357" style:family="text">
      <style:text-properties officeooo:rsid="02d0245e"/>
    </style:style>
    <style:style style:name="T358" style:family="text">
      <style:text-properties officeooo:rsid="02d0b009"/>
    </style:style>
    <style:style style:name="T359" style:family="text">
      <style:text-properties officeooo:rsid="02d1eb76"/>
    </style:style>
    <style:style style:name="T360" style:family="text">
      <style:text-properties officeooo:rsid="02d3c72f"/>
    </style:style>
    <style:style style:name="T361" style:family="text">
      <style:text-properties officeooo:rsid="02d57d50"/>
    </style:style>
    <style:style style:name="T362" style:family="text">
      <style:text-properties officeooo:rsid="02d66f16"/>
    </style:style>
    <style:style style:name="T363" style:family="text">
      <style:text-properties officeooo:rsid="02d6e775"/>
    </style:style>
    <style:style style:name="T364" style:family="text">
      <style:text-properties officeooo:rsid="02d76e8e"/>
    </style:style>
    <style:style style:name="T365" style:family="text">
      <style:text-properties officeooo:rsid="02da2225"/>
    </style:style>
    <style:style style:name="T366" style:family="text">
      <style:text-properties officeooo:rsid="02da82b7"/>
    </style:style>
    <style:style style:name="T367" style:family="text">
      <style:text-properties officeooo:rsid="02dbc886"/>
    </style:style>
    <style:style style:name="T368" style:family="text">
      <style:text-properties officeooo:rsid="02dcfc44"/>
    </style:style>
    <style:style style:name="T369" style:family="text">
      <style:text-properties officeooo:rsid="02dfc31d"/>
    </style:style>
    <style:style style:name="T370" style:family="text">
      <style:text-properties officeooo:rsid="02e1a4f7"/>
    </style:style>
    <style:style style:name="T371" style:family="text">
      <style:text-properties officeooo:rsid="02e479fc"/>
    </style:style>
    <style:style style:name="T372" style:family="text">
      <style:text-properties officeooo:rsid="02e77c90"/>
    </style:style>
    <style:style style:name="T373" style:family="text">
      <style:text-properties officeooo:rsid="02e7cb98"/>
    </style:style>
    <style:style style:name="T374" style:family="text">
      <style:text-properties officeooo:rsid="02ef8f8a"/>
    </style:style>
    <style:style style:name="T375" style:family="text">
      <style:text-properties officeooo:rsid="02f2cf5a"/>
    </style:style>
    <style:style style:name="T376" style:family="text">
      <style:text-properties officeooo:rsid="02f4a358"/>
    </style:style>
    <style:style style:name="T377" style:family="text">
      <style:text-properties officeooo:rsid="02f7a02f"/>
    </style:style>
    <style:style style:name="T378" style:family="text">
      <style:text-properties officeooo:rsid="02f8b332"/>
    </style:style>
    <style:style style:name="T379" style:family="text">
      <style:text-properties officeooo:rsid="02f92a71"/>
    </style:style>
    <style:style style:name="T380" style:family="text">
      <style:text-properties officeooo:rsid="02fbaede"/>
    </style:style>
    <style:style style:name="T381" style:family="text">
      <style:text-properties officeooo:rsid="02fbce4a"/>
    </style:style>
    <style:style style:name="T382" style:family="text">
      <style:text-properties officeooo:rsid="02ffac01"/>
    </style:style>
    <style:style style:name="T383" style:family="text">
      <style:text-properties officeooo:rsid="02ffc211"/>
    </style:style>
    <style:style style:name="T384" style:family="text">
      <style:text-properties officeooo:rsid="03018f42"/>
    </style:style>
    <style:style style:name="T385" style:family="text">
      <style:text-properties officeooo:rsid="0303179c"/>
    </style:style>
    <style:style style:name="T386" style:family="text">
      <style:text-properties officeooo:rsid="03055fe2"/>
    </style:style>
    <style:style style:name="T387" style:family="text">
      <style:text-properties officeooo:rsid="030703d1"/>
    </style:style>
    <style:style style:name="T388" style:family="text">
      <style:text-properties officeooo:rsid="0308af5b"/>
    </style:style>
    <style:style style:name="T389" style:family="text">
      <style:text-properties officeooo:rsid="030a5836"/>
    </style:style>
    <style:style style:name="T390" style:family="text">
      <style:text-properties officeooo:rsid="030bfc14"/>
    </style:style>
    <style:style style:name="T391" style:family="text">
      <style:text-properties officeooo:rsid="030d3b7a"/>
    </style:style>
    <style:style style:name="T392" style:family="text">
      <style:text-properties officeooo:rsid="030d9dc3"/>
    </style:style>
    <style:style style:name="T393" style:family="text">
      <style:text-properties officeooo:rsid="030e896b"/>
    </style:style>
    <style:style style:name="T394" style:family="text">
      <style:text-properties officeooo:rsid="030f357b"/>
    </style:style>
    <style:style style:name="T395" style:family="text">
      <style:text-properties officeooo:rsid="03109ca8"/>
    </style:style>
    <style:style style:name="T396" style:family="text">
      <style:text-properties officeooo:rsid="0311ae27"/>
    </style:style>
    <style:style style:name="T397" style:family="text">
      <style:text-properties officeooo:rsid="0314cf3d"/>
    </style:style>
    <style:style style:name="T398" style:family="text">
      <style:text-properties officeooo:rsid="03157464"/>
    </style:style>
    <style:style style:name="T399" style:family="text">
      <style:text-properties officeooo:rsid="0316ada3"/>
    </style:style>
    <style:style style:name="T400" style:family="text">
      <style:text-properties officeooo:rsid="0318b948"/>
    </style:style>
    <style:style style:name="T401" style:family="text">
      <style:text-properties fo:color="#c9211e"/>
    </style:style>
    <style:style style:name="T402" style:family="text">
      <style:text-properties fo:color="#c9211e" fo:font-weight="bold" style:font-weight-asian="bold" style:font-weight-complex="bold"/>
    </style:style>
    <style:style style:name="T403" style:family="text">
      <style:text-properties fo:color="#c9211e" fo:font-weight="bold" officeooo:rsid="02fbaede" style:font-weight-asian="bold" style:font-weight-complex="bold"/>
    </style:style>
    <style:style style:name="T404" style:family="text">
      <style:text-properties fo:color="#c9211e" fo:font-weight="bold" officeooo:rsid="026a4bcb" style:font-weight-asian="bold" style:font-weight-complex="bold"/>
    </style:style>
    <style:style style:name="T405" style:family="text">
      <style:text-properties fo:color="#c9211e" fo:font-weight="bold" officeooo:rsid="032c0c8c" style:font-weight-asian="bold" style:font-weight-complex="bold"/>
    </style:style>
    <style:style style:name="T406" style:family="text">
      <style:text-properties fo:color="#c9211e" fo:font-weight="bold" officeooo:rsid="02772f22" style:font-weight-asian="bold" style:font-weight-complex="bold"/>
    </style:style>
    <style:style style:name="T407" style:family="text">
      <style:text-properties fo:color="#c9211e" fo:font-weight="bold" officeooo:rsid="033673b3" style:font-weight-asian="bold" style:font-weight-complex="bold"/>
    </style:style>
    <style:style style:name="T408" style:family="text">
      <style:text-properties fo:color="#c9211e" fo:font-weight="bold" officeooo:rsid="026d44c9" style:font-weight-asian="bold" style:font-weight-complex="bold"/>
    </style:style>
    <style:style style:name="T409" style:family="text">
      <style:text-properties fo:color="#c9211e" fo:font-weight="bold" officeooo:rsid="026e5565" style:font-weight-asian="bold" style:font-weight-complex="bold"/>
    </style:style>
    <style:style style:name="T410" style:family="text">
      <style:text-properties fo:color="#c9211e" fo:font-style="normal" fo:font-weight="bold" officeooo:rsid="02843120" style:font-style-asian="normal" style:font-weight-asian="bold" style:font-style-complex="normal" style:font-weight-complex="bold"/>
    </style:style>
    <style:style style:name="T411" style:family="text">
      <style:text-properties fo:color="#c9211e" fo:font-style="normal" fo:font-weight="bold" officeooo:rsid="02d0245e" style:font-style-asian="normal" style:font-weight-asian="bold" style:font-style-complex="normal" style:font-weight-complex="bold"/>
    </style:style>
    <style:style style:name="T412" style:family="text">
      <style:text-properties fo:color="#c9211e" fo:font-style="normal" fo:font-weight="bold" officeooo:rsid="0311524b" style:font-style-asian="normal" style:font-weight-asian="bold" style:font-style-complex="normal" style:font-weight-complex="bold"/>
    </style:style>
    <style:style style:name="T413" style:family="text">
      <style:text-properties fo:color="#c9211e" fo:font-style="normal" fo:font-weight="bold" officeooo:rsid="0348a337" style:font-style-asian="normal" style:font-weight-asian="bold" style:font-style-complex="normal" style:font-weight-complex="bold"/>
    </style:style>
    <style:style style:name="T414" style:family="text">
      <style:text-properties fo:color="#c9211e" fo:font-style="normal" fo:font-weight="normal" officeooo:rsid="0348a337" style:font-style-asian="normal" style:font-weight-asian="normal" style:font-style-complex="normal" style:font-weight-complex="normal"/>
    </style:style>
    <style:style style:name="T415" style:family="text">
      <style:text-properties fo:color="#c9211e" style:text-position="0% 100%" fo:font-weight="bold" style:font-weight-asian="bold" style:font-weight-complex="bold"/>
    </style:style>
    <style:style style:name="T416" style:family="text">
      <style:text-properties officeooo:rsid="032a6d4e"/>
    </style:style>
    <style:style style:name="T417" style:family="text">
      <style:text-properties officeooo:rsid="032c0c8c"/>
    </style:style>
    <style:style style:name="T418" style:family="text">
      <style:text-properties officeooo:rsid="032f94ee"/>
    </style:style>
    <style:style style:name="T419" style:family="text">
      <style:text-properties officeooo:rsid="033a8240"/>
    </style:style>
    <style:style style:name="T420" style:family="text">
      <style:text-properties style:font-name="Liberation Serif1" fo:font-size="12pt" fo:font-style="normal" style:text-underline-style="none" officeooo:rsid="001d9368" style:font-name-asian="Noto Sans Mono CJK SC" style:font-size-asian="12pt" style:font-style-asian="normal" style:font-name-complex="Liberation Mono" style:font-size-complex="12pt" style:font-style-complex="normal"/>
    </style:style>
    <style:style style:name="T421" style:family="text">
      <style:text-properties officeooo:rsid="03401624"/>
    </style:style>
    <style:style style:name="T422" style:family="text">
      <style:text-properties style:text-position="super 58%"/>
    </style:style>
    <style:style style:name="T423" style:family="text">
      <style:text-properties style:text-position="0% 100%"/>
    </style:style>
    <style:style style:name="T424" style:family="text">
      <style:text-properties style:text-position="0% 100%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6">LACUNA L (fascicolo)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3900227104432">
          <table:table-cell table:style-name="Table1.A1" office:value-type="string">
            <text:p text:style-name="P8">1961</text:p>
          </table:table-cell>
          <table:table-cell table:style-name="Table1.A1" office:value-type="string">
            <text:p text:style-name="P313">Florimons fut mout bien norris</text:p>
          </table:table-cell>
          <table:table-cell table:style-name="Table1.C1" office:value-type="string">
            <text:p text:style-name="P146">BH2] ...apris</text:p>
          </table:table-cell>
        </table:table-row>
        <table:table-row table:style-name="TableLine93900317163056">
          <table:table-cell table:style-name="Table1.A2" office:value-type="string">
            <text:p text:style-name="P8">1962</text:p>
          </table:table-cell>
          <table:table-cell table:style-name="Table1.A2" office:value-type="string">
            <text:p text:style-name="P313">Ses peires fut mout apovris</text:p>
          </table:table-cell>
          <table:table-cell table:style-name="Table1.C2" office:value-type="string">
            <text:p text:style-name="P165"><text:span text:style-name="T345">A</text:span><text:span text:style-name="T348">CGI</text:span><text:span text:style-name="T351">W</text:span><text:span text:style-name="T345">] ...enpouriez </text:span><text:span text:style-name="T348">(CG enpouriz, I</text:span><text:span text:style-name="T351">W</text:span><text:span text:style-name="T348"> enpouris) <text:s/>E] De son pere amez et chieris <text:s/>M] Son pere... <text:s text:c="2"/></text:span><text:span text:style-name="T349">T] Et ses peres mout enpouris</text:span></text:p>
          </table:table-cell>
        </table:table-row>
        <table:table-row table:style-name="TableLine93900317174160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313"/>
          </table:table-cell>
          <table:table-cell table:style-name="Table1.C2" office:value-type="string">
            <text:p text:style-name="P145">B] Ses auoirs fu apetisies</text:p>
          </table:table-cell>
        </table:table-row>
        <table:table-row table:style-name="TableLine93900317174416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313"/>
          </table:table-cell>
          <table:table-cell table:style-name="Table1.C2" office:value-type="string">
            <text:p text:style-name="P26"><text:span text:style-name="T232">B] Mataquas en fu </text:span><text:span text:style-name="T18">mlt</text:span><text:span text:style-name="T73"> iries</text:span></text:p>
          </table:table-cell>
        </table:table-row>
        <table:table-row table:style-name="TableLine93900317174672">
          <table:table-cell table:style-name="Table1.A2" office:value-type="string">
            <text:p text:style-name="P8">1963</text:p>
          </table:table-cell>
          <table:table-cell table:style-name="Table1.A2" office:value-type="string">
            <text:p text:style-name="P313">Garganeus uns princes grans</text:p>
          </table:table-cell>
          <table:table-cell table:style-name="Table1.C2" office:value-type="string">
            <text:p text:style-name="P3"/>
          </table:table-cell>
        </table:table-row>
        <table:table-row table:style-name="TableLine93900317174928">
          <table:table-cell table:style-name="Table1.A2" office:value-type="string">
            <text:p text:style-name="P8">1964</text:p>
          </table:table-cell>
          <table:table-cell table:style-name="Table1.A2" office:value-type="string">
            <text:p text:style-name="P313">Del lignage fut as jaians (F a joians)</text:p>
          </table:table-cell>
          <table:table-cell table:style-name="Table1.C2" office:value-type="string">
            <text:p text:style-name="P100">A<text:span text:style-name="T249">CGIW</text:span>] ...de <text:span text:style-name="T277">(GW des)</text:span> gaians <text:span text:style-name="T249">(C iaiant, G ieiant, W yaiens) <text:s/>M] ...au… <text:s/>K</text:span><text:span text:style-name="T203">] </text:span><text:span text:style-name="T204">Dun[...]</text:span></text:p>
          </table:table-cell>
        </table:table-row>
        <table:table-row table:style-name="TableLine93900317175296">
          <table:table-cell table:style-name="Table1.A2" office:value-type="string">
            <text:p text:style-name="P8">1965</text:p>
          </table:table-cell>
          <table:table-cell table:style-name="Table1.A2" office:value-type="string">
            <text:p text:style-name="P313">Chascun an veloit per usaige</text:p>
          </table:table-cell>
          <table:table-cell table:style-name="Table1.C2" office:value-type="string">
            <text:p text:style-name="P129">C<text:span text:style-name="T287">H2</text:span>] ...en uoloit <text:span text:style-name="T287">(H2 vouloit)</text:span>… <text:s/><text:span text:style-name="T277">G</text:span><text:span text:style-name="T70">] ...por…</text:span><text:span text:style-name="T115"> <text:s/></text:span><text:span text:style-name="T174">T] ...ant auoit… <text:s/></text:span><text:span text:style-name="T188">W] ...par...</text:span></text:p>
          </table:table-cell>
        </table:table-row>
        <table:table-row table:style-name="TableLine93900317176000">
          <table:table-cell table:style-name="Table1.A2" office:value-type="string">
            <text:p text:style-name="P8">1966</text:p>
          </table:table-cell>
          <table:table-cell table:style-name="Table1.A2" office:value-type="string">
            <text:p text:style-name="P313">De sa terre le treussaige</text:p>
          </table:table-cell>
          <table:table-cell table:style-name="Table1.C2" office:value-type="string">
            <text:p text:style-name="P278">B<text:span text:style-name="T266">E</text:span>] ...terre auoir treuage <text:span text:style-name="T266">(E trevage)</text:span> <text:s/>C<text:span text:style-name="T287">H2</text:span>] ...la...lo <text:span text:style-name="T287">(H2 le)…</text:span> <text:s/><text:span text:style-name="T377">W] ...celle terre leur truage</text:span></text:p>
          </table:table-cell>
        </table:table-row>
        <table:table-row table:style-name="TableLine93900317176704">
          <table:table-cell table:style-name="Table1.A2" office:value-type="string">
            <text:p text:style-name="P8">1967</text:p>
          </table:table-cell>
          <table:table-cell table:style-name="Table1.A2" office:value-type="string">
            <text:p text:style-name="P313">Uns moustres li refaissoit guerre</text:p>
          </table:table-cell>
          <table:table-cell table:style-name="Table1.C2" office:value-type="string">
            <text:p text:style-name="P129">C<text:span text:style-name="T377">W</text:span>] ...lor <text:span text:style-name="T377">(W leur)</text:span> feisoit <text:span text:style-name="T377">(W fasoit)</text:span> grant guerre <text:s/><text:span text:style-name="T277">G</text:span><text:span text:style-name="T70">] ...</text:span><text:span text:style-name="T115">fasoit...</text:span><text:span text:style-name="T70"> <text:s text:c="2"/></text:span><text:span text:style-name="T130">H2</text:span><text:span text:style-name="T73">] </text:span><text:span text:style-name="T130">J maistres… <text:s/></text:span><text:span text:style-name="T174">T] ...relifaisoit guere</text:span></text:p>
          </table:table-cell>
        </table:table-row>
        <table:table-row table:style-name="TableLine93900317177408">
          <table:table-cell table:style-name="Table1.A2" office:value-type="string">
            <text:p text:style-name="P8">1968</text:p>
          </table:table-cell>
          <table:table-cell table:style-name="Table1.A2" office:value-type="string">
            <text:p text:style-name="P313">Malement li gastoit sa terre</text:p>
          </table:table-cell>
          <table:table-cell table:style-name="Table1.C2" office:value-type="string">
            <text:p text:style-name="P236"><text:span text:style-name="T401">C] ...lor feisoit grant guerre</text:span> <text:s/><text:span text:style-name="T377">W] ...lui...</text:span></text:p>
          </table:table-cell>
        </table:table-row>
        <table:table-row table:style-name="TableLine93900317178112">
          <table:table-cell table:style-name="Table1.A2" office:value-type="string">
            <text:p text:style-name="P8">1969</text:p>
          </table:table-cell>
          <table:table-cell table:style-name="Table1.A2" office:value-type="string">
            <text:p text:style-name="P314">Joste la meir en Albanie</text:p>
          </table:table-cell>
          <table:table-cell table:style-name="Table1.C2" office:value-type="string">
            <text:p text:style-name="P252">INV D<text:span text:style-name="T287">H2</text:span>] La terre fu mout <text:span text:style-name="T287">(H2 </text:span><text:span text:style-name="T46">mlt</text:span><text:span text:style-name="T287">)</text:span> enhermie</text:p>
            <text:p text:style-name="P236"><text:span text:style-name="T277">G</text:span>] <text:span text:style-name="T277">Josta...en un banie <text:s/>W] Coste...</text:span></text:p>
          </table:table-cell>
        </table:table-row>
        <table:table-row table:style-name="TableLine93900317178816">
          <table:table-cell table:style-name="Table1.A2" office:value-type="string">
            <text:p text:style-name="P8">1970</text:p>
          </table:table-cell>
          <table:table-cell table:style-name="Table1.A2" office:value-type="string">
            <text:p text:style-name="P338">En une terre enhermie</text:p>
          </table:table-cell>
          <table:table-cell table:style-name="Table1.C2" office:value-type="string">
            <text:p text:style-name="P140">INV D<text:span text:style-name="T287">H2</text:span>] Joste <text:span text:style-name="T287">(H2 Jouste)</text:span> la mer en <text:span text:style-name="T287">(H2 a)</text:span> albanie</text:p>
            <text:p text:style-name="P129">E] La terre en fu toute enhermi [SEGNO ACCANTO A QUESTO E AL VERSO PRECED. INVERSIONE?] <text:s/>M] <text:span text:style-name="T363">La terre estoit toute en ermie <text:s/>T] ...ahermie</text:span></text:p>
          </table:table-cell>
        </table:table-row>
        <table:table-row table:style-name="TableLine93900317179520">
          <table:table-cell table:style-name="Table1.A2" office:value-type="string">
            <text:p text:style-name="P8">1971</text:p>
          </table:table-cell>
          <table:table-cell table:style-name="Table1.A2" office:value-type="string">
            <text:p text:style-name="P314">S’estoit li moustres herbergiés</text:p>
          </table:table-cell>
          <table:table-cell table:style-name="Table1.C2" office:value-type="string">
            <text:p text:style-name="P273">B<text:span text:style-name="T377">W</text:span>] Estoit… <text:s/><text:span text:style-name="T287">H2</text:span>] <text:span text:style-name="T287">Estoit li maistres… <text:s/>M] Li moustres si fu...</text:span></text:p>
          </table:table-cell>
        </table:table-row>
        <table:table-row table:style-name="TableLine93900317180224">
          <table:table-cell table:style-name="Table1.A2" office:value-type="string">
            <text:p text:style-name="P8">1972</text:p>
          </table:table-cell>
          <table:table-cell table:style-name="Table1.A2" office:value-type="string">
            <text:p text:style-name="P314">Sovent les faissoit toz iriés</text:p>
          </table:table-cell>
          <table:table-cell table:style-name="Table1.C2" office:value-type="string">
            <text:p text:style-name="P140">D<text:span text:style-name="T287">H</text:span>] ...mout iriez <text:s/><text:span text:style-name="T300">I] ...le...</text:span></text:p>
          </table:table-cell>
        </table:table-row>
        <table:table-row table:style-name="TableLine93900317180928">
          <table:table-cell table:style-name="Table1.A2" office:value-type="string">
            <text:p text:style-name="P8">1973</text:p>
          </table:table-cell>
          <table:table-cell table:style-name="Table1.A2" office:value-type="string">
            <text:p text:style-name="P314">Il avoit un chief de leupart</text:p>
          </table:table-cell>
          <table:table-cell table:style-name="Table1.C2" office:value-type="string">
            <text:p text:style-name="P291">INV I] Molt par auoit felum regart </text:p>
            <text:p text:style-name="P278">B] ...teste de lupart <text:s/><text:span text:style-name="T249">E] ...chiere de liepart <text:s/>M] ...le chief dun… <text:s/>W] ...le chief...</text:span></text:p>
          </table:table-cell>
        </table:table-row>
        <table:table-row table:style-name="TableLine93900317181728">
          <table:table-cell table:style-name="Table1.A2" office:value-type="string">
            <text:p text:style-name="P8">1974</text:p>
          </table:table-cell>
          <table:table-cell table:style-name="Table1.A2" office:value-type="string">
            <text:p text:style-name="P314">Mout per avoit fellon regart</text:p>
          </table:table-cell>
          <table:table-cell table:style-name="Table1.C2" office:value-type="string">
            <text:p text:style-name="P291">INV I] Jl auoit un chief de liopart</text:p>
            <text:p text:style-name="P262">B<text:span text:style-name="T377">W</text:span>] ...par… <text:s/>C] Si auoit si fellon...</text:p>
          </table:table-cell>
        </table:table-row>
        <table:table-row table:style-name="Table1.17">
          <table:table-cell table:style-name="Table1.A2" office:value-type="string">
            <text:p text:style-name="P8">1975</text:p>
          </table:table-cell>
          <table:table-cell table:style-name="Table1.A2" office:value-type="string">
            <text:p text:style-name="P314">Et le cors de guivre <text:span text:style-name="T1">(F de vivre)</text:span> volant</text:p>
          </table:table-cell>
          <table:table-cell table:style-name="Table1.C2" office:value-type="string">
            <text:p text:style-name="P100">A<text:span text:style-name="T379">] ...uiure uolant <text:s/>CW</text:span>] ...<text:span text:style-name="T249">uipre (W vipre)</text:span> uolant <text:span text:style-name="T377">(W volent)</text:span> <text:s/><text:span text:style-name="T73">B] </text:span><text:span text:style-name="T74">Le cors ot… <text:s/></text:span><text:span text:style-name="T91">D</text:span><text:span text:style-name="T130">H2</text:span><text:span text:style-name="T91">] Le cors ot </text:span><text:span text:style-name="T130">(H2 out)</text:span><text:span text:style-name="T91"> de dragon uolant <text:s/></text:span><text:span text:style-name="T90">E] ...</text:span><text:span text:style-name="T103">hideus et volant <text:s/></text:span><text:span text:style-name="T115">G</text:span><text:span text:style-name="T90">] ...</text:span><text:span text:style-name="T115">deliure uolanz <text:s/></text:span><text:span text:style-name="T147">I] ...guire… <text:s text:c="2"/></text:span><text:span text:style-name="T90">K</text:span><text:span text:style-name="T203">] ...</text:span><text:span text:style-name="T204">gire...</text:span></text:p>
          </table:table-cell>
        </table:table-row>
        <text:soft-page-break/>
        <table:table-row table:style-name="TableLine93900317183376">
          <table:table-cell table:style-name="Table1.A2" office:value-type="string">
            <text:p text:style-name="P8">1976</text:p>
          </table:table-cell>
          <table:table-cell table:style-name="Table1.A2" office:value-type="string">
            <text:p text:style-name="P314">Onques nus hons ne vit si grant</text:p>
          </table:table-cell>
          <table:table-cell table:style-name="Table1.C2" office:value-type="string">
            <text:p text:style-name="P131">C] Que neuns hon… <text:s/><text:span text:style-name="T277">G</text:span><text:span text:style-name="T70">] ...nel…</text:span><text:span text:style-name="T115"> <text:s/></text:span><text:span text:style-name="T147">I] Vonques ne uit si grant <text:s/></text:span><text:span text:style-name="T70">M] ..</text:span><text:span text:style-name="T162">nuls honc… <text:s/></text:span><text:span text:style-name="T188">W] ..nul homs...</text:span></text:p>
          </table:table-cell>
        </table:table-row>
        <table:table-row table:style-name="TableLine93900317184128">
          <table:table-cell table:style-name="Table1.A2" office:value-type="string">
            <text:p text:style-name="P8">1977</text:p>
          </table:table-cell>
          <table:table-cell table:style-name="Table1.A2" office:value-type="string">
            <text:p text:style-name="P314">Entor les cusses environ</text:p>
          </table:table-cell>
          <table:table-cell table:style-name="Table1.C2" office:value-type="string">
            <text:p text:style-name="P204">A] ...deuron <text:s/><text:span text:style-name="T232">B] ...les costes denuiron <text:s/>C] En les coisses tot enuiron <text:s/>G] ...den uirion <text:s/>I] ...den uirun <text:s/>M] ...denuiron <text:s/>T] ...dauiron <text:s/>W] Et les costez tout environ</text:span></text:p>
          </table:table-cell>
        </table:table-row>
        <table:table-row table:style-name="TableLine93900317184928">
          <table:table-cell table:style-name="Table1.A2" office:value-type="string">
            <text:p text:style-name="P8">1978</text:p>
          </table:table-cell>
          <table:table-cell table:style-name="Table1.A2" office:value-type="string">
            <text:p text:style-name="P314">Fut de serpent et de poisson <text:span text:style-name="T1">(F e de lyeon)</text:span></text:p>
          </table:table-cell>
          <table:table-cell table:style-name="Table1.C2" office:value-type="string">
            <text:p text:style-name="P266">B] ...pisson <text:s/><text:span text:style-name="T277">GT] ...peison</text:span></text:p>
          </table:table-cell>
        </table:table-row>
        <table:table-row table:style-name="TableLine93900317185728">
          <table:table-cell table:style-name="Table1.A2" office:value-type="string">
            <text:p text:style-name="P8">1979</text:p>
          </table:table-cell>
          <table:table-cell table:style-name="Table1.A2" office:value-type="string">
            <text:p text:style-name="P314">Quant des pousons veloit mangier</text:p>
          </table:table-cell>
          <table:table-cell table:style-name="Table1.C2" office:value-type="string">
            <text:p text:style-name="P85">A<text:span text:style-name="T364">M</text:span>] ...del <text:span text:style-name="T364">(M du)</text:span> peisson <text:span text:style-name="T364">(M poisson)</text:span>… <text:s/><text:span text:style-name="T73">B</text:span><text:span text:style-name="T92">D</text:span><text:span text:style-name="T115">G</text:span><text:span text:style-name="T130">H2</text:span><text:span text:style-name="T73">] ...</text:span><text:span text:style-name="T74">de poisson <text:s/></text:span><text:span text:style-name="T115">(G poison)…</text:span><text:span text:style-name="T74"> <text:s/></text:span><text:span text:style-name="T188">W] ...le poisson...</text:span></text:p>
          </table:table-cell>
        </table:table-row>
        <table:table-row table:style-name="TableLine93900317186528">
          <table:table-cell table:style-name="Table1.A2" office:value-type="string">
            <text:p text:style-name="P8">1980</text:p>
          </table:table-cell>
          <table:table-cell table:style-name="Table1.A2" office:value-type="string">
            <text:p text:style-name="P314">S’en aloit en la meir possier</text:p>
          </table:table-cell>
          <table:table-cell table:style-name="Table1.C2" office:value-type="string">
            <text:p text:style-name="P100">A<text:span text:style-name="T372">T</text:span>] Si nalot <text:span text:style-name="T372">(T naloit)</text:span>...pechier <text:span text:style-name="T372">(T peschier)</text:span> <text:s/><text:span text:style-name="T73">B</text:span><text:span text:style-name="T103">E</text:span><text:span text:style-name="T130">H2</text:span><text:span text:style-name="T147">I</text:span><text:span text:style-name="T162">M</text:span><text:span text:style-name="T73">] </text:span><text:span text:style-name="T74">Si aloit...</text:span><text:span text:style-name="T162">(M a la mer) </text:span><text:span text:style-name="T74">peschier <text:s/></text:span><text:span text:style-name="T90">C</text:span><text:span text:style-name="T188">W</text:span><text:span text:style-name="T90">] En la mer sen aloit… <text:s/></text:span><text:span text:style-name="T91">D</text:span><text:span text:style-name="T115">G</text:span><text:span text:style-name="T91">] ...</text:span><text:span text:style-name="T92">peschier <text:s/></text:span><text:span text:style-name="T90">K</text:span><text:span text:style-name="T203">] ...</text:span><text:span text:style-name="T204">pocier</text:span></text:p>
          </table:table-cell>
        </table:table-row>
        <table:table-row table:style-name="TableLine93900317187328">
          <table:table-cell table:style-name="Table1.A2" office:value-type="string">
            <text:p text:style-name="P8">1981</text:p>
          </table:table-cell>
          <table:table-cell table:style-name="Table1.A2" office:value-type="string">
            <text:p text:style-name="P314">Quant atre viande veloit</text:p>
          </table:table-cell>
          <table:table-cell table:style-name="Table1.C2" office:value-type="string">
            <text:p text:style-name="P53">A] ...dautre… <text:s/><text:span text:style-name="T249">EM] Quant viande menger voloit <text:s/></text:span><text:span text:style-name="T130">H2</text:span><text:span text:style-name="T73">] </text:span><text:span text:style-name="T130">Et quant autres mengier...</text:span></text:p>
          </table:table-cell>
        </table:table-row>
        <table:table-row table:style-name="TableLine93900317188128">
          <table:table-cell table:style-name="Table1.A2" office:value-type="string">
            <text:p text:style-name="P8">1982</text:p>
          </table:table-cell>
          <table:table-cell table:style-name="Table1.A2" office:value-type="string">
            <text:p text:style-name="P314">En Albanie la queroit</text:p>
          </table:table-cell>
          <table:table-cell table:style-name="Table1.C2" office:value-type="string">
            <text:p text:style-name="P266">B] ...prenoit <text:s/>D<text:span text:style-name="T287">H2</text:span>] ...sen aloit </text:p>
          </table:table-cell>
        </table:table-row>
        <table:table-row table:style-name="TableLine93900317188928">
          <table:table-cell table:style-name="Table1.A2" office:value-type="string">
            <text:p text:style-name="P8">1983</text:p>
          </table:table-cell>
          <table:table-cell table:style-name="Table1.A2" office:value-type="string">
            <text:p text:style-name="P314">Chascun jor avoit libreson</text:p>
          </table:table-cell>
          <table:table-cell table:style-name="Table1.C2" office:value-type="string">
            <text:p text:style-name="P274">B<text:span text:style-name="T372">T</text:span>] ...voloit… <text:s/><text:span text:style-name="T249">M] Char du iour auoir liuroison</text:span></text:p>
          </table:table-cell>
        </table:table-row>
        <table:table-row table:style-name="TableLine93900317189728">
          <table:table-cell table:style-name="Table1.A2" office:value-type="string">
            <text:p text:style-name="P8">1984</text:p>
          </table:table-cell>
          <table:table-cell table:style-name="Table1.A2" office:value-type="string">
            <text:p text:style-name="P314">Ou d’un home ou d’un mouton</text:p>
          </table:table-cell>
          <table:table-cell table:style-name="Table1.C2" office:value-type="string">
            <text:p text:style-name="P68">A] ...de home… <text:s/><text:span text:style-name="T277">G</text:span><text:span text:style-name="T115">] ...dun garçon <text:s/></text:span><text:span text:style-name="T90">M] ...</text:span><text:span text:style-name="T162">cras mouton</text:span></text:p>
          </table:table-cell>
        </table:table-row>
        <table:table-row table:style-name="TableLine93900317190528">
          <table:table-cell table:style-name="Table1.A2" office:value-type="string">
            <text:p text:style-name="P8">1985</text:p>
          </table:table-cell>
          <table:table-cell table:style-name="Table1.A2" office:value-type="string">
            <text:p text:style-name="P314">Que l’un ou l’atre ne rendoit</text:p>
          </table:table-cell>
          <table:table-cell table:style-name="Table1.C2" office:value-type="string">
            <text:p text:style-name="P217">A<text:span text:style-name="T300">I</text:span>] Qui...no il <text:span text:style-name="T300">(I ne li)</text:span> rendoit <text:s/><text:span text:style-name="T232">B] Quant vn ou autre ne nauoit <text:s/>CW] Qui...no (W ne)… <text:s/>EH2MW] Qui… <text:s/>G] Se...noi… <text:s/>T] ...nel… <text:s/>K] Que un...</text:span></text:p>
          </table:table-cell>
        </table:table-row>
        <table:table-row table:style-name="TableLine93900317191328">
          <table:table-cell table:style-name="Table1.A2" office:value-type="string">
            <text:p text:style-name="P8">1986</text:p>
          </table:table-cell>
          <table:table-cell table:style-name="Table1.A2" office:value-type="string">
            <text:p text:style-name="P314">X homes ou XX ossioit</text:p>
          </table:table-cell>
          <table:table-cell table:style-name="Table1.C2" office:value-type="string">
            <text:p text:style-name="P285">B] ...estrangloit <text:s/><text:span text:style-name="T249">E] ...ou .ix. … <text:s/>I] Des homes… <text:s/>K] O .x.home…</text:span></text:p>
            <text:p text:style-name="P305">P] XXX ouer XXXX persone al zorno</text:p>
          </table:table-cell>
        </table:table-row>
        <table:table-row table:style-name="TableLine93900317192128">
          <table:table-cell table:style-name="Table1.A2" office:value-type="string">
            <text:p text:style-name="P8">1987</text:p>
          </table:table-cell>
          <table:table-cell table:style-name="Table1.A2" office:value-type="string">
            <text:p text:style-name="P314">La terre en estoit apovrie</text:p>
          </table:table-cell>
          <table:table-cell table:style-name="Table1.C2" office:value-type="string">
            <text:p text:style-name="P77">A] ...<text:span text:style-name="T13">enpuuie <text:s/>CGKW] ...nestoit (W en estoit) enpourie <text:s/>D] ...terre ert trop… <text:s/>E] ...empirie <text:s/>T] ...nest tote enpourie</text:span></text:p>
          </table:table-cell>
        </table:table-row>
        <table:table-row table:style-name="TableLine93900317192928">
          <table:table-cell table:style-name="Table1.A2" office:value-type="string">
            <text:p text:style-name="P8">1988</text:p>
          </table:table-cell>
          <table:table-cell table:style-name="Table1.A2" office:value-type="string">
            <text:p text:style-name="P314">Por la gent qui s’en fut foie</text:p>
          </table:table-cell>
          <table:table-cell table:style-name="Table1.C2" office:value-type="string">
            <text:p text:style-name="P199"><text:span text:style-name="T232">B] ...qui en fu… <text:s/>C] </text:span><text:span text:style-name="T29">Per…</text:span><text:span text:style-name="T249"> <text:s/>DEI] ...que (E qui) sen ert… <text:s/>G] ...que se fu foie <text:s/>H2] ...quen estoit foie <text:s/>T] ...qui sen est...</text:span></text:p>
          </table:table-cell>
        </table:table-row>
        <table:table-row table:style-name="TableLine93900317193728">
          <table:table-cell table:style-name="Table1.A2" office:value-type="string">
            <text:p text:style-name="P8">1989</text:p>
          </table:table-cell>
          <table:table-cell table:style-name="Table1.A2" office:value-type="string">
            <text:p text:style-name="P314">Chascun jor estoit pris per sort</text:p>
          </table:table-cell>
          <table:table-cell table:style-name="Table1.C2" office:value-type="string">
            <text:p text:style-name="P141">D<text:span text:style-name="T287">H2</text:span>] ---</text:p>
            <text:p text:style-name="P120">C<text:span text:style-name="T378">W</text:span>] ...ere pris…<text:span text:style-name="T378">(W par)...</text:span> <text:s/><text:span text:style-name="T277">G</text:span><text:span text:style-name="T70">] ..</text:span><text:span text:style-name="T115">.par...</text:span></text:p>
          </table:table-cell>
        </table:table-row>
        <table:table-row table:style-name="TableLine93900317194528">
          <table:table-cell table:style-name="Table1.A2" office:value-type="string">
            <text:p text:style-name="P8">1990</text:p>
          </table:table-cell>
          <table:table-cell table:style-name="Table1.A2" office:value-type="string">
            <text:p text:style-name="P314">Cil qui estoit livrés a mort</text:p>
          </table:table-cell>
          <table:table-cell table:style-name="Table1.C2" office:value-type="string">
            <text:p text:style-name="P247">D<text:span text:style-name="T287">H2</text:span>] ---</text:p>
            <text:p text:style-name="P173">A<text:span text:style-name="T249">CGIKT</text:span>] ...ere <text:span text:style-name="T390">(K ert)</text:span>…<text:span text:style-name="T13"> <text:s/>B] Cis...</text:span></text:p>
          </table:table-cell>
        </table:table-row>
        <table:table-row table:style-name="TableLine93900317195328">
          <table:table-cell table:style-name="Table1.A2" office:value-type="string">
            <text:p text:style-name="P8">1991/<text:span text:style-name="T416">2019</text:span></text:p>
          </table:table-cell>
          <table:table-cell table:style-name="Table1.A2" office:value-type="string">
            <text:p text:style-name="P314">Florimons ot cuer de baron</text:p>
          </table:table-cell>
          <table:table-cell table:style-name="Table1.C2" office:value-type="string">
            <text:p text:style-name="P148">D] ...deul dou baron <text:s/>M] ...de lyon <text:s/><text:span text:style-name="T403">W] ...ont ...iii. deaaron</text:span></text:p>
          </table:table-cell>
        </table:table-row>
        <table:table-row table:style-name="TableLine93900317196128">
          <table:table-cell table:style-name="Table1.A2" office:value-type="string">
            <text:p text:style-name="P8">1992</text:p>
          </table:table-cell>
          <table:table-cell table:style-name="Table1.A2" office:value-type="string">
            <text:p text:style-name="P314">Quant vit si male livreson</text:p>
          </table:table-cell>
          <table:table-cell table:style-name="Table1.C2" office:value-type="string">
            <text:p text:style-name="P274">B<text:span text:style-name="T277">GK</text:span>] ...voit… <text:s/>D] Qui ot si male liuroison <text:s/><text:span text:style-name="T249">M] ...la male...</text:span></text:p>
          </table:table-cell>
        </table:table-row>
        <table:table-row table:style-name="TableLine93900317196928">
          <table:table-cell table:style-name="Table1.A2" office:value-type="string">
            <text:p text:style-name="P8">1993</text:p>
          </table:table-cell>
          <table:table-cell table:style-name="Table1.A2" office:value-type="string">
            <text:p text:style-name="P314">De la gent ot mout grant pitié</text:p>
          </table:table-cell>
          <table:table-cell table:style-name="Table1.C2" office:value-type="string">
            <text:p text:style-name="P194"><text:span text:style-name="T232">BH2] ...a </text:span><text:span text:style-name="T19">mlt…</text:span><text:span text:style-name="T233"> <text:s/>D] ...trop… <text:s/>M] ...sen ot grant...</text:span></text:p>
          </table:table-cell>
        </table:table-row>
        <text:soft-page-break/>
        <table:table-row table:style-name="TableLine93900317197728">
          <table:table-cell table:style-name="Table1.A2" office:value-type="string">
            <text:p text:style-name="P8">1994</text:p>
          </table:table-cell>
          <table:table-cell table:style-name="Table1.A2" office:value-type="string">
            <text:p text:style-name="P315">Si ait fet il mout grant pechié</text:p>
          </table:table-cell>
          <table:table-cell table:style-name="Table1.C2" office:value-type="string">
            <text:p text:style-name="P137">E] ...trop grant… <text:s/>K<text:span text:style-name="T203">] ...</text:span><text:span text:style-name="T68">mlt </text:span><text:span text:style-name="T204">malo[…] <text:s/></text:span>M] <text:span text:style-name="T364">Ci a dit il...</text:span></text:p>
          </table:table-cell>
        </table:table-row>
        <table:table-row table:style-name="TableLine93900317198528">
          <table:table-cell table:style-name="Table1.A2" office:value-type="string">
            <text:p text:style-name="P8">1995</text:p>
          </table:table-cell>
          <table:table-cell table:style-name="Table1.A2" office:value-type="string">
            <text:p text:style-name="P315">Uns dyables ossist la gent</text:p>
          </table:table-cell>
          <table:table-cell table:style-name="Table1.C2" office:value-type="string">
            <text:p text:style-name="P132">M] Cun...occist ceste… <text:s/><text:span text:style-name="T380">W] ...ceste...</text:span></text:p>
          </table:table-cell>
        </table:table-row>
        <table:table-row table:style-name="TableLine93900317199328">
          <table:table-cell table:style-name="Table1.A2" office:value-type="string">
            <text:p text:style-name="P8">1996</text:p>
          </table:table-cell>
          <table:table-cell table:style-name="Table1.A2" office:value-type="string">
            <text:p text:style-name="P315">Et nes uns hons ne li (F la) deffent</text:p>
          </table:table-cell>
          <table:table-cell table:style-name="Table1.C2" office:value-type="string">
            <text:p text:style-name="P100">A] ...les…<text:span text:style-name="T13"> <text:s/></text:span><text:span text:style-name="T73">B] </text:span><text:span text:style-name="T74">Car… <text:s/></text:span><text:span text:style-name="T90">C] ...le… <text:s/></text:span><text:span text:style-name="T91">D] ...</text:span><text:span text:style-name="T92">nus hons ne les li… <text:s/></text:span><text:span text:style-name="T90">E] ..</text:span><text:span text:style-name="T104">.nul...ne le… <text:s/></text:span><text:span text:style-name="T115">G</text:span><text:span text:style-name="T90">] </text:span><text:span text:style-name="T115">Nuls hom ne la… </text:span><text:span text:style-name="T147">I</text:span><text:span text:style-name="T174">T</text:span><text:span text:style-name="T147">] ...neguns </text:span><text:span text:style-name="T174">(I niguns)</text:span><text:span text:style-name="T147">...ne len </text:span><text:span text:style-name="T174">(T noli)… <text:s/></text:span><text:span text:style-name="T189">W] Et lasse nul ne les… <text:s/></text:span><text:span text:style-name="T90">K</text:span><text:span text:style-name="T203">] ...</text:span><text:span text:style-name="T204">nuls hom...</text:span></text:p>
          </table:table-cell>
        </table:table-row>
        <table:table-row table:style-name="Table1.39">
          <table:table-cell table:style-name="Table1.A2" office:value-type="string">
            <text:p text:style-name="P8">1997</text:p>
          </table:table-cell>
          <table:table-cell table:style-name="Table1.A2" office:value-type="string">
            <text:p text:style-name="P315">Et soulement per son condut</text:p>
          </table:table-cell>
          <table:table-cell table:style-name="Table1.C2" office:value-type="string">
            <text:p text:style-name="P194">A<text:span text:style-name="T255">DE</text:span>] ...por…<text:span text:style-name="T13"> <text:s/>BIKW] ...par… H2] ...pour ce… <text:s/>M] ...pour son deduit</text:span></text:p>
          </table:table-cell>
        </table:table-row>
        <table:table-row table:style-name="TableLine93900317200976">
          <table:table-cell table:style-name="Table1.A2" office:value-type="string">
            <text:p text:style-name="P8">1998</text:p>
          </table:table-cell>
          <table:table-cell table:style-name="Table1.A2" office:value-type="string">
            <text:p text:style-name="P315">Ait il tot le pais destrut</text:p>
          </table:table-cell>
          <table:table-cell table:style-name="Table1.C2" office:value-type="string">
            <text:p text:style-name="P77">A] <text:span text:style-name="T13">A si le pais tout… <text:s/></text:span><text:span text:style-name="T73">B</text:span><text:span text:style-name="T131">H2</text:span><text:span text:style-name="T73">] ...</text:span><text:span text:style-name="T74">tout cest pays </text:span><text:span text:style-name="T131">(H2 pais)</text:span><text:span text:style-name="T74">… <text:s/></text:span><text:span text:style-name="T90">C</text:span><text:span text:style-name="T148">I</text:span><text:span text:style-name="T90">] ...le pais tot… <text:s/>E] ...</text:span><text:span text:style-name="T104">il le pays si… <text:s text:c="2"/></text:span><text:span text:style-name="T115">G</text:span><text:span text:style-name="T204">K</text:span><text:span text:style-name="T90">] ...</text:span><text:span text:style-name="T115">il cest </text:span><text:span text:style-name="T204">(K cist)</text:span><text:span text:style-name="T115"> pais tot… <text:s/></text:span><text:span text:style-name="T90">M] </text:span><text:span text:style-name="T162">A il le pays si… <text:s/></text:span><text:span text:style-name="T174">T] A il le pais tot...</text:span></text:p>
          </table:table-cell>
        </table:table-row>
        <table:table-row table:style-name="TableLine93900317201728">
          <table:table-cell table:style-name="Table1.A2" office:value-type="string">
            <text:p text:style-name="P8">1999</text:p>
          </table:table-cell>
          <table:table-cell table:style-name="Table1.A2" office:value-type="string">
            <text:p text:style-name="P315">Maistres li <text:span text:style-name="T3">(F la)</text:span> sors n’est pas loiaus</text:p>
          </table:table-cell>
          <table:table-cell table:style-name="Table1.C2" office:value-type="string">
            <text:p text:style-name="P86">A<text:span text:style-name="T249">CKT</text:span>] ...<text:span text:style-name="T13">la sors (CT sorz)… E] ...le sort… <text:s/>G</text:span><text:span text:style-name="T116">] ...</text:span><text:span text:style-name="T115">la cors… <text:s/></text:span><text:span text:style-name="T90">M] ...</text:span><text:span text:style-name="T162">la foy… <text:s/></text:span><text:span text:style-name="T189">W] Le mectre hors seroit bien fait</text:span></text:p>
            <text:p text:style-name="P157"><text:span text:style-name="T189">P</text:span><text:span text:style-name="T70">] e dise quela quela corte nonnebona ni liale <text:s/>chenon dyfende lasua patria</text:span></text:p>
          </table:table-cell>
        </table:table-row>
        <table:table-row table:style-name="TableLine93900317202528">
          <table:table-cell table:style-name="Table1.A2" office:value-type="string">
            <text:p text:style-name="P8">2000</text:p>
          </table:table-cell>
          <table:table-cell table:style-name="Table1.A2" office:value-type="string">
            <text:p text:style-name="P315">Qui ne prent de toz quemunalx</text:p>
          </table:table-cell>
          <table:table-cell table:style-name="Table1.C2" office:value-type="string">
            <text:p text:style-name="P285">B] Quant… <text:s/><text:span text:style-name="T249">E] Qui si prent… <text:s/>I] Que… <text:s/>M] ...du tout… <text:s/>T] Quil… <text:s/>W] Tout le commun gaste et deffait <text:s/>K] Que nen...tot...</text:span></text:p>
          </table:table-cell>
        </table:table-row>
        <table:table-row table:style-name="TableLine93900317203328">
          <table:table-cell table:style-name="Table1.A2" office:value-type="string">
            <text:p text:style-name="P8">2001</text:p>
          </table:table-cell>
          <table:table-cell table:style-name="Table1.A2" office:value-type="string">
            <text:p text:style-name="P315">Des povres gens ait mout maingiés</text:p>
          </table:table-cell>
          <table:table-cell table:style-name="Table1.C2" office:value-type="string">
            <text:p text:style-name="P119">C<text:span text:style-name="T255">DEGIT</text:span>] De...</text:p>
          </table:table-cell>
        </table:table-row>
        <table:table-row table:style-name="TableLine93900317108688">
          <table:table-cell table:style-name="Table1.A2" office:value-type="string">
            <text:p text:style-name="P8">2002</text:p>
          </table:table-cell>
          <table:table-cell table:style-name="Table1.A2" office:value-type="string">
            <text:p text:style-name="P315">Mai ancor n’ait il essaiés</text:p>
          </table:table-cell>
          <table:table-cell table:style-name="Table1.C2" office:value-type="string">
            <text:p text:style-name="P42">A<text:span text:style-name="T249">CGIKTW</text:span>] <text:span text:style-name="T13">Encor (W Encore, K Ancor) non (CI nen) a (K nona) il (G na il mie, W na il)…(GW assaie, K asaie) <text:s/></text:span><text:span text:style-name="T73">B] </text:span><text:span text:style-name="T74">Et encor na… <text:s/></text:span><text:span text:style-name="T91">D] </text:span><text:span text:style-name="T92">Ne encore na essaie <text:s/></text:span><text:span text:style-name="T90">E] </text:span><text:span text:style-name="T105">Et encor ne la pas laissie</text:span></text:p>
            <text:p text:style-name="P157"><text:span text:style-name="T105">P</text:span><text:span text:style-name="T70">] enon ne anchora sazio</text:span></text:p>
          </table:table-cell>
        </table:table-row>
        <table:table-row table:style-name="TableLine93900317088048">
          <table:table-cell table:style-name="Table1.A2" office:value-type="string">
            <text:p text:style-name="P8">2003</text:p>
          </table:table-cell>
          <table:table-cell table:style-name="Table1.A2" office:value-type="string">
            <text:p text:style-name="P315">Quel maingier il fet de signors</text:p>
          </table:table-cell>
          <table:table-cell table:style-name="Table1.C2" office:value-type="string">
            <text:p text:style-name="P217">A<text:span text:style-name="T255">DH2IT</text:span>] ...des <text:span text:style-name="T373">(T deuz)</text:span>…<text:span text:style-name="T13"> <text:s/>B] Quez mangiers seroit… C] ...ifait… <text:s/>E] Et mengier a il des seignors <text:s/>G] Que...dels seignors <text:s/>K] ...de seignor</text:span></text:p>
          </table:table-cell>
        </table:table-row>
        <table:table-row table:style-name="TableLine93900317115008">
          <table:table-cell table:style-name="Table1.A2" office:value-type="string">
            <text:p text:style-name="P8">2004</text:p>
          </table:table-cell>
          <table:table-cell table:style-name="Table1.A2" office:value-type="string">
            <text:p text:style-name="P315">Sertes mout est grans dessonors</text:p>
          </table:table-cell>
          <table:table-cell table:style-name="Table1.C2" office:value-type="string">
            <text:p text:style-name="P292">I] ---</text:p>
            <text:p text:style-name="P285">B] Certes ce est… <text:s/><text:span text:style-name="T249">E] Certes ce nest pas grans honors <text:s/>G] Certes il est grant… <text:s/>M] ...grant dehonneurs <text:s/>K] ...desenor</text:span></text:p>
          </table:table-cell>
        </table:table-row>
        <table:table-row table:style-name="TableLine93900317111056">
          <table:table-cell table:style-name="Table1.A2" office:value-type="string">
            <text:p text:style-name="P8">2005</text:p>
          </table:table-cell>
          <table:table-cell table:style-name="Table1.A2" office:value-type="string">
            <text:p text:style-name="P315">Se il <text:span text:style-name="T2">en doit mais nul maingier</text:span></text:p>
          </table:table-cell>
          <table:table-cell table:style-name="Table1.C2" office:value-type="string">
            <text:p text:style-name="P68">A<text:span text:style-name="T250">CDEGIKTW</text:span>] <text:span text:style-name="T13">Se il mais <text:s/>(D mes, W Se jamez) (C en doit) un (E nul, I uns) en doit…. <text:s/></text:span><text:span text:style-name="T73">B] </text:span><text:span text:style-name="T74">Se il iamais en doit mangier <text:s/></text:span><text:span text:style-name="T130">H2</text:span><text:span text:style-name="T73">] </text:span><text:span text:style-name="T131">Mais cil en ueult ias plus mengier <text:s/></text:span><text:span text:style-name="T90">M] </text:span><text:span text:style-name="T162">Se il mes nul en veult mengier</text:span></text:p>
          </table:table-cell>
        </table:table-row>
        <table:table-row table:style-name="TableLine93900317066240">
          <table:table-cell table:style-name="Table1.A2" office:value-type="string">
            <text:p text:style-name="P8">2006</text:p>
          </table:table-cell>
          <table:table-cell table:style-name="Table1.A2" office:value-type="string">
            <text:p text:style-name="P316">Conter me puet <text:span text:style-name="T3">(</text:span><text:span text:style-name="T252">F m’estuet</text:span><text:span text:style-name="T3">)</text:span> por le premier</text:p>
          </table:table-cell>
          <table:table-cell table:style-name="Table1.C2" office:value-type="string">
            <text:p text:style-name="P274">B] ...me doit tout le premier <text:s text:c="2"/>C] ...les… <text:s/><text:span text:style-name="T277">G] ...par le… <text:s/>H2</text:span>] ...mestuet…<text:span text:style-name="T288"> <text:s/>M] ...tout le premier</text:span></text:p>
          </table:table-cell>
        </table:table-row>
        <table:table-row table:style-name="TableLine93900317206192">
          <table:table-cell table:style-name="Table1.A2" office:value-type="string">
            <text:p text:style-name="P8">2007</text:p>
          </table:table-cell>
          <table:table-cell table:style-name="Table1.A2" office:value-type="string">
            <text:p text:style-name="P316">Sor moi wel que il soit li sors</text:p>
          </table:table-cell>
          <table:table-cell table:style-name="Table1.C2" office:value-type="string">
            <text:p text:style-name="P205">A<text:span text:style-name="T233">BCIKT</text:span>] ...<text:span text:style-name="T13">que (I che) soit (B en soit) la (B li) sors (CKT sorz) <text:s/>D] ...que chiese li sors <text:s/>EM] Je vueil (M veil) que sor (M sus) moi (M moy) soit le (M li) sort (M sors) <text:s/>G] Sore mi uuoil quil soit la fors <text:s/>H2] ...que chiee li sors <text:s/>W] ...veil ie qui soit leffort</text:span></text:p>
          </table:table-cell>
        </table:table-row>
        <text:soft-page-break/>
        <table:table-row table:style-name="TableLine93900317206448">
          <table:table-cell table:style-name="Table1.A2" office:value-type="string">
            <text:p text:style-name="P8">2008</text:p>
          </table:table-cell>
          <table:table-cell table:style-name="Table1.A2" office:value-type="string">
            <text:p text:style-name="P316">Je serai maingiés ou il mors</text:p>
          </table:table-cell>
          <table:table-cell table:style-name="Table1.C2" office:value-type="string">
            <text:p text:style-name="P302">W] ...ly… K] ...oil sera morz</text:p>
          </table:table-cell>
        </table:table-row>
        <table:table-row table:style-name="TableLine93900317206704">
          <table:table-cell table:style-name="Table1.A2" office:value-type="string">
            <text:p text:style-name="P8">2009</text:p>
          </table:table-cell>
          <table:table-cell table:style-name="Table1.A2" office:value-type="string">
            <text:p text:style-name="P316">Li maistres l’ot de pitié plore</text:p>
          </table:table-cell>
          <table:table-cell table:style-name="Table1.C2" office:value-type="string">
            <text:p text:style-name="P167"/>
          </table:table-cell>
        </table:table-row>
        <table:table-row table:style-name="TableLine93900317206960">
          <table:table-cell table:style-name="Table1.A2" office:value-type="string">
            <text:p text:style-name="P8">2010</text:p>
          </table:table-cell>
          <table:table-cell table:style-name="Table1.A2" office:value-type="string">
            <text:p text:style-name="P316">Beneoite fait il soit l’ore</text:p>
          </table:table-cell>
          <table:table-cell table:style-name="Table1.C2" office:value-type="string">
            <text:p text:style-name="P123">C] ...<text:span text:style-name="T250">soit fait il lore <text:s/>D] ...li hore <text:s/></text:span><text:span text:style-name="T130">H2</text:span><text:span text:style-name="T163">M</text:span><text:span text:style-name="T73">] ...</text:span><text:span text:style-name="T132">dit il...</text:span></text:p>
          </table:table-cell>
        </table:table-row>
        <table:table-row table:style-name="TableLine93900317207216">
          <table:table-cell table:style-name="Table1.A2" office:value-type="string">
            <text:p text:style-name="P8">2011</text:p>
          </table:table-cell>
          <table:table-cell table:style-name="Table1.A2" office:value-type="string">
            <text:p text:style-name="P316">Que tu onques fus enjandrez</text:p>
          </table:table-cell>
          <table:table-cell table:style-name="Table1.C2" office:value-type="string">
            <text:p text:style-name="P279">B<text:span text:style-name="T267">EH2</text:span>] ...tu fus onques… <text:span text:style-name="T380">W] Que oncques tu fuz...</text:span></text:p>
          </table:table-cell>
        </table:table-row>
        <table:table-row table:style-name="TableLine93900317207472">
          <table:table-cell table:style-name="Table1.A2" office:value-type="string">
            <text:p text:style-name="P8">2012</text:p>
          </table:table-cell>
          <table:table-cell table:style-name="Table1.A2" office:value-type="string">
            <text:p text:style-name="P316">Que seu savoie je assez</text:p>
          </table:table-cell>
          <table:table-cell table:style-name="Table1.C2" office:value-type="string">
            <text:p text:style-name="P86">A] <text:span text:style-name="T13">Que se… <text:s/></text:span><text:span text:style-name="T73">B] </text:span><text:span text:style-name="T74">J ce sauoie… <text:s/></text:span><text:span text:style-name="T91">D</text:span><text:span text:style-name="T105">E</text:span><text:span text:style-name="T132">H2</text:span><text:span text:style-name="T163">I</text:span><text:span text:style-name="T205">K</text:span><text:span text:style-name="T91">] </text:span><text:span text:style-name="T93">Car ce </text:span><text:span text:style-name="T205">(K te)</text:span><text:span text:style-name="T93">… <text:s/></text:span><text:span text:style-name="T189">W] Car bien...</text:span></text:p>
          </table:table-cell>
        </table:table-row>
        <table:table-row table:style-name="TableLine93900317207728">
          <table:table-cell table:style-name="Table1.A2" office:value-type="string">
            <text:p text:style-name="P8">2013</text:p>
          </table:table-cell>
          <table:table-cell table:style-name="Table1.A2" office:value-type="string">
            <text:p text:style-name="P316">Que per toi seroit li pais</text:p>
          </table:table-cell>
          <table:table-cell table:style-name="Table1.C2" office:value-type="string">
            <text:p text:style-name="P192">A] ...<text:span text:style-name="T13">por quoi… <text:s/>B] ...sera… <text:s/>EW] ...par… <text:s/>GK] ...por… <text:s/>I] ...por...il...</text:span></text:p>
          </table:table-cell>
        </table:table-row>
        <table:table-row table:style-name="TableLine93900317207984">
          <table:table-cell table:style-name="Table1.A2" office:value-type="string">
            <text:p text:style-name="P8">2014</text:p>
          </table:table-cell>
          <table:table-cell table:style-name="Table1.A2" office:value-type="string">
            <text:p text:style-name="P316">Aquitez de nos anemis</text:p>
          </table:table-cell>
          <table:table-cell table:style-name="Table1.C2" office:value-type="string">
            <text:p text:style-name="P290">BD<text:span text:style-name="T267">EH2MTW</text:span>] ...de ses <text:span text:style-name="T289">(H2 ces)</text:span>… <text:s/>C] ...cest enemis</text:p>
            <text:p text:style-name="P306">P] dali <text:span text:style-name="T15">nri</text:span> annemizi</text:p>
          </table:table-cell>
        </table:table-row>
        <table:table-row table:style-name="TableLine93900317208240">
          <table:table-cell table:style-name="Table1.A2" office:value-type="string">
            <text:p text:style-name="P8">2015</text:p>
          </table:table-cell>
          <table:table-cell table:style-name="Table1.A2" office:value-type="string">
            <text:p text:style-name="P316">Plus que rosiers ne puet celer</text:p>
          </table:table-cell>
          <table:table-cell table:style-name="Table1.C2" office:value-type="string">
            <text:p text:style-name="P263">B] ---</text:p>
            <text:p text:style-name="P240">C] <text:span text:style-name="T250">Puit… <text:s/>G</text:span>] ...non…<text:span text:style-name="T277"> <text:s/></text:span>K<text:span text:style-name="T389">] ...nen...</text:span></text:p>
          </table:table-cell>
        </table:table-row>
        <table:table-row table:style-name="TableLine93900317208800">
          <table:table-cell table:style-name="Table1.A2" office:value-type="string">
            <text:p text:style-name="P8">2016</text:p>
          </table:table-cell>
          <table:table-cell table:style-name="Table1.A2" office:value-type="string">
            <text:p text:style-name="P316">La douce flor qu’il doit porter</text:p>
          </table:table-cell>
          <table:table-cell table:style-name="Table1.C2" office:value-type="string">
            <text:p text:style-name="P263">B] ---</text:p>
            <text:p text:style-name="P237">E] ...droite glor… <text:s/>M] <text:span text:style-name="T365">La dolce oudeur… <text:s/>W] ...qui doit...</text:span></text:p>
          </table:table-cell>
        </table:table-row>
        <table:table-row table:style-name="TableLine93900317209712">
          <table:table-cell table:style-name="Table1.A2" office:value-type="string">
            <text:p text:style-name="P8">2017</text:p>
          </table:table-cell>
          <table:table-cell table:style-name="Table1.A2" office:value-type="string">
            <text:p text:style-name="P316">Ne ne puels tu celer nes covrir</text:p>
          </table:table-cell>
          <table:table-cell table:style-name="Table1.C2" office:value-type="string">
            <text:p text:style-name="P263">B] ---</text:p>
            <text:p text:style-name="P179">A<text:span text:style-name="T256">DEGH2IMTW</text:span>] <text:span text:style-name="T13">Ne (G Ni) pues (DM puez, I pois, T pos, W puis) tu… <text:s/>CK] Ne (K Ni) pues (K puit) celler (K celer) ne...</text:span></text:p>
          </table:table-cell>
        </table:table-row>
        <table:table-row table:style-name="TableLine93900317210720">
          <table:table-cell table:style-name="Table1.A2" office:value-type="string">
            <text:p text:style-name="P8">2018</text:p>
          </table:table-cell>
          <table:table-cell table:style-name="Table1.A2" office:value-type="string">
            <text:p text:style-name="P316">Le bien qui de toi doit venir</text:p>
          </table:table-cell>
          <table:table-cell table:style-name="Table1.C2" office:value-type="string">
            <text:p text:style-name="P263">B] ---</text:p>
            <text:p text:style-name="P240">EG<text:span text:style-name="T365">M</text:span>] ...issir <text:s/><text:span text:style-name="T300">I] ...que… <text:s/></text:span>K<text:span text:style-name="T389">] ...que de te doit issir</text:span></text:p>
          </table:table-cell>
        </table:table-row>
        <table:table-row table:style-name="TableLine93900317211680">
          <table:table-cell table:style-name="Table1.A2" office:value-type="string">
            <text:p text:style-name="P8">2019</text:p>
          </table:table-cell>
          <table:table-cell table:style-name="Table1.A2" office:value-type="string">
            <text:p text:style-name="P316">Cil qui te nomment Florimont</text:p>
          </table:table-cell>
          <table:table-cell table:style-name="Table1.C2" office:value-type="string">
            <text:p text:style-name="P263">B] ---</text:p>
            <text:p text:style-name="P168">A<text:span text:style-name="T256">DEGIKMT</text:span>] ...<text:span text:style-name="T13">qui tont (I toit) nomme (GIKT nome)...</text:span></text:p>
          </table:table-cell>
        </table:table-row>
        <table:table-row table:style-name="Table1.62">
          <table:table-cell table:style-name="Table1.A2" office:value-type="string">
            <text:p text:style-name="P8">2020</text:p>
          </table:table-cell>
          <table:table-cell table:style-name="Table1.A2" office:value-type="string">
            <text:p text:style-name="P316">Pas a ton nom faillit nen ont</text:p>
          </table:table-cell>
          <table:table-cell table:style-name="Table1.C2" office:value-type="string">
            <text:p text:style-name="P263">B] ---</text:p>
            <text:p text:style-name="P205">A<text:span text:style-name="T373">T</text:span>] ...<text:span text:style-name="T13">failli non… <text:s/>DH2] A ton droit non pas failli nont <text:s/>E] A ton non pas failli… <text:s/>M] ...ton droit non failli nont <text:s/>W] ...failly y nont</text:span></text:p>
          </table:table-cell>
        </table:table-row>
        <table:table-row table:style-name="TableLine93900317213648">
          <table:table-cell table:style-name="Table1.A2" office:value-type="string">
            <text:p text:style-name="P8">2021</text:p>
          </table:table-cell>
          <table:table-cell table:style-name="Table1.A2" office:value-type="string">
            <text:p text:style-name="P316">Enjandrez fus en Edorie</text:p>
          </table:table-cell>
          <table:table-cell table:style-name="Table1.C2" office:value-type="string">
            <text:p text:style-name="P263">B] ---</text:p>
            <text:p text:style-name="P200">A<text:span text:style-name="T277">GK</text:span>] ...fust…<text:span text:style-name="T13"> <text:s/>C] ...esdorie <text:s/>D] ...en florie fus eniandre <text:s/>I] ...endonzrie <text:s/>T] En hedorie fus engendrez</text:span></text:p>
          </table:table-cell>
        </table:table-row>
        <table:table-row table:style-name="TableLine93900317214560">
          <table:table-cell table:style-name="Table1.A2" office:value-type="string">
            <text:p text:style-name="P8">2022</text:p>
          </table:table-cell>
          <table:table-cell table:style-name="Table1.A2" office:value-type="string">
            <text:p text:style-name="P316">En fransois welt dire Florie</text:p>
          </table:table-cell>
          <table:table-cell table:style-name="Table1.C2" office:value-type="string">
            <text:p text:style-name="P263">BD<text:span text:style-name="T373">T</text:span>] ---</text:p>
            <text:p text:style-name="P168">A<text:span text:style-name="T250">CIW</text:span>] <text:span text:style-name="T13">Qui en francois ot (CIW a) non (W nom) florie</text:span></text:p>
          </table:table-cell>
        </table:table-row>
        <table:table-row table:style-name="TableLine93900317215520">
          <table:table-cell table:style-name="Table1.A2" office:value-type="string">
            <text:p text:style-name="P8">2023</text:p>
          </table:table-cell>
          <table:table-cell table:style-name="Table1.A2" office:value-type="string">
            <text:p text:style-name="P316">De Florie fus enjandrez</text:p>
          </table:table-cell>
          <table:table-cell table:style-name="Table1.C2" office:value-type="string">
            <text:p text:style-name="P263">BD<text:span text:style-name="T373">T</text:span>] ---</text:p>
            <text:p text:style-name="P240">E<text:span text:style-name="T365">M</text:span>] En… <text:s/>G<text:span text:style-name="T301">I</text:span>] ...fust… <text:s/>K<text:span text:style-name="T389">] ...floris fust...</text:span></text:p>
          </table:table-cell>
        </table:table-row>
        <text:soft-page-break/>
        <table:table-row table:style-name="TableLine93900317216480">
          <table:table-cell table:style-name="Table1.A2" office:value-type="string">
            <text:p text:style-name="P8">2024</text:p>
          </table:table-cell>
          <table:table-cell table:style-name="Table1.A2" office:value-type="string">
            <text:p text:style-name="P316">Flor del Mont seras apelez</text:p>
          </table:table-cell>
          <table:table-cell table:style-name="Table1.C2" office:value-type="string">
            <text:p text:style-name="P263">B] ---</text:p>
            <text:p text:style-name="P101">A] ...<text:span text:style-name="T13">engendrez. Apelez <text:s/></text:span><text:span text:style-name="T130">H2</text:span><text:span text:style-name="T73">] </text:span><text:span text:style-name="T47">Flor</text:span><text:span text:style-name="T132"> seras appelles <text:s/></text:span><text:span text:style-name="T189">W] Et flour de mont fus… <text:s/></text:span><text:span text:style-name="T90">K</text:span><text:span text:style-name="T203">] </text:span><text:span text:style-name="T205">Flordemont...</text:span></text:p>
          </table:table-cell>
        </table:table-row>
        <table:table-row table:style-name="TableLine93900317217440">
          <table:table-cell table:style-name="Table1.A2" office:value-type="string">
            <text:p text:style-name="P8">2025</text:p>
          </table:table-cell>
          <table:table-cell table:style-name="Table1.A2" office:value-type="string">
            <text:p text:style-name="P316">Maistres dist Florimons merci</text:p>
          </table:table-cell>
          <table:table-cell table:style-name="Table1.C2" office:value-type="string">
            <text:p text:style-name="P263">B] ---</text:p>
            <text:p text:style-name="P48">A<text:span text:style-name="T250">CIKTW</text:span>] ...fait…<text:span text:style-name="T13"> <text:s/>G</text:span><text:span text:style-name="T116">] ...</text:span><text:span text:style-name="T117">fet...</text:span></text:p>
          </table:table-cell>
        </table:table-row>
        <table:table-row table:style-name="TableLine93900317218400">
          <table:table-cell table:style-name="Table1.A2" office:value-type="string">
            <text:p text:style-name="P8">2026</text:p>
          </table:table-cell>
          <table:table-cell table:style-name="Table1.A2" office:value-type="string">
            <text:p text:style-name="P317">N’est pas ensi jel vos afi</text:p>
          </table:table-cell>
          <table:table-cell table:style-name="Table1.C2" office:value-type="string">
            <text:p text:style-name="P263">B] ---</text:p>
            <text:p text:style-name="P86">A] <text:span text:style-name="T13">Et pas… <text:s/>DT] ...ie (T je) uos… <text:s/></text:span><text:span text:style-name="T130">H2</text:span><text:span text:style-name="T73">] </text:span><text:span text:style-name="T132">Niert...ie vos… <text:s/></text:span><text:span text:style-name="T147">I] ...isi…</text:span><text:span text:style-name="T148"> <text:s/></text:span><text:span text:style-name="T90">M] ...</text:span><text:span text:style-name="T164">ce vos… <text:s/></text:span><text:span text:style-name="T189">W] De moy nest pas ie...</text:span></text:p>
          </table:table-cell>
        </table:table-row>
        <table:table-row table:style-name="TableLine93900317219360">
          <table:table-cell table:style-name="Table1.A2" office:value-type="string">
            <text:p text:style-name="P8">2027</text:p>
          </table:table-cell>
          <table:table-cell table:style-name="Table1.A2" office:value-type="string">
            <text:p text:style-name="P317">Je n’ai hatesce ne pooir</text:p>
          </table:table-cell>
          <table:table-cell table:style-name="Table1.C2" office:value-type="string">
            <text:p text:style-name="P263">B] ---</text:p>
            <text:p text:style-name="P218">A<text:span text:style-name="T278">GIT</text:span>] <text:span text:style-name="T13">Non (G Nen, I Ne) as (GT ai)… <text:s/>DH2] Nai pas hautesce (H2 hautesse)… <text:s/>M] Ne en haultesce nay… <text:s/>W] Je nay proece… <text:s/>K] Ninai...ni...</text:span></text:p>
          </table:table-cell>
        </table:table-row>
        <table:table-row table:style-name="TableLine93900317220320">
          <table:table-cell table:style-name="Table1.A2" office:value-type="string">
            <text:p text:style-name="P8">2028</text:p>
          </table:table-cell>
          <table:table-cell table:style-name="Table1.A2" office:value-type="string">
            <text:p text:style-name="P317">Dont je puisse tel nom avoir</text:p>
          </table:table-cell>
          <table:table-cell table:style-name="Table1.C2" office:value-type="string">
            <text:p text:style-name="P263">B] ---</text:p>
            <text:p text:style-name="Table_20_Contents"><text:span text:style-name="T329">A</text:span><text:span text:style-name="T330">CDGH2I</text:span><text:span text:style-name="T340">K</text:span><text:span text:style-name="T332">M</text:span><text:span text:style-name="T337">T</text:span><text:span text:style-name="T339">W</text:span><text:span text:style-name="T329">] </text:span><text:span text:style-name="T331">Dont (GI Dunt) </text:span><text:span text:style-name="T341">puisse (ACG </text:span><text:span text:style-name="T331">puisses, </text:span><text:span text:style-name="T337">T poise</text:span><text:span text:style-name="T331">) tel (DH2 tele, </text:span><text:span text:style-name="T332">M telle</text:span><text:span text:style-name="T331">) honor (G henor, H2 honour, </text:span><text:span text:style-name="T332">M honneur, </text:span><text:span text:style-name="T339">W honnour</text:span><text:span text:style-name="T331">)… <text:s/>E] Dont tele honor peusse…</text:span></text:p>
            <text:p text:style-name="P342"><text:span text:style-name="T331">P</text:span><text:span text:style-name="T328">] donde io po</text:span><text:span text:style-name="T342">ssa acusi grande honor vignir</text:span></text:p>
          </table:table-cell>
        </table:table-row>
        <table:table-row table:style-name="TableLine93900317221280">
          <table:table-cell table:style-name="Table1.A2" office:value-type="string">
            <text:p text:style-name="P8">2029</text:p>
          </table:table-cell>
          <table:table-cell table:style-name="Table1.A2" office:value-type="string">
            <text:p text:style-name="P317">Florimons ot (F Flor de) XV anz passez</text:p>
          </table:table-cell>
          <table:table-cell table:style-name="Table1.C2" office:value-type="string">
            <text:p text:style-name="P263">B] ---</text:p>
            <text:p text:style-name="P267"><text:span text:style-name="T287">H2</text:span>] … .<text:span text:style-name="T290">xvi. ...</text:span></text:p>
          </table:table-cell>
        </table:table-row>
        <table:table-row table:style-name="TableLine93900317222240">
          <table:table-cell table:style-name="Table1.A2" office:value-type="string">
            <text:p text:style-name="P8">2030</text:p>
          </table:table-cell>
          <table:table-cell table:style-name="Table1.A2" office:value-type="string">
            <text:p text:style-name="P317">Grans fut et fors et biaus assez</text:p>
          </table:table-cell>
          <table:table-cell table:style-name="Table1.C2" office:value-type="string">
            <text:p text:style-name="P263">B] ---</text:p>
            <text:p text:style-name="P86">A] <text:span text:style-name="T13">Sans… <text:s/>D] ...et fiers… <text:s/>G</text:span><text:span text:style-name="T116">] </text:span><text:span text:style-name="T117">Preus et cortois estoit assez <text:s/></text:span><text:span text:style-name="T130">H2</text:span><text:span text:style-name="T73">] ...</text:span><text:span text:style-name="T133">et gros asses <text:s/></text:span><text:span text:style-name="T189">W] ...et bien asiez</text:span></text:p>
          </table:table-cell>
        </table:table-row>
        <table:table-row table:style-name="TableLine93900317223200">
          <table:table-cell table:style-name="Table1.A2" office:value-type="string">
            <text:p text:style-name="P8">2031</text:p>
          </table:table-cell>
          <table:table-cell table:style-name="Table1.A2" office:value-type="string">
            <text:p text:style-name="P317">El palaix a son peire vint</text:p>
          </table:table-cell>
          <table:table-cell table:style-name="Table1.C2" office:value-type="string">
            <text:p text:style-name="P263">B] ---</text:p>
            <text:p text:style-name="P257">D<text:span text:style-name="T391">MW</text:span>] <text:span text:style-name="T256">Ou (M V, W Au)...uient (MW vient) <text:s/>GKH2] En...uient (H2 vient) </text:span></text:p>
          </table:table-cell>
        </table:table-row>
        <table:table-row table:style-name="TableLine93900317224160">
          <table:table-cell table:style-name="Table1.A2" office:value-type="string">
            <text:p text:style-name="P8">2032</text:p>
          </table:table-cell>
          <table:table-cell table:style-name="Table1.A2" office:value-type="string">
            <text:p text:style-name="P317">Un bastonce<text:span text:style-name="T250">l</text:span> en sa main tint</text:p>
          </table:table-cell>
          <table:table-cell table:style-name="Table1.C2" office:value-type="string">
            <text:p text:style-name="P263">B] ---</text:p>
            <text:p text:style-name="P248">D<text:span text:style-name="T278">GH2IKW</text:span>] ...<text:span text:style-name="T380">(W il) tient</text:span></text:p>
          </table:table-cell>
        </table:table-row>
        <table:table-row table:style-name="TableLine93900317224928">
          <table:table-cell table:style-name="Table1.A2" office:value-type="string">
            <text:p text:style-name="P8">2033</text:p>
          </table:table-cell>
          <table:table-cell table:style-name="Table1.A2" office:value-type="string">
            <text:p text:style-name="P317">Sa mere contre lui leva</text:p>
          </table:table-cell>
          <table:table-cell table:style-name="Table1.C2" office:value-type="string">
            <text:p text:style-name="P263">B] ---</text:p>
            <text:p text:style-name="P237">E] ...ala <text:s/>G<text:span text:style-name="T391">K</text:span>] ...encontre… <text:s/><text:span text:style-name="T380">W] ...se leua</text:span></text:p>
          </table:table-cell>
        </table:table-row>
        <table:table-row table:style-name="TableLine93900317225264">
          <table:table-cell table:style-name="Table1.A2" office:value-type="string">
            <text:p text:style-name="P8">2034</text:p>
          </table:table-cell>
          <table:table-cell table:style-name="Table1.A2" office:value-type="string">
            <text:p text:style-name="P317">Acola (F Acole) le si le baissa</text:p>
          </table:table-cell>
          <table:table-cell table:style-name="Table1.C2" office:value-type="string">
            <text:p text:style-name="P263">B] ---</text:p>
            <text:p text:style-name="P183">A] <text:span text:style-name="T13">Et lacola si la baisa <text:s/>CT] ...lo… <text:s text:c="2"/>D] ...puis le baisa <text:s/>EH2W] Acole la si… <text:s/>GK] Acolle lo (K lot) si lo (K lot)...</text:span></text:p>
          </table:table-cell>
        </table:table-row>
        <table:table-row table:style-name="TableLine93900317226128">
          <table:table-cell table:style-name="Table1.A2" office:value-type="string">
            <text:p text:style-name="P8">2035</text:p>
          </table:table-cell>
          <table:table-cell table:style-name="Table1.A2" office:value-type="string">
            <text:p text:style-name="P317">Et quant il ot baissié sa meire</text:p>
          </table:table-cell>
          <table:table-cell table:style-name="Table1.C2" office:value-type="string">
            <text:p text:style-name="P263">B] ---</text:p>
            <text:p text:style-name="P181">A<text:span text:style-name="T250">CDEGH2IKMTW</text:span>] <text:span text:style-name="T14">Quant il ot (H2 out, W leut) besiee (C baissie, DEH2T baisie, G besie, I base, K baise, W baisee)… <text:s/></text:span></text:p>
          </table:table-cell>
        </table:table-row>
        <text:soft-page-break/>
        <table:table-row table:style-name="TableLine93900317227088">
          <table:table-cell table:style-name="Table1.A2" office:value-type="string">
            <text:p text:style-name="P8">2036</text:p>
          </table:table-cell>
          <table:table-cell table:style-name="Table1.A2" office:value-type="string">
            <text:p text:style-name="P317">Si ait araisoné son peire</text:p>
          </table:table-cell>
          <table:table-cell table:style-name="Table1.C2" office:value-type="string">
            <text:p text:style-name="P263">B] ---</text:p>
            <text:p text:style-name="P69">A<text:span text:style-name="T250">CIW</text:span>] <text:span text:style-name="T14">Puis a raisone (C araissone, I arasona, W aresone)… <text:s/>DH2] Puis si araisona (H2 araisonna)… <text:s/>GKT</text:span><text:span text:style-name="T71">] </text:span><text:span text:style-name="T117">Puis </text:span><text:span text:style-name="T175">(T Pois)</text:span><text:span text:style-name="T117"> a mis a rason </text:span><text:span text:style-name="T175">(T raison)</text:span><text:span text:style-name="T117">… <text:s/></text:span><text:span text:style-name="T90">M] </text:span><text:span text:style-name="T164">Jl prist a parler a...</text:span></text:p>
          </table:table-cell>
        </table:table-row>
        <table:table-row table:style-name="TableLine93900317228048">
          <table:table-cell table:style-name="Table1.A2" office:value-type="string">
            <text:p text:style-name="P8">2037</text:p>
          </table:table-cell>
          <table:table-cell table:style-name="Table1.A2" office:value-type="string">
            <text:p text:style-name="P317">Peire fet il mout me mervoil</text:p>
          </table:table-cell>
          <table:table-cell table:style-name="Table1.C2" office:value-type="string">
            <text:p text:style-name="P263">B] ---</text:p>
            <text:p text:style-name="P42">A<text:span text:style-name="T380">W</text:span>] ...<text:span text:style-name="T16">mlt</text:span><text:span text:style-name="T71"> </text:span><text:span text:style-name="T189">(W moult) </text:span><text:span text:style-name="T71">merueil <text:s/></text:span><text:span text:style-name="T90">E</text:span><text:span text:style-name="T133">H2</text:span><text:span text:style-name="T164">M</text:span><text:span text:style-name="T175">T</text:span><text:span text:style-name="T90">] </text:span><text:span text:style-name="T105">Peres </text:span><text:span text:style-name="T164">(M</text:span><text:span text:style-name="T175">T</text:span><text:span text:style-name="T164"> Pere)</text:span><text:span text:style-name="T105"> dist </text:span><text:span text:style-name="T133">(H2</text:span><text:span text:style-name="T164">M</text:span><text:span text:style-name="T133"> dit)</text:span><text:span text:style-name="T105"> il...</text:span></text:p>
          </table:table-cell>
        </table:table-row>
        <table:table-row table:style-name="TableLine93900317229008">
          <table:table-cell table:style-name="Table1.A2" office:value-type="string">
            <text:p text:style-name="P8">2038</text:p>
          </table:table-cell>
          <table:table-cell table:style-name="Table1.A2" office:value-type="string">
            <text:p text:style-name="P317">Que ne prenez atre consoil</text:p>
          </table:table-cell>
          <table:table-cell table:style-name="Table1.C2" office:value-type="string">
            <text:p text:style-name="P263">B] ---</text:p>
            <text:p text:style-name="P240">E] ...aucun… <text:s/>G] Caie non… <text:s/><text:span text:style-name="T287">H2] Quant… <text:s/>T] ...no… <text:s/></text:span>K<text:span text:style-name="T389">] ...non...</text:span></text:p>
          </table:table-cell>
        </table:table-row>
        <table:table-row table:style-name="TableLine93900317229968">
          <table:table-cell table:style-name="Table1.A2" office:value-type="string">
            <text:p text:style-name="P8">2039</text:p>
          </table:table-cell>
          <table:table-cell table:style-name="Table1.A2" office:value-type="string">
            <text:p text:style-name="P317">Garganeus vos fet grant guerre</text:p>
          </table:table-cell>
          <table:table-cell table:style-name="Table1.C2" office:value-type="string">
            <text:p text:style-name="P263">B] ---</text:p>
            <text:p text:style-name="P187">A] ...<text:span text:style-name="T14">grant guerre mais <text:s/>D] Que...fait guerre <text:s/>H2] E garganeus nous fait guerre</text:span></text:p>
          </table:table-cell>
        </table:table-row>
        <table:table-row table:style-name="TableLine93900317230928">
          <table:table-cell table:style-name="Table1.A2" office:value-type="string">
            <text:p text:style-name="P8">2040</text:p>
          </table:table-cell>
          <table:table-cell table:style-name="Table1.A2" office:value-type="string">
            <text:p text:style-name="P317">Li mostres destruit vostre terre</text:p>
          </table:table-cell>
          <table:table-cell table:style-name="Table1.C2" office:value-type="string">
            <text:p text:style-name="P263">B] ---</text:p>
            <text:p text:style-name="P169">A<text:span text:style-name="T250">CIKT</text:span>] ...<text:span text:style-name="T14">uos destruit la terre (I tere)</text:span></text:p>
          </table:table-cell>
        </table:table-row>
        <table:table-row table:style-name="TableLine93900317231888">
          <table:table-cell table:style-name="Table1.A2" office:value-type="string">
            <text:p text:style-name="P8">2041</text:p>
          </table:table-cell>
          <table:table-cell table:style-name="Table1.A2" office:value-type="string">
            <text:p text:style-name="P317">Biaus fils fet il je n’en puis mais</text:p>
          </table:table-cell>
          <table:table-cell table:style-name="Table1.C2" office:value-type="string">
            <text:p text:style-name="P263">B] ---</text:p>
            <text:p text:style-name="P218">A] ...<text:span text:style-name="T14">ie nen puis <text:s/>EM] ...dist (M dit) il… <text:s/>I] ...ge ne puis… <text:s/>T] ...non puis… K] Bieuz fiz ie ne puis mais</text:span></text:p>
          </table:table-cell>
        </table:table-row>
        <table:table-row table:style-name="TableLine93900317232848">
          <table:table-cell table:style-name="Table1.A2" office:value-type="string">
            <text:p text:style-name="P8">2042</text:p>
          </table:table-cell>
          <table:table-cell table:style-name="Table1.A2" office:value-type="string">
            <text:p text:style-name="P317">Des que je n’i puis avoir paix</text:p>
          </table:table-cell>
          <table:table-cell table:style-name="Table1.C2" office:value-type="string">
            <text:p text:style-name="P263">B] ---</text:p>
            <text:p text:style-name="P34">A<text:span text:style-name="T250">CDEGH2KMTW</text:span>] <text:span text:style-name="T14">Puis (T Pois) que ie (T ge) nen (ADH2W ne) puis (K pois)… <text:s/>I] Puis che nen puis... </text:span><text:span text:style-name="T251">TERMINA C</text:span></text:p>
          </table:table-cell>
        </table:table-row>
        <table:table-row table:style-name="TableLine93900317233808">
          <table:table-cell table:style-name="Table1.A2" office:value-type="string">
            <text:p text:style-name="P8">2043</text:p>
          </table:table-cell>
          <table:table-cell table:style-name="Table1.A2" office:value-type="string">
            <text:p text:style-name="P317">Ensi le me covient soffrir</text:p>
          </table:table-cell>
          <table:table-cell table:style-name="Table1.C2" office:value-type="string">
            <text:p text:style-name="P263">B] ---</text:p>
            <text:p text:style-name="P240">E] Souffrir le me conuient ainsit <text:s/><text:span text:style-name="T372">T] ...lo… <text:s/></text:span>K<text:span text:style-name="T389">] ...mele...</text:span></text:p>
          </table:table-cell>
        </table:table-row>
        <table:table-row table:style-name="TableLine93900317234768">
          <table:table-cell table:style-name="Table1.A2" office:value-type="string">
            <text:p text:style-name="P8">2044</text:p>
          </table:table-cell>
          <table:table-cell table:style-name="Table1.A2" office:value-type="string">
            <text:p text:style-name="P317">Dist Florimons Jai Deus joir</text:p>
          </table:table-cell>
          <table:table-cell table:style-name="Table1.C2" office:value-type="string">
            <text:p text:style-name="P263">B] ---</text:p>
            <text:p text:style-name="P295">E] ...diex nayt</text:p>
          </table:table-cell>
        </table:table-row>
        <table:table-row table:style-name="TableLine93900317204128">
          <table:table-cell table:style-name="Table1.A2" office:value-type="string">
            <text:p text:style-name="P8">2045</text:p>
          </table:table-cell>
          <table:table-cell table:style-name="Table1.A2" office:value-type="string">
            <text:p text:style-name="P317">Ne me donst de vos nes de moi</text:p>
          </table:table-cell>
          <table:table-cell table:style-name="Table1.C2" office:value-type="string">
            <text:p text:style-name="P263">B] ---</text:p>
            <text:p text:style-name="P256">D] <text:span text:style-name="T256">Ne uos doint mes ioir de moi <text:s/>E] Ne ne doinst bien au cors de moi <text:s/>G] ...deut… <text:s/>H2] Ne vous doint biaus peres de moi <text:s/>M] Ne doint ia de… <text:s/>T] No me doint...</text:span></text:p>
          </table:table-cell>
        </table:table-row>
        <table:table-row table:style-name="Table1.88">
          <table:table-cell table:style-name="Table1.A2" office:value-type="string">
            <text:p text:style-name="P8">2046</text:p>
          </table:table-cell>
          <table:table-cell table:style-name="Table1.A2" office:value-type="string">
            <text:p text:style-name="P317">Peires se ju ensi l’otroi</text:p>
          </table:table-cell>
          <table:table-cell table:style-name="Table1.C2" office:value-type="string">
            <text:p text:style-name="P263">B] ---</text:p>
            <text:p text:style-name="P286"><text:span text:style-name="T287">H2</text:span>] <text:span text:style-name="T290">Se ie ainsi le vous otroi <text:s/>M] ...lo stroy <text:s/>K] ...si ensi loutroi</text:span></text:p>
          </table:table-cell>
        </table:table-row>
        <table:table-row table:style-name="TableLine93900317239648">
          <table:table-cell table:style-name="Table1.A2" office:value-type="string">
            <text:p text:style-name="P8">2047</text:p>
          </table:table-cell>
          <table:table-cell table:style-name="Table1.A2" office:value-type="string">
            <text:p text:style-name="P317">Que li moustres ait plus vitaille</text:p>
          </table:table-cell>
          <table:table-cell table:style-name="Table1.C2" office:value-type="string">
            <text:p text:style-name="P263">B] ---</text:p>
            <text:p text:style-name="P303">W] que mostre ait plus sur vous vitaille</text:p>
          </table:table-cell>
        </table:table-row>
        <table:table-row table:style-name="TableLine93900317240208">
          <table:table-cell table:style-name="Table1.A2" office:value-type="string">
            <text:p text:style-name="P8">2048</text:p>
          </table:table-cell>
          <table:table-cell table:style-name="Table1.A2" office:value-type="string">
            <text:p text:style-name="P317">De nostre terre sans bataille</text:p>
          </table:table-cell>
          <table:table-cell table:style-name="Table1.C2" office:value-type="string">
            <text:p text:style-name="P263">B] ---</text:p>
            <text:p text:style-name="P254"><text:soft-page-break/>D<text:span text:style-name="T391">KW</text:span>] ...<text:span text:style-name="T15">ure</text:span> <text:span text:style-name="T381">(W voustre)</text:span>…<text:span text:style-name="T256"> <text:s/>H2] En </text:span><text:span text:style-name="T48">vre</text:span><text:span text:style-name="T290"> terre… <text:s/>M] Sil ne la conquiert </text:span><text:span text:style-name="T56">per</text:span><text:span text:style-name="T366">...</text:span></text:p>
          </table:table-cell>
        </table:table-row>
        <table:table-row table:style-name="TableLine93900317241072">
          <table:table-cell table:style-name="Table1.A2" office:value-type="string">
            <text:p text:style-name="P8">2049</text:p>
          </table:table-cell>
          <table:table-cell table:style-name="Table1.A2" office:value-type="string">
            <text:p text:style-name="P317">Se vos aviez tant de gent</text:p>
          </table:table-cell>
          <table:table-cell table:style-name="Table1.C2" office:value-type="string">
            <text:p text:style-name="P263">B] ---</text:p>
            <text:p text:style-name="P280"><text:span text:style-name="T287">H2</text:span>] <text:span text:style-name="T290">Car se nous auions autant gent <text:s/>W] ...autent...</text:span></text:p>
          </table:table-cell>
        </table:table-row>
        <table:table-row table:style-name="TableLine93900317242032">
          <table:table-cell table:style-name="Table1.A2" office:value-type="string">
            <text:p text:style-name="P8">2050</text:p>
          </table:table-cell>
          <table:table-cell table:style-name="Table1.A2" office:value-type="string">
            <text:p text:style-name="P317">Com il ait jusqu’an Orient</text:p>
          </table:table-cell>
          <table:table-cell table:style-name="Table1.C2" office:value-type="string">
            <text:p text:style-name="P263">B] ---</text:p>
            <text:p text:style-name="P206">A] ...<text:span text:style-name="T14">i troue en orient <text:s/>DH2M] ...oriant (M oryant) <text:s/>G] ...iusques en… <text:s/>I] ...il la in orient <text:s/>T] Cont il ua tro quen orient <text:s/>W] Com en a tant que en...</text:span></text:p>
          </table:table-cell>
        </table:table-row>
        <table:table-row table:style-name="TableLine93900317242992">
          <table:table-cell table:style-name="Table1.A2" office:value-type="string">
            <text:p text:style-name="P8">2051</text:p>
          </table:table-cell>
          <table:table-cell table:style-name="Table1.A2" office:value-type="string">
            <text:p text:style-name="P317">Ne vos en lairoit mie dous</text:p>
          </table:table-cell>
          <table:table-cell table:style-name="Table1.C2" office:value-type="string">
            <text:p text:style-name="P263">B] ---</text:p>
            <text:p text:style-name="P258">D<text:span text:style-name="T290">H2MT</text:span>] ...<text:span text:style-name="T257">il pas .ii. (H2MT dous) <text:s/>G] ...deus <text:s/>W] ...il mie deus</text:span></text:p>
          </table:table-cell>
        </table:table-row>
        <table:table-row table:style-name="TableLine93900317243952">
          <table:table-cell table:style-name="Table1.A2" office:value-type="string">
            <text:p text:style-name="P8">2052</text:p>
          </table:table-cell>
          <table:table-cell table:style-name="Table1.A2" office:value-type="string">
            <text:p text:style-name="P317">S’atrement ne li sont escour</text:p>
          </table:table-cell>
          <table:table-cell table:style-name="Table1.C2" office:value-type="string">
            <text:p text:style-name="P263">B] ---</text:p>
            <text:p text:style-name="P87">A] <text:span text:style-name="T14">Et autrement non erent rescos <text:s/>DH2IKM] ...nierent (I non ierent, M nen ierent, K nelierent) rescous (IK rescos) <text:s/>E] ...nestoient resqueus <text:s/>G</text:span><text:span text:style-name="T71">] ...</text:span><text:span text:style-name="T117">ne li ert requeus <text:s/></text:span><text:span text:style-name="T174">T] </text:span><text:span text:style-name="T176">Si autrement nestoient recost CORR IN recous <text:s/></text:span><text:span text:style-name="T189">W] </text:span><text:span text:style-name="T190">...ne sont requeus</text:span></text:p>
          </table:table-cell>
        </table:table-row>
        <table:table-row table:style-name="TableLine93900317244912">
          <table:table-cell table:style-name="Table1.A2" office:value-type="string">
            <text:p text:style-name="P8">2053</text:p>
          </table:table-cell>
          <table:table-cell table:style-name="Table1.A2" office:value-type="string">
            <text:p text:style-name="P317">Une riens vos di que jen sai</text:p>
          </table:table-cell>
          <table:table-cell table:style-name="Table1.C2" office:value-type="string">
            <text:p text:style-name="P263">B] ---</text:p>
            <text:p text:style-name="P238">E] ...rien pere vous dirai <text:s/>G] ...qui… <text:s/><text:span text:style-name="T287">H2IKM] ...que ie (I ge) sai (M say)… <text:s/>T] ...riens en di que… <text:s/>W] ...chouse vous dy par foy</text:span></text:p>
          </table:table-cell>
        </table:table-row>
        <table:table-row table:style-name="TableLine93900317245872">
          <table:table-cell table:style-name="Table1.A2" office:value-type="string">
            <text:p text:style-name="P8">2054</text:p>
          </table:table-cell>
          <table:table-cell table:style-name="Table1.A2" office:value-type="string">
            <text:p text:style-name="P317">Sertes ja mais joie n’avrai</text:p>
          </table:table-cell>
          <table:table-cell table:style-name="Table1.C2" office:value-type="string">
            <text:p text:style-name="P263">B] ---</text:p>
            <text:p text:style-name="P238"><text:span text:style-name="T277">GK</text:span>] ...<text:span text:style-name="T278">ioies (K ioie) iames (K iamais)… <text:s/>W] James au cuer joie...</text:span></text:p>
          </table:table-cell>
        </table:table-row>
        <table:table-row table:style-name="TableLine93900317246832">
          <table:table-cell table:style-name="Table1.A2" office:value-type="string">
            <text:p text:style-name="P8">2055</text:p>
          </table:table-cell>
          <table:table-cell table:style-name="Table1.A2" office:value-type="string">
            <text:p text:style-name="P317">Tant que m’i serai combatus</text:p>
          </table:table-cell>
          <table:table-cell table:style-name="Table1.C2" office:value-type="string">
            <text:p text:style-name="P263">B] ---</text:p>
            <text:p text:style-name="P218">A<text:span text:style-name="T257">DEMW</text:span>] ...<text:span text:style-name="T268">(E com mi, MW que mi)...soie… <text:s/>G] ...ie me soie.. <text:s/>H2] ...qua moi sera… <text:s/>K] ...que a lui soie...</text:span></text:p>
          </table:table-cell>
        </table:table-row>
        <table:table-row table:style-name="TableLine93900317247792">
          <table:table-cell table:style-name="Table1.A2" office:value-type="string">
            <text:p text:style-name="P8">2056</text:p>
          </table:table-cell>
          <table:table-cell table:style-name="Table1.A2" office:value-type="string">
            <text:p text:style-name="P317">Ou <text:span text:style-name="T4">g’iere mors ou il vencus</text:span></text:p>
          </table:table-cell>
          <table:table-cell table:style-name="Table1.C2" office:value-type="string">
            <text:p text:style-name="P263">B] ---</text:p>
            <text:p text:style-name="P260">D] ...<text:span text:style-name="T257">il iert...ie uoincuz <text:s/>G] ...ie serai mort… <text:s/>H2T] Ou il ert mors ou ie vaincus (T vencus) <text:s/>W] Ou seray mort ou lui vaincus <text:s/>K] O ie morir ou il uencuz</text:span></text:p>
            <text:p text:style-name="P307">P] o che sero morto ochel serano uento</text:p>
          </table:table-cell>
        </table:table-row>
        <table:table-row table:style-name="TableLine93900317248752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318"/>
          </table:table-cell>
          <table:table-cell table:style-name="Table1.C2" office:value-type="string">
            <text:p text:style-name="P151">T] Se il mais un en doit mengier</text:p>
          </table:table-cell>
        </table:table-row>
        <table:table-row table:style-name="TableLine93900317249712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318"/>
          </table:table-cell>
          <table:table-cell table:style-name="Table1.C2" office:value-type="string">
            <text:p text:style-name="P151">T] Conter me puet por le premier</text:p>
          </table:table-cell>
        </table:table-row>
        <table:table-row table:style-name="TableLine93900317250672">
          <table:table-cell table:style-name="Table1.A2" office:value-type="string">
            <text:p text:style-name="P8">2057</text:p>
          </table:table-cell>
          <table:table-cell table:style-name="Table1.A2" office:value-type="string">
            <text:p text:style-name="P318">Fils fet li dus por coi le dites</text:p>
          </table:table-cell>
          <table:table-cell table:style-name="Table1.C2" office:value-type="string">
            <text:p text:style-name="P102">A] <text:span text:style-name="T14">Biaus filz...por que voites <text:s/></text:span><text:span text:style-name="T73">B] </text:span><text:span text:style-name="T75">Ses peres dit… </text:span><text:span text:style-name="T91">D</text:span><text:span text:style-name="T133">H2</text:span><text:span text:style-name="T91">] </text:span><text:span text:style-name="T94">Beau </text:span><text:span text:style-name="T133">(H2 Biax)</text:span><text:span text:style-name="T94"> filz </text:span><text:span text:style-name="T133">(H2 fiex)</text:span><text:span text:style-name="T94"> fait </text:span><text:span text:style-name="T133">(H2 dit)</text:span><text:span text:style-name="T94"> li dus mar le dites <text:s/></text:span><text:span text:style-name="T90">E</text:span><text:span text:style-name="T117">G</text:span><text:span text:style-name="T90">] </text:span><text:span text:style-name="T106">Biaus </text:span><text:span text:style-name="T117">(G Bjas)</text:span><text:span text:style-name="T106"> fiex </text:span><text:span text:style-name="T117">(G fiz)</text:span><text:span text:style-name="T106"> fait </text:span><text:span text:style-name="T117">(G ce dit)</text:span><text:span text:style-name="T106"> li dus </text:span><text:span text:style-name="T117">(G dux)</text:span><text:span text:style-name="T106"> ne le </text:span><text:span text:style-name="T117">(G nel)</text:span><text:span text:style-name="T106"> dites <text:s/></text:span><text:span text:style-name="T147">I] </text:span><text:span text:style-name="T149">Bieu fi fait...porquoi dites <text:s/></text:span><text:span text:style-name="T90">M] ...</text:span><text:span text:style-name="T165">por dieu ne dite <text:s/></text:span><text:span text:style-name="T189"><text:s/></text:span><text:span text:style-name="T190">W] Beaux filz fait le duc pour quoy dites <text:s/></text:span><text:span text:style-name="T90">K</text:span><text:span text:style-name="T203">] </text:span><text:span text:style-name="T206">Bjeuz filz ce dist li dux ne dites</text:span></text:p>
            <text:p text:style-name="P158"><text:soft-page-break/><text:span text:style-name="T206">P</text:span><text:span text:style-name="T70">] caro fiolo diseno el doze non dir tale parole</text:span></text:p>
          </table:table-cell>
        </table:table-row>
        <table:table-row table:style-name="TableLine93900317251632">
          <table:table-cell table:style-name="Table1.A2" office:value-type="string">
            <text:p text:style-name="P8">2058</text:p>
          </table:table-cell>
          <table:table-cell table:style-name="Table1.A2" office:value-type="string">
            <text:p text:style-name="P318">Ains tel diable ne veistes</text:p>
          </table:table-cell>
          <table:table-cell table:style-name="Table1.C2" office:value-type="string">
            <text:p text:style-name="P102">A<text:span text:style-name="T381">W</text:span>] <text:span text:style-name="T14">Onques…(W vous ne)... <text:s/>T] Onc… <text:s/>K</text:span><text:span text:style-name="T203">] ...</text:span><text:span text:style-name="T206">nen...</text:span></text:p>
          </table:table-cell>
        </table:table-row>
        <table:table-row table:style-name="TableLine93900317252592">
          <table:table-cell table:style-name="Table1.A2" office:value-type="string">
            <text:p text:style-name="P8">2059</text:p>
          </table:table-cell>
          <table:table-cell table:style-name="Table1.A2" office:value-type="string">
            <text:p text:style-name="P318">Mout per est fellons ses regars</text:p>
          </table:table-cell>
          <table:table-cell table:style-name="Table1.C103" office:value-type="string">
            <text:p text:style-name="P102">A<text:span text:style-name="T234">BGT</text:span>] ...par…<text:span text:style-name="T14"> <text:s/>D] ...tres fel… <text:s/>E] Trop...cruel… <text:s/></text:span><text:span text:style-name="T130">H2</text:span><text:span text:style-name="T73">] ...</text:span><text:span text:style-name="T133">est fiers fel ces… <text:s/></text:span><text:span text:style-name="T189">W] </text:span><text:span text:style-name="T190">Moult est felon son regars <text:s/></text:span><text:span text:style-name="T90">K</text:span><text:span text:style-name="T203">] ...</text:span><text:span text:style-name="T206">est par felon...</text:span></text:p>
          </table:table-cell>
        </table:table-row>
        <table:table-row table:style-name="TableLine93900317253904">
          <table:table-cell table:style-name="Table1.A2" office:value-type="string">
            <text:p text:style-name="P8">2060</text:p>
          </table:table-cell>
          <table:table-cell table:style-name="Table1.A2" office:value-type="string">
            <text:p text:style-name="P318">C’il estoit ferus de XX dars</text:p>
          </table:table-cell>
          <table:table-cell table:style-name="Table1.C103" office:value-type="string">
            <text:p text:style-name="P87"><text:span text:style-name="T73">B] </text:span><text:span text:style-name="T75">Se ferus estoit de .c. dars <text:s/></text:span><text:span text:style-name="T147">I] </text:span><text:span text:style-name="T149">...de xxx dart <text:s/></text:span><text:span text:style-name="T189">W] </text:span><text:span text:style-name="T190">Si lestoit feru…</text:span></text:p>
            <text:p text:style-name="P158"><text:span text:style-name="T190">P</text:span><text:span text:style-name="T70">] ferito de xx dardi</text:span></text:p>
          </table:table-cell>
        </table:table-row>
        <table:table-row table:style-name="TableLine93900317254864">
          <table:table-cell table:style-name="Table1.A2" office:value-type="string">
            <text:p text:style-name="P8">2061</text:p>
          </table:table-cell>
          <table:table-cell table:style-name="Table1.A2" office:value-type="string">
            <text:p text:style-name="P318">Sol que il tant peust voler</text:p>
          </table:table-cell>
          <table:table-cell table:style-name="Table1.C103" office:value-type="string">
            <text:p text:style-name="P102">A<text:span text:style-name="T278">G</text:span>] ...puisse <text:span text:style-name="T278">(G puise)</text:span>…<text:span text:style-name="T14"> <text:s/></text:span><text:span text:style-name="T73">B] </text:span><text:span text:style-name="T75">Puis que il puisse tant… <text:s/></text:span><text:span text:style-name="T91">D</text:span><text:span text:style-name="T133">H2</text:span><text:span text:style-name="T91">] </text:span><text:span text:style-name="T94">Mais que il </text:span><text:span text:style-name="T133">(H2 quil)</text:span><text:span text:style-name="T94"> poist </text:span><text:span text:style-name="T133">(H2 peust)</text:span><text:span text:style-name="T94"> tant </text:span><text:span text:style-name="T133">(H2 itant)</text:span><text:span text:style-name="T94">… <text:s/></text:span><text:span text:style-name="T90">E] </text:span><text:span text:style-name="T106">Por tant que il peust.. <text:s text:c="2"/></text:span><text:span text:style-name="T147">I</text:span><text:span text:style-name="T176">T</text:span><text:span text:style-name="T147">] ...</text:span><text:span text:style-name="T149">il poisse </text:span><text:span text:style-name="T176">(T poche)</text:span><text:span text:style-name="T149"> tant… <text:s/></text:span><text:span text:style-name="T90">M] ...</text:span><text:span text:style-name="T165">y tant puisse… <text:s text:c="2"/></text:span><text:span text:style-name="T189">W] </text:span><text:span text:style-name="T190">Mais que seulement peust voler </text:span><text:span text:style-name="T90"><text:s text:c="2"/>K</text:span><text:span text:style-name="T203">] ...</text:span><text:span text:style-name="T206">pois uoler</text:span></text:p>
          </table:table-cell>
        </table:table-row>
        <table:table-row table:style-name="TableLine93900317255824">
          <table:table-cell table:style-name="Table1.A2" office:value-type="string">
            <text:p text:style-name="P8">2062</text:p>
          </table:table-cell>
          <table:table-cell table:style-name="Table1.A2" office:value-type="string">
            <text:p text:style-name="P318">Qu’il se fust baigniés en la mer</text:p>
          </table:table-cell>
          <table:table-cell table:style-name="Table1.C103" office:value-type="string">
            <text:p text:style-name="P87">A<text:span text:style-name="T278">GIKM</text:span>] ...<text:span text:style-name="T14">se soit (M Et se soit)… <text:s/></text:span><text:span text:style-name="T73">B] </text:span><text:span text:style-name="T75">Que baingnies se soit… <text:s/></text:span><text:span text:style-name="T90">E] ...</text:span><text:span text:style-name="T106">ferus en la mer <text:s/></text:span><text:span text:style-name="T130">H2</text:span><text:span text:style-name="T73">] ...</text:span><text:span text:style-name="T133">feust...en mer <text:s/></text:span><text:span text:style-name="T174">T] </text:span><text:span text:style-name="T176">Que il soit bagniez… <text:s/></text:span><text:span text:style-name="T189">W] </text:span><text:span text:style-name="T190">Qui se...</text:span></text:p>
          </table:table-cell>
        </table:table-row>
        <table:table-row table:style-name="TableLine93900317256784">
          <table:table-cell table:style-name="Table1.A2" office:value-type="string">
            <text:p text:style-name="P8">2063</text:p>
          </table:table-cell>
          <table:table-cell table:style-name="Table1.A2" office:value-type="string">
            <text:p text:style-name="P318">Fors s’en ist nen ait poent de mal</text:p>
          </table:table-cell>
          <table:table-cell table:style-name="Table1.C103" office:value-type="string">
            <text:p text:style-name="P281">B] Quant fors sen ist na… <text:s/>D<text:span text:style-name="T290">H2</text:span>] Maintenant naroit point… <text:s/><text:span text:style-name="T249">E] A lissir ne sentiroit mal <text:s/>M] ..quil na… <text:s text:c="2"/>W] ...ne sent point... </text:span></text:p>
          </table:table-cell>
        </table:table-row>
        <table:table-row table:style-name="TableLine93900317257744">
          <table:table-cell table:style-name="Table1.A2" office:value-type="string">
            <text:p text:style-name="P8">2064</text:p>
          </table:table-cell>
          <table:table-cell table:style-name="Table1.A2" office:value-type="string">
            <text:p text:style-name="P318">Puels revient el chanp a estal</text:p>
          </table:table-cell>
          <table:table-cell table:style-name="Table1.C103" office:value-type="string">
            <text:p text:style-name="P102"><text:span text:style-name="T73">B] ..</text:span><text:span text:style-name="T75">ou chanp… <text:s/></text:span><text:span text:style-name="T91">D</text:span><text:span text:style-name="T133">H2</text:span><text:span text:style-name="T91">] </text:span><text:span text:style-name="T94">Ou </text:span><text:span text:style-name="T133">(H2 En) </text:span><text:span text:style-name="T94">chanp </text:span><text:span text:style-name="T133">(H2 champ)</text:span><text:span text:style-name="T94"> reuendroit </text:span><text:span text:style-name="T133">(H2 reuenroit)</text:span><text:span text:style-name="T94"> a estal <text:s/></text:span><text:span text:style-name="T90">E] </text:span><text:span text:style-name="T106">Lors reuient… <text:s/></text:span><text:span text:style-name="T115">G</text:span><text:span text:style-name="T90">] ...retorne…</text:span><text:span text:style-name="T117"> <text:s text:c="2"/></text:span><text:span text:style-name="T147">I] ...</text:span><text:span text:style-name="T149">au cap a estal <text:s/></text:span><text:span text:style-name="T90">M</text:span><text:span text:style-name="T176">T</text:span><text:span text:style-name="T90">] ...</text:span><text:span text:style-name="T165">en champ… <text:s/></text:span><text:span text:style-name="T90">W] ...</text:span><text:span text:style-name="T191">ou champt en estal <text:s/></text:span><text:span text:style-name="T90">K</text:span><text:span text:style-name="T203">] </text:span><text:span text:style-name="T206">Puis uint...</text:span></text:p>
          </table:table-cell>
        </table:table-row>
        <table:table-row table:style-name="TableLine93900317258704">
          <table:table-cell table:style-name="Table1.A2" office:value-type="string">
            <text:p text:style-name="P8">2065</text:p>
          </table:table-cell>
          <table:table-cell table:style-name="Table1.A2" office:value-type="string">
            <text:p text:style-name="P318">Florimons dist Je n’en ai cure</text:p>
          </table:table-cell>
          <table:table-cell table:style-name="Table1.C103" office:value-type="string">
            <text:p text:style-name="P102">A] <text:span text:style-name="T14">Floiremons...non… <text:s/>G</text:span><text:span text:style-name="T71">] ...</text:span><text:span text:style-name="T117">ie ne nai… <text:s/></text:span><text:span text:style-name="T147">I</text:span><text:span text:style-name="T165">M</text:span><text:span text:style-name="T191">W</text:span><text:span text:style-name="T165">]</text:span><text:span text:style-name="T147"> ...</text:span><text:span text:style-name="T149">dist </text:span><text:span text:style-name="T165">(M</text:span><text:span text:style-name="T191">W</text:span><text:span text:style-name="T165"> dit)</text:span><text:span text:style-name="T149"> de ce nai… <text:s/></text:span><text:span text:style-name="T90">K</text:span><text:span text:style-name="T203">] ...</text:span><text:span text:style-name="T206">dist nen ai...</text:span></text:p>
          </table:table-cell>
        </table:table-row>
        <table:table-row table:style-name="TableLine93900317259664">
          <table:table-cell table:style-name="Table1.A2" office:value-type="string">
            <text:p text:style-name="P8">2066</text:p>
          </table:table-cell>
          <table:table-cell table:style-name="Table1.A2" office:value-type="string">
            <text:p text:style-name="P318">Tot le metrai en aventure</text:p>
          </table:table-cell>
          <table:table-cell table:style-name="Table1.C103" office:value-type="string">
            <text:p text:style-name="P207">A<text:span text:style-name="T278">GT</text:span>] <text:span text:style-name="T14">Tout (GT Tot) o metrai… <text:s/>B] Mon cors metrai… <text:s/>DH2] Trestot (H2 Trestout) metrai… <text:s/>EKM] Tout me… <text:s/>I] Tot metrai… <text:s/>W] Je me me metray... </text:span></text:p>
          </table:table-cell>
        </table:table-row>
        <table:table-row table:style-name="TableLine93900317260624">
          <table:table-cell table:style-name="Table1.A2" office:value-type="string">
            <text:p text:style-name="P8">2067</text:p>
          </table:table-cell>
          <table:table-cell table:style-name="Table1.A2" office:value-type="string">
            <text:p text:style-name="P318">La duchoise comence a braire</text:p>
          </table:table-cell>
          <table:table-cell table:style-name="Table1.C103" office:value-type="string">
            <text:p text:style-name="P121"><text:span text:style-name="T277">G</text:span><text:span text:style-name="T70">] ...</text:span><text:span text:style-name="T117">comença...</text:span></text:p>
          </table:table-cell>
        </table:table-row>
        <table:table-row table:style-name="Table1.112">
          <table:table-cell table:style-name="Table1.A2" office:value-type="string">
            <text:p text:style-name="P8">2068</text:p>
          </table:table-cell>
          <table:table-cell table:style-name="Table1.A2" office:value-type="string">
            <text:p text:style-name="P318">Fils fet ele que wels tu fere</text:p>
          </table:table-cell>
          <table:table-cell table:style-name="Table1.C103" office:value-type="string">
            <text:p text:style-name="P133">EG<text:span text:style-name="T290">H2M</text:span>] ...dist <text:span text:style-name="T290">(H2 die, M dit)</text:span> ele <text:span text:style-name="T366">(M elle)…</text:span> <text:s/><text:span text:style-name="T70">W] </text:span><text:span text:style-name="T192">Mon tres doulx filz que...</text:span></text:p>
          </table:table-cell>
        </table:table-row>
        <table:table-row table:style-name="TableLine93900317262592">
          <table:table-cell table:style-name="Table1.A2" office:value-type="string">
            <text:p text:style-name="P8">2069</text:p>
          </table:table-cell>
          <table:table-cell table:style-name="Table1.A2" office:value-type="string">
            <text:p text:style-name="P318">Vuels nos tu torner a dolor</text:p>
          </table:table-cell>
          <table:table-cell table:style-name="Table1.C103" office:value-type="string">
            <text:p text:style-name="P70">A<text:span text:style-name="T234">BGK</text:span>] ...<text:span text:style-name="T14">tu nos (B nous) torner en… <text:s/></text:span><text:span text:style-name="T130">H2</text:span><text:span text:style-name="T192">W</text:span><text:span text:style-name="T73">] </text:span><text:span text:style-name="T133">Nous veulz </text:span><text:span text:style-name="T192">(W veulx)</text:span><text:span text:style-name="T133"> tu…</text:span><text:span text:style-name="T192">(W en)...</text:span><text:span text:style-name="T133"> <text:s text:c="2"/></text:span><text:span text:style-name="T147">I</text:span><text:span text:style-name="T177">T</text:span><text:span text:style-name="T147">] ...</text:span><text:span text:style-name="T149">en dolor <text:s/></text:span><text:span text:style-name="T90">M] </text:span><text:span text:style-name="T165">Veulz tu nos touner...</text:span></text:p>
          </table:table-cell>
        </table:table-row>
        <table:table-row table:style-name="Table1.114">
          <table:table-cell table:style-name="Table1.A2" office:value-type="string">
            <text:p text:style-name="P8">2070</text:p>
          </table:table-cell>
          <table:table-cell table:style-name="Table1.A2" office:value-type="string">
            <text:p text:style-name="P318">De la joie et de l’amor</text:p>
          </table:table-cell>
          <table:table-cell table:style-name="Table1.C103" office:value-type="string">
            <text:p text:style-name="P265">B<text:span text:style-name="T366">M</text:span>] ...lounour <text:span text:style-name="T366">(M lonour)</text:span> <text:s/>D] ...la grant ioie… <text:s/><text:span text:style-name="T249">EH2] ...la grant ioie et de lounor (H2 lonnour)</text:span></text:p>
          </table:table-cell>
        </table:table-row>
        <table:table-row table:style-name="Table1.115">
          <table:table-cell table:style-name="Table1.A2" office:value-type="string">
            <text:p text:style-name="P8">2071</text:p>
          </table:table-cell>
          <table:table-cell table:style-name="Table1.A2" office:value-type="string">
            <text:p text:style-name="P318">Que avions eu de toi</text:p>
          </table:table-cell>
          <table:table-cell table:style-name="Table1.C103" office:value-type="string">
            <text:p text:style-name="P88"><text:span text:style-name="T73">B] </text:span><text:span text:style-name="T75">Que nous atendions… <text:s/></text:span><text:span text:style-name="T91">D</text:span><text:span text:style-name="T106">E</text:span><text:span text:style-name="T117">G</text:span><text:span text:style-name="T149">I</text:span><text:span text:style-name="T206">K</text:span><text:span text:style-name="T165">M</text:span><text:span text:style-name="T178">T</text:span><text:span text:style-name="T91">] ...</text:span><text:span text:style-name="T165">(M nos) </text:span><text:span text:style-name="T94">auons </text:span><text:span text:style-name="T165">(M auon)</text:span><text:span text:style-name="T94"> eue </text:span><text:span text:style-name="T106">(E</text:span><text:span text:style-name="T165">M</text:span><text:span text:style-name="T106"> eu, </text:span><text:span text:style-name="T149">I</text:span><text:span text:style-name="T178">T</text:span><text:span text:style-name="T149"> aue, </text:span><text:span text:style-name="T206">K heu</text:span><text:span text:style-name="T106">)…</text:span><text:span text:style-name="T94"> <text:s/></text:span><text:span text:style-name="T130">H2</text:span><text:span text:style-name="T73">] ...</text:span><text:span text:style-name="T134">auons toz iours… <text:s/></text:span><text:span text:style-name="T90">W] </text:span><text:span text:style-name="T192">Lasse que noz auons en toy</text:span></text:p>
          </table:table-cell>
        </table:table-row>
        <table:table-row table:style-name="Table1.116">
          <table:table-cell table:style-name="Table1.A2" office:value-type="string">
            <text:p text:style-name="P8">2072</text:p>
          </table:table-cell>
          <table:table-cell table:style-name="Table1.A2" office:value-type="string">
            <text:p text:style-name="P318">Dist Florimons Nenil per foi</text:p>
          </table:table-cell>
          <table:table-cell table:style-name="Table1.C103" office:value-type="string">
            <text:p text:style-name="P70">A<text:span text:style-name="T234">BH2T</text:span>] ...<text:span text:style-name="T14">naie (T nai ie)...(B par)… <text:s/>D] </text:span><text:span text:style-name="T30">Flor</text:span><text:span text:style-name="T94"> dit… <text:s/></text:span><text:span text:style-name="T115">G</text:span><text:span text:style-name="T206">K</text:span><text:span text:style-name="T192">W</text:span><text:span text:style-name="T90">] ...par…</text:span><text:span text:style-name="T117"> <text:s/></text:span><text:span text:style-name="T147">I] ...</text:span><text:span text:style-name="T149">nai par </text:span><text:span text:style-name="T165">foi <text:s/></text:span><text:span text:style-name="T90">M] ...</text:span><text:span text:style-name="T165">nanin...</text:span></text:p>
          </table:table-cell>
        </table:table-row>
        <text:soft-page-break/>
        <table:table-row table:style-name="Table1.117">
          <table:table-cell table:style-name="Table1.A2" office:value-type="string">
            <text:p text:style-name="P8">2073</text:p>
          </table:table-cell>
          <table:table-cell table:style-name="Table1.A2" office:value-type="string">
            <text:p text:style-name="P318">Ains wel delivrer les chetis</text:p>
          </table:table-cell>
          <table:table-cell table:style-name="Table1.C103" office:value-type="string">
            <text:p text:style-name="P62">A] ...los…<text:span text:style-name="T14"> <text:s/>G</text:span><text:span text:style-name="T71">] ...</text:span><text:span text:style-name="T117">uoill...le chautis <text:s/></text:span><text:span text:style-name="T147">I] ...</text:span><text:span text:style-name="T150">li caitis</text:span></text:p>
          </table:table-cell>
        </table:table-row>
        <table:table-row table:style-name="Table1.117">
          <table:table-cell table:style-name="Table1.A2" office:value-type="string">
            <text:p text:style-name="P8">2074</text:p>
          </table:table-cell>
          <table:table-cell table:style-name="Table1.A2" office:value-type="string">
            <text:p text:style-name="P318">Que voi morir en cest pais</text:p>
          </table:table-cell>
          <table:table-cell table:style-name="Table1.C103" office:value-type="string">
            <text:p text:style-name="P4"/>
          </table:table-cell>
        </table:table-row>
        <table:table-row table:style-name="Table1.117">
          <table:table-cell table:style-name="Table1.A2" office:value-type="string">
            <text:p text:style-name="P8">2075</text:p>
          </table:table-cell>
          <table:table-cell table:style-name="Table1.A2" office:value-type="string">
            <text:p text:style-name="P318">Il en ait son maistre apalé</text:p>
          </table:table-cell>
          <table:table-cell table:style-name="Table1.C103" office:value-type="string">
            <text:p text:style-name="P268"><text:span text:style-name="T287">H2</text:span>] ---</text:p>
            <text:p text:style-name="P78">A<text:span text:style-name="T278">GIKW</text:span>] <text:span text:style-name="T71">Il a </text:span><text:span text:style-name="T206">(K Jlla)</text:span><text:span text:style-name="T71"> son </text:span><text:span text:style-name="T150">(I sum)</text:span><text:span text:style-name="T71">… <text:s/></text:span><text:span text:style-name="T73">B] </text:span><text:span text:style-name="T75">Lors a son… <text:s/></text:span><text:span text:style-name="T90">E] </text:span><text:span text:style-name="T106">Tantost a son… <text:s/></text:span><text:span text:style-name="T90">M] </text:span><text:span text:style-name="T166">Jl a le sien… <text:s/></text:span><text:span text:style-name="T174">T] </text:span><text:span text:style-name="T179">Jl a son mestre demande</text:span></text:p>
          </table:table-cell>
        </table:table-row>
        <table:table-row table:style-name="Table1.117">
          <table:table-cell table:style-name="Table1.A2" office:value-type="string">
            <text:p text:style-name="P8">2076</text:p>
          </table:table-cell>
          <table:table-cell table:style-name="Table1.A2" office:value-type="string">
            <text:p text:style-name="P318">Et Floquars i vient de boen gré</text:p>
          </table:table-cell>
          <table:table-cell table:style-name="Table1.C103" office:value-type="string">
            <text:p text:style-name="P268"><text:span text:style-name="T287">H2</text:span>] ---</text:p>
            <text:p text:style-name="P102">A] ...folquaz…<text:span text:style-name="T14"> <text:s/></text:span><text:span text:style-name="T73">B] </text:span><text:span text:style-name="T75">Jl est a lui venus de gre <text:s/></text:span><text:span text:style-name="T115">G</text:span><text:span text:style-name="T90">] </text:span><text:span text:style-name="T117">Floquart i uint… <text:s/></text:span><text:span text:style-name="T90">M] </text:span><text:span text:style-name="T166">Et il y vint de </text:span><text:span text:style-name="T57">mlt </text:span><text:span text:style-name="T166">bon… <text:s/></text:span><text:span text:style-name="T174">T] </text:span><text:span text:style-name="T179">Et il j uient tot de bon gre <text:s/></text:span><text:span text:style-name="T90">W] ...</text:span><text:span text:style-name="T192">il vient… <text:s/></text:span><text:span text:style-name="T90">K</text:span><text:span text:style-name="T203">] ...</text:span><text:span text:style-name="T206">i uint...</text:span></text:p>
          </table:table-cell>
        </table:table-row>
        <table:table-row table:style-name="Table1.117">
          <table:table-cell table:style-name="Table1.A2" office:value-type="string">
            <text:p text:style-name="P8">2077</text:p>
          </table:table-cell>
          <table:table-cell table:style-name="Table1.A2" office:value-type="string">
            <text:p text:style-name="P318">Li maistres li dist Que vos plaist</text:p>
          </table:table-cell>
          <table:table-cell table:style-name="Table1.C103" office:value-type="string">
            <text:p text:style-name="P268"><text:span text:style-name="T287">H2</text:span>] ---</text:p>
            <text:p text:style-name="P142">D] ...<text:span text:style-name="T257">dit maintenant <text:s/></text:span><text:span text:style-name="T90">W] </text:span><text:span text:style-name="T192">Son...(pleist CORR IN plait) <text:s/></text:span><text:span text:style-name="T90">K</text:span><text:span text:style-name="T203">] ...</text:span><text:span text:style-name="T206">mestre dit...</text:span></text:p>
          </table:table-cell>
        </table:table-row>
        <table:table-row table:style-name="Table1.117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318"/>
          </table:table-cell>
          <table:table-cell table:style-name="Table1.C103" office:value-type="string">
            <text:p text:style-name="P35"><text:span text:style-name="T91">D] </text:span><text:span text:style-name="T94">Que uos plait dites uo talant</text:span></text:p>
          </table:table-cell>
        </table:table-row>
        <table:table-row table:style-name="Table1.117">
          <table:table-cell table:style-name="Table1.A2" office:value-type="string">
            <text:p text:style-name="P8">2078</text:p>
          </table:table-cell>
          <table:table-cell table:style-name="Table1.A2" office:value-type="string">
            <text:p text:style-name="P318">Et Florimons li dist si fait</text:p>
          </table:table-cell>
          <table:table-cell table:style-name="Table1.C103" office:value-type="string">
            <text:p text:style-name="P71">A<text:span text:style-name="T302">IKTW</text:span>] <text:span text:style-name="T14">Floiremons (IK Floriemont, T Forimonz, W Florimont) dist par foi si fait <text:s/></text:span><text:span text:style-name="T73">B] </text:span><text:span text:style-name="T75">Maistres fait il ice me plaist <text:s/></text:span><text:span text:style-name="T91">D</text:span><text:span text:style-name="T134">H2</text:span><text:span text:style-name="T91">] </text:span><text:span text:style-name="T94">Florimonz li dit sanz targie</text:span><text:span text:style-name="T134">r</text:span><text:span text:style-name="T94"> <text:s/></text:span><text:span text:style-name="T90">E] </text:span><text:span text:style-name="T106">Dist florimons par foi si fait <text:s/></text:span><text:span text:style-name="T115">G</text:span><text:span text:style-name="T90">] </text:span><text:span text:style-name="T117">Floremont li dist par foi si faist <text:s/></text:span><text:span text:style-name="T90">M] ...</text:span><text:span text:style-name="T166">dit tout en treset</text:span></text:p>
          </table:table-cell>
        </table:table-row>
        <table:table-row table:style-name="Table1.117">
          <table:table-cell table:style-name="Table1.A2" office:value-type="string">
            <text:p text:style-name="P8">2079</text:p>
          </table:table-cell>
          <table:table-cell table:style-name="Table1.A2" office:value-type="string">
            <text:p text:style-name="P318">Que fassiés tost apparillier</text:p>
          </table:table-cell>
          <table:table-cell table:style-name="Table1.C103" office:value-type="string">
            <text:p text:style-name="P71">A] ...facoiz…<text:span text:style-name="T14"> <text:s/></text:span><text:span text:style-name="T73">B] </text:span><text:span text:style-name="T75">Que tost faites… <text:s/></text:span><text:span text:style-name="T91">D</text:span><text:span text:style-name="T106">E</text:span><text:span text:style-name="T134">H2</text:span><text:span text:style-name="T91">] </text:span><text:span text:style-name="T94">Faites moi… <text:s/></text:span><text:span text:style-name="T115">G</text:span><text:span text:style-name="T90">] ...</text:span><text:span text:style-name="T117">facois toz… <text:s/></text:span><text:span text:style-name="T147">I] </text:span><text:span text:style-name="T150">Qui fates… <text:s/></text:span><text:span text:style-name="T90">M] </text:span><text:span text:style-name="T166">Certes moy tost...</text:span></text:p>
          </table:table-cell>
        </table:table-row>
        <table:table-row table:style-name="Table1.117">
          <table:table-cell table:style-name="Table1.A2" office:value-type="string">
            <text:p text:style-name="P8">2080</text:p>
          </table:table-cell>
          <table:table-cell table:style-name="Table1.A2" office:value-type="string">
            <text:p text:style-name="P318">Telz armes com m’orés ditier</text:p>
          </table:table-cell>
          <table:table-cell table:style-name="Table1.C103" office:value-type="string">
            <text:p text:style-name="P102">A] ...<text:span text:style-name="T14">morroiz douter <text:s/></text:span><text:span text:style-name="T73">B] </text:span><text:span text:style-name="T75">Armes qui maueront mestier <text:s/></text:span><text:span text:style-name="T91">D</text:span><text:span text:style-name="T134">H2</text:span><text:span text:style-name="T91">] ...</text:span><text:span text:style-name="T94">com dire morroiz </text:span><text:span text:style-name="T134">(H2 morres)</text:span><text:span text:style-name="T94"> </text:span><text:span text:style-name="T90">E</text:span><text:span text:style-name="T166">M</text:span><text:span text:style-name="T90">] ...</text:span><text:span text:style-name="T106">noncier <text:s/></text:span><text:span text:style-name="T115">G</text:span><text:span text:style-name="T90">] ...</text:span><text:span text:style-name="T117">que morirois deuiser <text:s/></text:span><text:span text:style-name="T147">I] </text:span><text:span text:style-name="T150">...cum ores dites <text:s/></text:span><text:span text:style-name="T174">T] ...</text:span><text:span text:style-name="T180">moroiz doitier <text:s/></text:span><text:span text:style-name="T90">W] ...</text:span><text:span text:style-name="T192">vouldrez ditier <text:s/></text:span><text:span text:style-name="T90">K</text:span><text:span text:style-name="T203">] </text:span><text:span text:style-name="T206">Les armes…</text:span></text:p>
            <text:p text:style-name="P158"><text:span text:style-name="T206">P</text:span><text:span text:style-name="T70">] tal arme come io ue ordenero</text:span></text:p>
          </table:table-cell>
        </table:table-row>
        <table:table-row table:style-name="Table1.117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318"/>
          </table:table-cell>
          <table:table-cell table:style-name="Table1.C103" office:value-type="string">
            <text:p text:style-name="P35"><text:span text:style-name="T91">D</text:span><text:span text:style-name="T134">H2</text:span><text:span text:style-name="T91">] </text:span><text:span text:style-name="T94">Gardez </text:span><text:span text:style-name="T134">(H2 Gardes)</text:span><text:span text:style-name="T94"> que terme ni metoiz </text:span><text:span text:style-name="T134">(H2 metes)</text:span></text:p>
          </table:table-cell>
        </table:table-row>
        <table:table-row table:style-name="Table1.117">
          <table:table-cell table:style-name="Table1.A2" office:value-type="string">
            <text:p text:style-name="P8">2081</text:p>
          </table:table-cell>
          <table:table-cell table:style-name="Table1.A2" office:value-type="string">
            <text:p text:style-name="P318">Faites moi fere un escu</text:p>
          </table:table-cell>
          <table:table-cell table:style-name="Table1.C103" office:value-type="string">
            <text:p text:style-name="P71"><text:span text:style-name="T91">D</text:span><text:span text:style-name="T134">H2</text:span><text:span text:style-name="T91">] ...</text:span><text:span text:style-name="T95">i fort escu <text:s/></text:span><text:span text:style-name="T90">E] ...</text:span><text:span text:style-name="T106">moi tost… <text:s/></text:span><text:span text:style-name="T90">M] … .</text:span><text:span text:style-name="T166">i. fort </text:span></text:p>
          </table:table-cell>
        </table:table-row>
        <table:table-row table:style-name="Table1.117">
          <table:table-cell table:style-name="Table1.A2" office:value-type="string">
            <text:p text:style-name="P8">2082</text:p>
          </table:table-cell>
          <table:table-cell table:style-name="Table1.A2" office:value-type="string">
            <text:p text:style-name="P318">De lames (F iames) de cor et de glu</text:p>
          </table:table-cell>
          <table:table-cell table:style-name="Table1.C103" office:value-type="string">
            <text:p text:style-name="P195">A] <text:span text:style-name="T14">De la mes de coru… [POSS ERR PALEOG PER IAMES] <text:s/>DH2] Et soit trestoz (H2 trestouz) couert (H2 couuert) de glu <text:s/>E] ...lames bien serre a glu <text:s text:c="2"/>MTW] ...de laine (T laines)…</text:span></text:p>
            <text:p text:style-name="P308">P] uno schdo che siano di chuoro crudo grosisymo</text:p>
          </table:table-cell>
        </table:table-row>
        <table:table-row table:style-name="Table1.117">
          <table:table-cell table:style-name="Table1.A2" office:value-type="string">
            <text:p text:style-name="P8">2083</text:p>
          </table:table-cell>
          <table:table-cell table:style-name="Table1.A2" office:value-type="string">
            <text:p text:style-name="P318">Et si soit bien dehors bouclez</text:p>
          </table:table-cell>
          <table:table-cell table:style-name="Table1.C103" office:value-type="string">
            <text:p text:style-name="P282">B] ...cloez <text:s/><text:span text:style-name="T287">H2</text:span>] ...<text:span text:style-name="T291">bendes <text:s/>I] Et doit biez...boches <text:s/>W] ...tres bien fort boclez</text:span></text:p>
          </table:table-cell>
        </table:table-row>
        <table:table-row table:style-name="Table1.117">
          <table:table-cell table:style-name="Table1.A2" office:value-type="string">
            <text:p text:style-name="P8">2084</text:p>
          </table:table-cell>
          <table:table-cell table:style-name="Table1.A2" office:value-type="string">
            <text:p text:style-name="P318">De rasoirs tranchans afilez</text:p>
          </table:table-cell>
          <table:table-cell table:style-name="Table1.C103" office:value-type="string">
            <text:p text:style-name="P102">A] ...<text:span text:style-name="T14">forment afilez <text:s/></text:span><text:span text:style-name="T71">I] ...</text:span><text:span text:style-name="T151">trencans et afilles <text:s/></text:span><text:span text:style-name="T90">K</text:span><text:span text:style-name="T203">] ...</text:span><text:span text:style-name="T206">trenzant et afilez</text:span></text:p>
          </table:table-cell>
        </table:table-row>
        <table:table-row table:style-name="Table1.117">
          <table:table-cell table:style-name="Table1.A2" office:value-type="string">
            <text:p text:style-name="P8">2085</text:p>
          </table:table-cell>
          <table:table-cell table:style-name="Table1.A2" office:value-type="string">
            <text:p text:style-name="P318">Et de broches poignans d’acier</text:p>
          </table:table-cell>
          <table:table-cell table:style-name="Table1.C103" office:value-type="string">
            <text:p text:style-name="P287">B] Defors broches tranchans affilez <text:s/><text:span text:style-name="T249">K] ...pongan daier</text:span></text:p>
          </table:table-cell>
        </table:table-row>
        <text:soft-page-break/>
        <table:table-row table:style-name="Table1.117">
          <table:table-cell table:style-name="Table1.A2" office:value-type="string">
            <text:p text:style-name="P8">2086</text:p>
          </table:table-cell>
          <table:table-cell table:style-name="Table1.A2" office:value-type="string">
            <text:p text:style-name="P318">Le faites bien apparillier</text:p>
          </table:table-cell>
          <table:table-cell table:style-name="Table1.C103" office:value-type="string">
            <text:p text:style-name="P18"><text:span text:style-name="T417">t</text:span>A<text:span text:style-name="T279">GIKTW</text:span>] <text:span text:style-name="T14">Faites (G Fetes) le (GK li, I les) bien...</text:span></text:p>
          </table:table-cell>
        </table:table-row>
        <table:table-row table:style-name="Table1.117">
          <table:table-cell table:style-name="Table1.A2" office:value-type="string">
            <text:p text:style-name="P8">2087</text:p>
          </table:table-cell>
          <table:table-cell table:style-name="Table1.A2" office:value-type="string">
            <text:p text:style-name="P318">Et l’elme faites asiment</text:p>
          </table:table-cell>
          <table:table-cell table:style-name="Table1.C103" office:value-type="string">
            <text:p text:style-name="P88">A] <text:span text:style-name="T14">Et lescu… <text:s/></text:span><text:span text:style-name="T73">B] </text:span><text:span text:style-name="T75">Lelme me faites… <text:s/></text:span><text:span text:style-name="T130">H2</text:span><text:span text:style-name="T73">] ...</text:span><text:span text:style-name="T134">hiaume tout ensimant <text:s/></text:span><text:span text:style-name="T90">W] </text:span><text:span text:style-name="T192">Et le heaulme ensement</text:span></text:p>
          </table:table-cell>
        </table:table-row>
        <table:table-row table:style-name="Table1.117">
          <table:table-cell table:style-name="Table1.A2" office:value-type="string">
            <text:p text:style-name="P8">2088</text:p>
          </table:table-cell>
          <table:table-cell table:style-name="Table1.A2" office:value-type="string">
            <text:p text:style-name="P318"><text:span text:style-name="T402">De bone glu</text:span> de cor lussant</text:p>
          </table:table-cell>
          <table:table-cell table:style-name="Table1.C103" office:value-type="string">
            <text:p text:style-name="P188">A<text:span text:style-name="T303">IKTW</text:span>] ...<text:span text:style-name="T14">et (IK e) de cor (GK corn) luisant (GK luisent, I lusant) <text:s/>BM] De glu (M gluz) et de bon cor… </text:span><text:span text:style-name="T404"><text:s/>D</text:span><text:span text:style-name="T405">H2</text:span><text:span text:style-name="T404">] De bugle et de cor</text:span><text:span text:style-name="T14">… <text:s/>E] De glu et de corne… </text:span></text:p>
          </table:table-cell>
        </table:table-row>
        <table:table-row table:style-name="Table1.117">
          <table:table-cell table:style-name="Table1.A2" office:value-type="string">
            <text:p text:style-name="P8">2089</text:p>
          </table:table-cell>
          <table:table-cell table:style-name="Table1.A2" office:value-type="string">
            <text:p text:style-name="P318">Que permi puisse veoir cler</text:p>
          </table:table-cell>
          <table:table-cell table:style-name="Table1.C103" office:value-type="string">
            <text:p text:style-name="P130">M] ...deuant moy puisse veir <text:s/><text:span text:style-name="T372">T] ...poche...</text:span></text:p>
          </table:table-cell>
        </table:table-row>
        <table:table-row table:style-name="Table1.117">
          <table:table-cell table:style-name="Table1.A2" office:value-type="string">
            <text:p text:style-name="P8">2090</text:p>
          </table:table-cell>
          <table:table-cell table:style-name="Table1.A2" office:value-type="string">
            <text:p text:style-name="P318">Davant moi venir et aler</text:p>
          </table:table-cell>
          <table:table-cell table:style-name="Table1.C103" office:value-type="string">
            <text:p text:style-name="P249">D] ---</text:p>
            <text:p text:style-name="P71"><text:span text:style-name="T73">B] </text:span><text:span text:style-name="T75">Por veoir venir et aler <text:s/></text:span><text:span text:style-name="T90">M] ...</text:span><text:span text:style-name="T166">aler et venir</text:span></text:p>
          </table:table-cell>
        </table:table-row>
        <table:table-row table:style-name="Table1.117">
          <table:table-cell table:style-name="Table1.A2" office:value-type="string">
            <text:p text:style-name="P8">2091</text:p>
          </table:table-cell>
          <table:table-cell table:style-name="Table1.A2" office:value-type="string">
            <text:p text:style-name="P318">Je nen i quier pieres ne flors</text:p>
          </table:table-cell>
          <table:table-cell table:style-name="Table1.C103" office:value-type="string">
            <text:p text:style-name="P249">D] ---</text:p>
            <text:p text:style-name="P102">A<text:span text:style-name="T303">I</text:span>] ...<text:span text:style-name="T14">ne (I nen) quier… <text:s/></text:span><text:span text:style-name="T73">B] </text:span><text:span text:style-name="T75">Je ni wel ne pierres… <text:s/></text:span><text:span text:style-name="T90">E</text:span><text:span text:style-name="T192">W</text:span><text:span text:style-name="T90">] ...</text:span><text:span text:style-name="T106">ni quier </text:span><text:span text:style-name="T192">(W quiers)</text:span><text:span text:style-name="T106"> ne… <text:s/></text:span><text:span text:style-name="T130">H2</text:span><text:span text:style-name="T73">] ...</text:span><text:span text:style-name="T134">ni quier ia pierre… <text:s/></text:span><text:span text:style-name="T90">M] ...</text:span><text:span text:style-name="T166">ne quier quil y pere floires <text:s/></text:span><text:span text:style-name="T174">T] ...</text:span><text:span text:style-name="T180">ni quier ne peres… <text:s text:c="2"/></text:span><text:span text:style-name="T90">K</text:span><text:span text:style-name="T203">] </text:span><text:span text:style-name="T206">Je nem quier pires ne fors</text:span></text:p>
          </table:table-cell>
        </table:table-row>
        <table:table-row table:style-name="Table1.117">
          <table:table-cell table:style-name="Table1.A2" office:value-type="string">
            <text:p text:style-name="P8">2092</text:p>
          </table:table-cell>
          <table:table-cell table:style-name="Table1.A2" office:value-type="string">
            <text:p text:style-name="P318">Mai broches d’acier et rasors</text:p>
          </table:table-cell>
          <table:table-cell table:style-name="Table1.C103" office:value-type="string">
            <text:p text:style-name="P249">D] ---</text:p>
            <text:p text:style-name="P54"><text:span text:style-name="T73">B] ...</text:span><text:span text:style-name="T75">broches tranchans… <text:s/></text:span><text:span text:style-name="T90">E] </text:span><text:span text:style-name="T106">Fors boucles dacier… <text:s/></text:span><text:span text:style-name="T115">G</text:span><text:span text:style-name="T90">] </text:span><text:span text:style-name="T118">Mes bocles… <text:s/></text:span><text:span text:style-name="T130">H2</text:span><text:span text:style-name="T73">] ...</text:span><text:span text:style-name="T134">de fer et rasoirs</text:span></text:p>
          </table:table-cell>
        </table:table-row>
        <table:table-row table:style-name="Table1.117">
          <table:table-cell table:style-name="Table1.A2" office:value-type="string">
            <text:p text:style-name="P8">2093</text:p>
          </table:table-cell>
          <table:table-cell table:style-name="Table1.A2" office:value-type="string">
            <text:p text:style-name="P318">Et le clavain et l’armeure</text:p>
          </table:table-cell>
          <table:table-cell table:style-name="Table1.C103" office:value-type="string">
            <text:p text:style-name="P88">A] ...<text:span text:style-name="T224">le daman… <text:s/></text:span><text:span text:style-name="T90">W] ...</text:span><text:span text:style-name="T192">a mon armeure</text:span></text:p>
          </table:table-cell>
        </table:table-row>
        <table:table-row table:style-name="Table1.117">
          <table:table-cell table:style-name="Table1.A2" office:value-type="string">
            <text:p text:style-name="P8">2094</text:p>
          </table:table-cell>
          <table:table-cell table:style-name="Table1.A2" office:value-type="string">
            <text:p text:style-name="P318">Me faites d’ateile <text:span text:style-name="T402">stature</text:span></text:p>
          </table:table-cell>
          <table:table-cell table:style-name="Table1.C103" office:value-type="string">
            <text:p text:style-name="P166"><text:span text:style-name="T345">A</text:span><text:span text:style-name="T346">BDEH2</text:span><text:span text:style-name="T350">T</text:span><text:span text:style-name="T352">W</text:span><text:span text:style-name="T345">] ...</text:span><text:span text:style-name="T347">(H2 feres) de tel (B teil, H2 tele, </text:span><text:span text:style-name="T352">W telle</text:span><text:span text:style-name="T347">) cloeure (E closeure, H2 cloueure, </text:span><text:span text:style-name="T352">W cloture</text:span><text:span text:style-name="T347">) <text:s/>G</text:span><text:span text:style-name="T217">] ...</text:span><text:span text:style-name="T218">de bone oureure <text:s/></text:span><text:span text:style-name="T219">I] ...de utel deureure</text:span><text:span text:style-name="T218"> <text:s text:c="3"/></text:span><text:span text:style-name="T220">M] ...</text:span><text:span text:style-name="T221">de tel couuerture <text:s/></text:span><text:span text:style-name="T220">K</text:span><text:span text:style-name="T222">] ...</text:span><text:span text:style-name="T223">de buene encloeure</text:span></text:p>
          </table:table-cell>
        </table:table-row>
        <table:table-row table:style-name="Table1.117">
          <table:table-cell table:style-name="Table1.A2" office:value-type="string">
            <text:p text:style-name="P8">2095</text:p>
          </table:table-cell>
          <table:table-cell table:style-name="Table1.A2" office:value-type="string">
            <text:p text:style-name="P318">Floquars fet seu que il demande</text:p>
          </table:table-cell>
          <table:table-cell table:style-name="Table1.C103" office:value-type="string">
            <text:p text:style-name="P112">A<text:span text:style-name="T279">G</text:span>] <text:span text:style-name="T224">Floquaz (G Floquarz)...li mande <text:s/></text:span><text:span text:style-name="T73">B</text:span><text:span text:style-name="T95">D</text:span><text:span text:style-name="T107">E</text:span><text:span text:style-name="T134">H2</text:span><text:span text:style-name="T206">K</text:span><text:span text:style-name="T166">M</text:span><text:span text:style-name="T192">W</text:span><text:span text:style-name="T73">] </text:span><text:span text:style-name="T166">(</text:span><text:span text:style-name="T134">H2 </text:span><text:span text:style-name="T49">Flo</text:span><text:span text:style-name="T95">)</text:span><text:span text:style-name="T75">...</text:span><text:span text:style-name="T192">(W qui li) </text:span><text:span text:style-name="T75">commande </text:span><text:span text:style-name="T206">(K comande)</text:span><text:span text:style-name="T75"> </text:span><text:span text:style-name="T152">I] ...ce qui li mande CORR IN demande <text:s/></text:span><text:span text:style-name="T174">T] ...</text:span><text:span text:style-name="T180">fait bien ce quil…</text:span></text:p>
            <text:p text:style-name="P159"><text:span text:style-name="T180">P</text:span><text:span text:style-name="T70">]come li aueuano dimandato et ordinato</text:span></text:p>
          </table:table-cell>
        </table:table-row>
        <table:table-row table:style-name="Table1.117">
          <table:table-cell table:style-name="Table1.A2" office:value-type="string">
            <text:p text:style-name="P8">2096</text:p>
          </table:table-cell>
          <table:table-cell table:style-name="Table1.A2" office:value-type="string">
            <text:p text:style-name="P318">Les armes telz com il comande</text:p>
          </table:table-cell>
          <table:table-cell table:style-name="Table1.C103" office:value-type="string">
            <text:p text:style-name="P263">BD<text:span text:style-name="T269">EH2KMW</text:span>] ...<text:span text:style-name="T399">com (BD </text:span>comme<text:span text:style-name="T269">, K cum)</text:span> il <text:span text:style-name="T392">(K il li)</text:span> demande <text:span text:style-name="T367">(M demande, W demende)</text:span></text:p>
          </table:table-cell>
        </table:table-row>
        <table:table-row table:style-name="Table1.117">
          <table:table-cell table:style-name="Table1.A2" office:value-type="string">
            <text:p text:style-name="P8">2097</text:p>
          </table:table-cell>
          <table:table-cell table:style-name="Table1.A2" office:value-type="string">
            <text:p text:style-name="P319">Ait faites en la ville fere</text:p>
          </table:table-cell>
          <table:table-cell table:style-name="Table1.C103" office:value-type="string">
            <text:p text:style-name="P36"><text:span text:style-name="T73">B] ...</text:span><text:span text:style-name="T75">ens en la… <text:s/></text:span><text:span text:style-name="T91">D] </text:span><text:span text:style-name="T95">A...farre</text:span></text:p>
          </table:table-cell>
        </table:table-row>
        <table:table-row table:style-name="Table1.117">
          <table:table-cell table:style-name="Table1.A2" office:value-type="string">
            <text:p text:style-name="P8">2098</text:p>
          </table:table-cell>
          <table:table-cell table:style-name="Table1.A2" office:value-type="string">
            <text:p text:style-name="P318">D’ovriers (F D’atres) i mist plus de XX paire</text:p>
          </table:table-cell>
          <table:table-cell table:style-name="Table1.C103" office:value-type="string">
            <text:p text:style-name="P102">A] <text:span text:style-name="T224">Daurerz… <text:s/></text:span><text:span text:style-name="T73">B] <text:s/></text:span><text:span text:style-name="T75">Des...mist bien XX… <text:s/></text:span><text:span text:style-name="T90">E] </text:span><text:span text:style-name="T107">Ouuriers...</text:span><text:span text:style-name="T75"> <text:s text:c="3"/></text:span><text:span text:style-name="T90">W] ...</text:span><text:span text:style-name="T192">il mist… <text:s/></text:span><text:span text:style-name="T90">K</text:span><text:span text:style-name="T203">] </text:span><text:span text:style-name="T206">Doures i mist plus de .xx. piere</text:span></text:p>
          </table:table-cell>
        </table:table-row>
        <table:table-row table:style-name="Table1.117">
          <table:table-cell table:style-name="Table1.A2" office:value-type="string">
            <text:p text:style-name="P8">2099</text:p>
          </table:table-cell>
          <table:table-cell table:style-name="Table1.A2" office:value-type="string">
            <text:p text:style-name="P318">En onze jors sont atornees</text:p>
          </table:table-cell>
          <table:table-cell table:style-name="Table1.C103" office:value-type="string">
            <text:p text:style-name="P102"><text:span text:style-name="T73">B] </text:span><text:span text:style-name="T75">En .ix. ...furent…. <text:s/></text:span><text:span text:style-name="T91">D] </text:span><text:span text:style-name="T95">En .iiii. Iors… <text:s/></text:span><text:span text:style-name="T90">E] </text:span><text:span text:style-name="T107">En .xii. … <text:s/></text:span><text:span text:style-name="T152">I] … .xv. iors ont aiornees <text:s/></text:span><text:span text:style-name="T90">W] ...ont…</text:span><text:span text:style-name="T192"> <text:s/></text:span><text:span text:style-name="T90">K</text:span><text:span text:style-name="T203">] </text:span><text:span text:style-name="T206">En none iors…</text:span></text:p>
            <text:p text:style-name="P160"><text:span text:style-name="T206">P</text:span><text:span text:style-name="T70">] in zorni undexe</text:span></text:p>
          </table:table-cell>
        </table:table-row>
        <table:table-row table:style-name="Table1.117">
          <table:table-cell table:style-name="Table1.A2" office:value-type="string">
            <text:p text:style-name="P8">2100</text:p>
          </table:table-cell>
          <table:table-cell table:style-name="Table1.A2" office:value-type="string">
            <text:p text:style-name="P318">Les armes qu’il a comandees</text:p>
          </table:table-cell>
          <table:table-cell table:style-name="Table1.C103" office:value-type="string">
            <text:p text:style-name="P88">A] ...<text:span text:style-name="T224">armes il ot… <text:s/></text:span><text:span text:style-name="T73">B</text:span><text:span text:style-name="T107">E</text:span><text:span text:style-name="T206">K</text:span><text:span text:style-name="T166">M</text:span><text:span text:style-name="T73">] </text:span><text:span text:style-name="T75">...quil ot… <text:s/></text:span><text:span text:style-name="T91">D] ...</text:span><text:span text:style-name="T95">demandees <text:s/></text:span><text:span text:style-name="T115">G</text:span><text:span text:style-name="T90">] ...</text:span><text:span text:style-name="T120">quil ot comencees <text:s/></text:span><text:span text:style-name="T130">H2</text:span><text:span text:style-name="T152">I</text:span><text:span text:style-name="T73">] ...</text:span><text:span text:style-name="T134">quil ont… <text:s/></text:span><text:span text:style-name="T174">T] ...</text:span><text:span text:style-name="T180">quil ot deuisees <text:s/></text:span><text:span text:style-name="T90">W] ...</text:span><text:span text:style-name="T192">qui leut commandeez</text:span></text:p>
          </table:table-cell>
        </table:table-row>
        <text:soft-page-break/>
        <table:table-row table:style-name="Table1.117">
          <table:table-cell table:style-name="Table1.A2" office:value-type="string">
            <text:p text:style-name="P8">2101</text:p>
          </table:table-cell>
          <table:table-cell table:style-name="Table1.A2" office:value-type="string">
            <text:p text:style-name="P318">Les armes furent bien portraites</text:p>
          </table:table-cell>
          <table:table-cell table:style-name="Table1.C103" office:value-type="string">
            <text:p text:style-name="P249">D] ---</text:p>
            <text:p text:style-name="P293">INV <text:span text:style-name="T249">EM] </text:span>Le soir que toutes <text:span text:style-name="T367">(M elles)</text:span> furent faites <text:span text:style-name="T367">(M fetes)</text:span> <text:s/><text:span text:style-name="T280">ANCHE G HA L’INV MA VIENE RICONOSC E SEGNATA ab</text:span></text:p>
            <text:p text:style-name="P296">I] ...furent portraites</text:p>
          </table:table-cell>
        </table:table-row>
        <table:table-row table:style-name="Table1.117">
          <table:table-cell table:style-name="Table1.A2" office:value-type="string">
            <text:p text:style-name="P8">2102</text:p>
          </table:table-cell>
          <table:table-cell table:style-name="Table1.A2" office:value-type="string">
            <text:p text:style-name="P318">La nuit que totes furent faites</text:p>
          </table:table-cell>
          <table:table-cell table:style-name="Table1.C103" office:value-type="string">
            <text:p text:style-name="P249">D] ---</text:p>
            <text:p text:style-name="P294">INV <text:span text:style-name="T249">E] </text:span>Les armes et a chief portraites <text:s/><text:span text:style-name="T249">M] Les armes furent bien portraites</text:span></text:p>
            <text:p text:style-name="P27">A<text:span text:style-name="T280">GIKW</text:span>] <text:span text:style-name="T224">Le soir…(W aunt) <text:s/></text:span><text:span text:style-name="T73">B] </text:span><text:span text:style-name="T75">Le ior que elles… <text:s/></text:span></text:p>
          </table:table-cell>
        </table:table-row>
        <table:table-row table:style-name="Table1.117">
          <table:table-cell table:style-name="Table1.A2" office:value-type="string">
            <text:p text:style-name="P8">2103</text:p>
          </table:table-cell>
          <table:table-cell table:style-name="Table1.A2" office:value-type="string">
            <text:p text:style-name="P318">Ot en la vile mout grant plor</text:p>
          </table:table-cell>
          <table:table-cell table:style-name="Table1.C103" office:value-type="string">
            <text:p text:style-name="P195">A] ...<text:span text:style-name="T224">paor <text:s/>B] </text:span><text:span text:style-name="T20">Mlt</text:span><text:span text:style-name="T235"> ot en la uille grant… <text:s/>D] Dedanz la uile ot… <text:s/>E] </text:span><text:span text:style-name="T37">Per</text:span><text:span text:style-name="T269"> la vile oyst on maint plor <text:s/>H2] En la ville out la nuit grant plour <text:s/>M] En la uile auoit...</text:span></text:p>
          </table:table-cell>
        </table:table-row>
        <table:table-row table:style-name="Table1.117">
          <table:table-cell table:style-name="Table1.A2" office:value-type="string">
            <text:p text:style-name="P8">2104</text:p>
          </table:table-cell>
          <table:table-cell table:style-name="Table1.A2" office:value-type="string">
            <text:p text:style-name="P318">Por Florimont ont grant paor</text:p>
          </table:table-cell>
          <table:table-cell table:style-name="Table1.C103" office:value-type="string">
            <text:p text:style-name="P79">A<text:span text:style-name="T353">IW</text:span>] <text:span text:style-name="T224">Et (I E) pour (I por) floiremont (I floriamont, W </text:span><text:span text:style-name="T66">.</text:span><text:span text:style-name="T67">F.</text:span><text:span text:style-name="T224">) grant dolor (W douleur) <text:s/></text:span><text:span text:style-name="T73">B</text:span><text:span text:style-name="T95">D</text:span><text:span text:style-name="T120">G</text:span><text:span text:style-name="T206">K</text:span><text:span text:style-name="T134">H2</text:span><text:span text:style-name="T73">] ...</text:span><text:span text:style-name="T76">et grant dolour </text:span><text:span text:style-name="T95">(D</text:span><text:span text:style-name="T120">G</text:span><text:span text:style-name="T95"> dolor) <text:s/></text:span><text:span text:style-name="T90">E] </text:span><text:span text:style-name="T107">De… <text:s text:c="2"/></text:span><text:span text:style-name="T90">M] ...</text:span><text:span text:style-name="T167">mainent dolour <text:s/></text:span><text:span text:style-name="T174">T] ...</text:span><text:span text:style-name="T180">et </text:span><text:span text:style-name="T63">mlt</text:span><text:span text:style-name="T180"> dolor</text:span></text:p>
          </table:table-cell>
        </table:table-row>
        <table:table-row table:style-name="Table1.117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318"/>
          </table:table-cell>
          <table:table-cell table:style-name="Table1.C103" office:value-type="string">
            <text:p text:style-name="P19">A<text:span text:style-name="T235">BDEGIKMW</text:span>] <text:span text:style-name="T224">Li (W Le) dux (BDEI dus, W duc) et (IK e) la (W sa) dame (W femme) ploroient (M plorerent, W plouroient)</text:span></text:p>
          </table:table-cell>
        </table:table-row>
        <table:table-row table:style-name="Table1.117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318"/>
          </table:table-cell>
          <table:table-cell table:style-name="Table1.C103" office:value-type="string">
            <text:p text:style-name="P113">A<text:span text:style-name="T235">BDGIKMW</text:span>] <text:span text:style-name="T224">Por (W Pour) floiremont (</text:span><text:span text:style-name="T76">B</text:span><text:span text:style-name="T95">D</text:span><text:span text:style-name="T167">M</text:span><text:span text:style-name="T76"> </text:span><text:span text:style-name="T20">flor</text:span><text:span text:style-name="T76">, </text:span><text:span text:style-name="T120">G floremont, </text:span><text:span text:style-name="T152">I</text:span><text:span text:style-name="T207">K</text:span><text:span text:style-name="T152"> floriemont, </text:span><text:span text:style-name="T192">W .</text:span><text:span text:style-name="T67">F</text:span><text:span text:style-name="T192">.</text:span><text:span text:style-name="T76">)</text:span><text:span text:style-name="T224"> grant duel (K dolor, W deul) auoient (BI faisoient, D fesoient, GKW fasoient, M menerent) <text:s/></text:span><text:span text:style-name="T90">E] </text:span><text:span text:style-name="T107">Por lor enfant grant duel faisoient</text:span></text:p>
            <text:p text:style-name="P160"><text:span text:style-name="T107">P</text:span><text:span text:style-name="T70">] di che el doze e la ducesa ne fazeuano gran duol come isel uedeseno morto dauanti di se</text:span></text:p>
          </table:table-cell>
        </table:table-row>
        <table:table-row table:style-name="Table1.117">
          <table:table-cell table:style-name="Table1.A2" office:value-type="string">
            <text:p text:style-name="P8">2105</text:p>
          </table:table-cell>
          <table:table-cell table:style-name="Table1.A2" office:value-type="string">
            <text:p text:style-name="P318">A un temple vellier en vont</text:p>
          </table:table-cell>
          <table:table-cell table:style-name="Table1.C103" office:value-type="string">
            <text:p text:style-name="P88">A<text:span text:style-name="T258">DM</text:span>] ...sen…<text:span text:style-name="T224"> <text:s/>GK</text:span><text:span text:style-name="T119">] </text:span><text:span text:style-name="T120">Au...sen… <text:s/></text:span><text:span text:style-name="T152">I] ...uoller senuant <text:s/></text:span><text:span text:style-name="T174">T] ...</text:span><text:span text:style-name="T180">uollier sen uont <text:s/></text:span><text:span text:style-name="T90">W] </text:span><text:span text:style-name="T192">Au...pour veillier sen...</text:span></text:p>
          </table:table-cell>
        </table:table-row>
        <table:table-row table:style-name="Table1.117">
          <table:table-cell table:style-name="Table1.A2" office:value-type="string">
            <text:p text:style-name="P8">2106</text:p>
          </table:table-cell>
          <table:table-cell table:style-name="Table1.A2" office:value-type="string">
            <text:p text:style-name="P318">Avec iaus moengnent Florimont</text:p>
          </table:table-cell>
          <table:table-cell table:style-name="Table1.C103" office:value-type="string">
            <text:p text:style-name="P170"><text:span text:style-name="T368">M</text:span>] ...<text:span text:style-name="T368">mainent...</text:span></text:p>
          </table:table-cell>
        </table:table-row>
        <table:table-row table:style-name="Table1.117">
          <table:table-cell table:style-name="Table1.A2" office:value-type="string">
            <text:p text:style-name="P8">2107</text:p>
          </table:table-cell>
          <table:table-cell table:style-name="Table1.A2" office:value-type="string">
            <text:p text:style-name="P318">Totes les gens i ont vellié</text:p>
          </table:table-cell>
          <table:table-cell table:style-name="Table1.C103" office:value-type="string">
            <text:p text:style-name="P5"><text:span text:style-name="T152">I] ...iuont… <text:s/></text:span><text:span text:style-name="T90">M] </text:span><text:span text:style-name="T167">Toute lagent...</text:span></text:p>
          </table:table-cell>
        </table:table-row>
        <table:table-row table:style-name="Table1.117">
          <table:table-cell table:style-name="Table1.A2" office:value-type="string">
            <text:p text:style-name="P8">2108</text:p>
          </table:table-cell>
          <table:table-cell table:style-name="Table1.A2" office:value-type="string">
            <text:p text:style-name="P318">Si ploroient tuit de pitié</text:p>
          </table:table-cell>
          <table:table-cell table:style-name="Table1.C103" office:value-type="string">
            <text:p text:style-name="P282">B] ...tout… <text:s/><text:span text:style-name="T249">E] Que tuit ploroient… <text:s/>H2</text:span>] <text:span text:style-name="T291">Entour ploroient de pitie <text:s/>I] ...plorent… <text:s/>M] Qui tuit...por pitie <text:s/>W] Moult plouroient touz...</text:span></text:p>
          </table:table-cell>
        </table:table-row>
        <table:table-row table:style-name="Table1.117">
          <table:table-cell table:style-name="Table1.A2" office:value-type="string">
            <text:p text:style-name="P8">2109</text:p>
          </table:table-cell>
          <table:table-cell table:style-name="Table1.A2" office:value-type="string">
            <text:p text:style-name="P320">A matin quant virent le jor</text:p>
          </table:table-cell>
          <table:table-cell table:style-name="Table1.C103" office:value-type="string">
            <text:p text:style-name="P36">A<text:span text:style-name="T270">EIKMTW</text:span>] <text:span text:style-name="T224">Au (T Al)… <text:s/></text:span><text:span text:style-name="T73">B] </text:span><text:span text:style-name="T76">Le demain quant uit le ior cler <text:s/></text:span><text:span text:style-name="T91">D</text:span><text:span text:style-name="T134">H2</text:span><text:span text:style-name="T91">] </text:span><text:span text:style-name="T95">Au...quant il...</text:span></text:p>
          </table:table-cell>
        </table:table-row>
        <table:table-row table:style-name="Table1.117">
          <table:table-cell table:style-name="Table1.A2" office:value-type="string">
            <text:p text:style-name="P8">2110</text:p>
          </table:table-cell>
          <table:table-cell table:style-name="Table1.A2" office:value-type="string">
            <text:p text:style-name="P320">En la plasce davant le tor</text:p>
          </table:table-cell>
          <table:table-cell table:style-name="Table1.C103" office:value-type="string">
            <text:p text:style-name="P117"><text:span text:style-name="T73">I</text:span><text:span text:style-name="T70">NV B] Ses maistres le courut armer</text:span></text:p>
            <text:p text:style-name="P19">A<text:span text:style-name="T258">DEGH2IKMTW</text:span>] ...<text:span text:style-name="T224">deuant (IW dauant) la...</text:span></text:p>
          </table:table-cell>
        </table:table-row>
        <table:table-row table:style-name="Table1.117">
          <table:table-cell table:style-name="Table1.A2" office:value-type="string">
            <text:p text:style-name="P9">211<text:span text:style-name="T5">1</text:span></text:p>
          </table:table-cell>
          <table:table-cell table:style-name="Table1.A2" office:value-type="string">
            <text:p text:style-name="P320">Li font ses armes aporter</text:p>
          </table:table-cell>
          <table:table-cell table:style-name="Table1.C103" office:value-type="string">
            <text:p text:style-name="P117"><text:span text:style-name="T73">I</text:span><text:span text:style-name="T70">NV B] En la place deuant la tour</text:span></text:p>
            <text:p text:style-name="P133"><text:span text:style-name="T115">G</text:span><text:span text:style-name="T134">H2</text:span><text:span text:style-name="T167">M</text:span><text:span text:style-name="T70">] ...les…</text:span><text:span text:style-name="T120"> <text:s/></text:span><text:span text:style-name="T70">W] </text:span><text:span text:style-name="T192">Jlz...les...</text:span></text:p>
          </table:table-cell>
        </table:table-row>
        <table:table-row table:style-name="Table1.117">
          <table:table-cell table:style-name="Table1.A2" office:value-type="string">
            <text:p text:style-name="P9">211<text:span text:style-name="T5">2</text:span></text:p>
          </table:table-cell>
          <table:table-cell table:style-name="Table1.A2" office:value-type="string">
            <text:p text:style-name="P321">Ses maistres le corrut armer</text:p>
          </table:table-cell>
          <table:table-cell table:style-name="Table1.C103" office:value-type="string">
            <text:p text:style-name="P117">B] La ot grant pitie et grant plour</text:p>
            <text:p text:style-name="P72">A] <text:span text:style-name="T224">Le mestre… <text:s/>GK</text:span><text:span text:style-name="T119">] ...li…</text:span><text:span text:style-name="T120"> <text:s/></text:span><text:span text:style-name="T152">I] ...li...amer <text:s/></text:span><text:span text:style-name="T90">M</text:span><text:span text:style-name="T193">W</text:span><text:span text:style-name="T90">] </text:span><text:span text:style-name="T167">Son mestre...</text:span></text:p>
          </table:table-cell>
        </table:table-row>
        <text:soft-page-break/>
        <table:table-row table:style-name="Table1.117">
          <table:table-cell table:style-name="Table1.A2" office:value-type="string">
            <text:p text:style-name="P9">211<text:span text:style-name="T5">3</text:span></text:p>
          </table:table-cell>
          <table:table-cell table:style-name="Table1.A2" office:value-type="string">
            <text:p text:style-name="P321">Chases de fer et le clavain <text:span text:style-name="T6">(F a l’esclavain)</text:span></text:p>
          </table:table-cell>
          <table:table-cell table:style-name="Table1.C103" office:value-type="string">
            <text:p text:style-name="P208">A] ...<text:span text:style-name="T224">et de clauain <text:s/>B] ...et bon clauain <text:s/>H2] ...et esclauain <text:s/>W] ...et eclauent</text:span></text:p>
          </table:table-cell>
        </table:table-row>
        <table:table-row table:style-name="Table1.117">
          <table:table-cell table:style-name="Table1.A2" office:value-type="string">
            <text:p text:style-name="P9">211<text:span text:style-name="T5">4</text:span></text:p>
          </table:table-cell>
          <table:table-cell table:style-name="Table1.A2" office:value-type="string">
            <text:p text:style-name="P322">Li a chaucié tot main a <text:span text:style-name="T6">(F et)</text:span> main</text:p>
          </table:table-cell>
          <table:table-cell table:style-name="Table1.C103" office:value-type="string">
            <text:p text:style-name="P89">A<text:span text:style-name="T280">GKT</text:span>] <text:span text:style-name="T224">Li ont uestu (G uesti) por (GT per, K a) main et (KT a) main <text:s/></text:span><text:span text:style-name="T73">B] </text:span><text:span text:style-name="T76">...chauchies de sa main <text:s/></text:span><text:span text:style-name="T91">D] </text:span><text:span text:style-name="T95">Li ont uestu tot… <text:s/></text:span><text:span text:style-name="T90">E] </text:span><text:span text:style-name="T108">Li ont… <text:s/></text:span><text:span text:style-name="T130">H2</text:span><text:span text:style-name="T73">] </text:span><text:span text:style-name="T134">Li ont lacie… <text:s/></text:span><text:span text:style-name="T152">I] Li ueit(?) uostu promair et main <text:s/></text:span><text:span text:style-name="T90">M] </text:span><text:span text:style-name="T167">Li a bien uestu de sa main <text:s/></text:span><text:span text:style-name="T90">W] ...</text:span><text:span text:style-name="T193">chaucie premierement</text:span></text:p>
          </table:table-cell>
        </table:table-row>
        <table:table-row table:style-name="Table1.117">
          <table:table-cell table:style-name="Table1.A2" office:value-type="string">
            <text:p text:style-name="P9">211<text:span text:style-name="T5">5</text:span></text:p>
          </table:table-cell>
          <table:table-cell table:style-name="Table1.A2" office:value-type="string">
            <text:p text:style-name="P322">Ains qu’il eust l’iame lassié</text:p>
          </table:table-cell>
          <table:table-cell table:style-name="Table1.C103" office:value-type="string">
            <text:p text:style-name="P89"><text:span text:style-name="T73">B] ..</text:span><text:span text:style-name="T76">quil li ait… <text:s/></text:span><text:span text:style-name="T115">G</text:span><text:span text:style-name="T90">] ...</text:span><text:span text:style-name="T120">qui eust… <text:s/></text:span><text:span text:style-name="T90">W] ...</text:span><text:span text:style-name="T193">qui lust leaume lacie</text:span></text:p>
          </table:table-cell>
        </table:table-row>
        <table:table-row table:style-name="Table1.117">
          <table:table-cell table:style-name="Table1.A2" office:value-type="string">
            <text:p text:style-name="P9">211<text:span text:style-name="T5">6</text:span></text:p>
          </table:table-cell>
          <table:table-cell table:style-name="Table1.A2" office:value-type="string">
            <text:p text:style-name="P322">L’ait ses peires XX fois signié</text:p>
          </table:table-cell>
          <table:table-cell table:style-name="Table1.C103" office:value-type="string">
            <text:p text:style-name="P103"><text:span text:style-name="T249">K</text:span><text:span text:style-name="T203">] ---</text:span></text:p>
            <text:p text:style-name="P2"><text:span text:style-name="T12">ABDEGIMTW] (D Lot)</text:span>...<text:span text:style-name="T368">(MW son pere)...baisie (B baisiet, M besie) <text:s/></text:span><text:span text:style-name="T130">H2</text:span><text:span text:style-name="T73">] </text:span><text:span text:style-name="T134">Lai peres...besie</text:span></text:p>
          </table:table-cell>
        </table:table-row>
        <table:table-row table:style-name="Table1.117">
          <table:table-cell table:style-name="Table1.A2" office:value-type="string">
            <text:p text:style-name="P9">211<text:span text:style-name="T5">7</text:span></text:p>
          </table:table-cell>
          <table:table-cell table:style-name="Table1.A2" office:value-type="string">
            <text:p text:style-name="P322">Et sa meire C fois le baisse</text:p>
          </table:table-cell>
          <table:table-cell table:style-name="Table1.C103" office:value-type="string">
            <text:p text:style-name="P242">K] ---</text:p>
            <text:p text:style-name="P309">INV <text:span text:style-name="T277">G] </text:span>Si feist il plus sil neust aise</text:p>
            <text:p text:style-name="P310">P] auanti lelmo li foseno meso el padre et la madre lo baxono piu uolte dagandoi la sua benedizione</text:p>
          </table:table-cell>
        </table:table-row>
        <table:table-row table:style-name="Table1.117">
          <table:table-cell table:style-name="Table1.A2" office:value-type="string">
            <text:p text:style-name="P9">211<text:span text:style-name="T5">8</text:span></text:p>
          </table:table-cell>
          <table:table-cell table:style-name="Table1.A2" office:value-type="string">
            <text:p text:style-name="P322">Si feist plus s’en eust aisse</text:p>
          </table:table-cell>
          <table:table-cell table:style-name="Table1.C103" office:value-type="string">
            <text:p text:style-name="P103"><text:span text:style-name="T90">K</text:span><text:span text:style-name="T203">] ---</text:span></text:p>
            <text:p text:style-name="P155"><text:span text:style-name="T115">I</text:span><text:span text:style-name="T70">NV </text:span><text:span text:style-name="T115">G</text:span><text:span text:style-name="T90">] </text:span><text:span text:style-name="T70">Et sa mere souent le baise</text:span></text:p>
            <text:p text:style-name="P243">W] Si a joye douleur malaise</text:p>
            <text:p text:style-name="P72"><text:span text:style-name="T91">D</text:span><text:span text:style-name="T134">H2</text:span><text:span text:style-name="T181">T</text:span><text:span text:style-name="T91">] </text:span><text:span text:style-name="T95">Et feist… <text:s/></text:span><text:span text:style-name="T90">M] </text:span><text:span text:style-name="T167">Plus len feist selle eust ayse</text:span></text:p>
          </table:table-cell>
        </table:table-row>
        <table:table-row table:style-name="Table1.117">
          <table:table-cell table:style-name="Table1.A2" office:value-type="string">
            <text:p text:style-name="P9">211<text:span text:style-name="T5">9</text:span></text:p>
          </table:table-cell>
          <table:table-cell table:style-name="Table1.A2" office:value-type="string">
            <text:p text:style-name="P322">Puels li ont son elme laissié</text:p>
          </table:table-cell>
          <table:table-cell table:style-name="Table1.C103" office:value-type="string">
            <text:p text:style-name="P103"><text:span text:style-name="T90">K</text:span><text:span text:style-name="T203">] ---</text:span></text:p>
            <text:p text:style-name="P89"><text:span text:style-name="T73">B] </text:span><text:span text:style-name="T76">Et...lelme… <text:s/></text:span><text:span text:style-name="T152">I] ...si unt… <text:s/></text:span><text:span text:style-name="T90">W] </text:span><text:span text:style-name="T193">Puis ont...</text:span></text:p>
          </table:table-cell>
        </table:table-row>
        <table:table-row table:style-name="Table1.117">
          <table:table-cell table:style-name="Table1.A2" office:value-type="string">
            <text:p text:style-name="P10">2120</text:p>
          </table:table-cell>
          <table:table-cell table:style-name="Table1.A2" office:value-type="string">
            <text:p text:style-name="P322">Si les li ont apparillié</text:p>
          </table:table-cell>
          <table:table-cell table:style-name="Table1.C103" office:value-type="string">
            <text:p text:style-name="P89">A<text:span text:style-name="T393">KT</text:span>] ...<text:span text:style-name="T224">le (K lo) li… <text:s/></text:span><text:span text:style-name="T73">B] </text:span><text:span text:style-name="T76">Con li auoit… <text:s/></text:span><text:span text:style-name="T91">D] </text:span><text:span text:style-name="T96">Si lont mout bien… <text:s/></text:span><text:span text:style-name="T90">E] </text:span><text:span text:style-name="T108">Et </text:span><text:span text:style-name="T38">mlt</text:span><text:span text:style-name="T108"> tres bien apareillie <text:s/></text:span><text:span text:style-name="T115">G</text:span><text:span text:style-name="T90">] </text:span><text:span text:style-name="T120">Et si le li… <text:s/></text:span><text:span text:style-name="T130">H2</text:span><text:span text:style-name="T167">M</text:span><text:span text:style-name="T73">] </text:span><text:span text:style-name="T134">Et li ont bien… <text:s/></text:span><text:span text:style-name="T152">I] Si li unt… <text:s/></text:span><text:span text:style-name="T90">W] </text:span><text:span text:style-name="T193">Moult bien ly...</text:span></text:p>
          </table:table-cell>
        </table:table-row>
        <table:table-row table:style-name="Table1.117">
          <table:table-cell table:style-name="Table1.A2" office:value-type="string">
            <text:p text:style-name="P10">2121</text:p>
          </table:table-cell>
          <table:table-cell table:style-name="Table1.A2" office:value-type="string">
            <text:p text:style-name="P322">Que quant il en son chief le tient</text:p>
          </table:table-cell>
          <table:table-cell table:style-name="Table1.C103" office:value-type="string">
            <text:p text:style-name="P89">A] <text:span text:style-name="T224">Et quant en sont chief… <text:s/></text:span><text:span text:style-name="T90">E</text:span><text:span text:style-name="T134">H2</text:span><text:span text:style-name="T167">M</text:span><text:span text:style-name="T90">] </text:span><text:span text:style-name="T108">Et quant… <text:s/></text:span><text:span text:style-name="T174">T] </text:span><text:span text:style-name="T181">Quant… <text:s/></text:span><text:span text:style-name="T90">W] </text:span><text:span text:style-name="T193">Et quant en son il le tint</text:span></text:p>
          </table:table-cell>
        </table:table-row>
        <table:table-row table:style-name="Table1.117">
          <table:table-cell table:style-name="Table1.A2" office:value-type="string">
            <text:p text:style-name="P10">2122</text:p>
          </table:table-cell>
          <table:table-cell table:style-name="Table1.A2" office:value-type="string">
            <text:p text:style-name="P322">Enjusc’ai es espaules <text:span text:style-name="T6">(F els el palais)</text:span> vient</text:p>
          </table:table-cell>
          <table:table-cell table:style-name="Table1.C103" office:value-type="string">
            <text:p text:style-name="P103">A] <text:span text:style-name="T224">Jusqua les espaules...uint <text:s/></text:span><text:span text:style-name="T90">E] </text:span><text:span text:style-name="T108">Dusques es...li vient <text:s/></text:span><text:span text:style-name="T115">G</text:span><text:span text:style-name="T90">] </text:span><text:span text:style-name="T120">Jusqua es...li tieint <text:s/></text:span><text:span text:style-name="T130">H2</text:span><text:span text:style-name="T73">] </text:span><text:span text:style-name="T134">Juques espaules li auient <text:s/></text:span><text:span text:style-name="T152">I] Jusque les espaules le uient <text:s/></text:span><text:span text:style-name="T90">M</text:span><text:span text:style-name="T193">W</text:span><text:span text:style-name="T90">] </text:span><text:span text:style-name="T167">Jusques aus </text:span><text:span text:style-name="T193">(W aux)</text:span><text:span text:style-name="T167">...li vint <text:s/></text:span><text:span text:style-name="T174">T] </text:span><text:span text:style-name="T181">Eniusque aus espailes li uient <text:s text:c="2"/></text:span><text:span text:style-name="T90">K</text:span><text:span text:style-name="T203">] </text:span><text:span text:style-name="T207">Eiusques a les espaules le uient</text:span></text:p>
          </table:table-cell>
        </table:table-row>
        <table:table-row table:style-name="Table1.117">
          <table:table-cell table:style-name="Table1.A2" office:value-type="string">
            <text:p text:style-name="P10">2123</text:p>
          </table:table-cell>
          <table:table-cell table:style-name="Table1.A2" office:value-type="string">
            <text:p text:style-name="P322">Li dus fait aporter s’espee</text:p>
          </table:table-cell>
          <table:table-cell table:style-name="Table1.C103" office:value-type="string">
            <text:p text:style-name="P89"><text:span text:style-name="T91">D</text:span><text:span text:style-name="T167">M</text:span><text:span text:style-name="T91">] ...</text:span><text:span text:style-name="T167">(M fist)</text:span><text:span text:style-name="T91">...</text:span><text:span text:style-name="T96">lespee <text:s/></text:span><text:span text:style-name="T90">W] ...</text:span><text:span text:style-name="T193">son esepee</text:span></text:p>
          </table:table-cell>
        </table:table-row>
        <table:table-row table:style-name="Table1.117">
          <table:table-cell table:style-name="Table1.A2" office:value-type="string">
            <text:p text:style-name="P10">2124</text:p>
          </table:table-cell>
          <table:table-cell table:style-name="Table1.A2" office:value-type="string">
            <text:p text:style-name="P344">Si la <text:span text:style-name="T6">(F Se le)</text:span> li ont a col fermee</text:p>
          </table:table-cell>
          <table:table-cell table:style-name="Table1.C103" office:value-type="string">
            <text:p text:style-name="P343">A] ...<text:span text:style-name="T224">li a au col… <text:s/></text:span><text:span text:style-name="T73">B] </text:span><text:span text:style-name="T76">Si li ont asson col… <text:s/></text:span><text:span text:style-name="T91">D] </text:span><text:span text:style-name="T96">Et puis li…au… <text:s/></text:span><text:span text:style-name="T90">E</text:span><text:span text:style-name="T167">M</text:span><text:span text:style-name="T90">] ...au…</text:span><text:span text:style-name="T108"> <text:s/></text:span><text:span text:style-name="T115">G</text:span><text:span text:style-name="T90">] ...</text:span><text:span text:style-name="T120">la le eut au… <text:s/></text:span><text:span text:style-name="T130">H2</text:span><text:span text:style-name="T73">] </text:span><text:span text:style-name="T134">Et il li ont au… <text:s/></text:span><text:span text:style-name="T152">I] Silia col fer mea <text:s/></text:span><text:span text:style-name="T174">T] </text:span><text:span text:style-name="T181">Selalia el col fermee <text:s/></text:span><text:span text:style-name="T90">W] </text:span><text:span text:style-name="T193">Si ly ont afermee <text:s/></text:span><text:span text:style-name="T90">K</text:span><text:span text:style-name="T203">] </text:span><text:span text:style-name="T207">Silia au col fermee</text:span></text:p>
          </table:table-cell>
        </table:table-row>
        <table:table-row table:style-name="Table1.117">
          <table:table-cell table:style-name="Table1.A2" office:value-type="string">
            <text:p text:style-name="P10">2125</text:p>
          </table:table-cell>
          <table:table-cell table:style-name="Table1.A2" office:value-type="string">
            <text:p text:style-name="P322">L’espee saindre ne veloit</text:p>
          </table:table-cell>
          <table:table-cell table:style-name="Table1.C103" office:value-type="string">
            <text:p text:style-name="P49"><text:span text:style-name="T91">D</text:span><text:span text:style-name="T135">H2</text:span><text:span text:style-name="T91">] </text:span><text:span text:style-name="T96">Que </text:span><text:span text:style-name="T135">(H2 Car)</text:span><text:span text:style-name="T96"> cendre </text:span><text:span text:style-name="T135">(H2 saindre)</text:span><text:span text:style-name="T96"> pas ne la uoloit </text:span><text:span text:style-name="T135">(H2 vouloit)</text:span><text:span text:style-name="T96"> <text:s/></text:span><text:span text:style-name="T115">G</text:span><text:span text:style-name="T90">] ...</text:span><text:span text:style-name="T120">nen...</text:span></text:p>
          </table:table-cell>
        </table:table-row>
        <table:table-row table:style-name="Table1.117">
          <table:table-cell table:style-name="Table1.A2" office:value-type="string">
            <text:p text:style-name="P10">2126</text:p>
          </table:table-cell>
          <table:table-cell table:style-name="Table1.A2" office:value-type="string">
            <text:p text:style-name="P322">Por ce que dam<text:span text:style-name="T224">o</text:span>siaus estoit</text:p>
          </table:table-cell>
          <table:table-cell table:style-name="Table1.C103" office:value-type="string">
            <text:p text:style-name="P19">A] ...<text:span text:style-name="T224">damoiseles...</text:span></text:p>
          </table:table-cell>
        </table:table-row>
        <text:soft-page-break/>
        <table:table-row table:style-name="Table1.117">
          <table:table-cell table:style-name="Table1.A2" office:value-type="string">
            <text:p text:style-name="P10">2127</text:p>
          </table:table-cell>
          <table:table-cell table:style-name="Table1.A2" office:value-type="string">
            <text:p text:style-name="P322">En tote terre paienor</text:p>
          </table:table-cell>
          <table:table-cell table:style-name="Table1.C103" office:value-type="string">
            <text:p text:style-name="P243">W] ...tote la terre paienne</text:p>
          </table:table-cell>
        </table:table-row>
        <table:table-row table:style-name="Table1.117">
          <table:table-cell table:style-name="Table1.A2" office:value-type="string">
            <text:p text:style-name="P10">2128</text:p>
          </table:table-cell>
          <table:table-cell table:style-name="Table1.A2" office:value-type="string">
            <text:p text:style-name="P322">Nen avoit espee millor</text:p>
          </table:table-cell>
          <table:table-cell table:style-name="Table1.C103" office:value-type="string">
            <text:p text:style-name="P283">B] Nauoit vne… <text:s/><text:span text:style-name="T287">H2</text:span>] <text:span text:style-name="T292">Nauoit… <text:s/>M] Ni ot nulle de tel valeur <text:s/>W] Na si bonne espee ne si belle</text:span></text:p>
          </table:table-cell>
        </table:table-row>
        <table:table-row table:style-name="Table1.117">
          <table:table-cell table:style-name="Table1.A2" office:value-type="string">
            <text:p text:style-name="P10">2129</text:p>
          </table:table-cell>
          <table:table-cell table:style-name="Table1.A2" office:value-type="string">
            <text:p text:style-name="P322">Puels li aportent son escu</text:p>
          </table:table-cell>
          <table:table-cell table:style-name="Table1.C103" office:value-type="string">
            <text:p text:style-name="P134"><text:span text:style-name="T277">G</text:span><text:span text:style-name="T70">] </text:span><text:span text:style-name="T120">Puis aporterent… <text:s/></text:span><text:span text:style-name="T152">I] ...li a porte… <text:s/></text:span><text:span text:style-name="T70">W] </text:span><text:span text:style-name="T193">Puis luy aportent...</text:span></text:p>
          </table:table-cell>
        </table:table-row>
        <table:table-row table:style-name="Table1.117">
          <table:table-cell table:style-name="Table1.A2" office:value-type="string">
            <text:p text:style-name="P10">2130</text:p>
          </table:table-cell>
          <table:table-cell table:style-name="Table1.A2" office:value-type="string">
            <text:p text:style-name="P322">Si le li ont a col pendu</text:p>
          </table:table-cell>
          <table:table-cell table:style-name="Table1.C103" office:value-type="string">
            <text:p text:style-name="P103">A<text:span text:style-name="T280">GIT</text:span>] ...au <text:span text:style-name="T374">(T al)</text:span>…<text:span text:style-name="T224"> <text:s/></text:span><text:span text:style-name="T73">B] </text:span><text:span text:style-name="T76">Si li ont asson col… <text:s/></text:span><text:span text:style-name="T91">D</text:span><text:span text:style-name="T108">E</text:span><text:span text:style-name="T91">] </text:span><text:span text:style-name="T96">Et si </text:span><text:span text:style-name="T108">(E si li)...au…</text:span><text:span text:style-name="T96"> <text:s/></text:span><text:span text:style-name="T130">H2</text:span><text:span text:style-name="T193">W</text:span><text:span text:style-name="T73">] </text:span><text:span text:style-name="T135">Et li </text:span><text:span text:style-name="T193">(W ly)</text:span><text:span text:style-name="T135"> ont a son col </text:span><text:span text:style-name="T193">(W coul)</text:span><text:span text:style-name="T135">… <text:s/></text:span><text:span text:style-name="T90">M] ...</text:span><text:span text:style-name="T167">ont bien au… <text:s/></text:span><text:span text:style-name="T90">K</text:span><text:span text:style-name="T203">] </text:span><text:span text:style-name="T208">Silliont au...</text:span></text:p>
          </table:table-cell>
        </table:table-row>
        <table:table-row table:style-name="Table1.117">
          <table:table-cell table:style-name="Table1.A2" office:value-type="string">
            <text:p text:style-name="P10">2131</text:p>
          </table:table-cell>
          <table:table-cell table:style-name="Table1.A2" office:value-type="string">
            <text:p text:style-name="P322">Li maistres li a bien fermé</text:p>
          </table:table-cell>
          <table:table-cell table:style-name="Table1.C103" office:value-type="string">
            <text:p text:style-name="P152">T] ---</text:p>
            <text:p text:style-name="P43">A<text:span text:style-name="T280">GIKW</text:span>] <text:span text:style-name="T354">(I Ses, W Son)</text:span>...<text:span text:style-name="T225">la (G li a </text:span><text:span text:style-name="T45">mlt</text:span><text:span text:style-name="T122">, </text:span><text:span text:style-name="T208">K la molt, </text:span><text:span text:style-name="T193">W la moult</text:span><text:span text:style-name="T44">)</text:span><text:span text:style-name="T225"> bien arme (I armes) <text:s/></text:span><text:span text:style-name="T73">B] </text:span><text:span text:style-name="T76">Ses maistres… <text:s/></text:span><text:span text:style-name="T91">D</text:span><text:span text:style-name="T135">H2</text:span><text:span text:style-name="T91">] ...</text:span><text:span text:style-name="T96">mostre </text:span><text:span text:style-name="T135">(H2 moustre)</text:span><text:span text:style-name="T96"> <text:s/></text:span><text:span text:style-name="T90">E] ...</text:span><text:span text:style-name="T108">li ot...</text:span></text:p>
          </table:table-cell>
        </table:table-row>
        <table:table-row table:style-name="Table1.117">
          <table:table-cell table:style-name="Table1.A2" office:value-type="string">
            <text:p text:style-name="P10">2132</text:p>
          </table:table-cell>
          <table:table-cell table:style-name="Table1.A2" office:value-type="string">
            <text:p text:style-name="P322">Son espié li ont aporté</text:p>
          </table:table-cell>
          <table:table-cell table:style-name="Table1.C103" office:value-type="string">
            <text:p text:style-name="P288">B] Puis hont lescut CORR IN lespiet aporte <text:s/><text:span text:style-name="T249">W] ...espee… <text:s/>K] ...si li ont...</text:span></text:p>
          </table:table-cell>
        </table:table-row>
        <table:table-row table:style-name="Table1.117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322"/>
          </table:table-cell>
          <table:table-cell table:style-name="Table1.C103" office:value-type="string">
            <text:p text:style-name="P300">T] Bon tranchant bien acere</text:p>
          </table:table-cell>
        </table:table-row>
        <table:table-row table:style-name="Table1.117">
          <table:table-cell table:style-name="Table1.A2" office:value-type="string">
            <text:p text:style-name="P10">2133</text:p>
          </table:table-cell>
          <table:table-cell table:style-name="Table1.A2" office:value-type="string">
            <text:p text:style-name="P322">L’anste roide le fer tranchant</text:p>
          </table:table-cell>
          <table:table-cell table:style-name="Table1.C103" office:value-type="string">
            <text:p text:style-name="P231">M] ---</text:p>
            <text:p text:style-name="P89"><text:span text:style-name="T73">B] ...</text:span><text:span text:style-name="T76">hante est roide a fer… <text:s/></text:span><text:span text:style-name="T91">D</text:span><text:span text:style-name="T135">H2</text:span><text:span text:style-name="T91">] </text:span><text:span text:style-name="T96">A hante...a fer… <text:s/></text:span><text:span text:style-name="T90">E] </text:span><text:span text:style-name="T108">Lance roide et a fer… <text:s/></text:span><text:span text:style-name="T90">W] </text:span><text:span text:style-name="T193">Lache royde...</text:span></text:p>
          </table:table-cell>
        </table:table-row>
        <table:table-row table:style-name="Table1.117">
          <table:table-cell table:style-name="Table1.A2" office:value-type="string">
            <text:p text:style-name="P10">2134</text:p>
          </table:table-cell>
          <table:table-cell table:style-name="Table1.A2" office:value-type="string">
            <text:p text:style-name="P322">Et ses peires li vint davant</text:p>
          </table:table-cell>
          <table:table-cell table:style-name="Table1.C103" office:value-type="string">
            <text:p text:style-name="P231">M] ---</text:p>
            <text:p text:style-name="P243">W] ...son pere...</text:p>
          </table:table-cell>
        </table:table-row>
        <table:table-row table:style-name="Table1.117">
          <table:table-cell table:style-name="Table1.A2" office:value-type="string">
            <text:p text:style-name="P10">2135</text:p>
          </table:table-cell>
          <table:table-cell table:style-name="Table1.A2" office:value-type="string">
            <text:p text:style-name="P322">Biaus fils moenrois vos mon cheval</text:p>
          </table:table-cell>
          <table:table-cell table:style-name="Table1.C103" office:value-type="string">
            <text:p text:style-name="P275">BD<text:span text:style-name="T292">H2</text:span>] ...menrez (D manrez, <text:span text:style-name="T292">H2 merres</text:span>)… <text:s/><text:span text:style-name="T277">G] ...menerois mon… <text:s/>M] ….amenez mon...</text:span></text:p>
          </table:table-cell>
        </table:table-row>
        <table:table-row table:style-name="Table1.117">
          <table:table-cell table:style-name="Table1.A2" office:value-type="string">
            <text:p text:style-name="P10">2136</text:p>
          </table:table-cell>
          <table:table-cell table:style-name="Table1.A2" office:value-type="string">
            <text:p text:style-name="P322">Non voir Por coi Feroit me mal</text:p>
          </table:table-cell>
          <table:table-cell table:style-name="Table1.C103" office:value-type="string">
            <text:p text:style-name="P219">A] ...<text:span text:style-name="T225">moi mal <text:s/>B] Naie . por quoi . moi feroit mal <text:s/>D] Nenil… <text:s/>EG] Nenil...moi… <text:s/>H2] ...me feroit mal <text:s/>I] ...mun mal <text:s/>M] ...moi feroit mal <text:s/>W] Nannil que je feroye mal <text:s/>K] Nenil...mon mal</text:span></text:p>
          </table:table-cell>
        </table:table-row>
        <table:table-row table:style-name="Table1.117">
          <table:table-cell table:style-name="Table1.A2" office:value-type="string">
            <text:p text:style-name="P10">2137</text:p>
          </table:table-cell>
          <table:table-cell table:style-name="Table1.A2" office:value-type="string">
            <text:p text:style-name="P323">Sempres l’oisiroit li maufez</text:p>
          </table:table-cell>
          <table:table-cell table:style-name="Table1.C103" office:value-type="string">
            <text:p text:style-name="P89"><text:span text:style-name="T73">B</text:span><text:span text:style-name="T96">D</text:span><text:span text:style-name="T73">] ..</text:span><text:span text:style-name="T76">cis </text:span><text:span text:style-name="T96">(D cist)…</text:span><text:span text:style-name="T76"> <text:s/></text:span><text:span text:style-name="T130">H2</text:span><text:span text:style-name="T73">] ...locirroie…</text:span><text:span text:style-name="T135"> <text:s/></text:span><text:span text:style-name="T90">W] </text:span><text:span text:style-name="T193">Ce le mossioit...</text:span></text:p>
          </table:table-cell>
        </table:table-row>
        <table:table-row table:style-name="Table1.117">
          <table:table-cell table:style-name="Table1.A2" office:value-type="string">
            <text:p text:style-name="P10">2138</text:p>
          </table:table-cell>
          <table:table-cell table:style-name="Table1.A2" office:value-type="string">
            <text:p text:style-name="P323">Et j’en seroie trop grevez</text:p>
          </table:table-cell>
          <table:table-cell table:style-name="Table1.C103" office:value-type="string">
            <text:p text:style-name="P209">A] ...<text:span text:style-name="T225">ie seroie… <text:s/>E] ...porroie estre greuez <text:s/>GH2K] (K Et si seroie)...trop irez (H2 iries) <text:s/>M] Si en seroie trop ire <text:s/>W] Jen seroye moult couroces</text:span></text:p>
          </table:table-cell>
        </table:table-row>
        <table:table-row table:style-name="Table1.117">
          <table:table-cell table:style-name="Table1.A2" office:value-type="string">
            <text:p text:style-name="P10">2139</text:p>
          </table:table-cell>
          <table:table-cell table:style-name="Table1.A2" office:value-type="string">
            <text:p text:style-name="P323">Car se je cheoie soz lui</text:p>
          </table:table-cell>
          <table:table-cell table:style-name="Table1.C103" office:value-type="string">
            <text:p text:style-name="P269"><text:span text:style-name="T287">H2</text:span>] ---</text:p>
            <text:p text:style-name="P20">A<text:span text:style-name="T259">DI</text:span>] ...<text:span text:style-name="T225">chaoie (D cheoie, I caioie) sor...</text:span></text:p>
          </table:table-cell>
        </table:table-row>
        <table:table-row table:style-name="Table1.117">
          <table:table-cell table:style-name="Table1.A2" office:value-type="string">
            <text:p text:style-name="P10">2140</text:p>
          </table:table-cell>
          <table:table-cell table:style-name="Table1.A2" office:value-type="string">
            <text:p text:style-name="P323">Tost me torneroit a anui</text:p>
          </table:table-cell>
          <table:table-cell table:style-name="Table1.C103" office:value-type="string">
            <text:p text:style-name="P269"><text:span text:style-name="T287">H2</text:span>] ---</text:p>
          </table:table-cell>
        </table:table-row>
        <table:table-row table:style-name="Table1.117">
          <table:table-cell table:style-name="Table1.A2" office:value-type="string">
            <text:p text:style-name="P10">2141</text:p>
          </table:table-cell>
          <table:table-cell table:style-name="Table1.A2" office:value-type="string">
            <text:p text:style-name="P323">Car je sui mout de fer chargiés</text:p>
          </table:table-cell>
          <table:table-cell table:style-name="Table1.C103" office:value-type="string">
            <text:p text:style-name="P277">B] ...cherchies <text:s/><text:span text:style-name="T287">H2</text:span>] <text:span text:style-name="T292">Et… <text:s/>I] ...ge sui de fer… <text:s/>T] Que...</text:span></text:p>
          </table:table-cell>
        </table:table-row>
        <table:table-row table:style-name="Table1.117">
          <table:table-cell table:style-name="Table1.A2" office:value-type="string">
            <text:p text:style-name="P10">2142</text:p>
          </table:table-cell>
          <table:table-cell table:style-name="Table1.A2" office:value-type="string">
            <text:p text:style-name="P323">Tost en seroie mahigniés</text:p>
          </table:table-cell>
          <table:table-cell table:style-name="Table1.C103" office:value-type="string">
            <text:p text:style-name="P20">A<text:span text:style-name="T235">BDEGH2IKTW</text:span>] ...<text:span text:style-name="T225">domagiez (B damagies, D damagiez, G damoigiez, H2 dommagies, I daumagies, K daumagez, W domagie)</text:span></text:p>
          </table:table-cell>
        </table:table-row>
        <text:soft-page-break/>
        <table:table-row table:style-name="Table1.117">
          <table:table-cell table:style-name="Table1.A2" office:value-type="string">
            <text:p text:style-name="P115">2143</text:p>
          </table:table-cell>
          <table:table-cell table:style-name="Table1.A2" office:value-type="string">
            <text:p text:style-name="P337">Per tot sont li rasor tranchant</text:p>
          </table:table-cell>
          <table:table-cell table:style-name="Table1.C103" office:value-type="string">
            <text:p text:style-name="P209">A<text:span text:style-name="T281">GIK</text:span>] <text:span text:style-name="T225">Par… <text:s/>M] ...sont rasouers trenchans <text:s/>W] Par touz...les rasours trenchent</text:span></text:p>
          </table:table-cell>
        </table:table-row>
        <table:table-row table:style-name="Table1.117">
          <table:table-cell table:style-name="Table1.A2" office:value-type="string">
            <text:p text:style-name="P10">214<text:span text:style-name="T231">4</text:span></text:p>
          </table:table-cell>
          <table:table-cell table:style-name="Table1.A2" office:value-type="string">
            <text:p text:style-name="P323"><text:span text:style-name="T225">Es jambes derrier</text:span> et davant</text:p>
          </table:table-cell>
          <table:table-cell table:style-name="Table1.C103" office:value-type="string">
            <text:p text:style-name="P288">B<text:span text:style-name="T382">W</text:span>] En… <text:s/>D] As… <text:s/><text:span text:style-name="T249">E] Encoste et derriere… <text:s/>H2</text:span>] <text:span text:style-name="T292">Et chargies… <text:s/>K] E siaules darier...</text:span></text:p>
          </table:table-cell>
        </table:table-row>
        <table:table-row table:style-name="Table1.117">
          <table:table-cell table:style-name="Table1.A2" office:value-type="string">
            <text:p text:style-name="P10">214<text:span text:style-name="T231">5</text:span></text:p>
          </table:table-cell>
          <table:table-cell table:style-name="Table1.A2" office:value-type="string">
            <text:p text:style-name="P323">Un cor petit ne gaires grant</text:p>
          </table:table-cell>
          <table:table-cell table:style-name="Table1.C103" office:value-type="string">
            <text:p text:style-name="P250">D] ---</text:p>
            <text:p text:style-name="P55">A<text:span text:style-name="T354">IKMTW</text:span>] ...non…<text:span text:style-name="T225"> <text:s/></text:span><text:span text:style-name="T73">B] </text:span><text:span text:style-name="T76">Un petit cor ne… <text:s/></text:span><text:span text:style-name="T115">G</text:span><text:span text:style-name="T90">] ...</text:span><text:span text:style-name="T121">ne gaagres grant <text:s/></text:span><text:span text:style-name="T130">H2</text:span><text:span text:style-name="T73">] </text:span><text:span text:style-name="T135">Es tu petit ne gaires grant</text:span></text:p>
          </table:table-cell>
        </table:table-row>
        <table:table-row table:style-name="Table1.117">
          <table:table-cell table:style-name="Table1.A2" office:value-type="string">
            <text:p text:style-name="P10">214<text:span text:style-name="T231">6</text:span></text:p>
          </table:table-cell>
          <table:table-cell table:style-name="Table1.A2" office:value-type="string">
            <text:p text:style-name="P323">Li ont mis a col d’oliffant</text:p>
          </table:table-cell>
          <table:table-cell table:style-name="Table1.C103" office:value-type="string">
            <text:p text:style-name="P250">D] ---</text:p>
            <text:p text:style-name="P80"><text:span text:style-name="T73">B] ...</text:span><text:span text:style-name="T76">au col delenfant <text:s/></text:span><text:span text:style-name="T90">E</text:span><text:span text:style-name="T121">G</text:span><text:span text:style-name="T208">K</text:span><text:span text:style-name="T168">M</text:span><text:span text:style-name="T90">] ...</text:span><text:span text:style-name="T108">au col… <text:s/></text:span><text:span text:style-name="T130">H2</text:span><text:span text:style-name="T73">] ...</text:span><text:span text:style-name="T135">a son col deuant <text:s/></text:span><text:span text:style-name="T152">I] ...</text:span><text:span text:style-name="T153">au col deulifant <text:s/></text:span><text:span text:style-name="T174">T</text:span><text:span text:style-name="T194">W</text:span><text:span text:style-name="T174">] ...</text:span><text:span text:style-name="T181">al </text:span><text:span text:style-name="T194">(W ou)</text:span><text:span text:style-name="T181"> col doliflant</text:span></text:p>
          </table:table-cell>
        </table:table-row>
        <table:table-row table:style-name="Table1.117">
          <table:table-cell table:style-name="Table1.A2" office:value-type="string">
            <text:p text:style-name="P10">214<text:span text:style-name="T231">7</text:span></text:p>
          </table:table-cell>
          <table:table-cell table:style-name="Table1.A2" office:value-type="string">
            <text:p text:style-name="P324">Florimons lor a dit Signor</text:p>
          </table:table-cell>
          <table:table-cell table:style-name="Table1.C103" office:value-type="string">
            <text:p text:style-name="P184"/>
          </table:table-cell>
        </table:table-row>
        <table:table-row table:style-name="Table1.117">
          <table:table-cell table:style-name="Table1.A2" office:value-type="string">
            <text:p text:style-name="P10">214<text:span text:style-name="T231">8</text:span></text:p>
          </table:table-cell>
          <table:table-cell table:style-name="Table1.A2" office:value-type="string">
            <text:p text:style-name="P324">Je vos deffant bien sor m’onor</text:p>
          </table:table-cell>
          <table:table-cell table:style-name="Table1.C103" office:value-type="string">
            <text:p text:style-name="P189">A<text:span text:style-name="T259">DEGIKTW</text:span>] ...<text:span text:style-name="T225">mamor (W mamour) <text:s/>B] ...sor </text:span><text:span text:style-name="T20">vre</text:span><text:span text:style-name="T235"> honnor <text:s/>H2] ...</text:span><text:span text:style-name="T20">per</text:span><text:span text:style-name="T235"> amour</text:span></text:p>
            <text:p text:style-name="P310">P] io ue priego per lamor mi portate</text:p>
          </table:table-cell>
        </table:table-row>
        <table:table-row table:style-name="Table1.117">
          <table:table-cell table:style-name="Table1.A2" office:value-type="string">
            <text:p text:style-name="P10">214<text:span text:style-name="T231">9</text:span></text:p>
          </table:table-cell>
          <table:table-cell table:style-name="Table1.A2" office:value-type="string">
            <text:p text:style-name="P325">Que vers le moustre nen ailliés</text:p>
          </table:table-cell>
          <table:table-cell table:style-name="Table1.C103" office:value-type="string">
            <text:p text:style-name="P104">A<text:span text:style-name="T235">BDEGIMT</text:span>] <text:span text:style-name="T281">(G Quen uer, M Que vos vers)</text:span>...<text:span text:style-name="T225">non (BEG nen, D ne, I non) alez (G allez, I ales, M nalez, T aliez) <text:s/></text:span><text:span text:style-name="T90">W] ...</text:span><text:span text:style-name="T195">vous BARR non alez <text:s/></text:span><text:span text:style-name="T90">K</text:span><text:span text:style-name="T203">] </text:span><text:span text:style-name="T208">Que uos le...non alez</text:span></text:p>
          </table:table-cell>
        </table:table-row>
        <table:table-row table:style-name="Table1.117">
          <table:table-cell table:style-name="Table1.A2" office:value-type="string">
            <text:p text:style-name="P10">21<text:span text:style-name="T231">50</text:span></text:p>
          </table:table-cell>
          <table:table-cell table:style-name="Table1.A2" office:value-type="string">
            <text:p text:style-name="P325">Se vos icest <text:span text:style-name="T7">cor nen oiés</text:span></text:p>
          </table:table-cell>
          <table:table-cell table:style-name="Table1.C103" office:value-type="string">
            <text:p text:style-name="P276">BD<text:span text:style-name="T270">EGH2KW</text:span>] ...cor <text:span text:style-name="T394">(K corn)</text:span> noez (D ne oez, <text:span text:style-name="T270">EGK non oez, H2 ne oies, W ne oyez</text:span>) <text:s/><text:span text:style-name="T249">M] ...ce cor corner noez</text:span></text:p>
          </table:table-cell>
        </table:table-row>
        <table:table-row table:style-name="Table1.117">
          <table:table-cell table:style-name="Table1.A2" office:value-type="string">
            <text:p text:style-name="P10">215<text:span text:style-name="T231">1</text:span></text:p>
          </table:table-cell>
          <table:table-cell table:style-name="Table1.A2" office:value-type="string">
            <text:p text:style-name="P327">Que vos seriés tuit maingié</text:p>
          </table:table-cell>
          <table:table-cell table:style-name="Table1.C103" office:value-type="string">
            <text:p text:style-name="P219">A<text:span text:style-name="T281">GMW</text:span>] ...touz <text:span text:style-name="T281">(G toz, M tos, W tretouz)</text:span>…<text:span text:style-name="T225"> <text:s/>B] ...tost series mehaingniet <text:s/>H2] Car… <text:s/>I] ...seroie… <text:s/>K] ...tot domagie</text:span></text:p>
          </table:table-cell>
        </table:table-row>
        <table:table-row table:style-name="Table1.117">
          <table:table-cell table:style-name="Table1.A2" office:value-type="string">
            <text:p text:style-name="P10">215<text:span text:style-name="T231">2</text:span></text:p>
          </table:table-cell>
          <table:table-cell table:style-name="Table1.A2" office:value-type="string">
            <text:p text:style-name="P327">Et devorei et depessié</text:p>
          </table:table-cell>
          <table:table-cell table:style-name="Table1.C103" office:value-type="string">
            <text:p text:style-name="P219">A<text:span text:style-name="T355">I</text:span>] ...<text:span text:style-name="T225">et pecoiez (I pecoie) <text:s/>B] Tout deuouret et tout mangiet </text:span></text:p>
          </table:table-cell>
        </table:table-row>
        <table:table-row table:style-name="Table1.117">
          <table:table-cell table:style-name="Table1.A2" office:value-type="string">
            <text:p text:style-name="P10">215<text:span text:style-name="T231">3</text:span></text:p>
          </table:table-cell>
          <table:table-cell table:style-name="Table1.A2" office:value-type="string">
            <text:p text:style-name="P327">Mai se le cor oiés soner</text:p>
          </table:table-cell>
          <table:table-cell table:style-name="Table1.C103" office:value-type="string">
            <text:p text:style-name="P284">B] Se vous le cor moez souner <text:s/>D<text:span text:style-name="T281">GK</text:span>] ...oez… <text:s/></text:p>
          </table:table-cell>
        </table:table-row>
        <table:table-row table:style-name="Table1.117">
          <table:table-cell table:style-name="Table1.A2" office:value-type="string">
            <text:p text:style-name="P10">215<text:span text:style-name="T231">4</text:span></text:p>
          </table:table-cell>
          <table:table-cell table:style-name="Table1.A2" office:value-type="string">
            <text:p text:style-name="P327">Segurement porez aler</text:p>
          </table:table-cell>
          <table:table-cell table:style-name="Table1.C103" office:value-type="string">
            <text:p text:style-name="P201">A<text:span text:style-name="T236">BEGIKW</text:span>] ...<text:span text:style-name="T281">(G i, W y) </text:span>poez <text:span text:style-name="T355">(I poes, W pouez)</text:span>…<text:span text:style-name="T225"> <text:s/>DH2] A seur (H2 Asseur) i poez (H2 pourres)… <text:s/>T] ...j poriez</text:span></text:p>
          </table:table-cell>
        </table:table-row>
        <table:table-row table:style-name="Table1.117">
          <table:table-cell table:style-name="Table1.A2" office:value-type="string">
            <text:p text:style-name="P10">215<text:span text:style-name="T231">5</text:span></text:p>
          </table:table-cell>
          <table:table-cell table:style-name="Table1.A2" office:value-type="string">
            <text:p text:style-name="P326">Florimons prent de toz congié</text:p>
          </table:table-cell>
          <table:table-cell table:style-name="Table1.C103" office:value-type="string">
            <text:p text:style-name="P210"><text:span text:style-name="T225">B] Adont prist </text:span><text:span text:style-name="T21">flor</text:span><text:span text:style-name="T236"> congiet <text:s/>G] Floremont...tuit… <text:s/>I] ...de tot… <text:s/>W] ...prist...</text:span></text:p>
          </table:table-cell>
        </table:table-row>
        <table:table-row table:style-name="Table1.117">
          <table:table-cell table:style-name="Table1.A2" office:value-type="string">
            <text:p text:style-name="P10">215<text:span text:style-name="T231">6</text:span></text:p>
          </table:table-cell>
          <table:table-cell table:style-name="Table1.A2" office:value-type="string">
            <text:p text:style-name="P327">Une piece l’ont convoié</text:p>
          </table:table-cell>
          <table:table-cell table:style-name="Table1.C103" office:value-type="string">
            <text:p text:style-name="P184"><text:span text:style-name="T232">B] </text:span><text:span text:style-name="T21">Mlt </text:span><text:span text:style-name="T236">grant piece… <text:s/>G] ...tuit conuoie</text:span></text:p>
          </table:table-cell>
        </table:table-row>
        <table:table-row table:style-name="Table1.206">
          <table:table-cell table:style-name="Table1.A2" office:value-type="string">
            <text:p text:style-name="P10">215<text:span text:style-name="T231">7</text:span></text:p>
          </table:table-cell>
          <table:table-cell table:style-name="Table1.A2" office:value-type="string">
            <text:p text:style-name="P327">Se li ont la voie mostree</text:p>
          </table:table-cell>
          <table:table-cell table:style-name="Table1.C103" office:value-type="string">
            <text:p text:style-name="P50">A<text:span text:style-name="T236">BDEH2IM</text:span>] <text:span text:style-name="T225">Si… <text:s/>G</text:span><text:span text:style-name="T122">] </text:span><text:span text:style-name="T121">Si...mestree</text:span></text:p>
          </table:table-cell>
        </table:table-row>
        <table:table-row table:style-name="Table1.117">
          <table:table-cell table:style-name="Table1.A2" office:value-type="string">
            <text:p text:style-name="P10">215<text:span text:style-name="T231">8</text:span></text:p>
          </table:table-cell>
          <table:table-cell table:style-name="Table1.A2" office:value-type="string">
            <text:p text:style-name="P327">Cist condus pas ne li agree</text:p>
          </table:table-cell>
          <table:table-cell table:style-name="Table1.C103" office:value-type="string">
            <text:p text:style-name="P297">I<text:span text:style-name="T383">W</text:span>] Mes elle nestoit pas feree <text:span text:style-name="T383">(W ferree)</text:span></text:p>
            <text:p text:style-name="P81">A] <text:span text:style-name="T225">Mes li conduz que il mangot <text:s/></text:span><text:span text:style-name="T73">B] ...conuois…</text:span><text:span text:style-name="T77"> <text:s/></text:span><text:span text:style-name="T90">E] ...</text:span><text:span text:style-name="T108">plus ne… <text:s/></text:span><text:span text:style-name="T174">T] ...</text:span><text:span text:style-name="T182">no li...</text:span></text:p>
          </table:table-cell>
        </table:table-row>
        <table:table-row table:style-name="Table1.117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327"/>
          </table:table-cell>
          <table:table-cell table:style-name="Table1.C103" office:value-type="string">
            <text:p text:style-name="P345">I<text:span text:style-name="T383">W</text:span>] Que <text:span text:style-name="T383">(W Car)</text:span> nulle <text:span text:style-name="T383">(W nul)</text:span> riens non ialoit <text:span text:style-name="T383">(W il ny alloit)</text:span></text:p>
          </table:table-cell>
        </table:table-row>
        <text:soft-page-break/>
        <table:table-row table:style-name="Table1.117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327"/>
          </table:table-cell>
          <table:table-cell table:style-name="Table1.C103" office:value-type="string">
            <text:p text:style-name="P345">I<text:span text:style-name="T383">W</text:span>] Fors <text:span text:style-name="T383">(W Mais)</text:span> li <text:span text:style-name="T383">(W le) </text:span>condus <text:span text:style-name="T383">(W conduit)</text:span> que il manioit <text:span text:style-name="T383">(W menioit)</text:span></text:p>
          </table:table-cell>
        </table:table-row>
        <table:table-row table:style-name="Table1.117">
          <table:table-cell table:style-name="Table1.A2" office:value-type="string">
            <text:p text:style-name="P10">215<text:span text:style-name="T231">9</text:span></text:p>
          </table:table-cell>
          <table:table-cell table:style-name="Table1.A2" office:value-type="string">
            <text:p text:style-name="P327">Florimons vet adés avant</text:p>
          </table:table-cell>
          <table:table-cell table:style-name="Table1.C103" office:value-type="string">
            <text:p text:style-name="P297">I] ...ades uait auant</text:p>
          </table:table-cell>
        </table:table-row>
        <table:table-row table:style-name="Table1.117">
          <table:table-cell table:style-name="Table1.A2" office:value-type="string">
            <text:p text:style-name="P10">21<text:span text:style-name="T231">60</text:span></text:p>
          </table:table-cell>
          <table:table-cell table:style-name="Table1.A2" office:value-type="string">
            <text:p text:style-name="P327">Et cil s’en sont tornei fuiant</text:p>
          </table:table-cell>
          <table:table-cell table:style-name="Table1.C103" office:value-type="string">
            <text:p text:style-name="P210">A<text:span text:style-name="T281">GIKT</text:span>] ..<text:span text:style-name="T225">plorant <text:s/>B] ...sont retourne plourant <text:s/>DEH2] ...atant <text:s/>M] ...sen retornent atant <text:s/>W] Les aultres sen tornent atant</text:span></text:p>
          </table:table-cell>
        </table:table-row>
        <table:table-row table:style-name="Table1.117">
          <table:table-cell table:style-name="Table1.A2" office:value-type="string">
            <text:p text:style-name="P10">216<text:span text:style-name="T231">1</text:span></text:p>
          </table:table-cell>
          <table:table-cell table:style-name="Table1.A2" office:value-type="string">
            <text:p text:style-name="P327">Li moustres gissoit en sa fosce</text:p>
          </table:table-cell>
          <table:table-cell table:style-name="Table1.C103" office:value-type="string">
            <text:p text:style-name="P126"><text:span text:style-name="T277">GW</text:span><text:span text:style-name="T70">] ...la…</text:span><text:span text:style-name="T121"> <text:s/></text:span><text:span text:style-name="T70">M] ...</text:span><text:span text:style-name="T168">gesoit la fosse</text:span></text:p>
          </table:table-cell>
        </table:table-row>
        <table:table-row table:style-name="Table1.117">
          <table:table-cell table:style-name="Table1.A2" office:value-type="string">
            <text:p text:style-name="P10">216<text:span text:style-name="T231">2</text:span></text:p>
          </table:table-cell>
          <table:table-cell table:style-name="Table1.A2" office:value-type="string">
            <text:p text:style-name="P327">La pance n’avoit gaires grosse</text:p>
          </table:table-cell>
          <table:table-cell table:style-name="Table1.C103" office:value-type="string">
            <text:p text:style-name="P73"><text:span text:style-name="T90">E] ...</text:span><text:span text:style-name="T108">mie grosse <text:s/></text:span><text:span text:style-name="T130">H2</text:span><text:span text:style-name="T73">] </text:span><text:span text:style-name="T136">Sa pance nestoit gaires grosse <text:s text:c="2"/></text:span><text:span text:style-name="T152">I] </text:span><text:span text:style-name="T154">...nauoit SP BIANCO grosse <text:s/></text:span><text:span text:style-name="T90">M] ...</text:span><text:span text:style-name="T168">nauoit pas trop grosse</text:span></text:p>
          </table:table-cell>
        </table:table-row>
        <table:table-row table:style-name="Table1.117">
          <table:table-cell table:style-name="Table1.A2" office:value-type="string">
            <text:p text:style-name="P10">216<text:span text:style-name="T231">3</text:span></text:p>
          </table:table-cell>
          <table:table-cell table:style-name="Table1.A2" office:value-type="string">
            <text:p text:style-name="P327">Le jor nen avoit riens maingié</text:p>
          </table:table-cell>
          <table:table-cell table:style-name="Table1.C103" office:value-type="string">
            <text:p text:style-name="P90"><text:span text:style-name="T73">B] </text:span><text:span text:style-name="T77">Car le ior nauoit… <text:s/></text:span><text:span text:style-name="T90">E</text:span><text:span text:style-name="T182">T</text:span><text:span text:style-name="T90">] </text:span><text:span text:style-name="T108">Celui </text:span><text:span text:style-name="T182">(T Cel)</text:span><text:span text:style-name="T108"> ior nauoit </text:span><text:span text:style-name="T182">(T non auoit)</text:span><text:span text:style-name="T108">… <text:s/></text:span><text:span text:style-name="T130">H2</text:span><text:span text:style-name="T154">I</text:span><text:span text:style-name="T73">] ...nauoit…</text:span><text:span text:style-name="T136"> <text:s/></text:span><text:span text:style-name="T90">M] </text:span><text:span text:style-name="T168">J ce jour nauoit… <text:s/></text:span><text:span text:style-name="T90">W] ...</text:span><text:span text:style-name="T195">y nauoit...</text:span></text:p>
          </table:table-cell>
        </table:table-row>
        <table:table-row table:style-name="Table1.117">
          <table:table-cell table:style-name="Table1.A2" office:value-type="string">
            <text:p text:style-name="P10">216<text:span text:style-name="T231">4</text:span></text:p>
          </table:table-cell>
          <table:table-cell table:style-name="Table1.A2" office:value-type="string">
            <text:p text:style-name="P327">Mout en avoit son cuer irié</text:p>
          </table:table-cell>
          <table:table-cell table:style-name="Table1.C103" office:value-type="string">
            <text:p text:style-name="P219">A<text:span text:style-name="T260">DEGITW</text:span>] ...<text:span text:style-name="T225">le cuer irie <text:s/>H2M] Le cuer en auoit </text:span><text:span text:style-name="T50">mlt</text:span><text:span text:style-name="T293"> irie <text:s/>K] ...il nauoit le...</text:span></text:p>
          </table:table-cell>
        </table:table-row>
        <table:table-row table:style-name="Table1.117">
          <table:table-cell table:style-name="Table1.A2" office:value-type="string">
            <text:p text:style-name="P10">216<text:span text:style-name="T231">5</text:span></text:p>
          </table:table-cell>
          <table:table-cell table:style-name="Table1.A2" office:value-type="string">
            <text:p text:style-name="P327">La teste lieve et quant il voit</text:p>
          </table:table-cell>
          <table:table-cell table:style-name="Table1.C103" office:value-type="string">
            <text:p text:style-name="P28">A<text:span text:style-name="T270">EGIKMW</text:span>] ...<text:span text:style-name="T225">lieue quant (IKW il le)… <text:s/></text:span><text:span text:style-name="T73">B] ...</text:span><text:span text:style-name="T77">lieue puis si voit</text:span></text:p>
          </table:table-cell>
        </table:table-row>
        <table:table-row table:style-name="Table1.117">
          <table:table-cell table:style-name="Table1.A2" office:value-type="string">
            <text:p text:style-name="P10">216<text:span text:style-name="T231">6</text:span></text:p>
          </table:table-cell>
          <table:table-cell table:style-name="Table1.A2" office:value-type="string">
            <text:p text:style-name="P327">Florimont que vers lui venoit</text:p>
          </table:table-cell>
          <table:table-cell table:style-name="Table1.C103" office:value-type="string">
            <text:p text:style-name="P50"><text:span text:style-name="T225">A</text:span><text:span text:style-name="T73">B</text:span><text:span text:style-name="T97">D</text:span><text:span text:style-name="T108">E</text:span><text:span text:style-name="T136">H2</text:span><text:span text:style-name="T154">I</text:span><text:span text:style-name="T168">M</text:span><text:span text:style-name="T182">T</text:span><text:span text:style-name="T195">W</text:span><text:span text:style-name="T73">] ...qui…</text:span><text:span text:style-name="T77"> </text:span></text:p>
          </table:table-cell>
        </table:table-row>
        <table:table-row table:style-name="Table1.117">
          <table:table-cell table:style-name="Table1.A2" office:value-type="string">
            <text:p text:style-name="P10">216<text:span text:style-name="T231">7</text:span></text:p>
          </table:table-cell>
          <table:table-cell table:style-name="Table1.A2" office:value-type="string">
            <text:p text:style-name="P339"><text:span text:style-name="T225">Mo</text:span>ut en ait eut grant mervelle</text:p>
          </table:table-cell>
          <table:table-cell table:style-name="Table1.C103" office:value-type="string">
            <text:p text:style-name="P234"><text:span text:style-name="T277">GK</text:span>] ...<text:span text:style-name="T281">na il grant… <text:s/>I] ...en grant… <text:s/>T] ...en ot il grant...</text:span></text:p>
          </table:table-cell>
        </table:table-row>
        <table:table-row table:style-name="Table1.117">
          <table:table-cell table:style-name="Table1.A2" office:value-type="string">
            <text:p text:style-name="P10">216<text:span text:style-name="T231">8</text:span></text:p>
          </table:table-cell>
          <table:table-cell table:style-name="Table1.A2" office:value-type="string">
            <text:p text:style-name="P328">Qu’ainz tel beste nes sa paraille</text:p>
          </table:table-cell>
          <table:table-cell table:style-name="Table1.C103" office:value-type="string">
            <text:p text:style-name="P210">A] <text:span text:style-name="T225">Ont tele… <text:s/>BDEH2IT] Ains (D Ainz, EI Ainc, T Hanc) tel (B teil, H2 tele)…(I ni)... <text:s/>GK] Onques (K Vnques) teu (K tiel) beste ne se pareile (K ne sapareille) <text:s/>M] Ainz beste ne fu sa pareille <text:s/>W] Enc telle beste ne vit pareille</text:span></text:p>
          </table:table-cell>
        </table:table-row>
        <table:table-row table:style-name="Table1.117">
          <table:table-cell table:style-name="Table1.A2" office:value-type="string">
            <text:p text:style-name="P10">216<text:span text:style-name="T231">9</text:span></text:p>
          </table:table-cell>
          <table:table-cell table:style-name="Table1.A2" office:value-type="string">
            <text:p text:style-name="P328">Ne vit en terre ne en mer</text:p>
          </table:table-cell>
          <table:table-cell table:style-name="Table1.C103" office:value-type="string">
            <text:p text:style-name="P104"><text:span text:style-name="T73">B] </text:span><text:span text:style-name="T77">Ne fu… <text:s/></text:span><text:span text:style-name="T115">G</text:span><text:span text:style-name="T90">] </text:span><text:span text:style-name="T121">Non...nen terre… <text:s/></text:span><text:span text:style-name="T90">M] </text:span><text:span text:style-name="T168">Ne dessus terre ne… <text:s/></text:span><text:span text:style-name="T90">W] </text:span><text:span text:style-name="T195">Non pas en terre… <text:s/></text:span><text:span text:style-name="T90">K</text:span><text:span text:style-name="T203">] </text:span><text:span text:style-name="T208">Non...</text:span></text:p>
          </table:table-cell>
        </table:table-row>
        <table:table-row table:style-name="Table1.117">
          <table:table-cell table:style-name="Table1.A2" office:value-type="string">
            <text:p text:style-name="P10">21<text:span text:style-name="T231">70</text:span></text:p>
          </table:table-cell>
          <table:table-cell table:style-name="Table1.A2" office:value-type="string">
            <text:p text:style-name="P328">En son cuer comence a penser</text:p>
          </table:table-cell>
          <table:table-cell table:style-name="Table1.C103" office:value-type="string">
            <text:p text:style-name="P81">A<text:span text:style-name="T394">KM</text:span>] ...<text:span text:style-name="T225">commenca (K comenza) penser <text:s/></text:span><text:span text:style-name="T73">B] ...</text:span><text:span text:style-name="T77">se prist a penser <text:s/></text:span><text:span text:style-name="T115">G</text:span><text:span text:style-name="T90">] </text:span><text:span text:style-name="T121">En son comence… <text:s/></text:span><text:span text:style-name="T174">T] </text:span><text:span text:style-name="T182">A soi comenza a...</text:span></text:p>
          </table:table-cell>
        </table:table-row>
        <table:table-row table:style-name="Table1.117">
          <table:table-cell table:style-name="Table1.A2" office:value-type="string">
            <text:p text:style-name="P10">217<text:span text:style-name="T231">1</text:span></text:p>
          </table:table-cell>
          <table:table-cell table:style-name="Table1.A2" office:value-type="string">
            <text:p text:style-name="P328">Beste ne vet pas en estant</text:p>
          </table:table-cell>
          <table:table-cell table:style-name="Table1.C103" office:value-type="string">
            <text:p text:style-name="P56"><text:span text:style-name="T73">B] </text:span><text:span text:style-name="T77">Beste naloit pas… <text:s/></text:span><text:span text:style-name="T91">D] </text:span><text:span text:style-name="T97">Beste nestoit pas… <text:s/></text:span><text:span text:style-name="T90">E] </text:span><text:span text:style-name="T108">Beste nest mie si tres grant <text:s/></text:span><text:span text:style-name="T115">G</text:span><text:span text:style-name="T90">] ...</text:span><text:span text:style-name="T121">ne uait en… <text:s/></text:span><text:span text:style-name="T130">H2</text:span><text:span text:style-name="T73">] </text:span><text:span text:style-name="T136">Que beste nest pas...</text:span></text:p>
          </table:table-cell>
        </table:table-row>
        <table:table-row table:style-name="Table1.117">
          <table:table-cell table:style-name="Table1.A2" office:value-type="string">
            <text:p text:style-name="P10">217<text:span text:style-name="T231">2</text:span></text:p>
          </table:table-cell>
          <table:table-cell table:style-name="Table1.A2" office:value-type="string">
            <text:p text:style-name="P328">Et d’ome nen ait nul semblant</text:p>
          </table:table-cell>
          <table:table-cell table:style-name="Table1.C103" office:value-type="string">
            <text:p text:style-name="P63">A<text:span text:style-name="T281">GH2KMTW</text:span>] <text:span text:style-name="T225">Ne domme (GK dome, TW de home) na (AW non a, GK ne na) il (H2M il pas, W na pas) semblant (H2T senblant, K soemblant, M sanblant) <text:s/></text:span><text:span text:style-name="T73">B</text:span><text:span text:style-name="T97">D</text:span><text:span text:style-name="T73">] </text:span><text:span text:style-name="T77">Ne doume </text:span><text:span text:style-name="T108">(</text:span><text:span text:style-name="T97">D dome)</text:span><text:span text:style-name="T77"> nauoit pas… <text:s/></text:span><text:span text:style-name="T90">E] </text:span><text:span text:style-name="T108">Ne domme na il pas samblant <text:s/></text:span><text:span text:style-name="T152">I] </text:span><text:span text:style-name="T155">Ne dome ne il senblant</text:span></text:p>
          </table:table-cell>
        </table:table-row>
        <table:table-row table:style-name="Table1.117">
          <table:table-cell table:style-name="Table1.A2" office:value-type="string">
            <text:p text:style-name="P10">217<text:span text:style-name="T231">3</text:span></text:p>
          </table:table-cell>
          <table:table-cell table:style-name="Table1.A2" office:value-type="string">
            <text:p text:style-name="P328">Cuidet que fust oisiaus savaiges</text:p>
          </table:table-cell>
          <table:table-cell table:style-name="Table1.C103" office:value-type="string">
            <text:p text:style-name="P56">A] <text:span text:style-name="T225">Cuide… <text:s/></text:span><text:span text:style-name="T73">B</text:span><text:span text:style-name="T168">M</text:span><text:span text:style-name="T73">] </text:span><text:span text:style-name="T77">Cuide ce soit… <text:s/></text:span><text:span text:style-name="T90">E] </text:span><text:span text:style-name="T108">Cuide ce… <text:s/></text:span><text:span text:style-name="T115">G</text:span><text:span text:style-name="T155">I</text:span><text:span text:style-name="T208">K</text:span><text:span text:style-name="T182">T</text:span><text:span text:style-name="T195">W</text:span><text:span text:style-name="T90">] </text:span><text:span text:style-name="T121">Cuida…</text:span><text:span text:style-name="T155">(I que el, </text:span><text:span text:style-name="T195">W qui</text:span><text:span text:style-name="T155">)...</text:span><text:span text:style-name="T121"> <text:s/></text:span><text:span text:style-name="T130">H2</text:span><text:span text:style-name="T73">] ...</text:span><text:span text:style-name="T136">soit...</text:span></text:p>
          </table:table-cell>
        </table:table-row>
        <table:table-row table:style-name="Table1.117">
          <table:table-cell table:style-name="Table1.A2" office:value-type="string">
            <text:p text:style-name="P10">217<text:span text:style-name="T231">4</text:span></text:p>
          </table:table-cell>
          <table:table-cell table:style-name="Table1.A2" office:value-type="string">
            <text:p text:style-name="P328">Que fust venus de ses boscaiges</text:p>
          </table:table-cell>
          <table:table-cell table:style-name="Table1.C103" office:value-type="string">
            <text:p text:style-name="P90">A<text:span text:style-name="T270">EM</text:span>] <text:span text:style-name="T225">Qui…(E ces)... <text:s/></text:span><text:span text:style-name="T73">B</text:span><text:span text:style-name="T97">D</text:span><text:span text:style-name="T73">] </text:span><text:span text:style-name="T77">Qui soit...ces… <text:s/></text:span><text:span text:style-name="T115">G</text:span><text:span text:style-name="T155">I</text:span><text:span text:style-name="T208">K</text:span><text:span text:style-name="T182">T</text:span><text:span text:style-name="T90">] ...ces…</text:span><text:span text:style-name="T121"> <text:s/></text:span><text:span text:style-name="T130">H2</text:span><text:span text:style-name="T73">] </text:span><text:span text:style-name="T136">Quil soie...ces… <text:s/></text:span><text:span text:style-name="T90">W] </text:span><text:span text:style-name="T195">Qui...daultre bocage</text:span></text:p>
          </table:table-cell>
        </table:table-row>
        <text:soft-page-break/>
        <table:table-row table:style-name="Table1.117">
          <table:table-cell table:style-name="Table1.A2" office:value-type="string">
            <text:p text:style-name="P10">217<text:span text:style-name="T231">5</text:span></text:p>
          </table:table-cell>
          <table:table-cell table:style-name="Table1.A2" office:value-type="string">
            <text:p text:style-name="P328">De l’escut cudet k’eile fust</text:p>
          </table:table-cell>
          <table:table-cell table:style-name="Table1.C103" office:value-type="string">
            <text:p text:style-name="P73">A] ...<text:span text:style-name="T225">que el fust <text:s/></text:span><text:span text:style-name="T73">B] </text:span><text:span text:style-name="T77">Elles cuide li escus fust <text:s/></text:span><text:span text:style-name="T90">E] </text:span><text:span text:style-name="T108">De voir cuide que oisiaus fust <text:s/></text:span><text:span text:style-name="T115">G</text:span><text:span text:style-name="T182">T</text:span><text:span text:style-name="T195">W</text:span><text:span text:style-name="T90">] …</text:span><text:span text:style-name="T121"> cuida que ale </text:span><text:span text:style-name="T182">(T ele, </text:span><text:span text:style-name="T195">W quelle</text:span><text:span text:style-name="T182">)</text:span><text:span text:style-name="T121">… <text:s/></text:span><text:span text:style-name="T130">H2</text:span><text:span text:style-name="T73">] ...</text:span><text:span text:style-name="T136">que oie fust <text:s/></text:span><text:span text:style-name="T90">M] </text:span><text:span text:style-name="T168">Elles cuide quelleeust</text:span></text:p>
          </table:table-cell>
        </table:table-row>
        <table:table-row table:style-name="Table1.117">
          <table:table-cell table:style-name="Table1.A2" office:value-type="string">
            <text:p text:style-name="P10">217<text:span text:style-name="T231">6</text:span></text:p>
          </table:table-cell>
          <table:table-cell table:style-name="Table1.A2" office:value-type="string">
            <text:p text:style-name="P328">Et que bien voler s’en peust</text:p>
          </table:table-cell>
          <table:table-cell table:style-name="Table1.C103" office:value-type="string">
            <text:p text:style-name="P264">B] ...voleir</text:p>
          </table:table-cell>
        </table:table-row>
        <table:table-row table:style-name="Table1.117">
          <table:table-cell table:style-name="Table1.A2" office:value-type="string">
            <text:p text:style-name="P10">217<text:span text:style-name="T231">7</text:span></text:p>
          </table:table-cell>
          <table:table-cell table:style-name="Table1.A2" office:value-type="string">
            <text:p text:style-name="P328">Li moustres fut mout visiés</text:p>
          </table:table-cell>
          <table:table-cell table:style-name="Table1.C103" office:value-type="string">
            <text:p text:style-name="P104">A<text:span text:style-name="T260">DGI</text:span>] ...<text:span text:style-name="T260">(D bien) ueziez (G ueciez, I uelies) <text:s/></text:span><text:span text:style-name="T73">B</text:span><text:span text:style-name="T182">T</text:span><text:span text:style-name="T73">] ...</text:span><text:span text:style-name="T77">enuoisies </text:span><text:span text:style-name="T182">(T enueisiez)</text:span><text:span text:style-name="T77"> <text:s/></text:span><text:span text:style-name="T90">E] ...</text:span><text:span text:style-name="T108">bien enuoisiez <text:s/></text:span><text:span text:style-name="T130">H2</text:span><text:span text:style-name="T73">] ...</text:span><text:span text:style-name="T136">cest </text:span><text:span text:style-name="T50">mlt</text:span><text:span text:style-name="T136"> acoisies <text:s/></text:span><text:span text:style-name="T90">M] ...</text:span><text:span text:style-name="T168">sest </text:span><text:span text:style-name="T58">mlt</text:span><text:span text:style-name="T168"> esmaiez <text:s/></text:span><text:span text:style-name="T90">W] ...</text:span><text:span text:style-name="T195">fut moult tost viriez(?) <text:s/></text:span><text:span text:style-name="T90">K</text:span><text:span text:style-name="T203">] ...</text:span><text:span text:style-name="T208">engignos</text:span></text:p>
          </table:table-cell>
        </table:table-row>
        <table:table-row table:style-name="Table1.117">
          <table:table-cell table:style-name="Table1.A2" office:value-type="string">
            <text:p text:style-name="P10">217<text:span text:style-name="T231">8</text:span></text:p>
          </table:table-cell>
          <table:table-cell table:style-name="Table1.A2" office:value-type="string">
            <text:p text:style-name="P328">Contre terre c’est escachiés</text:p>
          </table:table-cell>
          <table:table-cell table:style-name="Table1.C103" office:value-type="string">
            <text:p text:style-name="P219">A] ...<text:span text:style-name="T225">acutez <text:s/>BH2] ...abaissies <text:s/>D] ...acoisiez <text:s/>E] Encontre...voultriez <text:s/>G] ...achoiez <text:s/>IT] ...achachies (T aquachiez) <text:s/>M] Encontre...couchiez <text:s/>W] ...si cest baissiez <text:s/>K] [...]rescos</text:span></text:p>
          </table:table-cell>
        </table:table-row>
        <table:table-row table:style-name="Table1.117">
          <table:table-cell table:style-name="Table1.A2" office:value-type="string">
            <text:p text:style-name="P10">217<text:span text:style-name="T231">9</text:span></text:p>
          </table:table-cell>
          <table:table-cell table:style-name="Table1.A2" office:value-type="string">
            <text:p text:style-name="P328">N’i veloit mie ancore aler</text:p>
          </table:table-cell>
          <table:table-cell table:style-name="Table1.C103" office:value-type="string">
            <text:p text:style-name="P90">A] <text:span text:style-name="T225">Ne uoloit… <text:s/></text:span><text:span text:style-name="T73">B</text:span><text:span text:style-name="T97">D</text:span><text:span text:style-name="T73">] ...</text:span><text:span text:style-name="T77">pas encore… <text:s/></text:span><text:span text:style-name="T90">E</text:span><text:span text:style-name="T136">H2</text:span><text:span text:style-name="T90">] </text:span><text:span text:style-name="T109">Ne...pas encore </text:span><text:span text:style-name="T136">(H2 encor)…</text:span><text:span text:style-name="T109"> <text:s/></text:span><text:span text:style-name="T90">M] </text:span><text:span text:style-name="T169">Ne...encontre… <text:s/></text:span><text:span text:style-name="T90">W] </text:span><text:span text:style-name="T195">Encor pas aler ny vouloit</text:span></text:p>
          </table:table-cell>
        </table:table-row>
        <table:table-row table:style-name="Table1.117">
          <table:table-cell table:style-name="Table1.A2" office:value-type="string">
            <text:p text:style-name="P10">21<text:span text:style-name="T231">80</text:span></text:p>
          </table:table-cell>
          <table:table-cell table:style-name="Table1.A2" office:value-type="string">
            <text:p text:style-name="P328">Perdre le cuidoit per voler</text:p>
          </table:table-cell>
          <table:table-cell table:style-name="Table1.C103" office:value-type="string">
            <text:p text:style-name="P90">A] ...<text:span text:style-name="T225">cuide pour… <text:s/></text:span><text:span text:style-name="T73">B] </text:span><text:span text:style-name="T77">Panre le cuide par… <text:s/></text:span><text:span text:style-name="T115">G</text:span><text:span text:style-name="T90">] ...li…</text:span><text:span text:style-name="T121"> <text:s/></text:span><text:span text:style-name="T130">H2</text:span><text:span text:style-name="T73">] …</text:span><text:span text:style-name="T136"> a uoler <text:s text:c="2"/></text:span><text:span text:style-name="T152">I</text:span><text:span text:style-name="T208">K</text:span><text:span text:style-name="T152">] </text:span><text:span text:style-name="T155">Prendre...por… <text:s/></text:span><text:span text:style-name="T90">W] </text:span><text:span text:style-name="T195">Pas voler perdre le cuidoit</text:span></text:p>
          </table:table-cell>
        </table:table-row>
        <table:table-row table:style-name="Table1.117">
          <table:table-cell table:style-name="Table1.A2" office:value-type="string">
            <text:p text:style-name="P10">218<text:span text:style-name="T231">1</text:span></text:p>
          </table:table-cell>
          <table:table-cell table:style-name="Table1.A2" office:value-type="string">
            <text:p text:style-name="P328">Florimons durement l’escrie</text:p>
          </table:table-cell>
          <table:table-cell table:style-name="Table1.C103" office:value-type="string">
            <text:p text:style-name="P189">A<text:span text:style-name="T356">IW</text:span>] <text:span text:style-name="T225">...sescrie <text:s/>B] ...fierement li crie <text:s/>H2] ...hautement bestrie</text:span></text:p>
          </table:table-cell>
        </table:table-row>
        <table:table-row table:style-name="Table1.117">
          <table:table-cell table:style-name="Table1.A2" office:value-type="string">
            <text:p text:style-name="P10">218<text:span text:style-name="T231">2</text:span></text:p>
          </table:table-cell>
          <table:table-cell table:style-name="Table1.A2" office:value-type="string">
            <text:p text:style-name="P328">Et quant il ait la voix oie</text:p>
          </table:table-cell>
          <table:table-cell table:style-name="Table1.C103" office:value-type="string">
            <text:p text:style-name="P91"><text:span text:style-name="T73">B] </text:span><text:span text:style-name="T77">Li moustres a la uois oye <text:s/></text:span><text:span text:style-name="T152">I] ...</text:span><text:span text:style-name="T155">il la uos oie <text:s/></text:span><text:span text:style-name="T90">M] ...</text:span><text:span text:style-name="T169">il ot la… <text:s/></text:span><text:span text:style-name="T90">W] ...</text:span><text:span text:style-name="T196">il la...</text:span></text:p>
          </table:table-cell>
        </table:table-row>
        <table:table-row table:style-name="Table1.117">
          <table:table-cell table:style-name="Table1.A2" office:value-type="string">
            <text:p text:style-name="P10">218<text:span text:style-name="T231">3</text:span></text:p>
          </table:table-cell>
          <table:table-cell table:style-name="Table1.A2" office:value-type="string">
            <text:p text:style-name="P328">Donc sot il bien que hons estoit</text:p>
          </table:table-cell>
          <table:table-cell table:style-name="Table1.C103" office:value-type="string">
            <text:p text:style-name="P104">A] <text:span text:style-name="T225">Donc sest… <text:s/></text:span><text:span text:style-name="T91">D</text:span><text:span text:style-name="T109">E</text:span><text:span text:style-name="T169">M</text:span><text:span text:style-name="T91">] </text:span><text:span text:style-name="T97">Dont… <text:s text:c="2"/></text:span><text:span text:style-name="T90">K</text:span><text:span text:style-name="T203">] ...</text:span><text:span text:style-name="T208">qi hom...</text:span></text:p>
          </table:table-cell>
        </table:table-row>
        <table:table-row table:style-name="Table1.117">
          <table:table-cell table:style-name="Table1.A2" office:value-type="string">
            <text:p text:style-name="P10">218<text:span text:style-name="T231">4</text:span></text:p>
          </table:table-cell>
          <table:table-cell table:style-name="Table1.A2" office:value-type="string">
            <text:p text:style-name="P328">Mai pié ne teste n’i veoit</text:p>
          </table:table-cell>
          <table:table-cell table:style-name="Table1.C103" office:value-type="string">
            <text:p text:style-name="P104">A<text:span text:style-name="T260">DEM</text:span>] ...<text:span text:style-name="T225">ne (M nen) ueoit </text:span><text:span text:style-name="T73"><text:s/>B] ...</text:span><text:span text:style-name="T77">ne mains ne pies ne… <text:s text:c="2"/></text:span><text:span text:style-name="T90">W] ...</text:span><text:span text:style-name="T196">nen auoit <text:s/></text:span><text:span text:style-name="T90">K</text:span><text:span text:style-name="T203">] </text:span><text:span text:style-name="T208">Mais peis ni teste...</text:span></text:p>
          </table:table-cell>
        </table:table-row>
        <table:table-row table:style-name="Table1.117">
          <table:table-cell table:style-name="Table1.A2" office:value-type="string">
            <text:p text:style-name="P10">218<text:span text:style-name="T231">5</text:span></text:p>
          </table:table-cell>
          <table:table-cell table:style-name="Table1.A2" office:value-type="string">
            <text:p text:style-name="P328">Li moustres pas por Florimont</text:p>
          </table:table-cell>
          <table:table-cell table:style-name="Table1.C103" office:value-type="string">
            <text:p text:style-name="P264">B] ---</text:p>
            <text:p text:style-name="P91"><text:span text:style-name="T91">D</text:span><text:span text:style-name="T136">H2</text:span><text:span text:style-name="T91">] </text:span><text:span text:style-name="T97">Quant li monstres </text:span><text:span text:style-name="T136">(H2 montres)</text:span><text:span text:style-name="T97"> ot </text:span><text:span text:style-name="T136">(H2 oi)</text:span><text:span text:style-name="T97"> </text:span><text:span text:style-name="T31">flor <text:s/></text:span><text:span text:style-name="T90">E] ...</text:span><text:span text:style-name="T109">moustres del cors… <text:s/></text:span><text:span text:style-name="T115">G</text:span><text:span text:style-name="T90">] ...moster…</text:span><text:span text:style-name="T123"> <text:s/></text:span><text:span text:style-name="T90">M] ...</text:span><text:span text:style-name="T169">puis de florimont <text:s/></text:span><text:span text:style-name="T174">T] ...per…</text:span><text:span text:style-name="T182"> <text:s/></text:span><text:span text:style-name="T90">W] </text:span><text:span text:style-name="T196">Li mostrez pou crient florimont</text:span></text:p>
          </table:table-cell>
        </table:table-row>
        <table:table-row table:style-name="Table1.117">
          <table:table-cell table:style-name="Table1.A2" office:value-type="string">
            <text:p text:style-name="P10">218<text:span text:style-name="T231">6/</text:span><text:span text:style-name="T418">2216</text:span></text:p>
          </table:table-cell>
          <table:table-cell table:style-name="Table1.A2" office:value-type="string">
            <text:p text:style-name="P328">Quant l’ot ne se mut ne s’escont</text:p>
          </table:table-cell>
          <table:table-cell table:style-name="Table1.C103" office:value-type="string">
            <text:p text:style-name="P264">B] ---</text:p>
            <text:p text:style-name="P219">A] <text:span text:style-name="T225">Quant le pas ni sescont <text:s/>DH2] Por ce nen (H2 sen) ua ne ne (H2 ne) respont (H2 repont) <text:s/>E] ...lot por lui ne se repont <text:s/>G] Ne sen foi ne nesescont <text:s/>IT] ...ne (T no) sen uait ni (T ne) sescont <text:s/>M] Quant lot oy ne sen repont <text:s/>W] ...ne sen vet ne seccont <text:s/>K] ...ne senuait ne sescont</text:span></text:p>
          </table:table-cell>
        </table:table-row>
        <table:table-row table:style-name="Table1.117">
          <table:table-cell table:style-name="Table1.A2" office:value-type="string">
            <text:p text:style-name="P10">218<text:span text:style-name="T231">7</text:span></text:p>
          </table:table-cell>
          <table:table-cell table:style-name="Table1.A2" office:value-type="string">
            <text:p text:style-name="P328">De la fosce sat per vertu</text:p>
          </table:table-cell>
          <table:table-cell table:style-name="Table1.C103" office:value-type="string">
            <text:p text:style-name="P171">A<text:span text:style-name="T236">BDEGH2IKMTW</text:span>] ...<text:span text:style-name="T225">saut (MW sault) par (BDH2MT </text:span><text:span text:style-name="T21">per</text:span><text:span text:style-name="T236">, I por)...</text:span></text:p>
          </table:table-cell>
        </table:table-row>
        <table:table-row table:style-name="Table1.117">
          <table:table-cell table:style-name="Table1.A2" office:value-type="string">
            <text:p text:style-name="P10">218<text:span text:style-name="T231">8</text:span></text:p>
          </table:table-cell>
          <table:table-cell table:style-name="Table1.A2" office:value-type="string">
            <text:p text:style-name="P328">Il se cuevret de son escu</text:p>
          </table:table-cell>
          <table:table-cell table:style-name="Table1.C103" office:value-type="string">
            <text:p text:style-name="P63"><text:span text:style-name="T73">B</text:span><text:span text:style-name="T97">D</text:span><text:span text:style-name="T137">H2</text:span><text:span text:style-name="T208">K</text:span><text:span text:style-name="T169">M</text:span><text:span text:style-name="T182">T</text:span><text:span text:style-name="T73">] </text:span><text:span text:style-name="T77">Cil </text:span><text:span text:style-name="T169">(M Cilz)</text:span><text:span text:style-name="T77">… <text:s/></text:span><text:span text:style-name="T115">G</text:span><text:span text:style-name="T90">] </text:span><text:span text:style-name="T123">E il… <text:s/></text:span><text:span text:style-name="T152">I] ...</text:span><text:span text:style-name="T155">se coere...</text:span></text:p>
          </table:table-cell>
        </table:table-row>
        <table:table-row table:style-name="Table1.117">
          <table:table-cell table:style-name="Table1.A2" office:value-type="string">
            <text:p text:style-name="P10">218<text:span text:style-name="T231">9</text:span></text:p>
          </table:table-cell>
          <table:table-cell table:style-name="Table1.A2" office:value-type="string">
            <text:p text:style-name="P328">Li maufeis vient iriement</text:p>
          </table:table-cell>
          <table:table-cell table:style-name="Table1.C103" office:value-type="string">
            <text:p text:style-name="P264">B] ---</text:p>
            <text:p text:style-name="P226">E] Li moustres… <text:s/>G<text:span text:style-name="T394">K</text:span>] ...iuient <text:span text:style-name="T394">(K iuint)</text:span> erement <text:span text:style-name="T394">(K ireement)</text:span></text:p>
          </table:table-cell>
        </table:table-row>
        <table:table-row table:style-name="Table1.117">
          <table:table-cell table:style-name="Table1.A2" office:value-type="string">
            <text:p text:style-name="P10">21<text:span text:style-name="T231">90</text:span></text:p>
          </table:table-cell>
          <table:table-cell table:style-name="Table1.A2" office:value-type="string">
            <text:p text:style-name="P328">Il tient l’espee et se li tent</text:p>
          </table:table-cell>
          <table:table-cell table:style-name="Table1.C103" office:value-type="string">
            <text:p text:style-name="P264">B] ---</text:p>
            <text:p text:style-name="P202">A<text:span text:style-name="T260">DGH2KMW</text:span>] <text:span text:style-name="T369">(M Cilz)</text:span>...<text:span text:style-name="T294">(H2M tint) lespie (G laspie, W lespee) et si (M cilz) latent (W latant) <text:s/>E] </text:span><text:soft-page-break/><text:span text:style-name="T294">Cil tint lescu et si latent <text:s/>I] Jl treut les spie e si latent <text:s/>T] Li damoiseuz tres bien latent</text:span></text:p>
          </table:table-cell>
        </table:table-row>
        <table:table-row table:style-name="Table1.117">
          <table:table-cell table:style-name="Table1.A2" office:value-type="string">
            <text:p text:style-name="P10">2191</text:p>
          </table:table-cell>
          <table:table-cell table:style-name="Table1.A2" office:value-type="string">
            <text:p text:style-name="P329">Florimons son espié esloigne</text:p>
          </table:table-cell>
          <table:table-cell table:style-name="Table1.C103" office:value-type="string">
            <text:p text:style-name="P172">A<text:span text:style-name="T236">BEGIKMTW</text:span>] <text:span text:style-name="T271">...(E espiel) alonge (K elonge)</text:span></text:p>
          </table:table-cell>
        </table:table-row>
        <table:table-row table:style-name="Table1.117">
          <table:table-cell table:style-name="Table1.A2" office:value-type="string">
            <text:p text:style-name="P10">2192</text:p>
          </table:table-cell>
          <table:table-cell table:style-name="Table1.A2" office:value-type="string">
            <text:p text:style-name="P329">Tot le fer et le fust li plonge</text:p>
          </table:table-cell>
          <table:table-cell table:style-name="Table1.C103" office:value-type="string">
            <text:p text:style-name="P1"/>
          </table:table-cell>
        </table:table-row>
        <table:table-row table:style-name="Table1.117">
          <table:table-cell table:style-name="Table1.A2" office:value-type="string">
            <text:p text:style-name="P10">2193</text:p>
          </table:table-cell>
          <table:table-cell table:style-name="Table1.A2" office:value-type="string">
            <text:p text:style-name="P329">Ens el cors permi le cousté</text:p>
          </table:table-cell>
          <table:table-cell table:style-name="Table1.C103" office:value-type="string">
            <text:p text:style-name="P91"><text:span text:style-name="T73">B] </text:span><text:span text:style-name="T77">El cors tres permi… <text:s/></text:span><text:span text:style-name="T91">D] ...ou…</text:span><text:span text:style-name="T97"> <text:s/></text:span><text:span text:style-name="T115">G</text:span><text:span text:style-name="T90">] </text:span><text:span text:style-name="T123">Enzo cor… <text:s/></text:span><text:span text:style-name="T90">M] </text:span><text:span text:style-name="T169">Eu corps… <text:s/></text:span><text:span text:style-name="T90">W] </text:span><text:span text:style-name="T196">Dedans le corps par le...</text:span></text:p>
          </table:table-cell>
        </table:table-row>
        <table:table-row table:style-name="Table1.117">
          <table:table-cell table:style-name="Table1.A2" office:value-type="string">
            <text:p text:style-name="P10">2194</text:p>
          </table:table-cell>
          <table:table-cell table:style-name="Table1.A2" office:value-type="string">
            <text:p text:style-name="P329">N’ait pas faillit bien l’ait ferré</text:p>
          </table:table-cell>
          <table:table-cell table:style-name="Table1.C103" office:value-type="string">
            <text:p text:style-name="P37">A<text:span text:style-name="T282">GIKMTW</text:span>] ...<text:span text:style-name="T226">la naffre (GIKMW naure) <text:s/></text:span><text:span text:style-name="T73">B</text:span><text:span text:style-name="T109">E</text:span><text:span text:style-name="T73">] ...</text:span><text:span text:style-name="T21">mlt</text:span><text:span text:style-name="T77"> la naure <text:s/></text:span><text:span text:style-name="T91">D</text:span><text:span text:style-name="T137">H2</text:span><text:span text:style-name="T91">] ...</text:span><text:span text:style-name="T97">ainz la naure</text:span></text:p>
          </table:table-cell>
        </table:table-row>
        <table:table-row table:style-name="Table1.117">
          <table:table-cell table:style-name="Table1.A2" office:value-type="string">
            <text:p text:style-name="P10">2195</text:p>
          </table:table-cell>
          <table:table-cell table:style-name="Table1.A2" office:value-type="string">
            <text:p text:style-name="P329">Une autre beste morte fust</text:p>
          </table:table-cell>
          <table:table-cell table:style-name="Table1.C103" office:value-type="string">
            <text:p text:style-name="P270"><text:span text:style-name="T287">H2</text:span>] ...<text:span text:style-name="T294">feuste</text:span></text:p>
          </table:table-cell>
        </table:table-row>
        <table:table-row table:style-name="Table1.117">
          <table:table-cell table:style-name="Table1.A2" office:value-type="string">
            <text:p text:style-name="P10">2196</text:p>
          </table:table-cell>
          <table:table-cell table:style-name="Table1.A2" office:value-type="string">
            <text:p text:style-name="P329">S’atel cop donei li eust</text:p>
          </table:table-cell>
          <table:table-cell table:style-name="Table1.C103" office:value-type="string">
            <text:p text:style-name="P202">A<text:span text:style-name="T282">GO</text:span>] <text:span text:style-name="T226">Se il tel cop… <text:s/>BEH2MW] Se (W Si) tel (B teil) cop (H2W coup)…(W il li) <text:s/>T] Si tel col...aust</text:span></text:p>
          </table:table-cell>
        </table:table-row>
        <table:table-row table:style-name="Table1.117">
          <table:table-cell table:style-name="Table1.A2" office:value-type="string">
            <text:p text:style-name="P10">2197</text:p>
          </table:table-cell>
          <table:table-cell table:style-name="Table1.A2" office:value-type="string">
            <text:p text:style-name="P329">Li moustres sentit bien la plaie</text:p>
          </table:table-cell>
          <table:table-cell table:style-name="Table1.C103" office:value-type="string">
            <text:p text:style-name="P124"><text:span text:style-name="T277">G</text:span><text:span text:style-name="T70">] ...sent…</text:span><text:span text:style-name="T123"> <text:s/></text:span><text:span text:style-name="T152">I] </text:span><text:span text:style-name="T155">...quant senti le plaie</text:span></text:p>
          </table:table-cell>
        </table:table-row>
        <table:table-row table:style-name="Table1.117">
          <table:table-cell table:style-name="Table1.A2" office:value-type="string">
            <text:p text:style-name="P10">2198</text:p>
          </table:table-cell>
          <table:table-cell table:style-name="Table1.A2" office:value-type="string">
            <text:p text:style-name="P329">Li sans vermous del cors li raie</text:p>
          </table:table-cell>
          <table:table-cell table:style-name="Table1.C103" office:value-type="string">
            <text:p text:style-name="P196">A] …<text:span text:style-name="T226">non moils… <text:s text:c="2"/>M] Li sanc du coste vermeil mie</text:span></text:p>
          </table:table-cell>
        </table:table-row>
        <table:table-row table:style-name="Table1.117">
          <table:table-cell table:style-name="Table1.A2" office:value-type="string">
            <text:p text:style-name="P10">2199</text:p>
          </table:table-cell>
          <table:table-cell table:style-name="Table1.A2" office:value-type="string">
            <text:p text:style-name="P329">Durement se cuida vengier</text:p>
          </table:table-cell>
          <table:table-cell table:style-name="Table1.C103" office:value-type="string">
            <text:p text:style-name="P174">A<text:span text:style-name="T282">GIMW</text:span>] ...<text:span text:style-name="T226">sen cuida… <text:s/>B] ...cuide...</text:span></text:p>
          </table:table-cell>
        </table:table-row>
        <table:table-row table:style-name="Table1.117">
          <table:table-cell table:style-name="Table1.A2" office:value-type="string">
            <text:p text:style-name="P10">2200</text:p>
          </table:table-cell>
          <table:table-cell table:style-name="Table1.A2" office:value-type="string">
            <text:p text:style-name="P329">Il vet Florimont embrassier</text:p>
          </table:table-cell>
          <table:table-cell table:style-name="Table1.C103" office:value-type="string">
            <text:p text:style-name="P228"/>
          </table:table-cell>
        </table:table-row>
        <table:table-row table:style-name="Table1.117">
          <table:table-cell table:style-name="Table1.A2" office:value-type="string">
            <text:p text:style-name="P11">220<text:span text:style-name="T8">1</text:span></text:p>
          </table:table-cell>
          <table:table-cell table:style-name="Table1.A2" office:value-type="string">
            <text:p text:style-name="P330">Atot lui s’en cuidait voler</text:p>
          </table:table-cell>
          <table:table-cell table:style-name="Table1.C103" office:value-type="string">
            <text:p text:style-name="P196">A<text:span text:style-name="T271">EGH2IKTW</text:span>] <text:span text:style-name="T282">(G O tut, I Out tot li)</text:span>...<text:span text:style-name="T226">sen prist (H2 print, T prit) a uoler <text:s/>B] ...sencuide… <text:s/>D] ...lui commence a uoler <text:s/>M] ...sen cuida...</text:span></text:p>
          </table:table-cell>
        </table:table-row>
        <table:table-row table:style-name="Table1.117">
          <table:table-cell table:style-name="Table1.A2" office:value-type="string">
            <text:p text:style-name="P11">220<text:span text:style-name="T8">2</text:span></text:p>
          </table:table-cell>
          <table:table-cell table:style-name="Table1.A2" office:value-type="string">
            <text:p text:style-name="P330">Qu’il le cuidoit noier en mer</text:p>
          </table:table-cell>
          <table:table-cell table:style-name="Table1.C103" office:value-type="string">
            <text:p text:style-name="P211">A<text:span text:style-name="T356">GIKT</text:span>] <text:span text:style-name="T226">Il (GKT Jl le) cuida (K cuide) noier (A neier) … <text:s/>B] Car noier le voloit… <text:s/>D] Noier le cuidoit en la… <text:s/>EM] ...cuida… <text:s/>H2] Qui le cuida… <text:s/>W] Et e...</text:span></text:p>
          </table:table-cell>
        </table:table-row>
        <table:table-row table:style-name="Table1.117">
          <table:table-cell table:style-name="Table1.A2" office:value-type="string">
            <text:p text:style-name="P11">220<text:span text:style-name="T8">3</text:span></text:p>
          </table:table-cell>
          <table:table-cell table:style-name="Table1.A2" office:value-type="string">
            <text:p text:style-name="P330">Plus halt le porta d’une toisse</text:p>
          </table:table-cell>
          <table:table-cell table:style-name="Table1.C103" office:value-type="string">
            <text:p text:style-name="P196">A<text:span text:style-name="T237">BEH2KTW</text:span>] ...<text:span text:style-name="T226">len (K li) porta (BEH2KT porte)… <text:s/>G] ...li… <text:s/>M] ...le porte...</text:span></text:p>
          </table:table-cell>
        </table:table-row>
        <table:table-row table:style-name="Table1.117">
          <table:table-cell table:style-name="Table1.A2" office:value-type="string">
            <text:p text:style-name="P11">220<text:span text:style-name="T8">4</text:span></text:p>
          </table:table-cell>
          <table:table-cell table:style-name="Table1.A2" office:value-type="string">
            <text:p text:style-name="P331">A Florimont forment em poisse</text:p>
          </table:table-cell>
          <table:table-cell table:style-name="Table1.C103" office:value-type="string">
            <text:p text:style-name="P244">W] Bien le cuida noier sans noise</text:p>
            <text:p text:style-name="P172"><text:span text:style-name="T402">A</text:span><text:span text:style-name="T406">BDEGH2</text:span><text:span text:style-name="T407">I</text:span><text:span text:style-name="T406">KT</text:span><text:span text:style-name="T402">] </text:span><text:span text:style-name="T408">Mes (BEIT Mais).</text:span><text:span text:style-name="T226">..(B li poise, K i poise)</text:span></text:p>
          </table:table-cell>
        </table:table-row>
        <table:table-row table:style-name="Table1.117">
          <table:table-cell table:style-name="Table1.A2" office:value-type="string">
            <text:p text:style-name="P11">220<text:span text:style-name="T8">5</text:span></text:p>
          </table:table-cell>
          <table:table-cell table:style-name="Table1.A2" office:value-type="string">
            <text:p text:style-name="P331">Noié l’eust et afolé</text:p>
          </table:table-cell>
          <table:table-cell table:style-name="Table1.C103" office:value-type="string">
            <text:p text:style-name="P244">W] ---</text:p>
            <text:p text:style-name="P202">A] ...<text:span text:style-name="T226">leust afole <text:s/>BD</text:span>] ...<text:span text:style-name="T237">ou afole <text:s/>G] ...laust tost et… <text:s/>T] ...li aut...</text:span></text:p>
          </table:table-cell>
        </table:table-row>
        <table:table-row table:style-name="Table1.117">
          <table:table-cell table:style-name="Table1.A2" office:value-type="string">
            <text:p text:style-name="P11">220<text:span text:style-name="T8">6</text:span></text:p>
          </table:table-cell>
          <table:table-cell table:style-name="Table1.A2" office:value-type="string">
            <text:p text:style-name="P331">Mai li rasour l’ont mout grevé</text:p>
          </table:table-cell>
          <table:table-cell table:style-name="Table1.C103" office:value-type="string">
            <text:p text:style-name="P105"><text:span text:style-name="T249">K</text:span><text:span text:style-name="T203">] ...</text:span><text:span text:style-name="T209">lont agreuez</text:span></text:p>
          </table:table-cell>
        </table:table-row>
        <table:table-row table:style-name="Table1.117">
          <table:table-cell table:style-name="Table1.A2" office:value-type="string">
            <text:p text:style-name="P11">220<text:span text:style-name="T8">7</text:span></text:p>
          </table:table-cell>
          <table:table-cell table:style-name="Table1.A2" office:value-type="string">
            <text:p text:style-name="P331">Des rasours fut mout mahigniés</text:p>
          </table:table-cell>
          <table:table-cell table:style-name="Table1.C103" office:value-type="string">
            <text:p text:style-name="P230">E] ...empiriez <text:s text:c="2"/><text:span text:style-name="T287">H2] ...est… <text:s/></text:span>M] <text:span text:style-name="T369">De ceulz fu il...</text:span></text:p>
          </table:table-cell>
        </table:table-row>
        <table:table-row table:style-name="Table1.117">
          <table:table-cell table:style-name="Table1.A2" office:value-type="string">
            <text:p text:style-name="P11">220<text:span text:style-name="T8">8</text:span></text:p>
          </table:table-cell>
          <table:table-cell table:style-name="Table1.A2" office:value-type="string">
            <text:p text:style-name="P331">Del pis (F cors) des jambes et des piés</text:p>
          </table:table-cell>
          <table:table-cell table:style-name="Table1.C103" office:value-type="string">
            <text:p text:style-name="P211"><text:span text:style-name="T237">B</text:span>] <text:span text:style-name="T238">Em...en...et em… <text:s/>D] En piez en ianbes et en piez <text:s/>H2] Au...aus...aus… <text:s/>I] Des… <text:s/>M] De piz… W] Ou piez CORR IN pis en jambes et al pie</text:span></text:p>
            <text:p text:style-name="P311">P] li taio el peti le canbe e li piedi</text:p>
          </table:table-cell>
        </table:table-row>
        <text:soft-page-break/>
        <table:table-row table:style-name="Table1.117">
          <table:table-cell table:style-name="Table1.A2" office:value-type="string">
            <text:p text:style-name="P11">220<text:span text:style-name="T8">9</text:span></text:p>
          </table:table-cell>
          <table:table-cell table:style-name="Table1.A2" office:value-type="string">
            <text:p text:style-name="P331">Sailloit li sans et de la bouche</text:p>
          </table:table-cell>
          <table:table-cell table:style-name="Table1.C103" office:value-type="string">
            <text:p text:style-name="P202"><text:span text:style-name="T237">B</text:span>] <text:span text:style-name="T238">Li sans lensaut et… <text:s/>D] Saut li li sans nes per la boche <text:s/>G] ...li sancs de… <text:s/>H2] Li saut li sans touz </text:span><text:span text:style-name="T51">per…</text:span><text:span text:style-name="T294"> <text:s/>M] ...et </text:span><text:span text:style-name="T59">per </text:span><text:span text:style-name="T369">la bouche <text:s/>T] Sailli...</text:span></text:p>
          </table:table-cell>
        </table:table-row>
        <table:table-row table:style-name="Table1.261">
          <table:table-cell table:style-name="Table1.A2" office:value-type="string">
            <text:p text:style-name="P11">22<text:span text:style-name="T8">10</text:span></text:p>
          </table:table-cell>
          <table:table-cell table:style-name="Table1.A2" office:value-type="string">
            <text:p text:style-name="P331">Per tot lai ou li rasour touchent</text:p>
          </table:table-cell>
          <table:table-cell table:style-name="Table1.C103" office:value-type="string">
            <text:p text:style-name="P105">A] <text:span text:style-name="T226">Par touz leus...touche <text:s/></text:span><text:span text:style-name="T78">B</text:span><text:span text:style-name="T70">] </text:span><text:span text:style-name="T79">Par tout ou as rasoirs a touche <text:s/></text:span><text:span text:style-name="T91">D] </text:span><text:span text:style-name="T32">Per</text:span><text:span text:style-name="T98"> touz les lieux ou rasors toche <text:s/></text:span><text:span text:style-name="T90">E] </text:span><text:span text:style-name="T109">Et par...ou rasoirs touche <text:s/></text:span><text:span text:style-name="T115">G</text:span><text:span text:style-name="T90">] </text:span><text:span text:style-name="T123">Par toz leus ont rasours toche <text:s/></text:span><text:span text:style-name="T130">H2</text:span><text:span text:style-name="T73">] </text:span><text:span text:style-name="T51">Per</text:span><text:span text:style-name="T137"> touz les iex ou rasours touche <text:s/></text:span><text:span text:style-name="T152">I] </text:span><text:span text:style-name="T155">Par tos leus ou as raçors toche <text:s/></text:span><text:span text:style-name="T90">M] </text:span><text:span text:style-name="T59">Per</text:span><text:span text:style-name="T169"> tout ou li rasouer touche <text:s/></text:span><text:span text:style-name="T174">T] </text:span><text:span text:style-name="T64">Per</text:span><text:span text:style-name="T183"> toz lues ou auz rasors toche <text:s/></text:span><text:span text:style-name="T90">W] </text:span><text:span text:style-name="T196">Par tout la ou le rasour touche <text:s/></text:span><text:span text:style-name="T90">K</text:span><text:span text:style-name="T203">] </text:span><text:span text:style-name="T209">Par toz les leus oles rasors toce</text:span></text:p>
          </table:table-cell>
        </table:table-row>
        <table:table-row table:style-name="Table1.117">
          <table:table-cell table:style-name="Table1.A2" office:value-type="string">
            <text:p text:style-name="P11">22<text:span text:style-name="T8">11</text:span></text:p>
          </table:table-cell>
          <table:table-cell table:style-name="Table1.A2" office:value-type="string">
            <text:p text:style-name="P331">Cheoir le laissa<text:span text:style-name="T226">i</text:span>t el sablon</text:p>
          </table:table-cell>
          <table:table-cell table:style-name="Table1.C103" office:value-type="string">
            <text:p text:style-name="P118">INV B] Del sanc perdoit a grant finson(?)</text:p>
            <text:p text:style-name="P51">A<text:span text:style-name="T261">DEH2IKMTW</text:span>] ...<text:span text:style-name="T226">le lessa (EI laissa, H2KW laisse, T laisa)...(D ou, I eu, K en le, M v)… <text:s/>G</text:span><text:span text:style-name="T124">] ...</text:span><text:span text:style-name="T123">li lasse...</text:span></text:p>
          </table:table-cell>
        </table:table-row>
        <table:table-row table:style-name="Table1.117">
          <table:table-cell table:style-name="Table1.A2" office:value-type="string">
            <text:p text:style-name="P11">22<text:span text:style-name="T8">12</text:span></text:p>
          </table:table-cell>
          <table:table-cell table:style-name="Table1.A2" office:value-type="string">
            <text:p text:style-name="P331">Le sanc perdoit a tel randon</text:p>
          </table:table-cell>
          <table:table-cell table:style-name="Table1.C103" office:value-type="string">
            <text:p text:style-name="P225">INV B] Cheoir le lait ens ou sablon</text:p>
            <text:p text:style-name="P196">A<text:span text:style-name="T261">DGIKTW</text:span>] ...<text:span text:style-name="T384">(W grant) foison (I faisum, K fuison) <text:s/>E] ...raioit </text:span><text:span text:style-name="T39">per</text:span><text:span text:style-name="T271"> tel foison H2] Que dou sanc pert a tel foison <text:s/>M] De scan...a grant foison</text:span></text:p>
          </table:table-cell>
        </table:table-row>
        <table:table-row table:style-name="Table1.117">
          <table:table-cell table:style-name="Table1.A2" office:value-type="string">
            <text:p text:style-name="P11">22<text:span text:style-name="T8">13</text:span></text:p>
          </table:table-cell>
          <table:table-cell table:style-name="Table1.A2" office:value-type="string">
            <text:p text:style-name="P331">Per coi il ne l’en puet porter</text:p>
          </table:table-cell>
          <table:table-cell table:style-name="Table1.C103" office:value-type="string">
            <text:p text:style-name="P211">A<text:span text:style-name="T395">K</text:span>] <text:span text:style-name="T226">Pour (K Por) quoi… <text:s/>B</text:span>] <text:span text:style-name="T238">Quil ne le pot auant… <text:s/>E] ...ne le… <text:s/>H2] Quil ne le puet mes… <text:s/>M] Por ce ne len pot il porter <text:s/>T] ...no len… <text:s/>W] Par...</text:span></text:p>
          </table:table-cell>
        </table:table-row>
        <table:table-row table:style-name="Table1.117">
          <table:table-cell table:style-name="Table1.A2" office:value-type="string">
            <text:p text:style-name="P11">22<text:span text:style-name="T8">14</text:span></text:p>
          </table:table-cell>
          <table:table-cell table:style-name="Table1.A2" office:value-type="string">
            <text:p text:style-name="P331">Mai baignier s’alait en la mer</text:p>
          </table:table-cell>
          <table:table-cell table:style-name="Table1.C103" office:value-type="string">
            <text:p text:style-name="P91">A<text:span text:style-name="T238">BDEGKMT</text:span>] ...sala…<text:span text:style-name="T395">(K en mer) </text:span><text:span text:style-name="T130">H2</text:span><text:span text:style-name="T73">] ...lala…</text:span><text:span text:style-name="T137"> <text:s/></text:span><text:span text:style-name="T152">I] ...</text:span><text:span text:style-name="T155">le mer <text:s/></text:span><text:span text:style-name="T90">W] ...</text:span><text:span text:style-name="T196">il sen va baingner en mer</text:span></text:p>
          </table:table-cell>
        </table:table-row>
        <table:table-row table:style-name="Table1.117">
          <table:table-cell table:style-name="Table1.A2" office:value-type="string">
            <text:p text:style-name="P11">22<text:span text:style-name="T8">15</text:span></text:p>
          </table:table-cell>
          <table:table-cell table:style-name="Table1.A2" office:value-type="string">
            <text:p text:style-name="P331">Et Florimons a mout grant paingne</text:p>
          </table:table-cell>
          <table:table-cell table:style-name="Table1.C103" office:value-type="string">
            <text:p text:style-name="P21"/>
          </table:table-cell>
        </table:table-row>
        <table:table-row table:style-name="Table1.117">
          <table:table-cell table:style-name="Table1.A2" office:value-type="string">
            <text:p text:style-name="P11">22<text:span text:style-name="T8">16</text:span></text:p>
          </table:table-cell>
          <table:table-cell table:style-name="Table1.A2" office:value-type="string">
            <text:p text:style-name="P331">Est em piés leve en l’araigne</text:p>
          </table:table-cell>
          <table:table-cell table:style-name="Table1.C103" office:value-type="string">
            <text:p text:style-name="P211">A<text:span text:style-name="T282">GIT]</text:span> ...<text:span text:style-name="T356">(au pies)</text:span>...<text:span text:style-name="T226">de la roine <text:s/>B</text:span>] <text:span text:style-name="T238">Sest...delarainne <text:s/>KD] En piez est leuez (K leue) de larainne (K de la roine) <text:s/>E] ...saillis de la raine <text:s/>H2] En pies se lieue sor la reine <text:s text:c="2"/>M] Si sest releuez de larayme <text:s/>W] Et en pie leuez suz la rayne</text:span></text:p>
          </table:table-cell>
        </table:table-row>
        <table:table-row table:style-name="Table1.117">
          <table:table-cell table:style-name="Table1.A2" office:value-type="string">
            <text:p text:style-name="P11">22<text:span text:style-name="T8">17</text:span></text:p>
          </table:table-cell>
          <table:table-cell table:style-name="Table1.A2" office:value-type="string">
            <text:p text:style-name="P331">Et quant li maufeis c’est baigniés</text:p>
          </table:table-cell>
          <table:table-cell table:style-name="Table1.C103" office:value-type="string">
            <text:p text:style-name="P227">E] ---</text:p>
            <text:p text:style-name="P211"><text:span text:style-name="T237">B</text:span>] ...est…<text:span text:style-name="T238"> <text:s/>DH2M] ...monstres (H2 montres, M monstre) est (H2 cest, M fu)… <text:s/>W] Mais quant...fut...</text:span></text:p>
          </table:table-cell>
        </table:table-row>
        <table:table-row table:style-name="Table1.117">
          <table:table-cell table:style-name="Table1.A2" office:value-type="string">
            <text:p text:style-name="P11">22<text:span text:style-name="T8">18</text:span></text:p>
          </table:table-cell>
          <table:table-cell table:style-name="Table1.A2" office:value-type="string">
            <text:p text:style-name="P331">A Florimont est repairiés</text:p>
          </table:table-cell>
          <table:table-cell table:style-name="Table1.C103" office:value-type="string">
            <text:p text:style-name="P227">E] ---</text:p>
            <text:p text:style-name="P245">K] ...sest...</text:p>
          </table:table-cell>
        </table:table-row>
        <table:table-row table:style-name="Table1.270">
          <table:table-cell table:style-name="Table1.A2" office:value-type="string">
            <text:p text:style-name="P11">22<text:span text:style-name="T8">19</text:span></text:p>
          </table:table-cell>
          <table:table-cell table:style-name="Table1.A2" office:value-type="string">
            <text:p text:style-name="P331">Quant Florimont le vit tot sain</text:p>
          </table:table-cell>
          <table:table-cell table:style-name="Table1.C103" office:value-type="string">
            <text:p text:style-name="P175">A] <text:span text:style-name="T226">Floiremons...touz… <text:s/>BGK</text:span>] ...<text:span text:style-name="T238">le uoit...</text:span></text:p>
          </table:table-cell>
        </table:table-row>
        <table:table-row table:style-name="Table1.117">
          <table:table-cell table:style-name="Table1.A2" office:value-type="string">
            <text:p text:style-name="P12">2220</text:p>
          </table:table-cell>
          <table:table-cell table:style-name="Table1.A2" office:value-type="string">
            <text:p text:style-name="P331">A soi meismes dist En vain</text:p>
          </table:table-cell>
          <table:table-cell table:style-name="Table1.C103" office:value-type="string">
            <text:p text:style-name="P298">I] ...dit en uaiz <text:s/><text:span text:style-name="T249">W] ...vait dire en vain</text:span></text:p>
          </table:table-cell>
        </table:table-row>
        <table:table-row table:style-name="Table1.117">
          <table:table-cell table:style-name="Table1.A2" office:value-type="string">
            <text:p text:style-name="P12">2221</text:p>
          </table:table-cell>
          <table:table-cell table:style-name="Table1.A2" office:value-type="string">
            <text:p text:style-name="P331">Me combat O<text:span text:style-name="T226">r</text:span> le puis ge dire</text:p>
          </table:table-cell>
          <table:table-cell table:style-name="Table1.C103" office:value-type="string">
            <text:p text:style-name="P211"><text:span text:style-name="T237">B</text:span>] ...<text:span text:style-name="T238">puis bien dire <text:s/>E] ...ce puis ie bien dire <text:s/>G] ...ni ce puis… <text:s/>H2] Menconbrai… <text:s/>I] ...puis dire <text:s/>M] ...ie bien le puis dire <text:s/>W] Mal me combat bien le puis dire</text:span></text:p>
          </table:table-cell>
        </table:table-row>
        <table:table-row table:style-name="Table1.117">
          <table:table-cell table:style-name="Table1.A2" office:value-type="string">
            <text:p text:style-name="P12">2222</text:p>
          </table:table-cell>
          <table:table-cell table:style-name="Table1.A2" office:value-type="string">
            <text:p text:style-name="P331">Quant por navrer nel puis ossire</text:p>
          </table:table-cell>
          <table:table-cell table:style-name="Table1.C103" office:value-type="string">
            <text:p text:style-name="P253">D<text:span text:style-name="T369">M</text:span>] ...ne por ocire <text:span text:style-name="T369">(M occire)</text:span> <text:s/><text:span text:style-name="T249">EW] ...ne… <text:s/>G] ...maurer <text:s/>H2] ...ne puet… <text:s/>I] Car...</text:span></text:p>
          </table:table-cell>
        </table:table-row>
        <text:soft-page-break/>
        <table:table-row table:style-name="Table1.117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331"/>
          </table:table-cell>
          <table:table-cell table:style-name="Table1.C103" office:value-type="string">
            <text:p text:style-name="P251">D] Ne puet morir icest maufe</text:p>
          </table:table-cell>
        </table:table-row>
        <table:table-row table:style-name="Table1.117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331"/>
          </table:table-cell>
          <table:table-cell table:style-name="Table1.C103" office:value-type="string">
            <text:p text:style-name="P180"><text:span text:style-name="T254">D] Qui tant me </text:span><text:span text:style-name="T33">per</text:span><text:span text:style-name="T254">a eschaufe</text:span></text:p>
          </table:table-cell>
        </table:table-row>
        <table:table-row table:style-name="Table1.117">
          <table:table-cell table:style-name="Table1.A2" office:value-type="string">
            <text:p text:style-name="P12">2223</text:p>
          </table:table-cell>
          <table:table-cell table:style-name="Table1.A2" office:value-type="string">
            <text:p text:style-name="P331">Cist chans n’est mie bien <text:span text:style-name="T402">enguez</text:span></text:p>
          </table:table-cell>
          <table:table-cell table:style-name="Table1.C103" office:value-type="string">
            <text:p text:style-name="P211">A] ...<text:span text:style-name="T226">chanps...egans <text:s/>BD</text:span>] ...<text:span text:style-name="T238">iguez <text:s/>E] Cist ieus...ieuez <text:s/>GK] ...canp...esguez <text:s/>H2] Cest gieuz...iguez <text:s/>I] ...ignes <text:s/>M] Ce champ...partiz <text:s/>W] Ce champ si nest pas bien ygnez</text:span></text:p>
          </table:table-cell>
        </table:table-row>
        <table:table-row table:style-name="Table1.117">
          <table:table-cell table:style-name="Table1.A2" office:value-type="string">
            <text:p text:style-name="P12">2224</text:p>
          </table:table-cell>
          <table:table-cell table:style-name="Table1.A2" office:value-type="string">
            <text:p text:style-name="P331">Se ju estoie el cors navrez</text:p>
          </table:table-cell>
          <table:table-cell table:style-name="Table1.C103" office:value-type="string">
            <text:p text:style-name="P105">A] ...<text:span text:style-name="T226">estoie bien naffrez <text:s/></text:span><text:span text:style-name="T78">B</text:span><text:span text:style-name="T98">D</text:span><text:span text:style-name="T70">] ...</text:span><text:span text:style-name="T79">iou </text:span><text:span text:style-name="T98">(D iestoie)</text:span><text:span text:style-name="T79"> ...ou… <text:s/></text:span><text:span text:style-name="T130">H2</text:span><text:span text:style-name="T73">] </text:span><text:span text:style-name="T138">Case gestoie en… <text:s text:c="3"/></text:span><text:span text:style-name="T90">M] </text:span><text:span text:style-name="T170">Car se gestoie v corps maumis(?) <text:s/></text:span><text:span text:style-name="T90">W] </text:span><text:span text:style-name="T196">Car se jestoye ou corps naurez <text:s/></text:span><text:span text:style-name="T90">K</text:span><text:span text:style-name="T203">] ...</text:span><text:span text:style-name="T209">encors naurez</text:span></text:p>
          </table:table-cell>
        </table:table-row>
        <table:table-row table:style-name="Table1.117">
          <table:table-cell table:style-name="Table1.A2" office:value-type="string">
            <text:p text:style-name="P12">2225</text:p>
          </table:table-cell>
          <table:table-cell table:style-name="Table1.A2" office:value-type="string">
            <text:p text:style-name="P331">J’en morroie et il en puet vivre</text:p>
          </table:table-cell>
          <table:table-cell table:style-name="Table1.C103" office:value-type="string">
            <text:p text:style-name="P211">A<text:span text:style-name="T282">G</text:span>] ...<text:span text:style-name="T226">morroie (G moroie) cil puet… <text:s/>BDEH2KMT</text:span>] <text:span text:style-name="T238">Je morroie (H2M mourroie, T moroie)...il puet (H2 peut, K puit)...(E reuiure) <text:s/>I] ...i puet uiute <text:s/>W] Je mourroye ne pourroye vivre</text:span></text:p>
          </table:table-cell>
        </table:table-row>
        <table:table-row table:style-name="Table1.117">
          <table:table-cell table:style-name="Table1.A2" office:value-type="string">
            <text:p text:style-name="P12">2226</text:p>
          </table:table-cell>
          <table:table-cell table:style-name="Table1.A2" office:value-type="string">
            <text:p text:style-name="P331">Bien me doit on tenir por ivre</text:p>
          </table:table-cell>
          <table:table-cell table:style-name="Table1.C103" office:value-type="string">
            <text:p text:style-name="Table_20_Contents"><text:span text:style-name="T304">A</text:span><text:span text:style-name="T305">DGH2I</text:span><text:span text:style-name="T325">K</text:span><text:span text:style-name="T305">M</text:span><text:span text:style-name="T321">T</text:span><text:span text:style-name="T323">W</text:span><text:span text:style-name="T304">] ...</text:span><text:span text:style-name="T306">me (H2 moi) puet </text:span><text:span text:style-name="T323">(W peut bien)</text:span><text:span text:style-name="T306"> (G lon, </text:span><text:span text:style-name="T308">M en, </text:span><text:span text:style-name="T325">K hom</text:span><text:span text:style-name="T306">)… <text:s/>B</text:span><text:span text:style-name="T304">] </text:span><text:span text:style-name="T307">Or me puet bien tenir… <text:s/>E] Or...</text:span></text:p>
          </table:table-cell>
        </table:table-row>
        <table:table-row table:style-name="Table1.117">
          <table:table-cell table:style-name="Table1.A2" office:value-type="string">
            <text:p text:style-name="P12">2227</text:p>
          </table:table-cell>
          <table:table-cell table:style-name="Table1.A2" office:value-type="string">
            <text:p text:style-name="P331">Sens honte ne m’en puis <text:span text:style-name="T402">pertir</text:span></text:p>
          </table:table-cell>
          <table:table-cell table:style-name="Table1.C103" office:value-type="string">
            <text:p text:style-name="P225">INV <text:span text:style-name="T237">B] </text:span>Se ien puis aler sans morir</text:p>
            <text:p text:style-name="P229">E] ...bien men puis… <text:s/><text:span text:style-name="T353">I] ...ne me puis...</text:span></text:p>
          </table:table-cell>
        </table:table-row>
        <table:table-row table:style-name="Table1.117">
          <table:table-cell table:style-name="Table1.A2" office:value-type="string">
            <text:p text:style-name="P12">2228</text:p>
          </table:table-cell>
          <table:table-cell table:style-name="Table1.A2" office:value-type="string">
            <text:p text:style-name="P331">Se m’en puis <text:span text:style-name="T402">pertir</text:span> sens morir</text:p>
          </table:table-cell>
          <table:table-cell table:style-name="Table1.C103" office:value-type="string">
            <text:p text:style-name="P225">INV <text:span text:style-name="T237">B] </text:span>Et de ci sans mort de partir</text:p>
            <text:p text:style-name="P211">A<text:span text:style-name="T261">DGH2KMT</text:span>] <text:span text:style-name="T295">(H2 Ne, K Si nen)</text:span>...<text:span text:style-name="T226">puis aler sanz… <text:s/>E] Se eschaper puis sans morir <text:s/>I] Si men puisse aller… <text:s/>W] Puis que je men voys sans morir</text:span></text:p>
          </table:table-cell>
        </table:table-row>
        <table:table-row table:style-name="Table1.117">
          <table:table-cell table:style-name="Table1.A2" office:value-type="string">
            <text:p text:style-name="P12">2229</text:p>
          </table:table-cell>
          <table:table-cell table:style-name="Table1.A2" office:value-type="string">
            <text:p text:style-name="P331">Em paix ait toz jors sa vitaille</text:p>
          </table:table-cell>
          <table:table-cell table:style-name="Table1.C103" office:value-type="string">
            <text:p text:style-name="P211"><text:span text:style-name="T237">B</text:span>] ...<text:span text:style-name="T238">ait ades sauitaille <text:s/>H2] ...aura sa uitaille <text:s/>W] En pais est touriours...</text:span></text:p>
          </table:table-cell>
        </table:table-row>
        <table:table-row table:style-name="Table1.117">
          <table:table-cell table:style-name="Table1.A2" office:value-type="string">
            <text:p text:style-name="P12">2230</text:p>
          </table:table-cell>
          <table:table-cell table:style-name="Table1.A2" office:value-type="string">
            <text:p text:style-name="P331">Jai per moi n’avrait mais bataille</text:p>
          </table:table-cell>
          <table:table-cell table:style-name="Table1.C103" office:value-type="string">
            <text:p text:style-name="P57">A<text:span text:style-name="T356">IK</text:span>] ...<text:span text:style-name="T282">p</text:span>or…<text:span text:style-name="T226">.non aura (I auera, K naura) bataille <text:s/></text:span><text:span text:style-name="T78">B</text:span><text:span text:style-name="T98">D</text:span><text:span text:style-name="T184">T</text:span><text:span text:style-name="T196">W</text:span><text:span text:style-name="T70">] </text:span><text:span text:style-name="T79">Ja par </text:span><text:span text:style-name="T98">(D</text:span><text:span text:style-name="T184">T</text:span><text:span text:style-name="T98"> </text:span><text:span text:style-name="T32">per</text:span><text:span text:style-name="T98">)</text:span><text:span text:style-name="T79"> moi naura… <text:s/></text:span><text:span text:style-name="T90">E] </text:span><text:span text:style-name="T110">Que </text:span><text:span text:style-name="T40">per</text:span><text:span text:style-name="T110"> moi nen aura… <text:s/></text:span><text:span text:style-name="T115">G</text:span><text:span text:style-name="T90">] ...</text:span><text:span text:style-name="T123">por moi mais naura… <text:s/></text:span><text:span text:style-name="T130">H2</text:span><text:span text:style-name="T73">] ...</text:span><text:span text:style-name="T138">ni ert si desfensaille</text:span></text:p>
          </table:table-cell>
        </table:table-row>
        <table:table-row table:style-name="Table1.117">
          <table:table-cell table:style-name="Table1.A2" office:value-type="string">
            <text:p text:style-name="P12">2231</text:p>
          </table:table-cell>
          <table:table-cell table:style-name="Table1.A2" office:value-type="string">
            <text:p text:style-name="P331">Florimons dist en son coraige</text:p>
          </table:table-cell>
          <table:table-cell table:style-name="Table1.C103" office:value-type="string">
            <text:p text:style-name="P182">A] <text:span text:style-name="T226">Floiremons...en bon… <text:s/>E] Apres a dir...</text:span></text:p>
          </table:table-cell>
        </table:table-row>
        <table:table-row table:style-name="Table1.285">
          <table:table-cell table:style-name="Table1.A2" office:value-type="string">
            <text:p text:style-name="P12">2232</text:p>
          </table:table-cell>
          <table:table-cell table:style-name="Table1.A2" office:value-type="string">
            <text:p text:style-name="P331">Or ne di ge pas vaselaige</text:p>
          </table:table-cell>
          <table:table-cell table:style-name="Table1.C103" office:value-type="string">
            <text:p text:style-name="P38"><text:span text:style-name="T91">D</text:span><text:span text:style-name="T139">H2</text:span><text:span text:style-name="T170">M</text:span><text:span text:style-name="T91">] ...</text:span><text:span text:style-name="T99">nai ie </text:span><text:span text:style-name="T139">(H2 ge)</text:span><text:span text:style-name="T99"> pas dit...</text:span></text:p>
          </table:table-cell>
        </table:table-row>
        <table:table-row table:style-name="Table1.117">
          <table:table-cell table:style-name="Table1.A2" office:value-type="string">
            <text:p text:style-name="P12">2233</text:p>
          </table:table-cell>
          <table:table-cell table:style-name="Table1.A2" office:value-type="string">
            <text:p text:style-name="P331">Ains est uns rains de coardie</text:p>
          </table:table-cell>
          <table:table-cell table:style-name="Table1.C103" office:value-type="string">
            <text:p text:style-name="P212"><text:span text:style-name="T237">B</text:span>] ...<text:span text:style-name="T238">mos de… <text:s/>W] ...et un...</text:span></text:p>
          </table:table-cell>
        </table:table-row>
        <table:table-row table:style-name="Table1.117">
          <table:table-cell table:style-name="Table1.A2" office:value-type="string">
            <text:p text:style-name="P12">2234</text:p>
          </table:table-cell>
          <table:table-cell table:style-name="Table1.A2" office:value-type="string">
            <text:p text:style-name="P331">Se la parole fust oie</text:p>
          </table:table-cell>
          <table:table-cell table:style-name="Table1.C103" office:value-type="string">
            <text:p text:style-name="P239"><text:span text:style-name="T277">GT</text:span>] <text:span text:style-name="T283">Si… <text:s/></text:span>M] ...estoit…<text:span text:style-name="T370"> <text:s/></text:span>W] <text:span text:style-name="T385">Se parolle en fust...</text:span></text:p>
          </table:table-cell>
        </table:table-row>
        <table:table-row table:style-name="Table1.117">
          <table:table-cell table:style-name="Table1.A2" office:value-type="string">
            <text:p text:style-name="P12">2235</text:p>
          </table:table-cell>
          <table:table-cell table:style-name="Table1.A2" office:value-type="string">
            <text:p text:style-name="P331">Bien en feisse ore a blamer</text:p>
          </table:table-cell>
          <table:table-cell table:style-name="Table1.C103" office:value-type="string">
            <text:p text:style-name="P220">A<text:span text:style-name="T262">DGIT</text:span>] …<text:span text:style-name="T226">feisse (G fusse, I fasse) a blasmer (D blamer) B</text:span>] <text:span text:style-name="T22">Mlt</text:span><text:span text:style-name="T238"> en fesisse a… <text:s/>E] Jen feisse bien a… <text:s/>M] ...en feroie… <text:s/>W] Bien en deusse estre blasmer <text:s/>K] ...feusse blasmer</text:span></text:p>
          </table:table-cell>
        </table:table-row>
        <table:table-row table:style-name="Table1.117">
          <table:table-cell table:style-name="Table1.A2" office:value-type="string">
            <text:p text:style-name="P12">2236</text:p>
          </table:table-cell>
          <table:table-cell table:style-name="Table1.A2" office:value-type="string">
            <text:p text:style-name="P331">Sertes en terre ne en mer</text:p>
          </table:table-cell>
          <table:table-cell table:style-name="Table1.C103" office:value-type="string">
            <text:p text:style-name="P239">W] ..et en mer</text:p>
          </table:table-cell>
        </table:table-row>
        <table:table-row table:style-name="Table1.117">
          <table:table-cell table:style-name="Table1.A2" office:value-type="string">
            <text:p text:style-name="P12">2237</text:p>
          </table:table-cell>
          <table:table-cell table:style-name="Table1.A2" office:value-type="string">
            <text:p text:style-name="P331">Ne puet il mais ester sens guerre</text:p>
          </table:table-cell>
          <table:table-cell table:style-name="Table1.C103" office:value-type="string">
            <text:p text:style-name="P193"><text:span text:style-name="T237">BDEMW</text:span>] ...<text:span text:style-name="T385">(W plus) </text:span>estre…<text:span text:style-name="T238"> <text:s/>GK] Ni… <text:s/>I] ...poit il mais estre...</text:span></text:p>
          </table:table-cell>
        </table:table-row>
        <table:table-row table:style-name="Table1.117">
          <table:table-cell table:style-name="Table1.A2" office:value-type="string">
            <text:p text:style-name="P12">2238</text:p>
          </table:table-cell>
          <table:table-cell table:style-name="Table1.A2" office:value-type="string">
            <text:p text:style-name="P331">L’uns de nos II avrait la terre</text:p>
          </table:table-cell>
          <table:table-cell table:style-name="Table1.C103" office:value-type="string">
            <text:p text:style-name="P175">A<text:span text:style-name="T357">IKT</text:span>] <text:span text:style-name="T226">Uns...aura… <text:s/>BDEGH2MW</text:span>] ...<text:span text:style-name="T238">aura...</text:span></text:p>
          </table:table-cell>
        </table:table-row>
        <text:soft-page-break/>
        <table:table-row table:style-name="Table1.117">
          <table:table-cell table:style-name="Table1.A2" office:value-type="string">
            <text:p text:style-name="P12">2239</text:p>
          </table:table-cell>
          <table:table-cell table:style-name="Table1.A2" office:value-type="string">
            <text:p text:style-name="P331">Li mostres li vient toz iriés</text:p>
          </table:table-cell>
          <table:table-cell table:style-name="Table1.C103" office:value-type="string">
            <text:p text:style-name="P239">E<text:span text:style-name="T357">I</text:span>] ...vint… <text:s/>G] ...mostrez uient… <text:s/>W] <text:span text:style-name="T385">Le mostrez reuient tout...</text:span></text:p>
          </table:table-cell>
        </table:table-row>
        <table:table-row table:style-name="Table1.117">
          <table:table-cell table:style-name="Table1.A2" office:value-type="string">
            <text:p text:style-name="P12">2240</text:p>
          </table:table-cell>
          <table:table-cell table:style-name="Table1.A2" office:value-type="string">
            <text:p text:style-name="P331">Et Florimons s’estut em piés</text:p>
          </table:table-cell>
          <table:table-cell table:style-name="Table1.C103" office:value-type="string">
            <text:p text:style-name="P259">D<text:span text:style-name="T283">GH2IMT</text:span>] ...estoit <text:span text:style-name="T283">(GMT sestoit)</text:span> en piez <text:span text:style-name="T296">(H2I pies) <text:s/>W] ...se fut en pie</text:span></text:p>
          </table:table-cell>
        </table:table-row>
        <table:table-row table:style-name="Table1.117">
          <table:table-cell table:style-name="Table1.A2" office:value-type="string">
            <text:p text:style-name="P12">2241</text:p>
          </table:table-cell>
          <table:table-cell table:style-name="Table1.A2" office:value-type="string">
            <text:p text:style-name="P331">Permi le cors l’ait si feru</text:p>
          </table:table-cell>
          <table:table-cell table:style-name="Table1.C103" office:value-type="string">
            <text:p text:style-name="P185"><text:span text:style-name="T237">B</text:span>] ...<text:span text:style-name="T238">le ra ferut <text:s/>G] ...la il feru</text:span></text:p>
          </table:table-cell>
        </table:table-row>
        <table:table-row table:style-name="Table1.117">
          <table:table-cell table:style-name="Table1.A2" office:value-type="string">
            <text:p text:style-name="P12">2242</text:p>
          </table:table-cell>
          <table:table-cell table:style-name="Table1.A2" office:value-type="string">
            <text:p text:style-name="P331">De son espié de grant vertu</text:p>
          </table:table-cell>
          <table:table-cell table:style-name="Table1.C103" office:value-type="string">
            <text:p text:style-name="P182">A<text:span text:style-name="T238">BDGH2IKTW</text:span>] ...<text:span text:style-name="T226">per (GITW par, K por, H2 </text:span><text:span text:style-name="T52">per</text:span><text:span text:style-name="T226">) grant… <text:s/>EM] ...</text:span><text:span text:style-name="T40">per </text:span><text:span text:style-name="T272">tel vertu</text:span></text:p>
          </table:table-cell>
        </table:table-row>
        <table:table-row table:style-name="Table1.117">
          <table:table-cell table:style-name="Table1.A2" office:value-type="string">
            <text:p text:style-name="P12">2243</text:p>
          </table:table-cell>
          <table:table-cell table:style-name="Table1.A2" office:value-type="string">
            <text:p text:style-name="P331">Que il escartelait l’espié</text:p>
          </table:table-cell>
          <table:table-cell table:style-name="Table1.C103" office:value-type="string">
            <text:p text:style-name="P44"><text:span text:style-name="T90">E] </text:span><text:span text:style-name="T110">Fierement lauoit assene</text:span></text:p>
            <text:p text:style-name="P156"><text:span text:style-name="T110">W</text:span><text:span text:style-name="T70">] L</text:span><text:span text:style-name="T216">a</text:span><text:span text:style-name="T70"> hache rompit de lespee</text:span></text:p>
            <text:p text:style-name="P106">A] <text:span text:style-name="T227">Que il </text:span><text:span text:style-name="T409">estocilla</text:span><text:span text:style-name="T227"> le pie <text:s/></text:span><text:span text:style-name="T78">B</text:span><text:span text:style-name="T70">] </text:span><text:span text:style-name="T79">Si quil estincela… <text:s/></text:span><text:span text:style-name="T91">D</text:span><text:span text:style-name="T184">T</text:span><text:span text:style-name="T91">] ...estancela…</text:span><text:span text:style-name="T99"> <text:s/></text:span><text:span text:style-name="T115">G</text:span><text:span text:style-name="T90">] ...</text:span><text:span text:style-name="T410">estroila</text:span><text:span text:style-name="T90">… <text:s/></text:span><text:span text:style-name="T152">I] </text:span><text:span text:style-name="T156">...il</text:span><text:span text:style-name="T411"> estoit e lait </text:span><text:span text:style-name="T156">laspie <text:s/></text:span><text:span text:style-name="T90">M] </text:span><text:span text:style-name="T170">Que li espiez parmi brisa <text:s/></text:span><text:span text:style-name="T90">K</text:span><text:span text:style-name="T203">] </text:span><text:span text:style-name="T210">Que il </text:span><text:span text:style-name="T412">estoilla</text:span><text:span text:style-name="T210">...</text:span></text:p>
          </table:table-cell>
        </table:table-row>
        <table:table-row table:style-name="Table1.117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331"/>
          </table:table-cell>
          <table:table-cell table:style-name="Table1.C103" office:value-type="string">
            <text:p text:style-name="P227">E] Del fer ens el destre coste</text:p>
          </table:table-cell>
        </table:table-row>
        <table:table-row table:style-name="Table1.117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331"/>
          </table:table-cell>
          <table:table-cell table:style-name="Table1.C103" office:value-type="string">
            <text:p text:style-name="P227">E] Que il estancela lespie</text:p>
          </table:table-cell>
        </table:table-row>
        <table:table-row table:style-name="Table1.117">
          <table:table-cell table:style-name="Table1.A2" office:value-type="string">
            <text:p text:style-name="P12">2244</text:p>
          </table:table-cell>
          <table:table-cell table:style-name="Table1.A2" office:value-type="string">
            <text:p text:style-name="P331">Le fer li a el cors lessié</text:p>
          </table:table-cell>
          <table:table-cell table:style-name="Table1.C103" office:value-type="string">
            <text:p text:style-name="P220"><text:span text:style-name="T237">B</text:span>] <text:span text:style-name="T238">Permi le cors li a laciet <text:s/>DW] ...ou… <text:s/>H2] ...eu...baignie <text:s/>M] Le fer v corps len demora <text:s/>K] El fer...</text:span></text:p>
          </table:table-cell>
        </table:table-row>
        <table:table-row table:style-name="Table1.117">
          <table:table-cell table:style-name="Table1.A2" office:value-type="string">
            <text:p text:style-name="P12">2245</text:p>
          </table:table-cell>
          <table:table-cell table:style-name="Table1.A2" office:value-type="string">
            <text:p text:style-name="P331">Et puels met la main a l’espee</text:p>
          </table:table-cell>
          <table:table-cell table:style-name="Table1.C103" office:value-type="string">
            <text:p text:style-name="P106">A] ...<text:span text:style-name="T227">sespee <text:s/></text:span><text:span text:style-name="T78">B</text:span><text:span text:style-name="T70">] </text:span><text:span text:style-name="T79">Apres mist la main… <text:s/></text:span><text:span text:style-name="T115">G</text:span><text:span text:style-name="T170">M</text:span><text:span text:style-name="T184">T</text:span><text:span text:style-name="T90">] ...</text:span><text:span text:style-name="T125">mist </text:span><text:span text:style-name="T184">(T mit)…</text:span><text:span text:style-name="T125"> <text:s/></text:span><text:span text:style-name="T90">W] ...</text:span><text:span text:style-name="T197">sa main… <text:s/></text:span><text:span text:style-name="T90">K</text:span><text:span text:style-name="T203">] ...</text:span><text:span text:style-name="T210">met main...</text:span></text:p>
          </table:table-cell>
        </table:table-row>
        <table:table-row table:style-name="Table1.117">
          <table:table-cell table:style-name="Table1.A2" office:value-type="string">
            <text:p text:style-name="P12">2246</text:p>
          </table:table-cell>
          <table:table-cell table:style-name="Table1.A2" office:value-type="string">
            <text:p text:style-name="P331">Or est entr’iaus dous la mellee</text:p>
          </table:table-cell>
          <table:table-cell table:style-name="Table1.C103" office:value-type="string">
            <text:p text:style-name="P74">A<text:span text:style-name="T262">DEIKTW</text:span>] <text:span text:style-name="T227">Or fu… <text:s/></text:span><text:span text:style-name="T78">B</text:span><text:span text:style-name="T70">] </text:span><text:span text:style-name="T79">Or fu daus .ii. grans… <text:s/></text:span><text:span text:style-name="T115">G</text:span><text:span text:style-name="T90">] </text:span><text:span text:style-name="T125">Et fu… <text:s/></text:span><text:span text:style-name="T130">H2</text:span><text:span text:style-name="T73">] </text:span><text:span text:style-name="T139">Or fu entreulz grant la… <text:s/></text:span><text:span text:style-name="T90">M] </text:span><text:span text:style-name="T170">...ot...fort melee</text:span></text:p>
          </table:table-cell>
        </table:table-row>
        <table:table-row table:style-name="Table1.117">
          <table:table-cell table:style-name="Table1.A2" office:value-type="string">
            <text:p text:style-name="P12">2247</text:p>
          </table:table-cell>
          <table:table-cell table:style-name="Table1.A2" office:value-type="string">
            <text:p text:style-name="P331">Li moustres est a lui venus</text:p>
          </table:table-cell>
          <table:table-cell table:style-name="Table1.C103" office:value-type="string">
            <text:p text:style-name="P22">A<text:span text:style-name="T238">BDEGH2IKMTW</text:span>] ...<text:span text:style-name="T227">uers (I uer, MT vers, W ver) lui (M li, W ly)...</text:span></text:p>
          </table:table-cell>
        </table:table-row>
        <table:table-row table:style-name="Table1.117">
          <table:table-cell table:style-name="Table1.A2" office:value-type="string">
            <text:p text:style-name="P12">2248</text:p>
          </table:table-cell>
          <table:table-cell table:style-name="Table1.A2" office:value-type="string">
            <text:p text:style-name="P331">Qui del cop s’estoit irascus</text:p>
          </table:table-cell>
          <table:table-cell table:style-name="Table1.C103" office:value-type="string">
            <text:p text:style-name="P92">A] ..<text:span text:style-name="T227">fu iracuz <text:s/></text:span><text:span text:style-name="T78">B</text:span><text:span text:style-name="T70">] ...</text:span><text:span text:style-name="T79">est </text:span><text:span text:style-name="T22">mlt</text:span><text:span text:style-name="T79"> irascus <text:s/></text:span><text:span text:style-name="T91">D</text:span><text:span text:style-name="T125">G</text:span><text:span text:style-name="T156">I</text:span><text:span text:style-name="T210">K</text:span><text:span text:style-name="T184">T</text:span><text:span text:style-name="T91">] </text:span><text:span text:style-name="T210">(K Que dou)</text:span><text:span text:style-name="T91">...</text:span><text:span text:style-name="T99">se fu… <text:s/></text:span><text:span text:style-name="T90">E</text:span><text:span text:style-name="T139">H2</text:span><text:span text:style-name="T170">M</text:span><text:span text:style-name="T90">] ...</text:span><text:span text:style-name="T110">fu </text:span><text:span text:style-name="T40">mlt…</text:span><text:span text:style-name="T110"> <text:s/></text:span><text:span text:style-name="T90">W] ...</text:span><text:span text:style-name="T197">se fut bien centu</text:span></text:p>
          </table:table-cell>
        </table:table-row>
        <table:table-row table:style-name="Table1.117">
          <table:table-cell table:style-name="Table1.A2" office:value-type="string">
            <text:p text:style-name="P12">2249</text:p>
          </table:table-cell>
          <table:table-cell table:style-name="Table1.A2" office:value-type="string">
            <text:p text:style-name="P331">En l’escut le ferit amont</text:p>
          </table:table-cell>
          <table:table-cell table:style-name="Table1.C103" office:value-type="string">
            <text:p text:style-name="P92">A] <text:span text:style-name="T227">Et lescu… <text:s/></text:span><text:span text:style-name="T78">B</text:span><text:span text:style-name="T70">] ...</text:span><text:span text:style-name="T79">la ferut… <text:s/></text:span><text:span text:style-name="T90">E] ...</text:span><text:span text:style-name="T110">amont le feri <text:s/></text:span><text:span text:style-name="T115">G</text:span><text:span text:style-name="T156">I</text:span><text:span text:style-name="T90">] …</text:span><text:span text:style-name="T125">li feri… <text:s/></text:span><text:span text:style-name="T90">W] ...</text:span><text:span text:style-name="T197">le fiert tout amont</text:span></text:p>
          </table:table-cell>
        </table:table-row>
        <table:table-row table:style-name="Table1.117">
          <table:table-cell table:style-name="Table1.A2" office:value-type="string">
            <text:p text:style-name="P12">2250</text:p>
          </table:table-cell>
          <table:table-cell table:style-name="Table1.A2" office:value-type="string">
            <text:p text:style-name="P331">Si que dous des lames en ront</text:p>
          </table:table-cell>
          <table:table-cell table:style-name="Table1.C103" office:value-type="string">
            <text:p text:style-name="P44"><text:span text:style-name="T90">E] </text:span><text:span text:style-name="T110">Que ius a la terre a flati</text:span></text:p>
            <text:p text:style-name="P106">A<text:span text:style-name="T239">BGW</text:span>] ...<text:span text:style-name="T227">li (W ly) ront <text:s/></text:span><text:span text:style-name="T91">D</text:span><text:span text:style-name="T139">H2</text:span><text:span text:style-name="T91">] ...</text:span><text:span text:style-name="T99">le pan </text:span><text:span text:style-name="T139">(H2 pen)</text:span><text:span text:style-name="T99"> de lescu ront <text:s/></text:span><text:span text:style-name="T152">I] ...</text:span><text:span text:style-name="T156">des aneus… <text:s/></text:span><text:span text:style-name="T174">T] … </text:span><text:span text:style-name="T184">iii des lames </text:span><text:span text:style-name="T90">K</text:span><text:span text:style-name="T203">] ...</text:span><text:span text:style-name="T210">deles lames li rompt</text:span></text:p>
            <text:p text:style-name="P161"><text:span text:style-name="T210">P</text:span><text:span text:style-name="T70">] che do dele lame jle ronpeno e bate 4. dili raxori</text:span></text:p>
          </table:table-cell>
        </table:table-row>
        <table:table-row table:style-name="Table1.117">
          <table:table-cell table:style-name="Table1.A2" office:value-type="string">
            <text:p text:style-name="P12">2251</text:p>
          </table:table-cell>
          <table:table-cell table:style-name="Table1.A2" office:value-type="string">
            <text:p text:style-name="P331">Quatre rasours ait abatus</text:p>
          </table:table-cell>
          <table:table-cell table:style-name="Table1.C103" office:value-type="string">
            <text:p text:style-name="P74">A<text:span text:style-name="T262">DGIKT]</text:span> ...<text:span text:style-name="T227">na abatuz <text:s/></text:span><text:span text:style-name="T78">B</text:span><text:span text:style-name="T70">] </text:span><text:span text:style-name="T80">Des rasoirs a .iiii. Abatus <text:s/></text:span><text:span text:style-name="T90">M] .</text:span><text:span text:style-name="T170">iii. rasoers…</text:span></text:p>
          </table:table-cell>
        </table:table-row>
        <table:table-row table:style-name="Table1.117">
          <table:table-cell table:style-name="Table1.A2" office:value-type="string">
            <text:p text:style-name="P12">2252</text:p>
          </table:table-cell>
          <table:table-cell table:style-name="Table1.A2" office:value-type="string">
            <text:p text:style-name="P331">Et li clavains est si ronpus</text:p>
          </table:table-cell>
          <table:table-cell table:style-name="Table1.C103" office:value-type="string">
            <text:p text:style-name="P106">A<text:span text:style-name="T272">EGH2ITW</text:span>] ...<text:span text:style-name="T227">fu (W fut) si… <text:s/></text:span><text:span text:style-name="T78">B</text:span><text:span text:style-name="T70">] ...</text:span><text:span text:style-name="T80">fu desronpus <text:s/></text:span><text:span text:style-name="T90">M] ...</text:span><text:span text:style-name="T170">clauains si derompuz <text:s/></text:span><text:span text:style-name="T90">K</text:span><text:span text:style-name="T203">] ...</text:span><text:span text:style-name="T210">clauaus fust rompuz</text:span></text:p>
          </table:table-cell>
        </table:table-row>
        <table:table-row table:style-name="Table1.117">
          <table:table-cell table:style-name="Table1.A2" office:value-type="string">
            <text:p text:style-name="P12">2253</text:p>
          </table:table-cell>
          <table:table-cell table:style-name="Table1.A2" office:value-type="string">
            <text:p text:style-name="P332">Que plainge pame l’en desoivret</text:p>
          </table:table-cell>
          <table:table-cell table:style-name="Table1.C103" office:value-type="string">
            <text:p text:style-name="P114">A<text:span text:style-name="T262">BDEGH2IKMTW</text:span>] ...<text:span text:style-name="T227">plaie (BDH2 plainne, EMW plaine, G plene, IT ploine, K poine) palme (DEGH2IKMTW paume)…(BE </text:span><text:span text:style-name="T80">dessoiure, </text:span><text:span text:style-name="T99">D le dessoure, </text:span><text:span text:style-name="T125">G</text:span><text:span text:style-name="T210">K</text:span><text:span text:style-name="T125"> deseure, </text:span><text:span text:style-name="T139">H2</text:span><text:span text:style-name="T156">I</text:span><text:span text:style-name="T139"> desoiure, </text:span><text:span text:style-name="T184">T desire CORR </text:span><text:soft-page-break/><text:span text:style-name="T184">IN desueueure, </text:span><text:span text:style-name="T197">W dessaiure</text:span><text:span text:style-name="T99">)</text:span></text:p>
            <text:p text:style-name="P161"><text:span text:style-name="T99">P</text:span><text:span text:style-name="T70">] e piu dun palmo li ano deschouerto</text:span></text:p>
          </table:table-cell>
        </table:table-row>
        <table:table-row table:style-name="Table1.117">
          <table:table-cell table:style-name="Table1.A2" office:value-type="string">
            <text:p text:style-name="P12">2254</text:p>
          </table:table-cell>
          <table:table-cell table:style-name="Table1.A2" office:value-type="string">
            <text:p text:style-name="P332">Les ongles fist en la char boivre</text:p>
          </table:table-cell>
          <table:table-cell table:style-name="Table1.C103" office:value-type="string">
            <text:p text:style-name="P185"><text:span text:style-name="T237">BEMW</text:span>] <text:span text:style-name="T240">Ses… <text:s/>DH2] ...fait… <text:s/>G] Que les...</text:span></text:p>
          </table:table-cell>
        </table:table-row>
        <table:table-row table:style-name="Table1.117">
          <table:table-cell table:style-name="Table1.A2" office:value-type="string">
            <text:p text:style-name="P12">2255</text:p>
          </table:table-cell>
          <table:table-cell table:style-name="Table1.A2" office:value-type="string">
            <text:p text:style-name="P332">S’atre cop le ferist si fort</text:p>
          </table:table-cell>
          <table:table-cell table:style-name="Table1.C103" office:value-type="string">
            <text:p text:style-name="P106">A] <text:span text:style-name="T227">Et autre… <text:s/></text:span><text:span text:style-name="T78">B</text:span><text:span text:style-name="T70">] </text:span><text:span text:style-name="T80">Sun autre cop ferist… <text:s/></text:span><text:span text:style-name="T90">E</text:span><text:span text:style-name="T184">T</text:span><text:span text:style-name="T90">] ...li…</text:span><text:span text:style-name="T110"> </text:span><text:span text:style-name="T130">H2</text:span><text:span text:style-name="T73">] </text:span><text:span text:style-name="T140">De autre coup ferit… <text:s/></text:span><text:span text:style-name="T152">I] </text:span><text:span text:style-name="T156">Sautre fois… <text:s/></text:span><text:span text:style-name="T90">M] ...</text:span><text:span text:style-name="T170">li donnast… <text:s/></text:span><text:span text:style-name="T90">K</text:span><text:span text:style-name="T203">] </text:span><text:span text:style-name="T210">Se unautre…</text:span></text:p>
          </table:table-cell>
        </table:table-row>
        <table:table-row table:style-name="Table1.117">
          <table:table-cell table:style-name="Table1.A2" office:value-type="string">
            <text:p text:style-name="P12">2256</text:p>
          </table:table-cell>
          <table:table-cell table:style-name="Table1.A2" office:value-type="string">
            <text:p text:style-name="P332">Bien li feist regart de mort</text:p>
          </table:table-cell>
          <table:table-cell table:style-name="Table1.C103" office:value-type="string">
            <text:p text:style-name="P74">A<text:span text:style-name="T283">GKT</text:span>] ..<text:span text:style-name="T227">le (GT li) fesist (K feisist)… <text:s/></text:span><text:span text:style-name="T152">I] ...</text:span><text:span text:style-name="T156">damort <text:s/></text:span><text:span text:style-name="T90">M] </text:span><text:span text:style-name="T170">Reaart li eust fet de mort</text:span></text:p>
          </table:table-cell>
        </table:table-row>
        <table:table-row table:style-name="Table1.117">
          <table:table-cell table:style-name="Table1.A2" office:value-type="string">
            <text:p text:style-name="P12">2257</text:p>
          </table:table-cell>
          <table:table-cell table:style-name="Table1.A2" office:value-type="string">
            <text:p text:style-name="P332">Florimons le fiert tel colee</text:p>
          </table:table-cell>
          <table:table-cell table:style-name="Table1.C103" office:value-type="string">
            <text:p text:style-name="P82">A] <text:span text:style-name="T227">Floiremont...del colee <text:s/></text:span><text:span text:style-name="T78">B</text:span><text:span text:style-name="T70">] ...</text:span><text:span text:style-name="T80">de lespee <text:s/></text:span><text:span text:style-name="T115">G</text:span><text:span text:style-name="T156">I</text:span><text:span text:style-name="T210">K</text:span><text:span text:style-name="T90">] ...li…</text:span><text:span text:style-name="T125"> <text:s/></text:span><text:span text:style-name="T174">T] ...</text:span><text:span text:style-name="T184">lo...</text:span></text:p>
          </table:table-cell>
        </table:table-row>
        <table:table-row table:style-name="Table1.117">
          <table:table-cell table:style-name="Table1.A2" office:value-type="string">
            <text:p text:style-name="P12">2258</text:p>
          </table:table-cell>
          <table:table-cell table:style-name="Table1.A2" office:value-type="string">
            <text:p text:style-name="P332">Permi la teste de l’espee</text:p>
          </table:table-cell>
          <table:table-cell table:style-name="Table1.C103" office:value-type="string">
            <text:p text:style-name="P185"><text:span text:style-name="T237">B</text:span>] ...<text:span text:style-name="T241">teil colee <text:s/>G] ...le costes...</text:span></text:p>
          </table:table-cell>
        </table:table-row>
        <table:table-row table:style-name="Table1.117">
          <table:table-cell table:style-name="Table1.A2" office:value-type="string">
            <text:p text:style-name="P12">2259</text:p>
          </table:table-cell>
          <table:table-cell table:style-name="Table1.A2" office:value-type="string">
            <text:p text:style-name="P332">Que il le fist agenoillier</text:p>
          </table:table-cell>
          <table:table-cell table:style-name="Table1.C103" office:value-type="string">
            <text:p text:style-name="P106"><text:span text:style-name="T249">K</text:span><text:span text:style-name="T203">] ...</text:span><text:span text:style-name="T210">li...</text:span></text:p>
          </table:table-cell>
        </table:table-row>
        <table:table-row table:style-name="Table1.117">
          <table:table-cell table:style-name="Table1.A2" office:value-type="string">
            <text:p text:style-name="P12">2260</text:p>
          </table:table-cell>
          <table:table-cell table:style-name="Table1.A2" office:value-type="string">
            <text:p text:style-name="P332">Cil cols le fist mout esmaier</text:p>
          </table:table-cell>
          <table:table-cell table:style-name="Table1.C103" office:value-type="string">
            <text:p text:style-name="P106">A<text:span text:style-name="T357">IW</text:span>] <text:span text:style-name="T227">Ce (I Cest) cop… <text:s/></text:span><text:span text:style-name="T78">B</text:span><text:span text:style-name="T70">] </text:span><text:span text:style-name="T81">Cis copa...empirier <text:s/></text:span><text:span text:style-name="T90">E</text:span><text:span text:style-name="T125">G</text:span><text:span text:style-name="T90">] </text:span><text:span text:style-name="T111">Cist </text:span><text:span text:style-name="T125">(G Cest)</text:span><text:span text:style-name="T111"> cops </text:span><text:span text:style-name="T125">(G cop)…</text:span><text:span text:style-name="T111"> <text:s/></text:span><text:span text:style-name="T90">M] </text:span><text:span text:style-name="T170">Cestui cop le fist esmaier </text:span><text:span text:style-name="T90">K</text:span><text:span text:style-name="T203">] ...</text:span><text:span text:style-name="T210">li...esmaillez</text:span></text:p>
          </table:table-cell>
        </table:table-row>
        <table:table-row table:style-name="Table1.117">
          <table:table-cell table:style-name="Table1.A2" office:value-type="string">
            <text:p text:style-name="P12">2261</text:p>
          </table:table-cell>
          <table:table-cell table:style-name="Table1.A2" office:value-type="string">
            <text:p text:style-name="P332">Jai beste qui deust morir</text:p>
          </table:table-cell>
          <table:table-cell table:style-name="Table1.C103" office:value-type="string">
            <text:p text:style-name="P92"><text:span text:style-name="T91">D] ...peust…</text:span><text:span text:style-name="T100"> <text:s/></text:span><text:span text:style-name="T115">G</text:span><text:span text:style-name="T156">I</text:span><text:span text:style-name="T90">] ...que…</text:span><text:span text:style-name="T125"> <text:s/></text:span><text:span text:style-name="T90">W] </text:span><text:span text:style-name="T197">Cuidoit bien quelle dust...</text:span></text:p>
          </table:table-cell>
        </table:table-row>
        <table:table-row table:style-name="Table1.117">
          <table:table-cell table:style-name="Table1.A2" office:value-type="string">
            <text:p text:style-name="P12">2262</text:p>
          </table:table-cell>
          <table:table-cell table:style-name="Table1.A2" office:value-type="string">
            <text:p text:style-name="P332">Ne deust de tel cop guerir</text:p>
          </table:table-cell>
          <table:table-cell table:style-name="Table1.C103" office:value-type="string">
            <text:p text:style-name="P106">A<text:span text:style-name="T357">IT</text:span>] <text:span text:style-name="T227">Ne (I Nen) peust (T poust)… <text:s/></text:span><text:span text:style-name="T78">B</text:span><text:span text:style-name="T70">] </text:span><text:span text:style-name="T82">Ne peust pas teil cop souffrir <text:s/></text:span><text:span text:style-name="T91">D</text:span><text:span text:style-name="T140">H2</text:span><text:span text:style-name="T91">] ...</text:span><text:span text:style-name="T100">de ce… <text:s/></text:span><text:span text:style-name="T115">G</text:span><text:span text:style-name="T90">] </text:span><text:span text:style-name="T125">Non… </text:span><text:span text:style-name="T90">M] </text:span><text:span text:style-name="T171">Ne peust de ce… <text:s/></text:span><text:span text:style-name="T90">W] </text:span><text:span text:style-name="T197">Ne quelle peust du cop… <text:s/></text:span><text:span text:style-name="T90">K</text:span><text:span text:style-name="T203">] </text:span><text:span text:style-name="T210">Nen...</text:span></text:p>
          </table:table-cell>
        </table:table-row>
        <table:table-row table:style-name="Table1.117">
          <table:table-cell table:style-name="Table1.A2" office:value-type="string">
            <text:p text:style-name="P12">2263</text:p>
          </table:table-cell>
          <table:table-cell table:style-name="Table1.A2" office:value-type="string">
            <text:p text:style-name="P332">Florimons fut un poc navrés</text:p>
          </table:table-cell>
          <table:table-cell table:style-name="Table1.C103" office:value-type="string">
            <text:p text:style-name="P6"/>
          </table:table-cell>
        </table:table-row>
        <table:table-row table:style-name="Table1.319">
          <table:table-cell table:style-name="Table1.A2" office:value-type="string">
            <text:p text:style-name="P12">2264</text:p>
          </table:table-cell>
          <table:table-cell table:style-name="Table1.A2" office:value-type="string">
            <text:p text:style-name="P332">Et li moustres fut afamés</text:p>
          </table:table-cell>
          <table:table-cell table:style-name="Table1.C103" office:value-type="string">
            <text:p text:style-name="P6"/>
          </table:table-cell>
        </table:table-row>
        <table:table-row table:style-name="Table1.117">
          <table:table-cell table:style-name="Table1.A2" office:value-type="string">
            <text:p text:style-name="P12">2265</text:p>
          </table:table-cell>
          <table:table-cell table:style-name="Table1.A2" office:value-type="string">
            <text:p text:style-name="P332">De seu avoit le cuer irié</text:p>
          </table:table-cell>
          <table:table-cell table:style-name="Table1.C103" office:value-type="string">
            <text:p text:style-name="P92"><text:span text:style-name="T90">E] </text:span><text:span text:style-name="T111">Et de ce ot… <text:s/></text:span><text:span text:style-name="T90">W] </text:span><text:span text:style-name="T197">De ce estoit il bien irie</text:span></text:p>
          </table:table-cell>
        </table:table-row>
        <table:table-row table:style-name="Table1.117">
          <table:table-cell table:style-name="Table1.A2" office:value-type="string">
            <text:p text:style-name="P12">2266</text:p>
          </table:table-cell>
          <table:table-cell table:style-name="Table1.A2" office:value-type="string">
            <text:p text:style-name="P332">Que il nen avoit riens maingié</text:p>
          </table:table-cell>
          <table:table-cell table:style-name="Table1.C103" office:value-type="string">
            <text:p text:style-name="P64">A] <text:span text:style-name="T227">Quar… <text:s/></text:span><text:span text:style-name="T78">B</text:span><text:span text:style-name="T171">M</text:span><text:span text:style-name="T70">] </text:span><text:span text:style-name="T82">Quil nauoit riens </text:span><text:span text:style-name="T171">(M rien)</text:span><text:span text:style-name="T82"> le ior </text:span><text:span text:style-name="T171">(M iour)</text:span><text:span text:style-name="T82"> mangiet </text:span><text:span text:style-name="T171">(M mengie)</text:span><text:span text:style-name="T82"> <text:s/></text:span><text:span text:style-name="T91">D] ...ne…</text:span><text:span text:style-name="T100"> <text:s/></text:span><text:span text:style-name="T90">E] </text:span><text:span text:style-name="T111">Que il not le ior… <text:s/></text:span><text:span text:style-name="T115">G</text:span><text:span text:style-name="T210">K</text:span><text:span text:style-name="T90">] </text:span><text:span text:style-name="T210">(K Car)</text:span><text:span text:style-name="T90">...nauoit…</text:span><text:span text:style-name="T125"> <text:s/></text:span><text:span text:style-name="T130">H2</text:span><text:span text:style-name="T73">] </text:span><text:span text:style-name="T141">...nauoit de riens… <text:s/></text:span><text:span text:style-name="T152">I] </text:span><text:span text:style-name="T156">Quar...nauoit hui riez...</text:span></text:p>
          </table:table-cell>
        </table:table-row>
        <table:table-row table:style-name="Table1.117">
          <table:table-cell table:style-name="Table1.A2" office:value-type="string">
            <text:p text:style-name="P12">2267</text:p>
          </table:table-cell>
          <table:table-cell table:style-name="Table1.A2" office:value-type="string">
            <text:p text:style-name="P332">Il estoient ambedui las</text:p>
          </table:table-cell>
          <table:table-cell table:style-name="Table1.C103" office:value-type="string">
            <text:p text:style-name="P176"><text:span text:style-name="T237">B</text:span>] ...<text:span text:style-name="T242">andoi </text:span><text:span text:style-name="T23">mlt</text:span><text:span text:style-name="T242"> las</text:span></text:p>
          </table:table-cell>
        </table:table-row>
        <table:table-row table:style-name="Table1.117">
          <table:table-cell table:style-name="Table1.A2" office:value-type="string">
            <text:p text:style-name="P12">2268</text:p>
          </table:table-cell>
          <table:table-cell table:style-name="Table1.A2" office:value-type="string">
            <text:p text:style-name="P332">Et si estoit jai vespres bas</text:p>
          </table:table-cell>
          <table:table-cell table:style-name="Table1.C103" office:value-type="string">
            <text:p text:style-name="P190"><text:span text:style-name="T237">B</text:span>] ...<text:span text:style-name="T242">li uespres… <text:s/>H2] ...uespres touz bas</text:span></text:p>
          </table:table-cell>
        </table:table-row>
        <table:table-row table:style-name="Table1.117">
          <table:table-cell table:style-name="Table1.A2" office:value-type="string">
            <text:p text:style-name="P12">2269</text:p>
          </table:table-cell>
          <table:table-cell table:style-name="Table1.A2" office:value-type="string">
            <text:p text:style-name="P332">Li moustres s’en vet en la mer</text:p>
          </table:table-cell>
          <table:table-cell table:style-name="Table1.C103" office:value-type="string">
            <text:p text:style-name="P246">W] ...sen vole en mer</text:p>
          </table:table-cell>
        </table:table-row>
        <table:table-row table:style-name="Table1.117">
          <table:table-cell table:style-name="Table1.A2" office:value-type="string">
            <text:p text:style-name="P12">2270</text:p>
          </table:table-cell>
          <table:table-cell table:style-name="Table1.A2" office:value-type="string">
            <text:p text:style-name="P332">Maingier dormir et reposer</text:p>
          </table:table-cell>
          <table:table-cell table:style-name="Table1.C103" office:value-type="string">
            <text:p text:style-name="P93">A<text:span text:style-name="T263">DEGIKMTW</text:span>] ...<text:span text:style-name="T227">garir (M gairir, T guarir) et resposier (DEGMT reposer, K repauser, W repouser) <text:s/></text:span><text:span text:style-name="T78">B</text:span><text:span text:style-name="T70">] </text:span><text:span text:style-name="T82">Por mangier et pour respasser </text:span></text:p>
          </table:table-cell>
        </table:table-row>
        <table:table-row table:style-name="Table1.117">
          <table:table-cell table:style-name="Table1.A2" office:value-type="string">
            <text:p text:style-name="P12">2271/<text:span text:style-name="T419">2301</text:span></text:p>
          </table:table-cell>
          <table:table-cell table:style-name="Table1.A2" office:value-type="string">
            <text:p text:style-name="P332">Florimons dist quant il s’en vait</text:p>
          </table:table-cell>
          <table:table-cell table:style-name="Table1.C103" office:value-type="string">
            <text:p text:style-name="P127">M] ---</text:p>
            <text:p text:style-name="P93">A] <text:span text:style-name="T227">Floiremons… <text:s/></text:span><text:span text:style-name="T90">E] ...</text:span><text:span text:style-name="T111">sainsi sen vait <text:s/></text:span><text:span text:style-name="T115">G</text:span><text:span text:style-name="T90">] </text:span><text:span text:style-name="T125">Floremont quant… <text:s/></text:span><text:span text:style-name="T90">W] ...</text:span><text:span text:style-name="T198">or sen reuait</text:span></text:p>
          </table:table-cell>
        </table:table-row>
        <text:soft-page-break/>
        <table:table-row table:style-name="Table1.117">
          <table:table-cell table:style-name="Table1.A2" office:value-type="string">
            <text:p text:style-name="P12">2272</text:p>
          </table:table-cell>
          <table:table-cell table:style-name="Table1.A2" office:value-type="string">
            <text:p text:style-name="P332">Endroit moi si a mavais plait</text:p>
          </table:table-cell>
          <table:table-cell table:style-name="Table1.C103" office:value-type="string">
            <text:p text:style-name="P232">M] ---</text:p>
            <text:p text:style-name="P185"><text:span text:style-name="T237">B</text:span>] <text:span text:style-name="T242">Si maist diex ci a mal… <text:s/>DH2T] ...de moi ai ci (H2 si, T ci a) mal… <text:s/>E] Dendroit moi a ci… <text:s/>G] A dit ci a mauuais plait</text:span></text:p>
          </table:table-cell>
        </table:table-row>
        <table:table-row table:style-name="Table1.117">
          <table:table-cell table:style-name="Table1.A2" office:value-type="string">
            <text:p text:style-name="P12">2273</text:p>
          </table:table-cell>
          <table:table-cell table:style-name="Table1.A2" office:value-type="string">
            <text:p text:style-name="P332">Quant vos en meir poez guerir</text:p>
          </table:table-cell>
          <table:table-cell table:style-name="Table1.C103" office:value-type="string">
            <text:p text:style-name="P232">M] ---</text:p>
            <text:p text:style-name="P58"><text:span text:style-name="T90">E] </text:span><text:span text:style-name="T111">Se il en mer pooit… <text:s/></text:span><text:span text:style-name="T130">H2</text:span><text:span text:style-name="T73">] </text:span><text:span text:style-name="T142">Quant vouz amer poez catir</text:span></text:p>
          </table:table-cell>
        </table:table-row>
        <table:table-row table:style-name="Table1.117">
          <table:table-cell table:style-name="Table1.A2" office:value-type="string">
            <text:p text:style-name="P12">2274</text:p>
          </table:table-cell>
          <table:table-cell table:style-name="Table1.A2" office:value-type="string">
            <text:p text:style-name="P332">Maingier reposer et dormir</text:p>
          </table:table-cell>
          <table:table-cell table:style-name="Table1.C103" office:value-type="string">
            <text:p text:style-name="P127">M] ---</text:p>
            <text:p text:style-name="P22">A] ...<text:span text:style-name="T227">resposer...</text:span></text:p>
          </table:table-cell>
        </table:table-row>
        <table:table-row table:style-name="Table1.117">
          <table:table-cell table:style-name="Table1.A2" office:value-type="string">
            <text:p text:style-name="P12">2275</text:p>
          </table:table-cell>
          <table:table-cell table:style-name="Table1.A2" office:value-type="string">
            <text:p text:style-name="P332">Et je nen ai si que despandre</text:p>
          </table:table-cell>
          <table:table-cell table:style-name="Table1.C103" office:value-type="string">
            <text:p text:style-name="P213"><text:span text:style-name="T237">BGM</text:span>] ...<text:span text:style-name="T242">nai (M nay) ici (G ci, M yci).. <text:s/>W] ...je nay si rien que...</text:span></text:p>
          </table:table-cell>
        </table:table-row>
        <table:table-row table:style-name="Table1.117">
          <table:table-cell table:style-name="Table1.A2" office:value-type="string">
            <text:p text:style-name="P12">2276</text:p>
          </table:table-cell>
          <table:table-cell table:style-name="Table1.A2" office:value-type="string">
            <text:p text:style-name="P332">Se j’adés vos veloie atandre</text:p>
          </table:table-cell>
          <table:table-cell table:style-name="Table1.C103" office:value-type="string">
            <text:p text:style-name="P93">A<text:span text:style-name="T283">GIK</text:span>] <text:span text:style-name="T227">Si ades uos uoloiz (GI uoloie, K uoloit)… <text:s/></text:span><text:span text:style-name="T78">B</text:span><text:span text:style-name="T100">D</text:span><text:span text:style-name="T111">E</text:span><text:span text:style-name="T142">H2</text:span><text:span text:style-name="T70">] </text:span><text:span text:style-name="T82">Se ades...</text:span><text:span text:style-name="T111">(E i voloie entendre) <text:s/></text:span><text:span text:style-name="T90">M] ...</text:span><text:span text:style-name="T171">ie le vouloie… <text:s/></text:span><text:span text:style-name="T174">T] </text:span><text:span text:style-name="T185">Si ades uoloie atandre <text:s/></text:span><text:span text:style-name="T90">W] </text:span><text:span text:style-name="T198">Se toutiours...</text:span></text:p>
          </table:table-cell>
        </table:table-row>
        <table:table-row table:style-name="Table1.117">
          <table:table-cell table:style-name="Table1.A2" office:value-type="string">
            <text:p text:style-name="P12">2277</text:p>
          </table:table-cell>
          <table:table-cell table:style-name="Table1.A2" office:value-type="string">
            <text:p text:style-name="P332">Bien en avroie le pior</text:p>
          </table:table-cell>
          <table:table-cell table:style-name="Table1.C103" office:value-type="string">
            <text:p text:style-name="P29">A<text:span text:style-name="T375">T</text:span>] ...<text:span text:style-name="T227">peor <text:s/></text:span><text:span text:style-name="T78">B</text:span><text:span text:style-name="T70">] </text:span><text:span text:style-name="T82">Trop en...</text:span></text:p>
          </table:table-cell>
        </table:table-row>
        <table:table-row table:style-name="Table1.117">
          <table:table-cell table:style-name="Table1.A2" office:value-type="string">
            <text:p text:style-name="P12">2278</text:p>
          </table:table-cell>
          <table:table-cell table:style-name="Table1.A2" office:value-type="string">
            <text:p text:style-name="P332">Dist Florimons Se je m’en tor</text:p>
          </table:table-cell>
          <table:table-cell table:style-name="Table1.C103" office:value-type="string">
            <text:p text:style-name="P93">A] ...<text:span text:style-name="T227">floiremons sui ie mentor <text:s/></text:span><text:span text:style-name="T90">E] </text:span><text:span text:style-name="T111">Et dautre part se… <text:s/></text:span><text:span text:style-name="T90">W] ...</text:span><text:span text:style-name="T198">se men retour</text:span></text:p>
          </table:table-cell>
        </table:table-row>
        <table:table-row table:style-name="Table1.117">
          <table:table-cell table:style-name="Table1.A2" office:value-type="string">
            <text:p text:style-name="P12">2279</text:p>
          </table:table-cell>
          <table:table-cell table:style-name="Table1.A2" office:value-type="string">
            <text:p text:style-name="P332">Puels que il sol el chanp me laisse</text:p>
          </table:table-cell>
          <table:table-cell table:style-name="Table1.C103" office:value-type="string">
            <text:p text:style-name="P59">A<text:span text:style-name="T242">BDEGIKMTW</text:span>] ...<text:span text:style-name="T227">quil (BEGIMW que) <text:s/>tot (A toz, BEMW tout) seul (AIK sol, DT soul, G sos) el (B ou, DTW le, EIM en)… <text:s/></text:span><text:span text:style-name="T130">H2</text:span><text:span text:style-name="T73">] </text:span><text:span text:style-name="T143">Jci tout seul en chanp...</text:span></text:p>
          </table:table-cell>
        </table:table-row>
        <table:table-row table:style-name="Table1.117">
          <table:table-cell table:style-name="Table1.A2" office:value-type="string">
            <text:p text:style-name="P12">2280</text:p>
          </table:table-cell>
          <table:table-cell table:style-name="Table1.A2" office:value-type="string">
            <text:p text:style-name="P332">Et li jors s’en vet et abaisse</text:p>
          </table:table-cell>
          <table:table-cell table:style-name="Table1.C103" office:value-type="string">
            <text:p text:style-name="P213"><text:span text:style-name="T237">B</text:span>] ...<text:span text:style-name="T242">iours en uait… <text:s/>W] Le jour sen va ades...</text:span></text:p>
          </table:table-cell>
        </table:table-row>
        <table:table-row table:style-name="Table1.117">
          <table:table-cell table:style-name="Table1.A2" office:value-type="string">
            <text:p text:style-name="P12">2281</text:p>
          </table:table-cell>
          <table:table-cell table:style-name="Table1.A2" office:value-type="string">
            <text:p text:style-name="P332">Ne m’en doit on pas encorper</text:p>
          </table:table-cell>
          <table:table-cell table:style-name="Table1.C103" office:value-type="string">
            <text:p text:style-name="P106">A<text:span text:style-name="T283">G</text:span>] <text:span text:style-name="T227">Non (G Ne) men doit len pas encouper (G encoper) <text:s/></text:span><text:span text:style-name="T91">D] ...</text:span><text:span text:style-name="T100">on mie encorper <text:s/></text:span><text:span text:style-name="T90">E] ...me…</text:span><text:span text:style-name="T111"> <text:s/></text:span><text:span text:style-name="T130">H2</text:span><text:span text:style-name="T73">] ...</text:span><text:span text:style-name="T143">deuroit...blasmer <text:s/></text:span><text:span text:style-name="T152">I] ...</text:span><text:span text:style-name="T157">doit pas… <text:s/></text:span><text:span text:style-name="T90">M] ...</text:span><text:span text:style-name="T171">me doit en mie blaumer <text:s/></text:span><text:span text:style-name="T174">T] … </text:span><text:span text:style-name="T185">i. pas encolper <text:s/></text:span><text:span text:style-name="T90">W] </text:span><text:span text:style-name="T198">On ne men doit pas… <text:s/></text:span><text:span text:style-name="T90">K</text:span><text:span text:style-name="T203">] ...</text:span><text:span text:style-name="T210">doie...</text:span></text:p>
          </table:table-cell>
        </table:table-row>
        <table:table-row table:style-name="Table1.117">
          <table:table-cell table:style-name="Table1.A2" office:value-type="string">
            <text:p text:style-name="P12">2282</text:p>
          </table:table-cell>
          <table:table-cell table:style-name="Table1.A2" office:value-type="string">
            <text:p text:style-name="P332">Ne de coardie reter</text:p>
          </table:table-cell>
          <table:table-cell table:style-name="Table1.C103" office:value-type="string">
            <text:p text:style-name="P75">A<text:span text:style-name="T263">DEGIKTW</text:span>] ...<text:span text:style-name="T227">blasmer (D blamer) <text:s/></text:span><text:span text:style-name="T78">B</text:span><text:span text:style-name="T70">] </text:span><text:span text:style-name="T83">...couraRASe blasmer <text:s/></text:span><text:span text:style-name="T130">H2</text:span><text:span text:style-name="T73">] ...</text:span><text:span text:style-name="T143">encouper <text:s/></text:span><text:span text:style-name="T90">M] ...</text:span><text:span text:style-name="T171">ne recreu couart el amer</text:span></text:p>
            <text:p text:style-name="P162"><text:span text:style-name="T171">P</text:span><text:span text:style-name="T70">] non die esere biasemado</text:span></text:p>
          </table:table-cell>
        </table:table-row>
        <table:table-row table:style-name="Table1.117">
          <table:table-cell table:style-name="Table1.A2" office:value-type="string">
            <text:p text:style-name="P12">2283</text:p>
          </table:table-cell>
          <table:table-cell table:style-name="Table1.A2" office:value-type="string">
            <text:p text:style-name="P332">Florimons s’en vet mout soef</text:p>
          </table:table-cell>
          <table:table-cell table:style-name="Table1.C103" office:value-type="string">
            <text:p text:style-name="P197"><text:span text:style-name="T237">BM</text:span>] ...<text:span text:style-name="T243">en ua </text:span><text:span text:style-name="T24">mlt</text:span><text:span text:style-name="T243"> (M moult) soue <text:s/>E] ...part </text:span><text:span text:style-name="T41">mlt</text:span><text:span text:style-name="T273"> ire <text:s/>G] ...tot soe </text:span></text:p>
          </table:table-cell>
        </table:table-row>
        <table:table-row table:style-name="Table1.117">
          <table:table-cell table:style-name="Table1.A2" office:value-type="string">
            <text:p text:style-name="P12">2284</text:p>
          </table:table-cell>
          <table:table-cell table:style-name="Table1.A2" office:value-type="string">
            <text:p text:style-name="P332">Permi les plains vers la cyté</text:p>
          </table:table-cell>
          <table:table-cell table:style-name="Table1.C103" office:value-type="string">
            <text:p text:style-name="P107">A] ...los…<text:span text:style-name="T227"> </text:span><text:span text:style-name="T78">B</text:span><text:span text:style-name="T70">] </text:span><text:span text:style-name="T83">Le petit pas permi .i. pre <text:s/></text:span><text:span text:style-name="T91">D</text:span><text:span text:style-name="T111">E</text:span><text:span text:style-name="T125">G</text:span><text:span text:style-name="T91">] ...le…</text:span><text:span text:style-name="T100"> <text:s/></text:span><text:span text:style-name="T130">H2</text:span><text:span text:style-name="T73">] ...</text:span><text:span text:style-name="T143">de la cite <text:s/></text:span><text:span text:style-name="T90">M] ...</text:span><text:span text:style-name="T171">en la cyte <text:s/></text:span><text:span text:style-name="T90">K</text:span><text:span text:style-name="T203">] ...</text:span><text:span text:style-name="T211">uit la cite</text:span></text:p>
          </table:table-cell>
        </table:table-row>
        <table:table-row table:style-name="Table1.117">
          <table:table-cell table:style-name="Table1.A2" office:value-type="string">
            <text:p text:style-name="P12">2285</text:p>
          </table:table-cell>
          <table:table-cell table:style-name="Table1.A2" office:value-type="string">
            <text:p text:style-name="P332">Fors de la cyté en un mont</text:p>
          </table:table-cell>
          <table:table-cell table:style-name="Table1.C103" office:value-type="string">
            <text:p text:style-name="P235">M] ...sus .i. mont <text:s/><text:span text:style-name="T372">T] ...ou un mont</text:span></text:p>
          </table:table-cell>
        </table:table-row>
        <table:table-row table:style-name="Table1.117">
          <table:table-cell table:style-name="Table1.A2" office:value-type="string">
            <text:p text:style-name="P12">2286</text:p>
          </table:table-cell>
          <table:table-cell table:style-name="Table1.A2" office:value-type="string">
            <text:p text:style-name="P332">Li dus et Edorie sont.</text:p>
          </table:table-cell>
          <table:table-cell table:style-name="Table1.C103" office:value-type="string">
            <text:p text:style-name="P107"><text:span text:style-name="T91">D</text:span><text:span text:style-name="T185">T</text:span><text:span text:style-name="T91">] ...hedorie…</text:span><text:span text:style-name="T100"> <text:s/></text:span><text:span text:style-name="T90">E] ...</text:span><text:span text:style-name="T111">et si baron i… <text:s/></text:span><text:span text:style-name="T130">H2</text:span><text:span text:style-name="T73">] ...herodie…</text:span><text:span text:style-name="T143"> <text:s/></text:span><text:span text:style-name="T152">I] </text:span><text:span text:style-name="T158">Li dus edorie y sunt <text:s/></text:span><text:span text:style-name="T90">W] </text:span><text:span text:style-name="T198">Le duc et la duchesse… <text:s/></text:span><text:span text:style-name="T90">K</text:span><text:span text:style-name="T203">] ...</text:span><text:span text:style-name="T211">e dorie...</text:span></text:p>
          </table:table-cell>
        </table:table-row>
        <table:table-row table:style-name="Table1.117">
          <table:table-cell table:style-name="Table1.A2" office:value-type="string">
            <text:p text:style-name="P12">2287</text:p>
          </table:table-cell>
          <table:table-cell table:style-name="Table1.A2" office:value-type="string">
            <text:p text:style-name="P332">Totes les gens de la cyté</text:p>
          </table:table-cell>
          <table:table-cell table:style-name="Table1.C103" office:value-type="string">
            <text:p text:style-name="P22">A<text:span text:style-name="T273">EI</text:span>] ...<text:span text:style-name="T227">la gent...</text:span></text:p>
          </table:table-cell>
        </table:table-row>
        <text:soft-page-break/>
        <table:table-row table:style-name="Table1.117">
          <table:table-cell table:style-name="Table1.A2" office:value-type="string">
            <text:p text:style-name="P12">2288</text:p>
          </table:table-cell>
          <table:table-cell table:style-name="Table1.A2" office:value-type="string">
            <text:p text:style-name="P332">Estoient iluec asemblé</text:p>
          </table:table-cell>
          <table:table-cell table:style-name="Table1.C103" office:value-type="string">
            <text:p text:style-name="P30">A<text:span text:style-name="T283">GKT</text:span>] <text:span text:style-name="T227">Sestoient… <text:s/></text:span><text:span text:style-name="T78">B</text:span><text:span text:style-name="T70">] </text:span><text:span text:style-name="T83">J estoient tout...</text:span></text:p>
          </table:table-cell>
        </table:table-row>
        <table:table-row table:style-name="Table1.117">
          <table:table-cell table:style-name="Table1.A2" office:value-type="string">
            <text:p text:style-name="P12">2289</text:p>
          </table:table-cell>
          <table:table-cell table:style-name="Table1.A2" office:value-type="string">
            <text:p text:style-name="P332">Por Florimont grant duel menoient</text:p>
          </table:table-cell>
          <table:table-cell table:style-name="Table1.C103" office:value-type="string">
            <text:p text:style-name="P107">A] ...floiremont…<text:span text:style-name="T227"> <text:s/></text:span><text:span text:style-name="T78">B</text:span><text:span text:style-name="T70">] ...</text:span><text:span text:style-name="T83">faisoient <text:s/></text:span><text:span text:style-name="T152">I] ...</text:span><text:span text:style-name="T158">fasoient CORR IN menoient <text:s/></text:span><text:span text:style-name="T90">K</text:span><text:span text:style-name="T203">] </text:span><text:span text:style-name="T69">Per</text:span><text:span text:style-name="T211">...</text:span></text:p>
          </table:table-cell>
        </table:table-row>
        <table:table-row table:style-name="Table1.117">
          <table:table-cell table:style-name="Table1.A2" office:value-type="string">
            <text:p text:style-name="P12">2290</text:p>
          </table:table-cell>
          <table:table-cell table:style-name="Table1.A2" office:value-type="string">
            <text:p text:style-name="P332">Car le cor oit nen avoient</text:p>
          </table:table-cell>
          <table:table-cell table:style-name="Table1.C103" office:value-type="string">
            <text:p text:style-name="P221"><text:span text:style-name="T237">BM]</text:span> ...<text:span text:style-name="T243">pas oit (M oy) nauoient <text:s/>G] Quar il le corn oi nauoient <text:s/>H2] Que le cor pas oy nauoient <text:s/>W] ...oy il nauoient <text:s/>K] Quant il le corn oi nauoient</text:span></text:p>
          </table:table-cell>
        </table:table-row>
        <table:table-row table:style-name="Table1.117">
          <table:table-cell table:style-name="Table1.A2" office:value-type="string">
            <text:p text:style-name="P12">2291</text:p>
          </table:table-cell>
          <table:table-cell table:style-name="Table1.A2" office:value-type="string">
            <text:p text:style-name="P332">De fi cuidoient qu’il fust mors</text:p>
          </table:table-cell>
          <table:table-cell table:style-name="Table1.C103" office:value-type="string">
            <text:p text:style-name="P122"><text:span text:style-name="T277">G</text:span><text:span text:style-name="T70">] ---</text:span></text:p>
            <text:p text:style-name="P93">A<text:span text:style-name="T358">IK</text:span>] <text:span text:style-name="T227">De fin…(I que il soit)… <text:s/></text:span><text:span text:style-name="T78">B</text:span><text:span text:style-name="T70">] </text:span><text:span text:style-name="T83">De fit… <text:s/></text:span><text:span text:style-name="T90">E] ...</text:span><text:span text:style-name="T111">le cuidoient feni <text:s/></text:span><text:span text:style-name="T130">H2</text:span><text:span text:style-name="T73">] </text:span><text:span text:style-name="T143">Si cuidoient que… <text:s/></text:span><text:span text:style-name="T90">M] </text:span><text:span text:style-name="T60">Por</text:span><text:span text:style-name="T171"> uoir… <text:s/></text:span><text:span text:style-name="T90">W] </text:span><text:span text:style-name="T198">De vray cuidoient qui fust...</text:span></text:p>
          </table:table-cell>
        </table:table-row>
        <table:table-row table:style-name="Table1.117">
          <table:table-cell table:style-name="Table1.A2" office:value-type="string">
            <text:p text:style-name="P12">2292</text:p>
          </table:table-cell>
          <table:table-cell table:style-name="Table1.A2" office:value-type="string">
            <text:p text:style-name="P332">Car n’estoit pas ois li cors</text:p>
          </table:table-cell>
          <table:table-cell table:style-name="Table1.C103" office:value-type="string">
            <text:p text:style-name="P135"><text:span text:style-name="T277">G</text:span><text:span text:style-name="T70">] ---</text:span></text:p>
            <text:p text:style-name="P107">A<text:span text:style-name="T375">T</text:span>] ...<text:span text:style-name="T227">non estoit oi (T hoiz)… <text:s/></text:span><text:span text:style-name="T78">B</text:span><text:span text:style-name="T70">] </text:span><text:span text:style-name="T83">Por ce quois nestoit… <text:s/></text:span><text:span text:style-name="T91">D</text:span><text:span text:style-name="T143">H2</text:span><text:span text:style-name="T158">I</text:span><text:span text:style-name="T91">] </text:span><text:span text:style-name="T100">Quant ne </text:span><text:span text:style-name="T158">(I non)</text:span><text:span text:style-name="T100"> estoit </text:span><text:span text:style-name="T143">(H2 nestoit, </text:span><text:span text:style-name="T158">I estoti</text:span><text:span text:style-name="T143">)</text:span><text:span text:style-name="T100"> oiz </text:span><text:span text:style-name="T158">(I oi)</text:span><text:span text:style-name="T100">… <text:s/></text:span><text:span text:style-name="T90">E] ...</text:span><text:span text:style-name="T111">nauoient le cor oy <text:s text:c="2"/></text:span><text:span text:style-name="T90">M] ...</text:span><text:span text:style-name="T171">ne fu pas oy… <text:s/></text:span><text:span text:style-name="T199">W] Puis quil nauoient oy… </text:span><text:span text:style-name="T90">K</text:span><text:span text:style-name="T203">] </text:span><text:span text:style-name="T211">Quant il nenont oi...</text:span><text:span text:style-name="T171"> </text:span></text:p>
          </table:table-cell>
        </table:table-row>
        <table:table-row table:style-name="Table1.117">
          <table:table-cell table:style-name="Table1.A2" office:value-type="string">
            <text:p text:style-name="P12">2293</text:p>
          </table:table-cell>
          <table:table-cell table:style-name="Table1.A2" office:value-type="string">
            <text:p text:style-name="P332">Li dus que mout s’en donoit soing</text:p>
          </table:table-cell>
          <table:table-cell table:style-name="Table1.C103" office:value-type="string">
            <text:p text:style-name="P94">A<text:span text:style-name="T243">BDMT</text:span>] ...qui…<text:span text:style-name="T227"> <text:s/></text:span><text:span text:style-name="T90">E] ...</text:span><text:span text:style-name="T111">qui au cuer auoit soing <text:s/></text:span><text:span text:style-name="T115">G</text:span><text:span text:style-name="T90">] </text:span><text:span text:style-name="T125">...se… <text:s/></text:span><text:span text:style-name="T130">H2</text:span><text:span text:style-name="T73">] ..</text:span><text:span text:style-name="T143">qui </text:span><text:span text:style-name="T53">mlt</text:span><text:span text:style-name="T143">en auoit soing <text:s/></text:span><text:span text:style-name="T152">I] ...</text:span><text:span text:style-name="T158">qui molt se donoit <text:s/></text:span><text:span text:style-name="T199">W] ...se...sain</text:span></text:p>
          </table:table-cell>
        </table:table-row>
        <table:table-row table:style-name="Table1.117">
          <table:table-cell table:style-name="Table1.A2" office:value-type="string">
            <text:p text:style-name="P12">2294</text:p>
          </table:table-cell>
          <table:table-cell table:style-name="Table1.A2" office:value-type="string">
            <text:p text:style-name="P332">Ait veut Florimont de loing</text:p>
          </table:table-cell>
          <table:table-cell table:style-name="Table1.C103" office:value-type="string">
            <text:p text:style-name="P23">A] ---</text:p>
            <text:p text:style-name="P271"><text:span text:style-name="T287">H2</text:span>] <text:span text:style-name="T297">A </text:span><text:span text:style-name="T53">flo</text:span><text:span text:style-name="T297">. veu de loing</text:span></text:p>
          </table:table-cell>
        </table:table-row>
        <table:table-row table:style-name="Table1.117">
          <table:table-cell table:style-name="Table1.A2" office:value-type="string">
            <text:p text:style-name="P12">2295</text:p>
          </table:table-cell>
          <table:table-cell table:style-name="Table1.A2" office:value-type="string">
            <text:p text:style-name="P332">Lai est alez et Edorie</text:p>
          </table:table-cell>
          <table:table-cell table:style-name="Table1.C103" office:value-type="string">
            <text:p text:style-name="P107">A] ...nest…<text:span text:style-name="T228"> <text:s/></text:span><text:span text:style-name="T78">B</text:span><text:span text:style-name="T70">] ...</text:span><text:span text:style-name="T84">edozie <text:s/></text:span><text:span text:style-name="T91">D</text:span><text:span text:style-name="T185">T</text:span><text:span text:style-name="T91">] ...</text:span><text:span text:style-name="T185">(T nest)</text:span><text:span text:style-name="T91">...</text:span><text:span text:style-name="T100">hedorie <text:s/></text:span><text:span text:style-name="T130">H2</text:span><text:span text:style-name="T73">] ...</text:span><text:span text:style-name="T143">herodie <text:s/></text:span><text:span text:style-name="T152">I] ...</text:span><text:span text:style-name="T158">et dorie <text:s/></text:span><text:span text:style-name="T90">M] ...</text:span><text:span text:style-name="T171">eldorie <text:s/></text:span><text:span text:style-name="T90">K</text:span><text:span text:style-name="T203">] ...</text:span><text:span text:style-name="T211">nest alez il e dorie</text:span></text:p>
          </table:table-cell>
        </table:table-row>
        <table:table-row table:style-name="Table1.117">
          <table:table-cell table:style-name="Table1.A2" office:value-type="string">
            <text:p text:style-name="P12">2296</text:p>
          </table:table-cell>
          <table:table-cell table:style-name="Table1.A2" office:value-type="string">
            <text:p text:style-name="P332">Et de l’atre gent grant pertie</text:p>
          </table:table-cell>
          <table:table-cell table:style-name="Table1.C103" office:value-type="string">
            <text:p text:style-name="P191"><text:span text:style-name="T237">B</text:span>] ...<text:span text:style-name="T244">des autres vne partie <text:s/>E] ...de sa gent </text:span><text:span text:style-name="T41">mlt…</text:span><text:span text:style-name="T273"> <text:s/>H2] De lautre...</text:span></text:p>
          </table:table-cell>
        </table:table-row>
        <table:table-row table:style-name="Table1.117">
          <table:table-cell table:style-name="Table1.A2" office:value-type="string">
            <text:p text:style-name="P12">2297</text:p>
          </table:table-cell>
          <table:table-cell table:style-name="Table1.A2" office:value-type="string">
            <text:p text:style-name="P332">Se Florimons ne fust armez</text:p>
          </table:table-cell>
          <table:table-cell table:style-name="Table1.C103" office:value-type="string">
            <text:p text:style-name="P23"/>
          </table:table-cell>
        </table:table-row>
        <table:table-row table:style-name="Table1.285">
          <table:table-cell table:style-name="Table1.A2" office:value-type="string">
            <text:p text:style-name="P12">2298</text:p>
          </table:table-cell>
          <table:table-cell table:style-name="Table1.A2" office:value-type="string">
            <text:p text:style-name="P332">Baissiés fust jai et acolez</text:p>
          </table:table-cell>
          <table:table-cell table:style-name="Table1.C103" office:value-type="string">
            <text:p text:style-name="P83">A<text:span text:style-name="T283">GK</text:span>] ...<text:span text:style-name="T228">fust bien et… <text:s/></text:span><text:span text:style-name="T78">B</text:span><text:span text:style-name="T199">W</text:span><text:span text:style-name="T70">] </text:span><text:span text:style-name="T84">Bien fust baisies </text:span><text:span text:style-name="T199">(B besiez)</text:span><text:span text:style-name="T84">… <text:s/></text:span><text:span text:style-name="T91">D</text:span><text:span text:style-name="T143">H2</text:span><text:span text:style-name="T91">] </text:span><text:span text:style-name="T100">Mout </text:span><text:span text:style-name="T143">(H2 </text:span><text:span text:style-name="T53">Mlt</text:span><text:span text:style-name="T143">) </text:span><text:span text:style-name="T100">fust </text:span><text:span text:style-name="T143">(H2 fu)</text:span><text:span text:style-name="T100"> baisiez et… <text:s/></text:span><text:span text:style-name="T90">E] ...</text:span><text:span text:style-name="T111">i fust et acolez <text:s/></text:span><text:span text:style-name="T152">I] ...</text:span><text:span text:style-name="T158">e bien acolles <text:s/></text:span><text:span text:style-name="T90">M] </text:span><text:span text:style-name="T171">Besiez feust… <text:s/></text:span><text:span text:style-name="T174">T] ...</text:span><text:span text:style-name="T185">fust et acolez</text:span></text:p>
          </table:table-cell>
        </table:table-row>
        <table:table-row table:style-name="Table1.117">
          <table:table-cell table:style-name="Table1.A2" office:value-type="string">
            <text:p text:style-name="P12">2299</text:p>
          </table:table-cell>
          <table:table-cell table:style-name="Table1.A2" office:value-type="string">
            <text:p text:style-name="P332">Em plorant li dient Salu</text:p>
          </table:table-cell>
          <table:table-cell table:style-name="Table1.C103" office:value-type="string">
            <text:p text:style-name="P107">A] <text:span text:style-name="T228">En plus… <text:s/></text:span><text:span text:style-name="T91">D</text:span><text:span text:style-name="T143">H2</text:span><text:span text:style-name="T91">] ...</text:span><text:span text:style-name="T100">li ont dit… <text:s/></text:span><text:span text:style-name="T90">M] ...</text:span><text:span text:style-name="T171">li distrent… <text:s/></text:span><text:span text:style-name="T174">T] ...</text:span><text:span text:style-name="T185">li baisa sa mere <text:s/></text:span><text:span text:style-name="T199">W] ...ly donnoient salu <text:s/></text:span><text:span text:style-name="T90">K</text:span><text:span text:style-name="T203">] </text:span><text:span text:style-name="T211">En plorant dient...</text:span></text:p>
          </table:table-cell>
        </table:table-row>
        <table:table-row table:style-name="Table1.117">
          <table:table-cell table:style-name="Table1.A2" office:value-type="string">
            <text:p text:style-name="P12">2300</text:p>
          </table:table-cell>
          <table:table-cell table:style-name="Table1.A2" office:value-type="string">
            <text:p text:style-name="P332">L’uns p<text:span text:style-name="T228">ri</text:span>st l’elme l’atres l’escu</text:p>
          </table:table-cell>
          <table:table-cell table:style-name="Table1.C103" office:value-type="string">
            <text:p text:style-name="P107"><text:span text:style-name="T91">D] ...prent…</text:span><text:span text:style-name="T100"> <text:s/></text:span><text:span text:style-name="T90">E</text:span><text:span text:style-name="T171">M</text:span><text:span text:style-name="T90">] ...</text:span><text:span text:style-name="T111">prent </text:span><text:span text:style-name="T171">(M prist)</text:span><text:span text:style-name="T111"> lespie… <text:s/></text:span><text:span text:style-name="T174">T] </text:span><text:span text:style-name="T185">Li uns prent lescu li autre sespee <text:s/></text:span><text:span text:style-name="T90">K</text:span><text:span text:style-name="T203">] </text:span><text:span text:style-name="T211">...prist larme...</text:span></text:p>
          </table:table-cell>
        </table:table-row>
        <table:table-row table:style-name="Table1.117">
          <table:table-cell table:style-name="Table1.A2" office:value-type="string">
            <text:p text:style-name="P13">230<text:span text:style-name="T9">1</text:span></text:p>
          </table:table-cell>
          <table:table-cell table:style-name="Table1.A2" office:value-type="string">
            <text:p text:style-name="P333">Et si l’en ont meneit em paix</text:p>
          </table:table-cell>
          <table:table-cell table:style-name="Table1.C103" office:value-type="string">
            <text:p text:style-name="P23">A<text:span text:style-name="T263">DEGH2IKMTW</text:span>] <text:span text:style-name="T228">Ensi (EMT Ainsi, H2 Ainssi, W Ainxi) len (K nen) ont mene...(W menez pais)</text:span></text:p>
          </table:table-cell>
        </table:table-row>
        <table:table-row table:style-name="Table1.117">
          <table:table-cell table:style-name="Table1.A2" office:value-type="string">
            <text:p text:style-name="P13">230<text:span text:style-name="T9">2</text:span></text:p>
          </table:table-cell>
          <table:table-cell table:style-name="Table1.A2" office:value-type="string">
            <text:p text:style-name="P333">Tant qu’il fut davant le palaix</text:p>
          </table:table-cell>
          <table:table-cell table:style-name="Table1.C103" office:value-type="string">
            <text:p text:style-name="P107">A] ...<text:span text:style-name="T228">el palais <text:s/></text:span><text:span text:style-name="T90">E] </text:span><text:span text:style-name="T111">En dusques au maistre palais <text:s/></text:span><text:span text:style-name="T130">H2</text:span><text:span text:style-name="T73">] ...dedens…</text:span><text:span text:style-name="T143"> <text:s/></text:span><text:span text:style-name="T174">T] ...</text:span><text:span text:style-name="T185">delez le palais <text:s/></text:span><text:span text:style-name="T199">W] ...qui fut… <text:s/></text:span><text:span text:style-name="T90">K</text:span><text:span text:style-name="T203">] ...</text:span><text:span text:style-name="T211">quil sont...</text:span></text:p>
          </table:table-cell>
        </table:table-row>
        <table:table-row table:style-name="Table1.117">
          <table:table-cell table:style-name="Table1.A2" office:value-type="string">
            <text:p text:style-name="P13">230<text:span text:style-name="T9">3</text:span></text:p>
          </table:table-cell>
          <table:table-cell table:style-name="Table1.A2" office:value-type="string">
            <text:p text:style-name="P333">Iluec le corrent desarmer</text:p>
          </table:table-cell>
          <table:table-cell table:style-name="Table1.C103" office:value-type="string">
            <text:p text:style-name="P107"><text:span text:style-name="T90">E] ...</text:span><text:span text:style-name="T111">le firent… <text:s/></text:span><text:span text:style-name="T130">H2</text:span><text:span text:style-name="T73">] ...</text:span><text:span text:style-name="T143">lont prins a desarmer <text:s/></text:span><text:span text:style-name="T174">T] ...</text:span><text:span text:style-name="T185">corunt <text:s text:c="2"/></text:span><text:span text:style-name="T90">K</text:span><text:span text:style-name="T203">] ...</text:span><text:span text:style-name="T211">len curent…</text:span></text:p>
          </table:table-cell>
        </table:table-row>
        <text:soft-page-break/>
        <table:table-row table:style-name="Table1.117">
          <table:table-cell table:style-name="Table1.A2" office:value-type="string">
            <text:p text:style-name="P13">230<text:span text:style-name="T9">4</text:span></text:p>
          </table:table-cell>
          <table:table-cell table:style-name="Table1.A2" office:value-type="string">
            <text:p text:style-name="P333">Li dus le prent a regarder</text:p>
          </table:table-cell>
          <table:table-cell table:style-name="Table1.C103" office:value-type="string">
            <text:p text:style-name="P95">A<text:span text:style-name="T263">DGIK</text:span>] ..<text:span text:style-name="T228">prist a esgarder <text:s/></text:span><text:span text:style-name="T78">B</text:span><text:span text:style-name="T111">E</text:span><text:span text:style-name="T171">M</text:span><text:span text:style-name="T185">T</text:span><text:span text:style-name="T70">] ..prist </text:span><text:span text:style-name="T185">(T prit)</text:span><text:span text:style-name="T70">…</text:span><text:span text:style-name="T85"> <text:s/></text:span><text:span text:style-name="T130">H2</text:span><text:span text:style-name="T73">] ...</text:span><text:span text:style-name="T143">ler print a esgarder <text:s/></text:span><text:span text:style-name="T199">W] </text:span><text:span text:style-name="T200">...le prist...</text:span></text:p>
          </table:table-cell>
        </table:table-row>
        <table:table-row table:style-name="Table1.117">
          <table:table-cell table:style-name="Table1.A2" office:value-type="string">
            <text:p text:style-name="P13">230<text:span text:style-name="T9">5</text:span></text:p>
          </table:table-cell>
          <table:table-cell table:style-name="Table1.A2" office:value-type="string">
            <text:p text:style-name="P333">L’escut vit frait les dras senglans</text:p>
          </table:table-cell>
          <table:table-cell table:style-name="Table1.C103" office:value-type="string">
            <text:p text:style-name="P214"><text:span text:style-name="T237">BG</text:span>] …uoit…<text:span text:style-name="T245"> <text:s/>D] Le cors uit taint et tot… <text:s/>E] ...qui estoit sanglens <text:s/>H2] ...rout lescu senglant <text:s/>M] ...et li sanglant <text:s/>T] ...le braz sanglant <text:s/>W] ...roge le corps saigneuz</text:span></text:p>
            <text:p text:style-name="P312">P] e ly suo drapi insanguanadi</text:p>
          </table:table-cell>
        </table:table-row>
        <table:table-row table:style-name="Table1.117">
          <table:table-cell table:style-name="Table1.A2" office:value-type="string">
            <text:p text:style-name="P13">230<text:span text:style-name="T9">6</text:span></text:p>
          </table:table-cell>
          <table:table-cell table:style-name="Table1.A2" office:value-type="string">
            <text:p text:style-name="P333">Demandet li se il est ans</text:p>
          </table:table-cell>
          <table:table-cell table:style-name="Table1.C103" office:value-type="string">
            <text:p text:style-name="P95">A<text:span text:style-name="T245">BDEGH2IKT</text:span>] <text:span text:style-name="T228">Demanda (H2 Demande) (BE lui)...(DH2 tant, T dedenz) <text:s/></text:span><text:span text:style-name="T199">W] </text:span><text:span text:style-name="T200">Li demanda sil est dedens</text:span></text:p>
          </table:table-cell>
        </table:table-row>
        <table:table-row table:style-name="Table1.117">
          <table:table-cell table:style-name="Table1.A2" office:value-type="string">
            <text:p text:style-name="P13">230<text:span text:style-name="T9">7</text:span></text:p>
          </table:table-cell>
          <table:table-cell table:style-name="Table1.A2" office:value-type="string">
            <text:p text:style-name="P333">Gaires perfont navrez el cors</text:p>
          </table:table-cell>
          <table:table-cell table:style-name="Table1.C103" office:value-type="string">
            <text:p text:style-name="P197"><text:span text:style-name="T237">BW</text:span>] ...ou…<text:span text:style-name="T245"> <text:s/>D] ...naurez parfont ou… <text:s/>E] Naurez parfont dedens le cors <text:s/>M] Gueires naurez dedens le corps</text:span></text:p>
          </table:table-cell>
        </table:table-row>
        <table:table-row table:style-name="Table1.117">
          <table:table-cell table:style-name="Table1.A2" office:value-type="string">
            <text:p text:style-name="P13">230<text:span text:style-name="T9">8</text:span></text:p>
          </table:table-cell>
          <table:table-cell table:style-name="Table1.A2" office:value-type="string">
            <text:p text:style-name="P333">Non fet il mai un poc dehors</text:p>
          </table:table-cell>
          <table:table-cell table:style-name="Table1.C103" office:value-type="string">
            <text:p text:style-name="P214"><text:span text:style-name="T237">B</text:span>] <text:span text:style-name="T245">Naie fait il eun poi… <text:s/>I] Num… <text:s/>M] Non dit il… <text:s/>W] ...que vn peu...</text:span></text:p>
          </table:table-cell>
        </table:table-row>
        <table:table-row table:style-name="Table1.117">
          <table:table-cell table:style-name="Table1.A2" office:value-type="string">
            <text:p text:style-name="P13">230<text:span text:style-name="T9">9</text:span></text:p>
          </table:table-cell>
          <table:table-cell table:style-name="Table1.A2" office:value-type="string">
            <text:p text:style-name="P333">Est li moustres mors ou vencus</text:p>
          </table:table-cell>
          <table:table-cell table:style-name="Table1.C103" office:value-type="string">
            <text:p text:style-name="P272"><text:span text:style-name="T287">H2</text:span>] ---</text:p>
            <text:p text:style-name="P45">A] <text:span text:style-name="T228">Et… <text:s/></text:span><text:span text:style-name="T78">B</text:span><text:span text:style-name="T100">D</text:span><text:span text:style-name="T171">M</text:span><text:span text:style-name="T185">T</text:span><text:span text:style-name="T201">W</text:span><text:span text:style-name="T70">] ...ne…</text:span><text:span text:style-name="T86"> <text:s/></text:span><text:span text:style-name="T90">E</text:span><text:span text:style-name="T126">G</text:span><text:span text:style-name="T90">] ...</text:span><text:span text:style-name="T111">et vaincus </text:span><text:span text:style-name="T126">(G uencuz)</text:span></text:p>
          </table:table-cell>
        </table:table-row>
        <table:table-row table:style-name="Table1.117">
          <table:table-cell table:style-name="Table1.A2" office:value-type="string">
            <text:p text:style-name="P14">2310</text:p>
          </table:table-cell>
          <table:table-cell table:style-name="Table1.A2" office:value-type="string">
            <text:p text:style-name="P333">Non voir sire fors est et drus</text:p>
          </table:table-cell>
          <table:table-cell table:style-name="Table1.C103" office:value-type="string">
            <text:p text:style-name="P272"><text:span text:style-name="T287">H2</text:span>] ---</text:p>
            <text:p text:style-name="P75">A<text:span text:style-name="T359">IKT</text:span>] ...<text:span text:style-name="T228">sainz (IKT sains) est… <text:s/></text:span><text:span text:style-name="T78">B</text:span><text:span text:style-name="T70">] </text:span><text:span text:style-name="T86">Nenil sire… <text:s/></text:span><text:span text:style-name="T91">D</text:span><text:span text:style-name="T201">W</text:span><text:span text:style-name="T91">] …</text:span><text:span text:style-name="T100">sire mes sains </text:span><text:span text:style-name="T201">(W sain)</text:span><text:span text:style-name="T100"> et… <text:s/></text:span><text:span text:style-name="T90">E] </text:span><text:span text:style-name="T111">Nenil sire ains est sains et… <text:s/></text:span><text:span text:style-name="T115">G</text:span><text:span text:style-name="T90">] </text:span><text:span text:style-name="T126">sire ainz sainz et… <text:s/></text:span><text:span text:style-name="T90">M] </text:span><text:span text:style-name="T171">Sire nanin sains est...</text:span></text:p>
          </table:table-cell>
        </table:table-row>
        <table:table-row table:style-name="Table1.117">
          <table:table-cell table:style-name="Table1.A2" office:value-type="string">
            <text:p text:style-name="P14">2311</text:p>
          </table:table-cell>
          <table:table-cell table:style-name="Table1.A2" office:value-type="string">
            <text:p text:style-name="P333">Et qui poroit beste mater</text:p>
          </table:table-cell>
          <table:table-cell table:style-name="Table1.C103" office:value-type="string">
            <text:p text:style-name="P96">A<text:span text:style-name="T263">DEH2T</text:span>] ...<text:span text:style-name="T228">puet donc (E dont) beste… <text:s/></text:span><text:span text:style-name="T78">B</text:span><text:span text:style-name="T70">] </text:span><text:span text:style-name="T86">Qui porroit dont… <text:s/></text:span><text:span text:style-name="T115">G</text:span><text:span text:style-name="T211">K</text:span><text:span text:style-name="T171">M</text:span><text:span text:style-name="T90">] ...</text:span><text:span text:style-name="T171">(</text:span><text:span text:style-name="T211">K</text:span><text:span text:style-name="T171">M puet) </text:span><text:span text:style-name="T126">tel beste… <text:s/></text:span><text:span text:style-name="T152">I] </text:span><text:span text:style-name="T159">Qui puet tel beste… <text:s/></text:span><text:span text:style-name="T199">W] </text:span><text:span text:style-name="T201">Qui pourroit telle...</text:span></text:p>
          </table:table-cell>
        </table:table-row>
        <table:table-row table:style-name="Table1.117">
          <table:table-cell table:style-name="Table1.A2" office:value-type="string">
            <text:p text:style-name="P14">2312</text:p>
          </table:table-cell>
          <table:table-cell table:style-name="Table1.A2" office:value-type="string">
            <text:p text:style-name="P333">Qui ne puet morir por navrer</text:p>
          </table:table-cell>
          <table:table-cell table:style-name="Table1.C103" office:value-type="string">
            <text:p text:style-name="P136"><text:span text:style-name="T277">G</text:span><text:span text:style-name="T70">] ...nen…</text:span><text:span text:style-name="T126"> <text:s/></text:span><text:span text:style-name="T152">I] </text:span><text:span text:style-name="T159">Que ne… <text:s/></text:span><text:span text:style-name="T199">W] ...</text:span><text:span text:style-name="T201">de naurer</text:span></text:p>
          </table:table-cell>
        </table:table-row>
        <table:table-row table:style-name="Table1.117">
          <table:table-cell table:style-name="Table1.A2" office:value-type="string">
            <text:p text:style-name="P14">2313</text:p>
          </table:table-cell>
          <table:table-cell table:style-name="Table1.A2" office:value-type="string">
            <text:p text:style-name="P333">Vers moi ne s’est il de riens fains</text:p>
          </table:table-cell>
          <table:table-cell table:style-name="Table1.C103" office:value-type="string">
            <text:p text:style-name="P125"><text:span text:style-name="T277">G</text:span><text:span text:style-name="T70">] ...</text:span><text:span text:style-name="T126">nest il… <text:s/></text:span><text:span text:style-name="T130">H2</text:span><text:span text:style-name="T73">] ...</text:span><text:span text:style-name="T144">frains <text:s/></text:span><text:span text:style-name="T152">I</text:span><text:span text:style-name="T211">K</text:span><text:span text:style-name="T152">] ...</text:span><text:span text:style-name="T159">nen est il...</text:span></text:p>
          </table:table-cell>
        </table:table-row>
        <table:table-row table:style-name="Table1.117">
          <table:table-cell table:style-name="Table1.A2" office:value-type="string">
            <text:p text:style-name="P14">2314</text:p>
          </table:table-cell>
          <table:table-cell table:style-name="Table1.A2" office:value-type="string">
            <text:p text:style-name="P333">Il fut si per II fois atains</text:p>
          </table:table-cell>
          <table:table-cell table:style-name="Table1.C103" office:value-type="string">
            <text:p text:style-name="P31">A] <text:span text:style-name="T228">J fust i per… <text:s/></text:span><text:span text:style-name="T78">B</text:span><text:span text:style-name="T100">D</text:span><text:span text:style-name="T126">G</text:span><text:span text:style-name="T159">I</text:span><text:span text:style-name="T211">K</text:span><text:span text:style-name="T201">W</text:span><text:span text:style-name="T70">] ...</text:span><text:span text:style-name="T86">fu </text:span><text:span text:style-name="T201">(W fut)</text:span><text:span text:style-name="T86"> par </text:span><text:span text:style-name="T100">(D </text:span><text:span text:style-name="T34">per</text:span><text:span text:style-name="T100">)</text:span><text:span text:style-name="T86">...</text:span><text:span text:style-name="T100">(D si atainz, </text:span><text:span text:style-name="T126">G si ateinz, </text:span><text:span text:style-name="T159">I si ateins, </text:span><text:span text:style-name="T201">si ataint</text:span><text:span text:style-name="T100">)</text:span></text:p>
          </table:table-cell>
        </table:table-row>
        <table:table-row table:style-name="Table1.117">
          <table:table-cell table:style-name="Table1.A2" office:value-type="string">
            <text:p text:style-name="P14">2315</text:p>
          </table:table-cell>
          <table:table-cell table:style-name="Table1.A2" office:value-type="string">
            <text:p text:style-name="P333">Qu’autre beste en deust morir</text:p>
          </table:table-cell>
          <table:table-cell table:style-name="Table1.C103" office:value-type="string">
            <text:p text:style-name="P96">A<text:span text:style-name="T284">GIKMT</text:span>] <text:s/>...<text:span text:style-name="T228">beste deust… <text:s/></text:span><text:span text:style-name="T199">W] </text:span><text:span text:style-name="T201">Que une aultre beste...</text:span></text:p>
          </table:table-cell>
        </table:table-row>
        <table:table-row table:style-name="Table1.117">
          <table:table-cell table:style-name="Table1.A2" office:value-type="string">
            <text:p text:style-name="P14">2316</text:p>
          </table:table-cell>
          <table:table-cell table:style-name="Table1.A2" office:value-type="string">
            <text:p text:style-name="P333">Et il s’aloit en meir guerir</text:p>
          </table:table-cell>
          <table:table-cell table:style-name="Table1.C103" office:value-type="string">
            <text:p text:style-name="P127"><text:span text:style-name="T277">G</text:span><text:span text:style-name="T70">] </text:span><text:span text:style-name="T126">Cil...en la… <text:s/></text:span><text:span text:style-name="T70">M</text:span><text:span text:style-name="T201">W</text:span><text:span text:style-name="T70">] </text:span><text:span text:style-name="T171">Mes il </text:span><text:span text:style-name="T201">(W aloit)</text:span><text:span text:style-name="T171">...</text:span></text:p>
          </table:table-cell>
        </table:table-row>
        <table:table-row table:style-name="Table1.117">
          <table:table-cell table:style-name="Table1.A2" office:value-type="string">
            <text:p text:style-name="P14">2317</text:p>
          </table:table-cell>
          <table:table-cell table:style-name="Table1.A2" office:value-type="string">
            <text:p text:style-name="P333">Ne cuit qu’il soit hons nez ne vis</text:p>
          </table:table-cell>
          <table:table-cell table:style-name="Table1.C103" office:value-type="string">
            <text:p text:style-name="P96">A<text:span text:style-name="T284">GK</text:span>] <text:span text:style-name="T396">(K Ni)</text:span>...<text:span text:style-name="T228">croi qui (K quil) soit hon (GK hom)… <text:s/></text:span><text:span text:style-name="T78">B</text:span><text:span text:style-name="T70">] </text:span><text:span text:style-name="T86">Ne croi...nus hons uis <text:s/></text:span><text:span text:style-name="T91">D] </text:span><text:span text:style-name="T100">Ne croi que hons soit morz ne vis <text:s/></text:span><text:span text:style-name="T90">E] </text:span><text:span text:style-name="T112">Ne croi quil soit homme nez vis <text:s/></text:span><text:span text:style-name="T130">H2</text:span><text:span text:style-name="T73">] </text:span><text:span text:style-name="T144">Je ne croi que nus hons soit vis <text:s/></text:span><text:span text:style-name="T152">I] </text:span><text:span text:style-name="T159">Ne croit que soit hom mort ne uis <text:s/></text:span><text:span text:style-name="T174">T] </text:span><text:span text:style-name="T185">Ne croi que soit hom nas ne uis <text:s/></text:span><text:span text:style-name="T199">W] </text:span><text:span text:style-name="T201">Ne croy quil soit homs mors ne viz</text:span></text:p>
          </table:table-cell>
        </table:table-row>
        <table:table-row table:style-name="Table1.117">
          <table:table-cell table:style-name="Table1.A2" office:value-type="string">
            <text:p text:style-name="P14">2318</text:p>
          </table:table-cell>
          <table:table-cell table:style-name="Table1.A2" office:value-type="string">
            <text:p text:style-name="P333">Per <text:span text:style-name="T228">c</text:span>ui il soit jai mors ne pris</text:p>
          </table:table-cell>
          <table:table-cell table:style-name="Table1.C103" office:value-type="string">
            <text:p text:style-name="P108">A] ...<text:span text:style-name="T228">il ia soit… <text:s/></text:span><text:span text:style-name="T78">B</text:span><text:span text:style-name="T70">] </text:span><text:span text:style-name="T86">Par cui...ne mors… <text:s/></text:span><text:span text:style-name="T91">D</text:span><text:span text:style-name="T112">E</text:span><text:span text:style-name="T144">H2</text:span><text:span text:style-name="T185">T</text:span><text:span text:style-name="T91">] ...</text:span><text:span text:style-name="T100">soit ne morz </text:span><text:span text:style-name="T112">(E</text:span><text:span text:style-name="T144">H2</text:span><text:span text:style-name="T185">T</text:span><text:span text:style-name="T112"> mors)</text:span><text:span text:style-name="T100"> ne pris </text:span><text:span text:style-name="T144">(H2 prins)</text:span><text:span text:style-name="T100"> <text:s/></text:span><text:span text:style-name="T115">G</text:span><text:span text:style-name="T159">I</text:span><text:span text:style-name="T90">] </text:span><text:span text:style-name="T126">Par… <text:s/></text:span><text:span text:style-name="T90">M] </text:span><text:span text:style-name="T60">Per</text:span><text:span text:style-name="T171"> qui… <text:s/></text:span><text:span text:style-name="T199">W] </text:span><text:span text:style-name="T201">Pour qui… <text:s/></text:span><text:span text:style-name="T90">K</text:span><text:span text:style-name="T203">] </text:span><text:span text:style-name="T212">Par cui il set mort...</text:span></text:p>
          </table:table-cell>
        </table:table-row>
        <table:table-row table:style-name="Table1.117">
          <table:table-cell table:style-name="Table1.A2" office:value-type="string">
            <text:p text:style-name="P14">2319</text:p>
          </table:table-cell>
          <table:table-cell table:style-name="Table1.A2" office:value-type="string">
            <text:p text:style-name="P333">Biaus fils je le savoie assez</text:p>
          </table:table-cell>
          <table:table-cell table:style-name="Table1.C103" office:value-type="string">
            <text:p text:style-name="P138"><text:span text:style-name="T277">G</text:span><text:span text:style-name="T70">] ...li…</text:span><text:span text:style-name="T126"> <text:s/></text:span><text:span text:style-name="T70">K</text:span><text:span text:style-name="T203">] ...</text:span><text:span text:style-name="T212">ia li...</text:span></text:p>
          </table:table-cell>
        </table:table-row>
        <text:soft-page-break/>
        <table:table-row table:style-name="Table1.117">
          <table:table-cell table:style-name="Table1.A2" office:value-type="string">
            <text:p text:style-name="P14">2320</text:p>
          </table:table-cell>
          <table:table-cell table:style-name="Table1.A2" office:value-type="string">
            <text:p text:style-name="P333">Puels que vis iestes eschapez</text:p>
          </table:table-cell>
          <table:table-cell table:style-name="Table1.C103" office:value-type="string">
            <text:p text:style-name="P108">A<text:span text:style-name="T360">I</text:span>] ...nestes…<text:span text:style-name="T228"> </text:span><text:span text:style-name="T78">B</text:span><text:span text:style-name="T112">E</text:span><text:span text:style-name="T144">H2</text:span><text:span text:style-name="T171">M</text:span><text:span text:style-name="T70">] ...</text:span><text:span text:style-name="T86">que vous </text:span><text:span text:style-name="T144">(H2</text:span><text:span text:style-name="T171">M</text:span><text:span text:style-name="T144"> </text:span><text:span text:style-name="T54">vos</text:span><text:span text:style-name="T144">)</text:span><text:span text:style-name="T86">… <text:s/></text:span><text:span text:style-name="T115">G</text:span><text:span text:style-name="T90">] ...</text:span><text:span text:style-name="T126">uos mestes… <text:s/></text:span><text:span text:style-name="T90">K</text:span><text:span text:style-name="T203">] ...</text:span><text:span text:style-name="T212">nest...</text:span></text:p>
          </table:table-cell>
        </table:table-row>
        <table:table-row table:style-name="Table1.117">
          <table:table-cell table:style-name="Table1.A2" office:value-type="string">
            <text:p text:style-name="P14">2321</text:p>
          </table:table-cell>
          <table:table-cell table:style-name="Table1.A2" office:value-type="string">
            <text:p text:style-name="P333">Si le laissiés ester em paix</text:p>
          </table:table-cell>
          <table:table-cell table:style-name="Table1.C103" office:value-type="string">
            <text:p text:style-name="P127">M] ...atant en pes</text:p>
          </table:table-cell>
        </table:table-row>
        <table:table-row table:style-name="Table1.117">
          <table:table-cell table:style-name="Table1.A2" office:value-type="string">
            <text:p text:style-name="P14">2322</text:p>
          </table:table-cell>
          <table:table-cell table:style-name="Table1.A2" office:value-type="string">
            <text:p text:style-name="P333">Dist Florimons Sire ja mais</text:p>
          </table:table-cell>
          <table:table-cell table:style-name="Table1.C103" office:value-type="string">
            <text:p text:style-name="P108"><text:span text:style-name="T91">D</text:span><text:span text:style-name="T144">H2</text:span><text:span text:style-name="T91">] ...</text:span><text:span text:style-name="T100">pere </text:span><text:span text:style-name="T144">(H2 peres)</text:span><text:span text:style-name="T100"> iames </text:span><text:span text:style-name="T144">(H2 iamais)</text:span><text:span text:style-name="T100"> <text:s/></text:span><text:span text:style-name="T115">G</text:span><text:span text:style-name="T90">] ...</text:span><text:span text:style-name="T126">floremont ia mais <text:s/></text:span><text:span text:style-name="T90">M] </text:span><text:span text:style-name="T171">Sore dir </text:span><text:span text:style-name="T60">flor…</text:span><text:span text:style-name="T171">. <text:s/></text:span><text:span text:style-name="T90">K</text:span><text:span text:style-name="T203">] </text:span><text:span text:style-name="T212">Floriemont dist...</text:span></text:p>
          </table:table-cell>
        </table:table-row>
        <table:table-row table:style-name="Table1.117">
          <table:table-cell table:style-name="Table1.A2" office:value-type="string">
            <text:p text:style-name="P14">2323</text:p>
          </table:table-cell>
          <table:table-cell table:style-name="Table1.A2" office:value-type="string">
            <text:p text:style-name="P333">N’avrai joie tant com soit vis</text:p>
          </table:table-cell>
          <table:table-cell table:style-name="Table1.C103" office:value-type="string">
            <text:p text:style-name="P108">A] ...<text:span text:style-name="T228">puis quil soit… <text:s/></text:span><text:span text:style-name="T91">D] ...</text:span><text:span text:style-name="T100">por quoi soit… <text:s/></text:span><text:span text:style-name="T115">G</text:span><text:span text:style-name="T159">I</text:span><text:span text:style-name="T185">T</text:span><text:span text:style-name="T90">] ...</text:span><text:span text:style-name="T126">por quel </text:span><text:span text:style-name="T159">(I</text:span><text:span text:style-name="T185">T</text:span><text:span text:style-name="T159"> quil)</text:span><text:span text:style-name="T126"> soit… <text:s/></text:span><text:span text:style-name="T90">M</text:span><text:span text:style-name="T201">W</text:span><text:span text:style-name="T90">] ...</text:span><text:span text:style-name="T171">tant quil soit… <text:s/></text:span><text:span text:style-name="T90">K</text:span><text:span text:style-name="T203">] </text:span><text:span text:style-name="T212">Naura ioir por quil sot...</text:span></text:p>
          </table:table-cell>
        </table:table-row>
        <table:table-row table:style-name="Table1.117">
          <table:table-cell table:style-name="Table1.A2" office:value-type="string">
            <text:p text:style-name="P16">23<text:span text:style-name="T420">α</text:span>24</text:p>
          </table:table-cell>
          <table:table-cell table:style-name="Table1.A2" office:value-type="string">
            <text:p text:style-name="P333">Trop nos ait gasté le pais</text:p>
          </table:table-cell>
          <table:table-cell table:style-name="Table1.C103" office:value-type="string">
            <text:p text:style-name="P39">A] ...<text:span text:style-name="T228">uos a… <text:s/></text:span><text:span text:style-name="T78">B</text:span><text:span text:style-name="T70">] </text:span><text:span text:style-name="T86">Car trop a gaste cest… <text:s/></text:span><text:span text:style-name="T91">D</text:span><text:span text:style-name="T112">E</text:span><text:span text:style-name="T144">H2</text:span><text:span text:style-name="T171">M</text:span><text:span text:style-name="T185">T</text:span><text:span text:style-name="T91">] ...</text:span><text:span text:style-name="T100">cest </text:span><text:span text:style-name="T144">(H2</text:span><text:span text:style-name="T171">M</text:span><text:span text:style-name="T144"> ce)</text:span><text:span text:style-name="T100"> pais</text:span></text:p>
          </table:table-cell>
        </table:table-row>
        <table:table-row table:style-name="Table1.117">
          <table:table-cell table:style-name="Table1.A2" office:value-type="string">
            <text:p text:style-name="P14">2325</text:p>
          </table:table-cell>
          <table:table-cell table:style-name="Table1.A2" office:value-type="string">
            <text:p text:style-name="P333">Ou il perdrait demain la vie</text:p>
          </table:table-cell>
          <table:table-cell table:style-name="Table1.C103" office:value-type="string">
            <text:p text:style-name="P116">INV <text:span text:style-name="T12">AGI] </text:span>Ou <text:span text:style-name="T360">(I O)</text:span> ie naure <text:span text:style-name="T284">(GI naurai)</text:span> male partie</text:p>
            <text:p text:style-name="P215"><text:span text:style-name="T237">B</text:span>] ...<text:span text:style-name="T245">il i perdera la uie <text:s/>DEKM] ...perdra… <text:s/>W] Car il perdra...</text:span></text:p>
          </table:table-cell>
        </table:table-row>
        <table:table-row table:style-name="Table1.117">
          <table:table-cell table:style-name="Table1.A2" office:value-type="string">
            <text:p text:style-name="P14">2326</text:p>
          </table:table-cell>
          <table:table-cell table:style-name="Table1.A2" office:value-type="string">
            <text:p text:style-name="P333">Ou jen avrai male pertie</text:p>
          </table:table-cell>
          <table:table-cell table:style-name="Table1.C103" office:value-type="string">
            <text:p text:style-name="P116">INV <text:span text:style-name="T12">AGI] </text:span>Ou <text:span text:style-name="T284">(GI O)</text:span> il perdra <text:span text:style-name="T284">(G prerdra)</text:span> demain <text:span text:style-name="T284">(G damain)</text:span> la uie</text:p>
            <text:p text:style-name="P108"><text:span text:style-name="T249">K</text:span><text:span text:style-name="T203">] ---</text:span></text:p>
            <text:p text:style-name="P163"><text:span text:style-name="T203">P</text:span><text:span text:style-name="T70">] per fine che io non lauero morto o per luy sero dirupato</text:span></text:p>
          </table:table-cell>
        </table:table-row>
        <table:table-row table:style-name="Table1.117">
          <table:table-cell table:style-name="Table1.A2" office:value-type="string">
            <text:p text:style-name="P14">2327</text:p>
          </table:table-cell>
          <table:table-cell table:style-name="Table1.A2" office:value-type="string">
            <text:p text:style-name="P333">Lors ait son maistre demandé</text:p>
          </table:table-cell>
          <table:table-cell table:style-name="Table1.C103" office:value-type="string">
            <text:p text:style-name="P108">A<text:span text:style-name="T284">GTW</text:span>] <text:span text:style-name="T228">Son meistre (T maistre) a (W si a) demande DH2] Son bon maistre auoit (H2 li ESP a) demande <text:s/>K</text:span><text:span text:style-name="T203">] </text:span><text:span text:style-name="T212">Maistre folqarz a demande</text:span><text:span text:style-name="T228"> <text:s/></text:span><text:span text:style-name="T78">B</text:span><text:span text:style-name="T70">] </text:span><text:span text:style-name="T86">Maistre flocart a apelleit <text:s/></text:span><text:span text:style-name="T152">I] </text:span><text:span text:style-name="T159">Son maistre puis a demande <text:s/></text:span><text:span text:style-name="T90">M] </text:span><text:span text:style-name="T171">Jl a son mestre...</text:span></text:p>
          </table:table-cell>
        </table:table-row>
        <table:table-row table:style-name="Table1.117">
          <table:table-cell table:style-name="Table1.A2" office:value-type="string">
            <text:p text:style-name="P14">2328</text:p>
          </table:table-cell>
          <table:table-cell table:style-name="Table1.A2" office:value-type="string">
            <text:p text:style-name="P333">Se li a dit et comandé</text:p>
          </table:table-cell>
          <table:table-cell table:style-name="Table1.C103" office:value-type="string">
            <text:p text:style-name="P215"><text:span text:style-name="T237">BDEGIK</text:span>] <text:span text:style-name="T245">Si… <text:s/>W] Et ly...</text:span></text:p>
          </table:table-cell>
        </table:table-row>
        <table:table-row table:style-name="Table1.117">
          <table:table-cell table:style-name="Table1.A2" office:value-type="string">
            <text:p text:style-name="P14">2329</text:p>
          </table:table-cell>
          <table:table-cell table:style-name="Table1.A2" office:value-type="string">
            <text:p text:style-name="P333">Qu’il li fasset une faux faire</text:p>
          </table:table-cell>
          <table:table-cell table:style-name="Table1.C103" office:value-type="string">
            <text:p text:style-name="P96">A<text:span text:style-name="T274">EIMT</text:span>] ...face…<text:span text:style-name="T228"> <text:s/></text:span><text:span text:style-name="T91">D</text:span><text:span text:style-name="T144">H2</text:span><text:span text:style-name="T91">] </text:span><text:span text:style-name="T100">Que li </text:span><text:span text:style-name="T144">(H2 il)</text:span><text:span text:style-name="T100"> face… <text:s/></text:span><text:span text:style-name="T115">G</text:span><text:span text:style-name="T213">K</text:span><text:span text:style-name="T90">] </text:span><text:span text:style-name="T126">Que il li face… <text:s/></text:span><text:span text:style-name="T199">W] </text:span><text:span text:style-name="T201">Qui luy face...</text:span></text:p>
          </table:table-cell>
        </table:table-row>
        <table:table-row table:style-name="Table1.117">
          <table:table-cell table:style-name="Table1.A2" office:value-type="string">
            <text:p text:style-name="P14">2330</text:p>
          </table:table-cell>
          <table:table-cell table:style-name="Table1.A2" office:value-type="string">
            <text:p text:style-name="P333">D’acier tranchant et bien estraire</text:p>
          </table:table-cell>
          <table:table-cell table:style-name="Table1.C103" office:value-type="string">
            <text:p text:style-name="P109">A] ...<text:span text:style-name="T228">trenchant bien… <text:s/></text:span><text:span text:style-name="T91">D] ...</text:span><text:span text:style-name="T101">atraire <text:s/></text:span><text:span text:style-name="T130">H2</text:span><text:span text:style-name="T73">] ...</text:span><text:span text:style-name="T144">et bonne et fiere <text:s/></text:span><text:span text:style-name="T90">M] ...</text:span><text:span text:style-name="T60">por</text:span><text:span text:style-name="T171"> bien atraire <text:s/></text:span><text:span text:style-name="T199">W] ...</text:span><text:span text:style-name="T201">tranchent de bon afaire <text:s/></text:span><text:span text:style-name="T90">K</text:span><text:span text:style-name="T203">] ...</text:span><text:span text:style-name="T213">estaire</text:span></text:p>
          </table:table-cell>
        </table:table-row>
        <table:table-row table:style-name="Table1.117">
          <table:table-cell table:style-name="Table1.A2" office:value-type="string">
            <text:p text:style-name="P14">2331</text:p>
          </table:table-cell>
          <table:table-cell table:style-name="Table1.A2" office:value-type="string">
            <text:p text:style-name="P333">Un poc corbee bien ague</text:p>
          </table:table-cell>
          <table:table-cell table:style-name="Table1.C103" office:value-type="string">
            <text:p text:style-name="P224"><text:span text:style-name="T237">BDEKMW</text:span>] ...<text:span text:style-name="T387">(W corbe, K corpue) et bien… <text:s/>H2] J petit...et bien</text:span></text:p>
            <text:p text:style-name="P312">P] e chela foseno uno poco chorpuda di sopra</text:p>
          </table:table-cell>
        </table:table-row>
        <table:table-row table:style-name="Table1.117">
          <table:table-cell table:style-name="Table1.A2" office:value-type="string">
            <text:p text:style-name="P14">2332</text:p>
          </table:table-cell>
          <table:table-cell table:style-name="Table1.A2" office:value-type="string">
            <text:p text:style-name="P333">Et si soit mout bien esmolue</text:p>
          </table:table-cell>
          <table:table-cell table:style-name="Table1.C103" office:value-type="string">
            <text:p text:style-name="P46">A<text:span text:style-name="T245">BDGIKMTW</text:span>] ...<text:span text:style-name="T228">tres bien…(K amolue) <text:s/></text:span><text:span text:style-name="T90">E] ...</text:span><text:span text:style-name="T112">vn pou esmolue</text:span></text:p>
          </table:table-cell>
        </table:table-row>
        <table:table-row table:style-name="Table1.117">
          <table:table-cell table:style-name="Table1.A2" office:value-type="string">
            <text:p text:style-name="P14">2333</text:p>
          </table:table-cell>
          <table:table-cell table:style-name="Table1.A2" office:value-type="string">
            <text:p text:style-name="P333">En une haste la metez</text:p>
          </table:table-cell>
          <table:table-cell table:style-name="Table1.C103" office:value-type="string">
            <text:p text:style-name="P299">I] ...leme metes <text:s/>M] ...une hente… <text:s/><text:span text:style-name="T386">W] ...aste CORR IN ache la me...</text:span></text:p>
          </table:table-cell>
        </table:table-row>
        <table:table-row table:style-name="Table1.117">
          <table:table-cell table:style-name="Table1.A2" office:value-type="string">
            <text:p text:style-name="P14">2334</text:p>
          </table:table-cell>
          <table:table-cell table:style-name="Table1.A2" office:value-type="string">
            <text:p text:style-name="P333">A XIIII clos la fermez</text:p>
          </table:table-cell>
          <table:table-cell table:style-name="Table1.C103" office:value-type="string">
            <text:p text:style-name="P96">A] <text:span text:style-name="T228">Au… <text:s/></text:span><text:span text:style-name="T130">H2</text:span><text:span text:style-name="T73">] </text:span><text:span text:style-name="T144">A .x. clous bien le me fermez <text:s/></text:span><text:span text:style-name="T152">I] </text:span><text:span text:style-name="T159">Ou quatroge clos le… <text:s/></text:span><text:span text:style-name="T199">W] ...</text:span><text:span text:style-name="T201">la cloez</text:span></text:p>
          </table:table-cell>
        </table:table-row>
        <table:table-row table:style-name="Table1.117">
          <table:table-cell table:style-name="Table1.A2" office:value-type="string">
            <text:p text:style-name="P14">2335</text:p>
          </table:table-cell>
          <table:table-cell table:style-name="Table1.A2" office:value-type="string">
            <text:p text:style-name="P333">Espié me faites boen et fort</text:p>
          </table:table-cell>
          <table:table-cell table:style-name="Table1.C103" office:value-type="string">
            <text:p text:style-name="P272"><text:span text:style-name="T287">H2</text:span>] ---</text:p>
            <text:p text:style-name="P222"><text:span text:style-name="T298">B</text:span>] ...<text:span text:style-name="T245">faites faire fort <text:s/>G] ...feoiz… <text:s/>W] Et que jaye vne espee fort <text:s/>K] ...e buen e fort</text:span></text:p>
          </table:table-cell>
        </table:table-row>
        <table:table-row table:style-name="Table1.117">
          <table:table-cell table:style-name="Table1.A2" office:value-type="string">
            <text:p text:style-name="P14">2336</text:p>
          </table:table-cell>
          <table:table-cell table:style-name="Table1.A2" office:value-type="string">
            <text:p text:style-name="P333">Que je demain avec moi port</text:p>
          </table:table-cell>
          <table:table-cell table:style-name="Table1.C103" office:value-type="string">
            <text:p text:style-name="P272"><text:span text:style-name="T287">H2</text:span>] ---</text:p>
            <text:p text:style-name="P301"><text:soft-page-break/>T] ...auoi moi… <text:s/><text:span text:style-name="T249">K] ...amoi aport</text:span></text:p>
          </table:table-cell>
        </table:table-row>
        <table:table-row table:style-name="Table1.117">
          <table:table-cell table:style-name="Table1.A2" office:value-type="string">
            <text:p text:style-name="P14">2337</text:p>
          </table:table-cell>
          <table:table-cell table:style-name="Table1.A2" office:value-type="string">
            <text:p text:style-name="P333">Floquars ait fet hastivement</text:p>
          </table:table-cell>
          <table:table-cell table:style-name="Table1.C103" office:value-type="string">
            <text:p text:style-name="P40">A] <text:span text:style-name="T228">Et folquaz… <text:s/></text:span><text:span text:style-name="T78">B</text:span><text:span text:style-name="T70">] </text:span><text:span text:style-name="T86">...isnellement <text:s/></text:span><text:span text:style-name="T91">D] </text:span><text:span text:style-name="T101">Flocarz...</text:span></text:p>
          </table:table-cell>
        </table:table-row>
        <table:table-row table:style-name="Table1.117">
          <table:table-cell table:style-name="Table1.A2" office:value-type="string">
            <text:p text:style-name="P14">2338</text:p>
          </table:table-cell>
          <table:table-cell table:style-name="Table1.A2" office:value-type="string">
            <text:p text:style-name="P333">Mout bien tot son comandement</text:p>
          </table:table-cell>
          <table:table-cell table:style-name="Table1.C103" office:value-type="string">
            <text:p text:style-name="P198"><text:span text:style-name="T237">B</text:span>] <text:span text:style-name="T245">Le </text:span><text:span text:style-name="T25">flor</text:span><text:span text:style-name="T245"> commandement <text:s/>MW] Bien et tost son...</text:span></text:p>
          </table:table-cell>
        </table:table-row>
        <table:table-row table:style-name="Table1.117">
          <table:table-cell table:style-name="Table1.A2" office:value-type="string">
            <text:p text:style-name="P14">2339</text:p>
          </table:table-cell>
          <table:table-cell table:style-name="Table1.A2" office:value-type="string">
            <text:p text:style-name="P333">Et sa plaie li ait lavee</text:p>
          </table:table-cell>
          <table:table-cell table:style-name="Table1.C103" office:value-type="string">
            <text:p text:style-name="P222"><text:span text:style-name="T237">B</text:span>] <text:span text:style-name="T245">Bien li a sa plaie bendee <text:s/>T] ...li ont… <text:s/>K] Sa plaie li a molt bien...</text:span></text:p>
          </table:table-cell>
        </table:table-row>
        <table:table-row table:style-name="Table1.117">
          <table:table-cell table:style-name="Table1.A2" office:value-type="string">
            <text:p text:style-name="P14">2340</text:p>
          </table:table-cell>
          <table:table-cell table:style-name="Table1.A2" office:value-type="string">
            <text:p text:style-name="P334">Del sanc et puels li a bandee</text:p>
          </table:table-cell>
          <table:table-cell table:style-name="Table1.C103" office:value-type="string">
            <text:p text:style-name="P23">A] ---</text:p>
            <text:p text:style-name="P222"><text:span text:style-name="T237">B</text:span>] <text:span text:style-name="T245">Et dou sanc la tres bien lauee <text:s/>DH2] Mout (H2 </text:span><text:span text:style-name="T54">Mlt</text:span><text:span text:style-name="T298">) bien et </text:span><text:span text:style-name="T35">mlt</text:span><text:span text:style-name="T264"> estroit bandee (H2 bendee) <text:s/>E] De vin et puis </text:span><text:span text:style-name="T42">mlt</text:span><text:span text:style-name="T274"> bien bendee <text:s/>K] Deuins pois lia bendee G] ...la li a… <text:s/>I] ...sanc puis… <text:s/>M] ...et apres la bandee <text:s/>T] ...sanc pois la li ont… <text:s/>W] ...sang puis la li a bandee</text:span></text:p>
          </table:table-cell>
        </table:table-row>
        <table:table-row table:style-name="Table1.117">
          <table:table-cell table:style-name="Table1.A2" office:value-type="string">
            <text:p text:style-name="P14">2341</text:p>
          </table:table-cell>
          <table:table-cell table:style-name="Table1.A2" office:value-type="string">
            <text:p text:style-name="P334">Le maingier li ont atorné</text:p>
          </table:table-cell>
          <table:table-cell table:style-name="Table1.C103" office:value-type="string">
            <text:p text:style-name="P109"><text:span text:style-name="T91">D] </text:span><text:span text:style-name="T101">Tauble ont mise et vin aporte <text:s/></text:span><text:span text:style-name="T199">W] ...</text:span><text:span text:style-name="T201">aporte <text:s/></text:span><text:span text:style-name="T90">K</text:span><text:span text:style-name="T203">] ...</text:span><text:span text:style-name="T213">lor ont atorne</text:span></text:p>
          </table:table-cell>
        </table:table-row>
        <table:table-row table:style-name="Table1.117">
          <table:table-cell table:style-name="Table1.A2" office:value-type="string">
            <text:p text:style-name="P14">2342</text:p>
          </table:table-cell>
          <table:table-cell table:style-name="Table1.A2" office:value-type="string">
            <text:p text:style-name="P334">Maingier alait quant ot lavé</text:p>
          </table:table-cell>
          <table:table-cell table:style-name="Table1.C103" office:value-type="string">
            <text:p text:style-name="P177"><text:span text:style-name="T237">B</text:span>] ---</text:p>
            <text:p text:style-name="P84">A<text:span text:style-name="T264">DEGKM</text:span>] ...ala…<text:span text:style-name="T397">(K ont) <text:s/>T] De pluisors choses ont parle</text:span></text:p>
          </table:table-cell>
        </table:table-row>
        <table:table-row table:style-name="Table1.117">
          <table:table-cell table:style-name="Table1.A2" office:value-type="string">
            <text:p text:style-name="P14">2343</text:p>
          </table:table-cell>
          <table:table-cell table:style-name="Table1.A2" office:value-type="string">
            <text:p text:style-name="P334">Quant li damoisiaus ot maingié</text:p>
          </table:table-cell>
          <table:table-cell table:style-name="Table1.C103" office:value-type="string">
            <text:p text:style-name="P177"><text:span text:style-name="T237">B</text:span>] ---</text:p>
          </table:table-cell>
        </table:table-row>
        <table:table-row table:style-name="Table1.117">
          <table:table-cell table:style-name="Table1.A2" office:value-type="string">
            <text:p text:style-name="P14">2344</text:p>
          </table:table-cell>
          <table:table-cell table:style-name="Table1.A2" office:value-type="string">
            <text:p text:style-name="P334">Son lit li ont apparillié</text:p>
          </table:table-cell>
          <table:table-cell table:style-name="Table1.C103" office:value-type="string">
            <text:p text:style-name="P177"><text:span text:style-name="T237">B</text:span>] ---</text:p>
          </table:table-cell>
        </table:table-row>
        <table:table-row table:style-name="Table1.117"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334"/>
          </table:table-cell>
          <table:table-cell table:style-name="Table1.C103" office:value-type="string">
            <text:p text:style-name="P203"><text:span text:style-name="T372">T] Si lont </text:span><text:span text:style-name="T65">mlt </text:span><text:span text:style-name="T376">belement couchie</text:span></text:p>
          </table:table-cell>
        </table:table-row>
        <table:table-row table:style-name="Table1.117"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334"/>
          </table:table-cell>
          <table:table-cell table:style-name="Table1.C103" office:value-type="string">
            <text:p text:style-name="P203"><text:span text:style-name="T372">T] Et </text:span><text:span text:style-name="T65">mlt</text:span><text:span text:style-name="T376"> soe li ont laisie</text:span></text:p>
          </table:table-cell>
        </table:table-row>
        <table:table-row table:style-name="Table1.117">
          <table:table-cell table:style-name="Table1.A2" office:value-type="string">
            <text:p text:style-name="P14">2345</text:p>
          </table:table-cell>
          <table:table-cell table:style-name="Table1.A2" office:value-type="string">
            <text:p text:style-name="P334">Florimons c’est alez jesir</text:p>
          </table:table-cell>
          <table:table-cell table:style-name="Table1.C103" office:value-type="string">
            <text:p text:style-name="P177"><text:span text:style-name="T237">B</text:span>] ---</text:p>
            <text:p text:style-name="P84">A] <text:span text:style-name="T228">Floiremont… <text:s/></text:span><text:span text:style-name="T91">D</text:span><text:span text:style-name="T172">M</text:span><text:span text:style-name="T202">W</text:span><text:span text:style-name="T91">] ...</text:span><text:span text:style-name="T101">est alez… <text:s/></text:span><text:span text:style-name="T115">G</text:span><text:span text:style-name="T90">] ...senest…</text:span><text:span text:style-name="T126"> <text:s/></text:span></text:p>
          </table:table-cell>
        </table:table-row>
        <table:table-row table:style-name="Table1.117">
          <table:table-cell table:style-name="Table1.A2" office:value-type="string">
            <text:p text:style-name="P14">2346</text:p>
          </table:table-cell>
          <table:table-cell table:style-name="Table1.A2" office:value-type="string">
            <text:p text:style-name="P334">El lit reposer et dormir</text:p>
          </table:table-cell>
          <table:table-cell table:style-name="Table1.C103" office:value-type="string">
            <text:p text:style-name="P177"><text:span text:style-name="T237">B</text:span>] ---</text:p>
            <text:p text:style-name="P255">D<text:span text:style-name="T388">W</text:span>] Ou… <text:s/><text:span text:style-name="T277">G] En… <text:s/>M] Et soy...</text:span></text:p>
          </table:table-cell>
        </table:table-row>
        <table:table-row table:style-name="Table1.117"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334"/>
          </table:table-cell>
          <table:table-cell table:style-name="Table1.C103" office:value-type="string">
            <text:p text:style-name="P177"><text:span text:style-name="T237">B</text:span>] <text:span text:style-name="T245">Quant il eust mangiet aplente</text:span></text:p>
          </table:table-cell>
        </table:table-row>
        <table:table-row table:style-name="Table1.117"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334"/>
          </table:table-cell>
          <table:table-cell table:style-name="Table1.C103" office:value-type="string">
            <text:p text:style-name="P177"><text:span text:style-name="T237">B</text:span>] <text:span text:style-name="T245">Si est tantost alez gesir</text:span></text:p>
          </table:table-cell>
        </table:table-row>
        <table:table-row table:style-name="Table1.117"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334"/>
          </table:table-cell>
          <table:table-cell table:style-name="Table1.C103" office:value-type="string">
            <text:p text:style-name="P177"><text:span text:style-name="T237">B</text:span>] <text:span text:style-name="T245">Por reposer et por dormir</text:span></text:p>
          </table:table-cell>
        </table:table-row>
        <table:table-row table:style-name="Table1.117">
          <table:table-cell table:style-name="Table1.A2" office:value-type="string">
            <text:p text:style-name="P14">2347</text:p>
          </table:table-cell>
          <table:table-cell table:style-name="Table1.A2" office:value-type="string">
            <text:p text:style-name="P334">Floquars fist tote nuit forgier</text:p>
          </table:table-cell>
          <table:table-cell table:style-name="Table1.C103" office:value-type="string">
            <text:p text:style-name="P149"><text:span text:style-name="T91">T</text:span><text:span text:style-name="T70">] ...fargier</text:span></text:p>
          </table:table-cell>
        </table:table-row>
        <table:table-row table:style-name="Table1.117">
          <table:table-cell table:style-name="Table1.A2" office:value-type="string">
            <text:p text:style-name="P14">2348</text:p>
          </table:table-cell>
          <table:table-cell table:style-name="Table1.A2" office:value-type="string">
            <text:p text:style-name="P334">Les garnemens tranchans d’acier</text:p>
          </table:table-cell>
          <table:table-cell table:style-name="Table1.C103" office:value-type="string">
            <text:p text:style-name="P139">M] La faus trenchant de bon acier <text:s/>K<text:span text:style-name="T203">] </text:span><text:span text:style-name="T214">Les garnemant trenzant</text:span></text:p>
          </table:table-cell>
        </table:table-row>
        <table:table-row table:style-name="Table1.117">
          <table:table-cell table:style-name="Table1.A2" office:value-type="string">
            <text:p text:style-name="P14">2349</text:p>
          </table:table-cell>
          <table:table-cell table:style-name="Table1.A2" office:value-type="string">
            <text:p text:style-name="P334">Bien avoit tot apparillié</text:p>
          </table:table-cell>
          <table:table-cell table:style-name="Table1.C103" office:value-type="string">
            <text:p text:style-name="P110">A<text:span text:style-name="T246">BEGI</text:span>] <text:span text:style-name="T229">Bien les (BEG li) a (I la a) tout (I tot)… <text:s/></text:span><text:span text:style-name="T91">D</text:span><text:span text:style-name="T144">H2</text:span><text:span text:style-name="T91">] ...</text:span><text:span text:style-name="T101">a trestot </text:span><text:span text:style-name="T144">(H2 trestout)…</text:span><text:span text:style-name="T101"> <text:s/></text:span><text:span text:style-name="T90">M] </text:span><text:span text:style-name="T172">Tout li a bein… </text:span><text:span text:style-name="T199">W] </text:span><text:span text:style-name="T202">Si a bien tout… <text:s/></text:span><text:span text:style-name="T90">K</text:span><text:span text:style-name="T203">] </text:span><text:span text:style-name="T214">Bien a il tot...</text:span></text:p>
          </table:table-cell>
        </table:table-row>
        <text:soft-page-break/>
        <table:table-row table:style-name="Table1.117">
          <table:table-cell table:style-name="Table1.A2" office:value-type="string">
            <text:p text:style-name="P14">2350</text:p>
          </table:table-cell>
          <table:table-cell table:style-name="Table1.A2" office:value-type="string">
            <text:p text:style-name="P334">Faux bien faite tranchant espié</text:p>
          </table:table-cell>
          <table:table-cell table:style-name="Table1.C103" office:value-type="string">
            <text:p text:style-name="P97">A<text:span text:style-name="T264">DEH2IKT</text:span>] ...<text:span text:style-name="T229">bien trenchant (A trenchanz, I trencant, T tranchant) et (I e) bon (D son, I bone) espie (I spie) <text:s/></text:span><text:span text:style-name="T78">B</text:span><text:span text:style-name="T70">] </text:span><text:span text:style-name="T87">La faus tranchant et bon espiet <text:s/></text:span><text:span text:style-name="T115">G</text:span><text:span text:style-name="T90">] </text:span><text:span text:style-name="T126">Fauz trenchant et boene espie <text:s/></text:span><text:span text:style-name="T90">M] </text:span><text:span text:style-name="T61">Et</text:span><text:span text:style-name="T172"> auce et trenchant espie <text:s/></text:span><text:span text:style-name="T199">W] </text:span><text:span text:style-name="T202">La faulx bien trenchens et lespee</text:span></text:p>
          </table:table-cell>
        </table:table-row>
        <table:table-row table:style-name="Table1.117">
          <table:table-cell table:style-name="Table1.A2" office:value-type="string">
            <text:p text:style-name="P14">2351</text:p>
          </table:table-cell>
          <table:table-cell table:style-name="Table1.A2" office:value-type="string">
            <text:p text:style-name="P334">Florimons c’est matin levez</text:p>
          </table:table-cell>
          <table:table-cell table:style-name="Table1.C103" office:value-type="string">
            <text:p text:style-name="P52"><text:span text:style-name="T78">B</text:span><text:span text:style-name="T145">H2</text:span><text:span text:style-name="T159">I</text:span><text:span text:style-name="T70">] ...est…</text:span><text:span text:style-name="T87"> <text:s/></text:span><text:span text:style-name="T91">D] ...</text:span><text:span text:style-name="T101">lez <text:s/></text:span><text:span text:style-name="T115">G</text:span><text:span text:style-name="T214">K</text:span><text:span text:style-name="T90">] ...</text:span><text:span text:style-name="T127">per </text:span><text:span text:style-name="T214">(K por)</text:span><text:span text:style-name="T127"> maitin </text:span><text:span text:style-name="T214">(k matin)</text:span><text:span text:style-name="T127">...</text:span></text:p>
          </table:table-cell>
        </table:table-row>
        <table:table-row table:style-name="Table1.117">
          <table:table-cell table:style-name="Table1.A2" office:value-type="string">
            <text:p text:style-name="P14">2352</text:p>
          </table:table-cell>
          <table:table-cell table:style-name="Table1.A2" office:value-type="string">
            <text:p text:style-name="P334">A un temple s’en est alez</text:p>
          </table:table-cell>
          <table:table-cell table:style-name="Table1.C103" office:value-type="string">
            <text:p text:style-name="P128"><text:span text:style-name="T277">G</text:span><text:span text:style-name="T70">] </text:span><text:span text:style-name="T127">Au tenple… <text:s/></text:span><text:span text:style-name="T152">I</text:span><text:span text:style-name="T202">W</text:span><text:span text:style-name="T152">] </text:span><text:span text:style-name="T159">E </text:span><text:span text:style-name="T202">(W Et)</text:span><text:span text:style-name="T159"> al </text:span><text:span text:style-name="T202">(W au)</text:span><text:span text:style-name="T159"> tenple </text:span><text:span text:style-name="T202">(W temple)</text:span><text:span text:style-name="T159">… <text:s/></text:span><text:span text:style-name="T70">M] </text:span><text:span text:style-name="T172">Au tenple en est euant(?) alez</text:span></text:p>
          </table:table-cell>
        </table:table-row>
        <table:table-row table:style-name="Table1.117">
          <table:table-cell table:style-name="Table1.A2" office:value-type="string">
            <text:p text:style-name="P14">2353</text:p>
          </table:table-cell>
          <table:table-cell table:style-name="Table1.A2" office:value-type="string">
            <text:p text:style-name="P334">Et ses peires o lui ala</text:p>
          </table:table-cell>
          <table:table-cell table:style-name="Table1.C103" office:value-type="string">
            <text:p text:style-name="P97">A] ...<text:span text:style-name="T229">ob lui… <text:s/></text:span><text:span text:style-name="T78">B</text:span><text:span text:style-name="T70">] </text:span><text:span text:style-name="T87">Li dus awecques lui… <text:s/></text:span><text:span text:style-name="T90">E] </text:span><text:span text:style-name="T112">Ses...auoec lui… </text:span><text:span text:style-name="T90">M] </text:span><text:span text:style-name="T172">Et son bon pere a li ala <text:s/></text:span><text:span text:style-name="T199">W] </text:span><text:span text:style-name="T202">Son pere auec lui...</text:span></text:p>
          </table:table-cell>
        </table:table-row>
        <table:table-row table:style-name="Table1.117">
          <table:table-cell table:style-name="Table1.A2" office:value-type="string">
            <text:p text:style-name="P14">2354</text:p>
          </table:table-cell>
          <table:table-cell table:style-name="Table1.A2" office:value-type="string">
            <text:p text:style-name="P334">Et sa meire que mout l’ama</text:p>
          </table:table-cell>
          <table:table-cell table:style-name="Table1.C103" office:value-type="string">
            <text:p text:style-name="P24">A<text:span text:style-name="T246">BEH2KMTW</text:span>] ...<text:span text:style-name="T229">qui...</text:span></text:p>
          </table:table-cell>
        </table:table-row>
        <table:table-row table:style-name="Table1.117">
          <table:table-cell table:style-name="Table1.A2" office:value-type="string">
            <text:p text:style-name="P14">2355</text:p>
          </table:table-cell>
          <table:table-cell table:style-name="Table1.A2" office:value-type="string">
            <text:p text:style-name="P334">Totes les atres gens i vont</text:p>
          </table:table-cell>
          <table:table-cell table:style-name="Table1.C103" office:value-type="string">
            <text:p text:style-name="P52">A<text:span text:style-name="T388">W</text:span>] ...ses…<text:span text:style-name="T229"> <text:s/>GIMT</text:span><text:span text:style-name="T128">] ...</text:span><text:span text:style-name="T127">ces...</text:span></text:p>
          </table:table-cell>
        </table:table-row>
        <table:table-row table:style-name="Table1.117">
          <table:table-cell table:style-name="Table1.A2" office:value-type="string">
            <text:p text:style-name="P14">2356</text:p>
          </table:table-cell>
          <table:table-cell table:style-name="Table1.A2" office:value-type="string">
            <text:p text:style-name="P334">Que mout amoient Florimont</text:p>
          </table:table-cell>
          <table:table-cell table:style-name="Table1.C103" office:value-type="string">
            <text:p text:style-name="P32">A<text:span text:style-name="T285">GIKW</text:span>] <text:span text:style-name="T229">Quar (KW Car)...(K ament)... <text:s/></text:span><text:span text:style-name="T78">B</text:span><text:span text:style-name="T101">D</text:span><text:span text:style-name="T112">E</text:span><text:span text:style-name="T145">H2</text:span><text:span text:style-name="T172">M</text:span><text:span text:style-name="T186">T</text:span><text:span text:style-name="T70">] </text:span><text:span text:style-name="T87">Qui...</text:span></text:p>
          </table:table-cell>
        </table:table-row>
        <table:table-row table:style-name="Table1.117">
          <table:table-cell table:style-name="Table1.A2" office:value-type="string">
            <text:p text:style-name="P14">2357</text:p>
          </table:table-cell>
          <table:table-cell table:style-name="Table1.A2" office:value-type="string">
            <text:p text:style-name="P334">Quant il ot ens el temple oré</text:p>
          </table:table-cell>
          <table:table-cell table:style-name="Table1.C103" office:value-type="string">
            <text:p text:style-name="P110">A<text:span text:style-name="T285">GI</text:span>] ...<text:span text:style-name="T229">ot (GI ont) el tenple… <text:s/>K</text:span><text:span text:style-name="T203">] ...</text:span><text:span text:style-name="T214">il ot il temple aore </text:span><text:span text:style-name="T229"><text:s/></text:span><text:span text:style-name="T78">B</text:span><text:span text:style-name="T70">] </text:span><text:span text:style-name="T87">Quant ot assez ou… <text:s/></text:span><text:span text:style-name="T91">D</text:span><text:span text:style-name="T112">E</text:span><text:span text:style-name="T145">H2</text:span><text:span text:style-name="T172">M</text:span><text:span text:style-name="T91">] </text:span><text:span text:style-name="T101">Et quant il ot </text:span><text:span text:style-name="T145">(H2 out)</text:span><text:span text:style-name="T101"> ou </text:span><text:span text:style-name="T112">(E el, </text:span><text:span text:style-name="T145">H2 au, </text:span><text:span text:style-name="T172">M v</text:span><text:span text:style-name="T112">)</text:span><text:span text:style-name="T101">...</text:span><text:span text:style-name="T145">(H2 aoure, </text:span><text:span text:style-name="T172">M ore</text:span><text:span text:style-name="T145">) <text:s text:c="2"/></text:span><text:span text:style-name="T174">T] ...</text:span><text:span text:style-name="T186">ot el tenple oure <text:s/></text:span><text:span text:style-name="T199">W] ...</text:span><text:span text:style-name="T202">il eut au tremple adore</text:span></text:p>
          </table:table-cell>
        </table:table-row>
        <table:table-row table:style-name="Table1.117">
          <table:table-cell table:style-name="Table1.A2" office:value-type="string">
            <text:p text:style-name="P14">2358</text:p>
          </table:table-cell>
          <table:table-cell table:style-name="Table1.A2" office:value-type="string">
            <text:p text:style-name="P334">Ses garnemens ait demandez</text:p>
          </table:table-cell>
          <table:table-cell table:style-name="Table1.C103" office:value-type="string">
            <text:p text:style-name="P178"><text:span text:style-name="T237">B</text:span>] <text:span text:style-name="T246">Si garnement sont apreste</text:span></text:p>
          </table:table-cell>
        </table:table-row>
        <table:table-row table:style-name="Table1.117">
          <table:table-cell table:style-name="Table1.A2" office:value-type="string">
            <text:p text:style-name="P14">2359</text:p>
          </table:table-cell>
          <table:table-cell table:style-name="Table1.A2" office:value-type="string">
            <text:p text:style-name="P334">Bien l’en ont armé a sa guisse</text:p>
          </table:table-cell>
          <table:table-cell table:style-name="Table1.C103" office:value-type="string">
            <text:p text:style-name="P97">A<text:span text:style-name="T274">E</text:span>] <text:span text:style-name="T229">Bien lont arme…(E tout a)... <text:s/></text:span><text:span text:style-name="T91">D</text:span><text:span text:style-name="T145">H2</text:span><text:span text:style-name="T91">] </text:span><text:span text:style-name="T35">Mlt </text:span><text:span text:style-name="T101">bien lont… <text:s/></text:span><text:span text:style-name="T115">G</text:span><text:span text:style-name="T90">] </text:span><text:span text:style-name="T127">Bien li uont arme… <text:s/></text:span><text:span text:style-name="T90">M] </text:span><text:span text:style-name="T172">Bien fu arme a sa deuise <text:s/></text:span><text:span text:style-name="T199">W] </text:span><text:span text:style-name="T202">Moult lont bien arme...</text:span></text:p>
          </table:table-cell>
        </table:table-row>
        <table:table-row table:style-name="Table1.117">
          <table:table-cell table:style-name="Table1.A2" office:value-type="string">
            <text:p text:style-name="P14">2360</text:p>
          </table:table-cell>
          <table:table-cell table:style-name="Table1.A2" office:value-type="string">
            <text:p text:style-name="P334">Son espié tient sa faux ait prisse</text:p>
          </table:table-cell>
          <table:table-cell table:style-name="Table1.C103" office:value-type="string">
            <text:p text:style-name="P76">A<text:span text:style-name="T285">GKT</text:span>] <text:span text:style-name="T229">Son espie (T espieu) prent (T prant, K prend)… <text:s/></text:span><text:span text:style-name="T78">B</text:span><text:span text:style-name="T112">E</text:span><text:span text:style-name="T70">] ...</text:span><text:span text:style-name="T87">espiet </text:span><text:span text:style-name="T112">(E espie)</text:span><text:span text:style-name="T87"> et sa… <text:s/></text:span><text:span text:style-name="T91">D</text:span><text:span text:style-name="T145">H2</text:span><text:span text:style-name="T91">] </text:span><text:span text:style-name="T101">Son escu prent sa… <text:s/></text:span><text:span text:style-name="T152">I] ...</text:span><text:span text:style-name="T159">prent sa fauce aprixe <text:s/></text:span><text:span text:style-name="T90">M</text:span><text:span text:style-name="T202">W</text:span><text:span text:style-name="T90">] ...</text:span><text:span text:style-name="T172">espie </text:span><text:span text:style-name="T202">(W espee)</text:span><text:span text:style-name="T172"> et sa faus </text:span><text:span text:style-name="T202">(W faulx)</text:span><text:span text:style-name="T172"> aprise</text:span></text:p>
          </table:table-cell>
        </table:table-row>
        <table:table-row table:style-name="Table1.117">
          <table:table-cell table:style-name="Table1.A2" office:value-type="string">
            <text:p text:style-name="P14">2361</text:p>
          </table:table-cell>
          <table:table-cell table:style-name="Table1.A2" office:value-type="string">
            <text:p text:style-name="P334">Il l’ont convoiét de boen gré</text:p>
          </table:table-cell>
          <table:table-cell table:style-name="Table1.C103" office:value-type="string">
            <text:p text:style-name="P147">INV <text:span text:style-name="T277">GK</text:span><text:span text:style-name="T115">] </text:span><text:span text:style-name="T70">Tant quil fu fors de la cite</text:span></text:p>
            <text:p text:style-name="P65">A<text:span text:style-name="T388">W</text:span>] <text:span text:style-name="T229">Jl ont… <text:s/></text:span><text:span text:style-name="T78">B</text:span><text:span text:style-name="T70">] </text:span><text:span text:style-name="T87">Puis lont… <text:s/></text:span><text:span text:style-name="T130">H2</text:span><text:span text:style-name="T73">] ...</text:span><text:span text:style-name="T145">de son gre <text:s/></text:span><text:span text:style-name="T152">I] ...</text:span><text:span text:style-name="T159">enuoie...</text:span></text:p>
          </table:table-cell>
        </table:table-row>
        <table:table-row table:style-name="Table1.117">
          <table:table-cell table:style-name="Table1.A2" office:value-type="string">
            <text:p text:style-name="P14">2362</text:p>
          </table:table-cell>
          <table:table-cell table:style-name="Table1.A2" office:value-type="string">
            <text:p text:style-name="P334">Tant qu’il fut hors de la cyté</text:p>
          </table:table-cell>
          <table:table-cell table:style-name="Table1.C103" office:value-type="string">
            <text:p text:style-name="P147">INV <text:span text:style-name="T277">GK</text:span><text:span text:style-name="T115">] </text:span><text:span text:style-name="T70">Lont tuit conuoie</text:span><text:span text:style-name="T214">(K Le conuoient)</text:span><text:span text:style-name="T70"> de buen </text:span><text:span text:style-name="T214">(K bon)</text:span><text:span text:style-name="T70"> gre</text:span></text:p>
            <text:p text:style-name="P97">A] ...<text:span text:style-name="T229">quil est… <text:s/></text:span><text:span text:style-name="T130">H2</text:span><text:span text:style-name="T73">] ...</text:span><text:span text:style-name="T145">qui vint… </text:span><text:span text:style-name="T199">W] </text:span><text:span text:style-name="T202">Dehors les murs de...</text:span></text:p>
          </table:table-cell>
        </table:table-row>
        <table:table-row table:style-name="Table1.117">
          <table:table-cell table:style-name="Table1.A2" office:value-type="string">
            <text:p text:style-name="P14">2363</text:p>
          </table:table-cell>
          <table:table-cell table:style-name="Table1.A2" office:value-type="string">
            <text:p text:style-name="P334">D’els prent congié et si s’en vet</text:p>
          </table:table-cell>
          <table:table-cell table:style-name="Table1.C103" office:value-type="string">
            <text:p text:style-name="P110">A<text:span text:style-name="T264">DIT</text:span>] ...<text:span text:style-name="T229">congie puis (T pois) si sen… <text:s/></text:span><text:span text:style-name="T78">B</text:span><text:span text:style-name="T70">] ...</text:span><text:span text:style-name="T87">et il sen uait <text:s/></text:span><text:span text:style-name="T90">E] </text:span><text:span text:style-name="T112">Daus prist… <text:s/></text:span><text:span text:style-name="T115">G</text:span><text:span text:style-name="T145">H2</text:span><text:span text:style-name="T90">] ...</text:span><text:span text:style-name="T127">congie si… <text:s/></text:span><text:span text:style-name="T90">M</text:span><text:span text:style-name="T202">W</text:span><text:span text:style-name="T90">] ...</text:span><text:span text:style-name="T172">et puis sen va </text:span><text:span text:style-name="T202">(W vait) <text:s/></text:span><text:span text:style-name="T90">K</text:span><text:span text:style-name="T203">] </text:span><text:span text:style-name="T214">Cil prent congie si...</text:span></text:p>
          </table:table-cell>
        </table:table-row>
        <table:table-row table:style-name="Table1.117"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334"/>
          </table:table-cell>
          <table:table-cell table:style-name="Table1.C103" office:value-type="string">
            <text:p text:style-name="P178"><text:span text:style-name="T237">B</text:span>] <text:span text:style-name="T246">Ou li moustres fist suz atrait</text:span></text:p>
          </table:table-cell>
        </table:table-row>
        <table:table-row table:style-name="Table1.117">
          <table:table-cell table:style-name="Table1.A2" office:value-type="string">
            <text:p text:style-name="P14">2364</text:p>
          </table:table-cell>
          <table:table-cell table:style-name="Table1.A2" office:value-type="string">
            <text:p text:style-name="P334">Toz ensemble plorant les lait</text:p>
          </table:table-cell>
          <table:table-cell table:style-name="Table1.C103" office:value-type="string">
            <text:p text:style-name="P178"><text:span text:style-name="T237">B</text:span>] ---</text:p>
            <text:p text:style-name="P241">E] ...plorer les lait <text:s/>G] Jl remeindrent...le… <text:s/>M] <text:span text:style-name="T371">Tos plourans errant(?) les lessa <text:s/>T] ...le… <text:s/>W] ...et puis lez lait <text:s/></text:span>K<text:span text:style-name="T389">] Tot...</text:span></text:p>
          </table:table-cell>
        </table:table-row>
        <text:soft-page-break/>
        <table:table-row table:style-name="Table1.117">
          <table:table-cell table:style-name="Table1.A2" office:value-type="string">
            <text:p text:style-name="P14">2365</text:p>
          </table:table-cell>
          <table:table-cell table:style-name="Table1.A2" office:value-type="string">
            <text:p text:style-name="P334">Vers la fosce s’en vet tot droit</text:p>
          </table:table-cell>
          <table:table-cell table:style-name="Table1.C103" office:value-type="string">
            <text:p text:style-name="P178"><text:span text:style-name="T237">B</text:span>] ---</text:p>
          </table:table-cell>
        </table:table-row>
        <table:table-row table:style-name="Table1.117">
          <table:table-cell table:style-name="Table1.A2" office:value-type="string">
            <text:p text:style-name="P14">2366</text:p>
          </table:table-cell>
          <table:table-cell table:style-name="Table1.A2" office:value-type="string">
            <text:p text:style-name="P334">Quant li mostres Florimont voit</text:p>
          </table:table-cell>
          <table:table-cell table:style-name="Table1.C103" office:value-type="string">
            <text:p text:style-name="P24">A] ...<text:span text:style-name="T229">floiremont...</text:span></text:p>
          </table:table-cell>
        </table:table-row>
        <table:table-row table:style-name="Table1.117"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334"/>
          </table:table-cell>
          <table:table-cell table:style-name="Table1.C103" office:value-type="string">
            <text:p text:style-name="P178"><text:span text:style-name="T237">B</text:span>] <text:span text:style-name="T246">Qui en sa fosse se gisoit</text:span></text:p>
          </table:table-cell>
        </table:table-row>
        <table:table-row table:style-name="Table1.117">
          <table:table-cell table:style-name="Table1.A2" office:value-type="string">
            <text:p text:style-name="P14">2367</text:p>
          </table:table-cell>
          <table:table-cell table:style-name="Table1.A2" office:value-type="string">
            <text:p text:style-name="P334">Iriés en fut jai ne queist</text:p>
          </table:table-cell>
          <table:table-cell table:style-name="Table1.C103" office:value-type="string">
            <text:p text:style-name="P216"><text:span text:style-name="T237">B</text:span>] ...<text:span text:style-name="T246">saut fors ja ne ueist <text:s/>GIKT] ..quesist <text:s/>W] Moult ire fut...</text:span></text:p>
          </table:table-cell>
        </table:table-row>
        <table:table-row table:style-name="Table1.117">
          <table:table-cell table:style-name="Table1.A2" office:value-type="string">
            <text:p text:style-name="P14">2368</text:p>
          </table:table-cell>
          <table:table-cell table:style-name="Table1.A2" office:value-type="string">
            <text:p text:style-name="P334">Que tel viande li venist</text:p>
          </table:table-cell>
          <table:table-cell table:style-name="Table1.C103" office:value-type="string">
            <text:p text:style-name="P289"><text:span text:style-name="T287">H2</text:span>] ...<text:span text:style-name="T299">ueist <text:s/>I] Quatre uiande le… <text:s/>M] ...lenuaist <text:s/>K] ...a lui...</text:span></text:p>
          </table:table-cell>
        </table:table-row>
        <table:table-row table:style-name="Table1.117">
          <table:table-cell table:style-name="Table1.A2" office:value-type="string">
            <text:p text:style-name="P14">2369</text:p>
          </table:table-cell>
          <table:table-cell table:style-name="Table1.A2" office:value-type="string">
            <text:p text:style-name="P334">Florimons l’escria mout fort</text:p>
          </table:table-cell>
          <table:table-cell table:style-name="Table1.C103" office:value-type="string">
            <text:p text:style-name="P46"><text:span text:style-name="T78">B</text:span><text:span text:style-name="T70">] ...</text:span><text:span text:style-name="T87">li crie… <text:s/></text:span><text:span text:style-name="T90">E</text:span><text:span text:style-name="T127">G</text:span><text:span text:style-name="T172">M</text:span><text:span text:style-name="T90">] ...</text:span><text:span text:style-name="T112">lescrie...</text:span></text:p>
          </table:table-cell>
        </table:table-row>
        <table:table-row table:style-name="Table1.117">
          <table:table-cell table:style-name="Table1.A2" office:value-type="string">
            <text:p text:style-name="P14">2370</text:p>
          </table:table-cell>
          <table:table-cell table:style-name="Table1.A2" office:value-type="string">
            <text:p text:style-name="P335">Et il se vire et se detort</text:p>
          </table:table-cell>
          <table:table-cell table:style-name="Table1.C103" office:value-type="string">
            <text:p text:style-name="P97">A<text:span text:style-name="T398">K</text:span>] <text:span text:style-name="T229">Jl se… <text:s/></text:span><text:span text:style-name="T78">B</text:span><text:span text:style-name="T70">] ...</text:span><text:span text:style-name="T87">se vieustre… <text:s/></text:span><text:span text:style-name="T91">D] ...</text:span><text:span text:style-name="T101">et detort <text:s/></text:span><text:span text:style-name="T90">E] ...</text:span><text:span text:style-name="T113">il senvait… <text:s/></text:span><text:span text:style-name="T115">G</text:span><text:span text:style-name="T90">] </text:span><text:span text:style-name="T127">Le mostre se uire… <text:s/></text:span><text:span text:style-name="T130">H2</text:span><text:span text:style-name="T73">] ..</text:span><text:span text:style-name="T145">destourne et destort <text:s/></text:span><text:span text:style-name="T152">I] </text:span><text:span text:style-name="T160">Jl ses ueile… <text:s/></text:span><text:span text:style-name="T90">M] </text:span><text:span text:style-name="T172">Et il sesmuet… <text:s/></text:span><text:span text:style-name="T199">W] </text:span><text:span text:style-name="T202">Jl seruira et se destort</text:span></text:p>
          </table:table-cell>
        </table:table-row>
        <table:table-row table:style-name="Table1.117">
          <table:table-cell table:style-name="Table1.A2" office:value-type="string">
            <text:p text:style-name="P14">2371</text:p>
          </table:table-cell>
          <table:table-cell table:style-name="Table1.A2" office:value-type="string">
            <text:p text:style-name="P335">Voillet <text:span text:style-name="T10">(H Velle)</text:span> ou non lever l’estuet</text:p>
            <text:p text:style-name="P340">FINE LACUNA H 22v</text:p>
          </table:table-cell>
          <table:table-cell table:style-name="Table1.C103" office:value-type="string">
            <text:p text:style-name="P60">A<text:span text:style-name="T246">BDEGKMW</text:span>] <text:span text:style-name="T229">Veille (B Welle, D Vuille, E Vueille, G Vuelle, K Voile)...(B a leuer)...(G sestuet) <text:s/></text:span><text:span text:style-name="T130">H2</text:span><text:span text:style-name="T73">] </text:span><text:span text:style-name="T145">Ou veille...</text:span></text:p>
          </table:table-cell>
        </table:table-row>
        <table:table-row table:style-name="Table1.117">
          <table:table-cell table:style-name="Table1.A2" office:value-type="string">
            <text:p text:style-name="P14">2372</text:p>
          </table:table-cell>
          <table:table-cell table:style-name="Table1.A2" office:value-type="string">
            <text:p text:style-name="P335">Et quant il voit que mais <text:span text:style-name="T10">(</text:span><text:span text:style-name="T253">H mielz</text:span><text:span text:style-name="T10">)</text:span> ne puet</text:p>
          </table:table-cell>
          <table:table-cell table:style-name="Table1.C103" office:value-type="string">
            <text:p text:style-name="P223"><text:span text:style-name="T237">B</text:span>] <text:span text:style-name="T246">Quant...que il miex… <text:s/>DGH2TW] ...(W que plus) nen puet (W peut) <text:s/>EM] ...miex… <text:s/>K] Mais...li uoit...nen...</text:span></text:p>
          </table:table-cell>
        </table:table-row>
        <table:table-row table:style-name="Table1.117">
          <table:table-cell table:style-name="Table1.A2" office:value-type="string">
            <text:p text:style-name="P14">2373</text:p>
          </table:table-cell>
          <table:table-cell table:style-name="Table1.A2" office:value-type="string">
            <text:p text:style-name="P335">Sus est levez iriement</text:p>
          </table:table-cell>
          <table:table-cell table:style-name="Table1.C103" office:value-type="string">
            <text:p text:style-name="P47"><text:span text:style-name="T90">E</text:span><text:span text:style-name="T172">M</text:span><text:span text:style-name="T90">] </text:span><text:span text:style-name="T113">Lors est leuez hastiuement </text:span><text:span text:style-name="T172">(M irieement)</text:span></text:p>
          </table:table-cell>
        </table:table-row>
        <table:table-row table:style-name="Table1.117">
          <table:table-cell table:style-name="Table1.A2" office:value-type="string">
            <text:p text:style-name="P14">2374</text:p>
          </table:table-cell>
          <table:table-cell table:style-name="Table1.A2" office:value-type="string">
            <text:p text:style-name="P335">Li damoisiaus mout bien l’atent</text:p>
          </table:table-cell>
          <table:table-cell table:style-name="Table1.C103" office:value-type="string">
            <text:p text:style-name="P84">A<text:span text:style-name="T246">BDGIK</text:span>] ...<text:span text:style-name="T229">tres bien… <text:s/></text:span><text:span text:style-name="T90">E] ...</text:span><text:span text:style-name="T113">a cop latent <text:s/></text:span><text:span text:style-name="T130">H2</text:span><text:span text:style-name="T73">] ...</text:span><text:span text:style-name="T145">lentent <text:s/></text:span><text:span text:style-name="T174">T] </text:span><text:span text:style-name="T186">Vers florimont uait qui latent</text:span></text:p>
          </table:table-cell>
        </table:table-row>
        <table:table-row table:style-name="Table1.117">
          <table:table-cell table:style-name="Table1.A2" office:value-type="string">
            <text:p text:style-name="P14">2375</text:p>
          </table:table-cell>
          <table:table-cell table:style-name="Table1.A2" office:value-type="string">
            <text:p text:style-name="P335">Son espié prent sa faux posa</text:p>
          </table:table-cell>
          <table:table-cell table:style-name="Table1.C103" office:value-type="string">
            <text:p text:style-name="P128">M] ---</text:p>
            <text:p text:style-name="P47">A<text:span text:style-name="T285">GTW</text:span>] ...tient <text:span text:style-name="T388">(W et)</text:span>…<text:span text:style-name="T285">(G la) <text:s/></text:span><text:span text:style-name="T78">B</text:span><text:span text:style-name="T160">I</text:span><text:span text:style-name="T70">] ...</text:span><text:span text:style-name="T87">tint...la </text:span><text:span text:style-name="T160">(I li)</text:span><text:span text:style-name="T87">... </text:span><text:span text:style-name="T91">D] ...prist…</text:span><text:span text:style-name="T101"> <text:s/></text:span><text:span text:style-name="T90">E</text:span><text:span text:style-name="T214">K</text:span><text:span text:style-name="T90">] ...</text:span><text:span text:style-name="T113">tint...</text:span></text:p>
          </table:table-cell>
        </table:table-row>
        <table:table-row table:style-name="Table1.117">
          <table:table-cell table:style-name="Table1.A2" office:value-type="string">
            <text:p text:style-name="P14">2376</text:p>
          </table:table-cell>
          <table:table-cell table:style-name="Table1.A2" office:value-type="string">
            <text:p text:style-name="P335">Lez soi en terre la planta</text:p>
          </table:table-cell>
          <table:table-cell table:style-name="Table1.C103" office:value-type="string">
            <text:p text:style-name="P76">A] <text:span text:style-name="T229">Lez soiez terre la planta <text:s/></text:span><text:span text:style-name="T78">B</text:span><text:span text:style-name="T70">] ...</text:span><text:span text:style-name="T87">la be[...]nta <text:s/></text:span><text:span text:style-name="T91">D</text:span><text:span text:style-name="T145">H2</text:span><text:span text:style-name="T91">] </text:span><text:span text:style-name="T101">Mout </text:span><text:span text:style-name="T145">(H2 </text:span><text:span text:style-name="T55">Mlt</text:span><text:span text:style-name="T145">)</text:span><text:span text:style-name="T101"> bien en </text:span><text:span text:style-name="T145">(H2 a)</text:span><text:span text:style-name="T101"> terre la bota </text:span><text:span text:style-name="T145">(H2 bouta)</text:span><text:span text:style-name="T101"> <text:s/></text:span><text:span text:style-name="T90">E] ...</text:span><text:span text:style-name="T113">la ficha <text:s/></text:span><text:span text:style-name="T152">I] </text:span><text:span text:style-name="T160">Le soi...la posa </text:span><text:span text:style-name="T90"><text:s/>M] </text:span><text:span text:style-name="T172">De lez soy a terre plenta</text:span></text:p>
          </table:table-cell>
        </table:table-row>
        <table:table-row table:style-name="Table1.117"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335"/>
          </table:table-cell>
          <table:table-cell table:style-name="Table1.C103" office:value-type="string">
            <text:p text:style-name="P233">M] Et vers le moustre sen ala</text:p>
          </table:table-cell>
        </table:table-row>
        <table:table-row table:style-name="Table1.117">
          <table:table-cell table:style-name="Table1.A2" office:value-type="string">
            <text:p text:style-name="P14">2377</text:p>
          </table:table-cell>
          <table:table-cell table:style-name="Table1.A2" office:value-type="string">
            <text:p text:style-name="P335">Li moustres vient per <text:span text:style-name="T10">(H par)</text:span> grant vertu</text:p>
          </table:table-cell>
          <table:table-cell table:style-name="Table1.C103" office:value-type="string">
            <text:p text:style-name="P223"><text:span text:style-name="T237">BE</text:span>] ...<text:span text:style-name="T246">vint par (E </text:span><text:span text:style-name="T43">per)…</text:span><text:span text:style-name="T275"> <text:s/>G] ...por… <text:s/>W] ...par... <text:s/>K] ...i uint por...</text:span></text:p>
          </table:table-cell>
        </table:table-row>
        <table:table-row table:style-name="Table1.117">
          <table:table-cell table:style-name="Table1.A2" office:value-type="string">
            <text:p text:style-name="P14">2378</text:p>
          </table:table-cell>
          <table:table-cell table:style-name="Table1.A2" office:value-type="string">
            <text:p text:style-name="P335"><text:span text:style-name="T10">(H Florimonz l’at) </text:span>Et Florimons l’ait bien feru</text:p>
          </table:table-cell>
          <table:table-cell table:style-name="Table1.C103" office:value-type="string">
            <text:p text:style-name="P40">A<text:span text:style-name="T285">G</text:span>] <text:span text:style-name="T229">Floiremons (G Floremont) la… <text:s/></text:span><text:span text:style-name="T78">B</text:span><text:span text:style-name="T70">] </text:span><text:span text:style-name="T26">Flor</text:span><text:span text:style-name="T87"> la bien atendu <text:s/></text:span><text:span text:style-name="T91">D</text:span><text:span text:style-name="T145">H2</text:span><text:span text:style-name="T91">] ...</text:span><text:span text:style-name="T101">la si...</text:span></text:p>
          </table:table-cell>
        </table:table-row>
        <table:table-row table:style-name="Table1.117">
          <table:table-cell table:style-name="Table1.A2" office:value-type="string">
            <text:p text:style-name="P14">2379</text:p>
          </table:table-cell>
          <table:table-cell table:style-name="Table1.A2" office:value-type="string">
            <text:p text:style-name="P335">Par les coustez de son espié</text:p>
          </table:table-cell>
          <table:table-cell table:style-name="Table1.C103" office:value-type="string">
            <text:p text:style-name="P76">A<text:span text:style-name="T388">W</text:span>] <text:span text:style-name="T229">Parmi le piez (W pie)… <text:s/></text:span><text:span text:style-name="T78">B</text:span><text:span text:style-name="T70">] </text:span><text:span text:style-name="T87">Si la ferut de son espiet <text:s/></text:span><text:span text:style-name="T91">D</text:span><text:span text:style-name="T146">H2</text:span><text:span text:style-name="T91">] </text:span><text:span text:style-name="T101">Permi le cors… <text:s/></text:span><text:span text:style-name="T90">E</text:span><text:span text:style-name="T127">G</text:span><text:span text:style-name="T186">I</text:span><text:span text:style-name="T214">K</text:span><text:span text:style-name="T186">T</text:span><text:span text:style-name="T90">] </text:span><text:span text:style-name="T113">Parmi le pis </text:span><text:span text:style-name="T127">(G</text:span><text:span text:style-name="T214">K</text:span><text:span text:style-name="T186">T</text:span><text:span text:style-name="T127"> piz)…</text:span><text:span text:style-name="T113"> <text:s/></text:span><text:span text:style-name="T90">M] </text:span><text:span text:style-name="T172">Parmi le uis...</text:span></text:p>
          </table:table-cell>
        </table:table-row>
        <table:table-row table:style-name="Table1.117">
          <table:table-cell table:style-name="Table1.A2" office:value-type="string">
            <text:p text:style-name="P14">2380</text:p>
          </table:table-cell>
          <table:table-cell table:style-name="Table1.A2" office:value-type="string">
            <text:p text:style-name="P335">El cors l’en sont entré dui pié</text:p>
          </table:table-cell>
          <table:table-cell table:style-name="Table1.C103" office:value-type="string">
            <text:p text:style-name="P110">A<text:span text:style-name="T376">T</text:span>] ...<text:span text:style-name="T229">cors en sont… <text:s/></text:span><text:span text:style-name="T78">B</text:span><text:span text:style-name="T70">] </text:span><text:span text:style-name="T87">Ou cors li est entrez j piet <text:s/></text:span><text:span text:style-name="T91">D] </text:span><text:span text:style-name="T101">Ou cors… <text:s/></text:span><text:span text:style-name="T115">G</text:span><text:span text:style-name="T90">] </text:span><text:span text:style-name="T127">Eu...sen sont… <text:s/></text:span><text:span text:style-name="T130">H2</text:span><text:span text:style-name="T73">] </text:span><text:span text:style-name="T146">En cors li </text:span><text:soft-page-break/><text:span text:style-name="T146">est entres plain pie <text:s/></text:span><text:span text:style-name="T90">M] </text:span><text:span text:style-name="T172">V corps li baigna son espie <text:s/></text:span><text:span text:style-name="T199">W] </text:span><text:span text:style-name="T202">Ou corps ly est entre… <text:s/></text:span><text:span text:style-name="T90">K</text:span><text:span text:style-name="T203">] </text:span><text:span text:style-name="T214">El cors li…</text:span></text:p>
            <text:p text:style-name="P163"><text:span text:style-name="T214">P</text:span><text:span text:style-name="T70">] E con la spada lo feri di uno colpo in lo peto che uno per li chazo la spada dentro</text:span></text:p>
          </table:table-cell>
        </table:table-row>
        <table:table-row table:style-name="Table1.117">
          <table:table-cell table:style-name="Table1.A2" office:value-type="string">
            <text:p text:style-name="P14">2381</text:p>
          </table:table-cell>
          <table:table-cell table:style-name="Table1.A2" office:value-type="string">
            <text:p text:style-name="P335">Li moustres fut forment navrez</text:p>
          </table:table-cell>
          <table:table-cell table:style-name="Table1.C103" office:value-type="string">
            <text:p text:style-name="P61"><text:span text:style-name="T90">E] ...est…</text:span><text:span text:style-name="T113"> <text:s/></text:span><text:span text:style-name="T130">H2</text:span><text:span text:style-name="T73">] ...</text:span><text:span text:style-name="T146">iries</text:span></text:p>
          </table:table-cell>
        </table:table-row>
        <table:table-row table:style-name="Table1.117">
          <table:table-cell table:style-name="Table1.A2" office:value-type="string">
            <text:p text:style-name="P14">2382</text:p>
          </table:table-cell>
          <table:table-cell table:style-name="Table1.A2" office:value-type="string">
            <text:p text:style-name="P335">Les rasours <text:span text:style-name="T10">(H at molt redoutés)</text:span> n’ait pas ranfussez</text:p>
          </table:table-cell>
          <table:table-cell table:style-name="Table1.C103" office:value-type="string">
            <text:p text:style-name="P110">A<text:span text:style-name="T264">DGI</text:span><text:span text:style-name="T421">K</text:span><text:span text:style-name="T264">MTW</text:span>] ...<text:span text:style-name="T229">non (D ne, I nen) a (</text:span><text:span text:style-name="T421">K</text:span><text:span text:style-name="T229">MW na) pas (W guerez) doutez (DG</text:span><text:span text:style-name="T421">K</text:span><text:span text:style-name="T229">T dotez, I dotes, MW doubtez) <text:s/></text:span><text:span text:style-name="T78">B</text:span><text:span text:style-name="T146">H2</text:span><text:span text:style-name="T70">] ...</text:span><text:span text:style-name="T87">pas redoutes <text:s/></text:span><text:span text:style-name="T90">E] ...</text:span><text:span text:style-name="T113">na pas refusez</text:span></text:p>
          </table:table-cell>
        </table:table-row>
        <table:table-row table:style-name="Table1.117">
          <table:table-cell table:style-name="Table1.A2" office:value-type="string">
            <text:p text:style-name="P14">2383</text:p>
          </table:table-cell>
          <table:table-cell table:style-name="Table1.A2" office:value-type="string">
            <text:p text:style-name="P335">Il vet ferir per <text:span text:style-name="T10">(H par)</text:span> grant vertu</text:p>
          </table:table-cell>
          <table:table-cell table:style-name="Table1.C103" office:value-type="string">
            <text:p text:style-name="P216"><text:span text:style-name="T237">B</text:span>] <text:span text:style-name="T246">Ains va… <text:s/>I] ...por… <text:s/>M] Et va… <text:s/>W] ...par...</text:span></text:p>
          </table:table-cell>
        </table:table-row>
        <table:table-row table:style-name="Table1.117">
          <table:table-cell table:style-name="Table1.A2" office:value-type="string">
            <text:p text:style-name="P14">2384</text:p>
          </table:table-cell>
          <table:table-cell table:style-name="Table1.A2" office:value-type="string">
            <text:p text:style-name="P335">Florimont el gros de l’escu</text:p>
          </table:table-cell>
          <table:table-cell table:style-name="Table1.C103" office:value-type="string">
            <text:p text:style-name="P66"><text:span text:style-name="T78">B</text:span><text:span text:style-name="T101">D</text:span><text:span text:style-name="T172">M</text:span><text:span text:style-name="T202">W</text:span><text:span text:style-name="T70">] ...ou </text:span><text:span text:style-name="T172">(M v)</text:span><text:span text:style-name="T70">…</text:span><text:span text:style-name="T87"> <text:s/></text:span><text:span text:style-name="T130">H2</text:span><text:span text:style-name="T73">] ...en…</text:span><text:span text:style-name="T146"> <text:s/></text:span><text:span text:style-name="T152">I] ...</text:span><text:span text:style-name="T160">au...</text:span></text:p>
          </table:table-cell>
        </table:table-row>
        <table:table-row table:style-name="Table1.117">
          <table:table-cell table:style-name="Table1.A2" office:value-type="string">
            <text:p text:style-name="P14">2385</text:p>
          </table:table-cell>
          <table:table-cell table:style-name="Table1.A2" office:value-type="string">
            <text:p text:style-name="P335">As ongles en l’escut se prant <text:span text:style-name="T10">(FH l’atant)</text:span></text:p>
          </table:table-cell>
          <table:table-cell table:style-name="Table1.C103" office:value-type="string">
            <text:p text:style-name="P223"><text:span text:style-name="T237">BW</text:span>] ...<text:span text:style-name="T246">le prent (W prant) <text:s/>D] Es...a lescu… <text:s/>H2] ...son escu li prent <text:s/>I] Aus...a lescu… <text:s/>K] ...sen prent</text:span></text:p>
          </table:table-cell>
        </table:table-row>
        <table:table-row table:style-name="Table1.117">
          <table:table-cell table:style-name="Table1.A2" office:value-type="string">
            <text:p text:style-name="P14">2386</text:p>
          </table:table-cell>
          <table:table-cell table:style-name="Table1.A2" office:value-type="string">
            <text:p text:style-name="P335">Si que <text:span text:style-name="T10">(H ques)</text:span> an dous moitiés li fant</text:p>
          </table:table-cell>
          <table:table-cell table:style-name="Table1.C103" office:value-type="string">
            <text:p text:style-name="P97">A<text:span text:style-name="T285">GI</text:span>] ...<text:span text:style-name="T361">(I in)</text:span>...le…<text:span text:style-name="T230"> <text:s/></text:span><text:span text:style-name="T78">B</text:span><text:span text:style-name="T70">] </text:span><text:span text:style-name="T87">Si fort quen… <text:s/></text:span><text:span text:style-name="T91">D</text:span><text:span text:style-name="T113">E</text:span><text:span text:style-name="T173">M</text:span><text:span text:style-name="T91">] ...</text:span><text:span text:style-name="T101">parties le </text:span><text:span text:style-name="T173">(M li)</text:span><text:span text:style-name="T101"> fent <text:s/></text:span><text:span text:style-name="T130">H2</text:span><text:span text:style-name="T73">] ...</text:span><text:span text:style-name="T146">que bien .ii. paumes li fent <text:s/></text:span><text:span text:style-name="T199">W] </text:span><text:span text:style-name="T202">Et que en deux...le...</text:span></text:p>
          </table:table-cell>
        </table:table-row>
        <table:table-row table:style-name="Table1.117">
          <table:table-cell table:style-name="Table1.A2" office:value-type="string">
            <text:p text:style-name="P14">2387</text:p>
          </table:table-cell>
          <table:table-cell table:style-name="Table1.A2" office:value-type="string">
            <text:p text:style-name="P335">Et le clavain li a faucé</text:p>
          </table:table-cell>
          <table:table-cell table:style-name="Table1.C103" office:value-type="string">
            <text:p text:style-name="P261">INV <text:span text:style-name="T254">D] </text:span>En la cuisse la bien naure</text:p>
            <text:p text:style-name="P178"><text:span text:style-name="T237">B</text:span>] <text:span text:style-name="T246">Le vlauain a tout et fausse</text:span></text:p>
          </table:table-cell>
        </table:table-row>
        <table:table-row table:style-name="Table1.117">
          <table:table-cell table:style-name="Table1.A2" office:value-type="string">
            <text:p text:style-name="P14">2388</text:p>
          </table:table-cell>
          <table:table-cell table:style-name="Table1.A2" office:value-type="string">
            <text:p text:style-name="P335">Si qu’an la cusse l’ait navré</text:p>
          </table:table-cell>
          <table:table-cell table:style-name="Table1.C103" office:value-type="string">
            <text:p text:style-name="P143">INV <text:span text:style-name="T91">D] </text:span><text:span text:style-name="T70">Et le clauain li a fause</text:span></text:p>
            <text:p text:style-name="P32">A<text:span text:style-name="T285">GH2IKMTW</text:span>] <text:span text:style-name="T230">En la cuisse (G couse, IT cuise, W guisse) la bien (I biez, M </text:span><text:span text:style-name="T62">mlt</text:span><text:span text:style-name="T230">)… <text:s/></text:span><text:span text:style-name="T78">B</text:span><text:span text:style-name="T113">E</text:span><text:span text:style-name="T70">] </text:span><text:span text:style-name="T87">Et en la cuisse bien </text:span><text:span text:style-name="T113">(E </text:span><text:span text:style-name="T43">mlt</text:span><text:span text:style-name="T113">)</text:span><text:span text:style-name="T87"> naureit </text:span><text:span text:style-name="T113">(E naure)</text:span></text:p>
          </table:table-cell>
        </table:table-row>
        <table:table-row table:style-name="Table1.117">
          <table:table-cell table:style-name="Table1.A2" office:value-type="string">
            <text:p text:style-name="P14">2389</text:p>
          </table:table-cell>
          <table:table-cell table:style-name="Table1.A2" office:value-type="string">
            <text:p text:style-name="P335">Florimons ot de son escu</text:p>
          </table:table-cell>
          <table:table-cell table:style-name="Table1.C103" office:value-type="string">
            <text:p text:style-name="P52"><text:span text:style-name="T230">G</text:span><text:span text:style-name="T72">] ...</text:span><text:span text:style-name="T127">ot le...</text:span></text:p>
          </table:table-cell>
        </table:table-row>
        <table:table-row table:style-name="Table1.117">
          <table:table-cell table:style-name="Table1.A2" office:value-type="string">
            <text:p text:style-name="P14">2390</text:p>
          </table:table-cell>
          <table:table-cell table:style-name="Table1.A2" office:value-type="string">
            <text:p text:style-name="P335">Le muelz et le plus tost perdu</text:p>
          </table:table-cell>
          <table:table-cell table:style-name="Table1.C103" office:value-type="string">
            <text:p text:style-name="P110">A] <text:span text:style-name="T230">Les mains et leruais ot perdu <text:s/></text:span><text:span text:style-name="T78">B</text:span><text:span text:style-name="T70">] </text:span><text:span text:style-name="T88">Le mains le plus en a perdut <text:s/></text:span><text:span text:style-name="T91">D</text:span><text:span text:style-name="T146">H2</text:span><text:span text:style-name="T91">] </text:span><text:span text:style-name="T101">Le cuer dolant </text:span><text:span text:style-name="T146">(H2 dolent)</text:span><text:span text:style-name="T101"> et irascu <text:s/></text:span><text:span text:style-name="T90">E] .</text:span><text:span text:style-name="T113">Le mains et...ot… </text:span><text:span text:style-name="T115">G</text:span><text:span text:style-name="T90">] </text:span><text:span text:style-name="T127">Le mielz et le mais tot… <text:s/></text:span><text:span text:style-name="T152">I</text:span><text:span text:style-name="T173">M</text:span><text:span text:style-name="T152">] </text:span><text:span text:style-name="T160">Le mains e </text:span><text:span text:style-name="T173">(M et)</text:span><text:span text:style-name="T160"> le plus oit </text:span><text:span text:style-name="T173">8M ot)</text:span><text:span text:style-name="T160"> perdu <text:s/></text:span><text:span text:style-name="T174">T] </text:span><text:span text:style-name="T186">Le meuz et lo mais ot… <text:s/></text:span><text:span text:style-name="T199">W] </text:span><text:span text:style-name="T202">Le plus et meilleur perdu <text:s/></text:span><text:span text:style-name="T90">K</text:span><text:span text:style-name="T203">] </text:span><text:span text:style-name="T214">Li meunz ele mais tot perdu</text:span></text:p>
          </table:table-cell>
        </table:table-row>
        <table:table-row table:style-name="Table1.117">
          <table:table-cell table:style-name="Table1.A2" office:value-type="string">
            <text:p text:style-name="P14">2391</text:p>
          </table:table-cell>
          <table:table-cell table:style-name="Table1.A2" office:value-type="string">
            <text:p text:style-name="P335">Li clavains fut fausez et rous</text:p>
          </table:table-cell>
          <table:table-cell table:style-name="Table1.C103" office:value-type="string">
            <text:p text:style-name="P110"><text:span text:style-name="T91">D</text:span><text:span text:style-name="T146">H2</text:span><text:span text:style-name="T91">] </text:span><text:span text:style-name="T102">Ses hauberz </text:span><text:span text:style-name="T146">(H2 haubers)</text:span><text:span text:style-name="T102"> fu… <text:s/></text:span><text:span text:style-name="T90">K</text:span><text:span text:style-name="T203">] </text:span><text:span text:style-name="T214">Li claueus...</text:span></text:p>
          </table:table-cell>
        </table:table-row>
        <table:table-row table:style-name="Table1.117">
          <table:table-cell table:style-name="Table1.A2" office:value-type="string">
            <text:p text:style-name="P14">2392</text:p>
          </table:table-cell>
          <table:table-cell table:style-name="Table1.A2" office:value-type="string">
            <text:p text:style-name="P335">Et il fut bien navrez desoz</text:p>
          </table:table-cell>
          <table:table-cell table:style-name="Table1.C103" office:value-type="string">
            <text:p text:style-name="P186"><text:span text:style-name="T237">B</text:span>] <text:span text:style-name="T247">Et il naurez ou cors de sous <text:s/>EM] ...</text:span><text:span text:style-name="T27">mlt</text:span><text:span text:style-name="T247">… G] Et li...</text:span></text:p>
          </table:table-cell>
        </table:table-row>
        <table:table-row table:style-name="Table1.117">
          <table:table-cell table:style-name="Table1.A2" office:value-type="string">
            <text:p text:style-name="P14">2393</text:p>
          </table:table-cell>
          <table:table-cell table:style-name="Table1.A2" office:value-type="string">
            <text:p text:style-name="P336">Et li moustres permi le cors</text:p>
          </table:table-cell>
          <table:table-cell table:style-name="Table1.C103" office:value-type="string">
            <text:p text:style-name="P98">A<text:span text:style-name="T247">BDEGH2IKMT</text:span>] …<text:span text:style-name="T400">dedens (A dedez, D dedanz, GKMT dedenz) le cors <text:s/></text:span><text:span text:style-name="T199">W] </text:span><text:span text:style-name="T203">Ly mostre fut naure ou corps</text:span></text:p>
          </table:table-cell>
        </table:table-row>
        <table:table-row table:style-name="Table1.117">
          <table:table-cell table:style-name="Table1.A2" office:value-type="string">
            <text:p text:style-name="P14">2394</text:p>
          </table:table-cell>
          <table:table-cell table:style-name="Table1.A2" office:value-type="string">
            <text:p text:style-name="P336">Fut navrez et li sans ist hors</text:p>
          </table:table-cell>
          <table:table-cell table:style-name="Table1.C103" office:value-type="string">
            <text:p text:style-name="P98">A<text:span text:style-name="T285">GIK</text:span>] ...<text:span text:style-name="T230">et (IK e) li sancs (GK sanc, I sans) defors <text:s/></text:span><text:span text:style-name="T78">B</text:span><text:span text:style-name="T70">] ...</text:span><text:span text:style-name="T88">naurez sen saut li [...]s fors <text:s/></text:span><text:span text:style-name="T91">D</text:span><text:span text:style-name="T146">H2</text:span><text:span text:style-name="T91">] ...</text:span><text:span text:style-name="T102">que li sans saut fors </text:span><text:span text:style-name="T146">(H2 hors)</text:span><text:span text:style-name="T102"> <text:s/></text:span><text:span text:style-name="T90">E] ...</text:span><text:span text:style-name="T113">cort hors <text:s/></text:span><text:span text:style-name="T90">M] ...</text:span><text:span text:style-name="T173">sault hors <text:s/></text:span><text:span text:style-name="T174">T] ...</text:span><text:span text:style-name="T186">que li sauns defors <text:s/></text:span><text:span text:style-name="T199">W] </text:span><text:span text:style-name="T203">Tant que du sanc lui sault dehors</text:span></text:p>
          </table:table-cell>
        </table:table-row>
        <table:table-row table:style-name="Table1.117">
          <table:table-cell table:style-name="Table1.A2" office:value-type="string">
            <text:p text:style-name="P14">2395</text:p>
          </table:table-cell>
          <table:table-cell table:style-name="Table1.A2" office:value-type="string">
            <text:p text:style-name="P336">De lui qui le fait esmaier</text:p>
          </table:table-cell>
          <table:table-cell table:style-name="Table1.C103" office:value-type="string">
            <text:p text:style-name="P110">A] <text:span text:style-name="T230">Sen fait qui… <text:s/></text:span><text:span text:style-name="T78">B</text:span><text:span text:style-name="T70">] </text:span><text:span text:style-name="T88">Si fort quil le… <text:s/></text:span><text:span text:style-name="T91">D</text:span><text:span text:style-name="T146">H2</text:span><text:span text:style-name="T91">] </text:span><text:span text:style-name="T102">Qui le fesoit </text:span><text:span text:style-name="T146">(H2 faisoit)</text:span><text:span text:style-name="T102"> </text:span><text:span text:style-name="T36">mlt…</text:span><text:span text:style-name="T102"> <text:s/></text:span><text:span text:style-name="T90">E] </text:span><text:span text:style-name="T113">Li sans la fait </text:span><text:span text:style-name="T43">mlt…</text:span><text:span text:style-name="T113"> <text:s/></text:span><text:soft-page-break/><text:span text:style-name="T115">G</text:span><text:span text:style-name="T160">I</text:span><text:span text:style-name="T186">T</text:span><text:span text:style-name="T90">] </text:span><text:span text:style-name="T127">Sen saut que </text:span><text:span text:style-name="T186">(T qui)</text:span><text:span text:style-name="T127">… <text:s/></text:span><text:span text:style-name="T90">M] </text:span><text:span text:style-name="T173">Le sanc si le fet… <text:s/></text:span><text:span text:style-name="T199">W] </text:span><text:span text:style-name="T203">Tant en sault qui let esmaier </text:span><text:span text:style-name="T90">K</text:span><text:span text:style-name="T203">] </text:span><text:span text:style-name="T214">Sesement qe li...</text:span></text:p>
          </table:table-cell>
        </table:table-row>
        <table:table-row table:style-name="Table1.117">
          <table:table-cell table:style-name="Table1.A2" office:value-type="string">
            <text:p text:style-name="P14">2396</text:p>
          </table:table-cell>
          <table:table-cell table:style-name="Table1.A2" office:value-type="string">
            <text:p text:style-name="P336">De guerir eust grant mestier</text:p>
          </table:table-cell>
          <table:table-cell table:style-name="Table1.C103" office:value-type="string">
            <text:p text:style-name="P98"><text:span text:style-name="T91">D</text:span><text:span text:style-name="T113">E</text:span><text:span text:style-name="T146">H2</text:span><text:span text:style-name="T173">M</text:span><text:span text:style-name="T186">T</text:span><text:span text:style-name="T91">] ...auoit…</text:span><text:span text:style-name="T102"> <text:s/></text:span><text:span text:style-name="T199">W] </text:span><text:span text:style-name="T203">De bien garir a grant...</text:span></text:p>
          </table:table-cell>
        </table:table-row>
        <table:table-row table:style-name="Table1.117">
          <table:table-cell table:style-name="Table1.A2" office:value-type="string">
            <text:p text:style-name="P14">2397</text:p>
          </table:table-cell>
          <table:table-cell table:style-name="Table1.A2" office:value-type="string">
            <text:p text:style-name="P336">En la mer aler s’en veloit</text:p>
          </table:table-cell>
          <table:table-cell table:style-name="Table1.C103" office:value-type="string">
            <text:p text:style-name="P47"><text:span text:style-name="T90">E] </text:span><text:span text:style-name="T113">A...</text:span></text:p>
          </table:table-cell>
        </table:table-row>
        <table:table-row table:style-name="Table1.117">
          <table:table-cell table:style-name="Table1.A2" office:value-type="string">
            <text:p text:style-name="P14">2398</text:p>
          </table:table-cell>
          <table:table-cell table:style-name="Table1.A2" office:value-type="string">
            <text:p text:style-name="P336">Mai Florimons bient l’apersoit</text:p>
          </table:table-cell>
          <table:table-cell table:style-name="Table1.C103" office:value-type="string">
            <text:p text:style-name="P67"><text:span text:style-name="T78">B</text:span><text:span text:style-name="T146">H2</text:span><text:span text:style-name="T173">M</text:span><text:span text:style-name="T70">] </text:span><text:span text:style-name="T88">Et… <text:s/></text:span><text:span text:style-name="T152">I] ...</text:span><text:span text:style-name="T161">sepercoit</text:span></text:p>
          </table:table-cell>
        </table:table-row>
        <table:table-row table:style-name="Table1.117">
          <table:table-cell table:style-name="Table1.A2" office:value-type="string">
            <text:p text:style-name="P14">2399</text:p>
          </table:table-cell>
          <table:table-cell table:style-name="Table1.A2" office:value-type="string">
            <text:p text:style-name="P336">Ensi com il prist sa volee</text:p>
          </table:table-cell>
          <table:table-cell table:style-name="Table1.C103" office:value-type="string">
            <text:p text:style-name="P153">T] ...uoloiee</text:p>
          </table:table-cell>
        </table:table-row>
        <table:table-row table:style-name="Table1.117">
          <table:table-cell table:style-name="Table1.A2" office:value-type="string">
            <text:p text:style-name="P14">2400</text:p>
          </table:table-cell>
          <table:table-cell table:style-name="Table1.A2" office:value-type="string">
            <text:p text:style-name="P336">Florimons ait sa faus getee</text:p>
          </table:table-cell>
          <table:table-cell table:style-name="Table1.C103" office:value-type="string">
            <text:p text:style-name="P47"><text:span text:style-name="T90">E</text:span><text:span text:style-name="T173">M</text:span><text:span text:style-name="T90">] ...</text:span><text:span text:style-name="T113">a la faus </text:span><text:span text:style-name="T173">(M fauz) </text:span><text:span text:style-name="T113">leuee</text:span></text:p>
          </table:table-cell>
        </table:table-row>
        <table:table-row table:style-name="Table1.117">
          <table:table-cell table:style-name="Table1.A2" office:value-type="string">
            <text:p text:style-name="P15">240<text:span text:style-name="T11">1</text:span></text:p>
          </table:table-cell>
          <table:table-cell table:style-name="Table1.A2" office:value-type="string">
            <text:p text:style-name="P336">En l’eille le prist el plus gros</text:p>
          </table:table-cell>
          <table:table-cell table:style-name="Table1.C103" office:value-type="string">
            <text:p text:style-name="P98"><text:span text:style-name="T91">D</text:span><text:span text:style-name="T215">K</text:span><text:span text:style-name="T91">] ...</text:span><text:span text:style-name="T102">ou plus… <text:s/></text:span><text:span text:style-name="T90">E] ...</text:span><text:span text:style-name="T113">le fiert… <text:s/></text:span><text:span text:style-name="T90">M] ...</text:span><text:span text:style-name="T173">lelle feri u plus… <text:s/></text:span><text:span text:style-name="T199">W] ...</text:span><text:span text:style-name="T203">le fiert ou plus gros</text:span></text:p>
          </table:table-cell>
        </table:table-row>
        <table:table-row table:style-name="Table1.117">
          <table:table-cell table:style-name="Table1.A2" office:value-type="string">
            <text:p text:style-name="P15">240<text:span text:style-name="T11">2</text:span></text:p>
          </table:table-cell>
          <table:table-cell table:style-name="Table1.A2" office:value-type="string">
            <text:p text:style-name="P336">Li a tranchiét la char et l’os</text:p>
          </table:table-cell>
          <table:table-cell table:style-name="Table1.C103" office:value-type="string">
            <text:p text:style-name="P111">A] <text:span text:style-name="T230">Li trencha et la… <text:s/></text:span><text:span text:style-name="T78">B</text:span><text:span text:style-name="T70">] </text:span><text:span text:style-name="T88">Si li trancha et char et os <text:s/></text:span><text:span text:style-name="T91">D] </text:span><text:span text:style-name="T102">La char li trencha et les os <text:s/></text:span><text:span text:style-name="T90">E] </text:span><text:span text:style-name="T113">Et li trancha et char et os <text:s/></text:span><text:span text:style-name="T115">G</text:span><text:span text:style-name="T146">H2</text:span><text:span text:style-name="T90">] </text:span><text:span text:style-name="T129">Si li trencha… <text:s/></text:span><text:span text:style-name="T152">I] </text:span><text:span text:style-name="T161">Si trenca ela car… <text:s/></text:span><text:span text:style-name="T90">M] </text:span><text:span text:style-name="T173">Trancha li la...les os <text:s/></text:span><text:span text:style-name="T174">T] </text:span><text:span text:style-name="T186">Li trancha et la pel et los <text:s/></text:span><text:span text:style-name="T199">W] </text:span><text:span text:style-name="T203">Ly trencha la char et les os </text:span><text:span text:style-name="T90">K</text:span><text:span text:style-name="T203">] </text:span><text:span text:style-name="T215">Si il trancha la carn e los</text:span></text:p>
          </table:table-cell>
        </table:table-row>
        <table:table-row table:style-name="Table1.117">
          <table:table-cell table:style-name="Table1.A2" office:value-type="string">
            <text:p text:style-name="P15">240<text:span text:style-name="T11">3</text:span></text:p>
          </table:table-cell>
          <table:table-cell table:style-name="Table1.A2" office:value-type="string">
            <text:p text:style-name="P336">L’eile cheit et icil chiet</text:p>
          </table:table-cell>
          <table:table-cell table:style-name="Table1.C103" office:value-type="string">
            <text:p text:style-name="P99">A<text:span text:style-name="T286">GH2KT</text:span>] ...<text:span text:style-name="T230">et il… <text:s/></text:span><text:span text:style-name="T78">B</text:span><text:span text:style-name="T70">] ...</text:span><text:span text:style-name="T88">ches ius et il chiet <text:s/></text:span><text:span text:style-name="T91">D] ...</text:span><text:span text:style-name="T102">li chei et il chiet <text:s/></text:span><text:span text:style-name="T90">E</text:span><text:span text:style-name="T161">I</text:span><text:span text:style-name="T90">] ...</text:span><text:span text:style-name="T113">et il rechiet <text:s/></text:span><text:span text:style-name="T90">M] ...</text:span><text:span text:style-name="T173">et celi chiet <text:s text:c="2"/></text:span><text:span text:style-name="T203">W] Son elle chait et il regart</text:span><text:span text:style-name="T173"> </text:span></text:p>
          </table:table-cell>
        </table:table-row>
        <table:table-row table:style-name="Table1.117">
          <table:table-cell table:style-name="Table1.A2" office:value-type="string">
            <text:p text:style-name="P15">240<text:span text:style-name="T11">4</text:span></text:p>
          </table:table-cell>
          <table:table-cell table:style-name="Table1.A2" office:value-type="string">
            <text:p text:style-name="P336">Dist Florimons Cist <text:span text:style-name="T402">cols</text:span> me siet</text:p>
          </table:table-cell>
          <table:table-cell table:style-name="Table1.C103" office:value-type="string">
            <text:p text:style-name="P341"><text:span text:style-name="T329">A</text:span><text:span text:style-name="T333">GIM</text:span><text:span text:style-name="T338">T</text:span><text:span text:style-name="T329">] </text:span><text:span text:style-name="T334">Floremons (G Floremont, I Floriemons, </text:span><text:span text:style-name="T335">M </text:span><text:span text:style-name="T344">Flor, </text:span><text:span text:style-name="T322">T Florimonz</text:span><text:span text:style-name="T334">) dist (I</text:span><text:span text:style-name="T335">M</text:span><text:span text:style-name="T334"> dit) cis (G cest, I</text:span><text:span text:style-name="T338">T</text:span><text:span text:style-name="T334"> cist, </text:span><text:span text:style-name="T335">M ce</text:span><text:span text:style-name="T334">) gens (G beus, </text:span><text:span text:style-name="T335">M geu, </text:span><text:span text:style-name="T338">T geus</text:span><text:span text:style-name="T334">) mesiet (I geusme siet) <text:s/></text:span><text:span text:style-name="T309">B</text:span><text:span text:style-name="T304">] </text:span><text:span text:style-name="T343">Flor</text:span><text:span text:style-name="T310"> dit cis guis me siet <text:s/></text:span><text:span text:style-name="T311">D</text:span><text:span text:style-name="T312">E</text:span><text:span text:style-name="T313">H2</text:span><text:span text:style-name="T311">] ...</text:span><text:span text:style-name="T314">cist </text:span><text:span text:style-name="T313">(H2 ci)</text:span><text:span text:style-name="T314"> ieus </text:span><text:span text:style-name="T313">(H2 geus)</text:span><text:span text:style-name="T314"> me siet <text:s/></text:span><text:span text:style-name="T324">W] Florimont dist ce jen me plait <text:s/></text:span><text:span text:style-name="T317">K</text:span><text:span text:style-name="T324">] </text:span><text:span text:style-name="T326">Dist floriemont cist geus me plet <text:s/></text:span><text:span text:style-name="T413">ERR BETA</text:span></text:p>
          </table:table-cell>
        </table:table-row>
        <table:table-row table:style-name="Table1.117">
          <table:table-cell table:style-name="Table1.A2" office:value-type="string">
            <text:p text:style-name="P15">240<text:span text:style-name="T11">5</text:span></text:p>
          </table:table-cell>
          <table:table-cell table:style-name="Table1.A2" office:value-type="string">
            <text:p text:style-name="P336">Jai puis ne doi plaindre mon mal</text:p>
          </table:table-cell>
          <table:table-cell table:style-name="Table1.C103" office:value-type="string">
            <text:p text:style-name="P111">A<text:span text:style-name="T275">E</text:span>] ...plus…<text:span text:style-name="T230"> <text:s/></text:span><text:span text:style-name="T78">B</text:span><text:span text:style-name="T173">DM</text:span><text:span text:style-name="T70">] </text:span><text:span text:style-name="T88">Or ne doi ge </text:span><text:span text:style-name="T173">(D plus, M pas)</text:span><text:span text:style-name="T88"> plaindre…</text:span></text:p>
          </table:table-cell>
        </table:table-row>
        <table:table-row table:style-name="Table1.117">
          <table:table-cell table:style-name="Table1.A2" office:value-type="string">
            <text:p text:style-name="P15">240<text:span text:style-name="T11">6</text:span></text:p>
          </table:table-cell>
          <table:table-cell table:style-name="Table1.A2" office:value-type="string">
            <text:p text:style-name="P336">Puels que je voi le <text:span text:style-name="T415">geu</text:span> engal</text:p>
          </table:table-cell>
          <table:table-cell table:style-name="Table1.C103" office:value-type="string">
            <text:p text:style-name="P341"><text:span text:style-name="T329">A</text:span><text:span text:style-name="T336">DH2</text:span><text:span text:style-name="T329">] ...</text:span><text:span text:style-name="T334">le geu (D ieu, H2 gieu) ial (DH2 igal) <text:s/></text:span><text:span text:style-name="T309">B</text:span><text:span text:style-name="T315">M</text:span><text:span text:style-name="T304">] </text:span><text:span text:style-name="T310">Puis que nous </text:span><text:span text:style-name="T315">(M nos)</text:span><text:span text:style-name="T310"> soumes </text:span><text:span text:style-name="T315">(M sommes)</text:span><text:span text:style-name="T310"> par igal <text:s/></text:span><text:span text:style-name="T316">G</text:span><text:span text:style-name="T322">T</text:span><text:span text:style-name="T317">] ...</text:span><text:span text:style-name="T318">esgual <text:s/></text:span><text:span text:style-name="T319">I] ...</text:span><text:span text:style-name="T320">quel iuet est par igal <text:s/></text:span><text:span text:style-name="T324">W] ...egal <text:s/></text:span><text:span text:style-name="T317">K</text:span><text:span text:style-name="T324">] ...</text:span><text:span text:style-name="T326">li geu est por ingal</text:span></text:p>
          </table:table-cell>
        </table:table-row>
        <table:table-row table:style-name="Table1.117">
          <table:table-cell table:style-name="Table1.A2" office:value-type="string">
            <text:p text:style-name="P15">240<text:span text:style-name="T11">7</text:span></text:p>
          </table:table-cell>
          <table:table-cell table:style-name="Table1.A2" office:value-type="string">
            <text:p text:style-name="P336">Or fut li moustres malbaillis</text:p>
          </table:table-cell>
          <table:table-cell table:style-name="Table1.C103" office:value-type="string">
            <text:p text:style-name="P6"/>
          </table:table-cell>
        </table:table-row>
        <table:table-row table:style-name="Table1.117">
          <table:table-cell table:style-name="Table1.A2" office:value-type="string">
            <text:p text:style-name="P15">240<text:span text:style-name="T11">8</text:span></text:p>
          </table:table-cell>
          <table:table-cell table:style-name="Table1.A2" office:value-type="string">
            <text:p text:style-name="P336">De l’eile fut mout aflebis</text:p>
          </table:table-cell>
          <table:table-cell table:style-name="Table1.C103" office:value-type="string">
            <text:p text:style-name="P304">W] De belle...</text:p>
          </table:table-cell>
        </table:table-row>
        <table:table-row table:style-name="Table1.117">
          <table:table-cell table:style-name="Table1.A2" office:value-type="string">
            <text:p text:style-name="P15">240<text:span text:style-name="T11">9</text:span></text:p>
          </table:table-cell>
          <table:table-cell table:style-name="Table1.A2" office:value-type="string">
            <text:p text:style-name="P336">Or ot li moustres grant destresce</text:p>
          </table:table-cell>
          <table:table-cell table:style-name="Table1.C103" office:value-type="string">
            <text:p text:style-name="P33">A<text:span text:style-name="T265">DEGH2IKMTW</text:span>] <text:span text:style-name="T230">Si ot (I oit) el (DKW ou, E au, GH2 eu, M v) cors (E cuer, MW corps) </text:span><text:span text:style-name="T17">mlt</text:span><text:span text:style-name="T72"> </text:span><text:span text:style-name="T161">(I mout, </text:span><text:span text:style-name="T203">W moult</text:span><text:span text:style-name="T161">) </text:span><text:span text:style-name="T72">grant… <text:s/></text:span><text:span text:style-name="T78">B</text:span><text:span text:style-name="T70">] </text:span><text:span text:style-name="T88">Et ot ou cors </text:span><text:span text:style-name="T27">mlt</text:span><text:span text:style-name="T88"> grant...</text:span></text:p>
          </table:table-cell>
        </table:table-row>
        <table:table-row table:style-name="Table1.117">
          <table:table-cell table:style-name="Table1.A2" office:value-type="string">
            <text:p text:style-name="P17">2410</text:p>
          </table:table-cell>
          <table:table-cell table:style-name="Table1.A2" office:value-type="string">
            <text:p text:style-name="P336">Lai ou voit Florimont s’adresce</text:p>
          </table:table-cell>
          <table:table-cell table:style-name="Table1.C103" office:value-type="string">
            <text:p text:style-name="P84">A<text:span text:style-name="T362">IKTW</text:span>] ...<text:span text:style-name="T376">(T ont) uit…(W se dresse, K se drece) <text:s/></text:span><text:span text:style-name="T78">B</text:span><text:span text:style-name="T70">] </text:span><text:span text:style-name="T88">Ou uoit </text:span><text:span text:style-name="T27">flor</text:span><text:span text:style-name="T88"> la sadresse </text:span></text:p>
          </table:table-cell>
        </table:table-row>
        <table:table-row table:style-name="Table1.117">
          <table:table-cell table:style-name="Table1.A2" office:value-type="string">
            <text:p text:style-name="P17">2411</text:p>
          </table:table-cell>
          <table:table-cell table:style-name="Table1.A2" office:value-type="string">
            <text:p text:style-name="P336">Sor soi le cuidoit eschacier</text:p>
          </table:table-cell>
          <table:table-cell table:style-name="Table1.C103" office:value-type="string">
            <text:p text:style-name="P150">INV T] Si auz ongles le puet ballier</text:p>
            <text:p text:style-name="P98">A<text:span text:style-name="T275">EGIK</text:span>] <text:span text:style-name="T230">Souz (E Sous, G Sot, I Sos, K Soz) soi…(K chacier) <text:s/></text:span><text:span text:style-name="T78">B</text:span><text:span text:style-name="T70">] </text:span><text:span text:style-name="T88">As ongles le cuida baillier <text:s/></text:span><text:span text:style-name="T91">D] </text:span><text:span text:style-name="T102">Soz </text:span><text:soft-page-break/><text:span text:style-name="T102">soi le cuida… <text:s/></text:span><text:span text:style-name="T90">M] </text:span><text:span text:style-name="T173">Souz soit le vosist acachier <text:s/></text:span><text:span text:style-name="T203">W] Sur lui ce cuida des enfler</text:span></text:p>
          </table:table-cell>
        </table:table-row>
        <table:table-row table:style-name="Table1.117">
          <table:table-cell table:style-name="Table1.A2" office:value-type="string">
            <text:p text:style-name="P17">2412</text:p>
          </table:table-cell>
          <table:table-cell table:style-name="Table1.A2" office:value-type="string">
            <text:p text:style-name="P336">S’as eiles le peust baillier</text:p>
          </table:table-cell>
          <table:table-cell table:style-name="Table1.C103" office:value-type="string">
            <text:p text:style-name="P150">INV T] Soz soi le cuidoit equachier</text:p>
            <text:p text:style-name="P98">A<text:span text:style-name="T265">DEGIKM</text:span>] <text:span text:style-name="T230">Se as (D Ses, EM Saus, I Sas) ongles…(D poist)… <text:s text:c="2"/></text:span><text:span text:style-name="T78">B</text:span><text:span text:style-name="T70">] </text:span><text:span text:style-name="T88">Et desous lui le volt sachier </text:span><text:span text:style-name="T130">H2</text:span><text:span text:style-name="T73">] </text:span><text:span text:style-name="T146">Se as [...]mes le pooit… </text:span><text:span text:style-name="T203">W] Ses omles ly voloit baillier</text:span></text:p>
            <text:p text:style-name="P164"><text:span text:style-name="T203">P</text:span><text:span text:style-name="T70">] e con le suo onchie lo credeuano prendere</text:span></text:p>
          </table:table-cell>
        </table:table-row>
        <table:table-row table:style-name="Table1.117">
          <table:table-cell table:style-name="Table1.A2" office:value-type="string">
            <text:p text:style-name="P17">2413</text:p>
          </table:table-cell>
          <table:table-cell table:style-name="Table1.A2" office:value-type="string">
            <text:p text:style-name="P336">Mai flebis fut del sanc qu’il pert</text:p>
          </table:table-cell>
          <table:table-cell table:style-name="Table1.C103" office:value-type="string">
            <text:p text:style-name="P98">A<text:span text:style-name="T247">BD</text:span>] ...<text:span text:style-name="T230">floibles (BD foibles)… <text:s/>G</text:span><text:span text:style-name="T72">] ...quel…</text:span><text:span text:style-name="T129"> <text:s/></text:span><text:span text:style-name="T90">M] ...</text:span><text:span text:style-name="T173">foibles du sanc… <text:s/></text:span><text:span text:style-name="T203">W] ...qui pert</text:span></text:p>
          </table:table-cell>
        </table:table-row>
        <table:table-row table:style-name="Table1.117">
          <table:table-cell table:style-name="Table1.A2" office:value-type="string">
            <text:p text:style-name="P17">2414</text:p>
          </table:table-cell>
          <table:table-cell table:style-name="Table1.A2" office:value-type="string">
            <text:p text:style-name="P336">Et Florimons del branc le sert</text:p>
          </table:table-cell>
          <table:table-cell table:style-name="Table1.C103" office:value-type="string">
            <text:p text:style-name="P98">A] <text:span text:style-name="T230">Floremons...li… <text:s/></text:span><text:span text:style-name="T91">D] </text:span><text:span text:style-name="T36">Flor</text:span><text:span text:style-name="T102"> de son brant… <text:s/></text:span><text:span text:style-name="T90">E</text:span><text:span text:style-name="T129">G</text:span><text:span text:style-name="T215">K</text:span><text:span text:style-name="T187">T</text:span><text:span text:style-name="T90">] ...</text:span><text:span text:style-name="T113">le </text:span><text:span text:style-name="T129">(G</text:span><text:span text:style-name="T215">K</text:span><text:span text:style-name="T129"> li, </text:span><text:span text:style-name="T187">T lo</text:span><text:span text:style-name="T129">)</text:span><text:span text:style-name="T113"> fiert </text:span><text:span text:style-name="T129">(G</text:span><text:span text:style-name="T215">K</text:span><text:span text:style-name="T129"> fert) <text:s/></text:span><text:span text:style-name="T203">W] ...eut cuer appert</text:span></text:p>
          </table:table-cell>
        </table:table-row>
        <table:table-row table:style-name="Table1.117">
          <table:table-cell table:style-name="Table1.A2" office:value-type="string">
            <text:p text:style-name="P17">2415</text:p>
          </table:table-cell>
          <table:table-cell table:style-name="Table1.A2" office:value-type="string">
            <text:p text:style-name="P336">Si l’en vet fe<text:span text:style-name="T265">r</text:span>ir tel colee</text:p>
          </table:table-cell>
          <table:table-cell table:style-name="Table1.C103" office:value-type="string">
            <text:p text:style-name="P98">A] <text:span text:style-name="T230">Sour li uelt ferir… <text:s/></text:span><text:span text:style-name="T78">B</text:span><text:span text:style-name="T70">] </text:span><text:span text:style-name="T89">Teiz colee li a donnee <text:s/></text:span><text:span text:style-name="T91">D</text:span><text:span text:style-name="T129">G</text:span><text:span text:style-name="T91">] </text:span><text:span text:style-name="T102">Si le </text:span><text:span text:style-name="T129">(G li)</text:span><text:span text:style-name="T102"> ua </text:span><text:span text:style-name="T129">(G uait)</text:span><text:span text:style-name="T102">… <text:s/></text:span><text:span text:style-name="T90">E</text:span><text:span text:style-name="T187">T</text:span><text:span text:style-name="T90">] </text:span><text:span text:style-name="T113">Si </text:span><text:span text:style-name="T187">(T Se)</text:span><text:span text:style-name="T113"> li vait donner </text:span><text:span text:style-name="T187">(T doner)</text:span><text:span text:style-name="T113">… <text:s/></text:span><text:span text:style-name="T152">I</text:span><text:span text:style-name="T215">K</text:span><text:span text:style-name="T152">] </text:span><text:span text:style-name="T161">Si li uait… <text:s/></text:span><text:span text:style-name="T90">M] </text:span><text:span text:style-name="T173">Si li donna telle… <text:s/></text:span><text:span text:style-name="T203">W] Si le voit ferir de lespee</text:span></text:p>
          </table:table-cell>
        </table:table-row>
        <table:table-row table:style-name="Table1.117">
          <table:table-cell table:style-name="Table1.A2" office:value-type="string">
            <text:p text:style-name="P17">2416</text:p>
          </table:table-cell>
          <table:table-cell table:style-name="Table1.A2" office:value-type="string">
            <text:p text:style-name="P336">Que la teste li a copee</text:p>
          </table:table-cell>
          <table:table-cell table:style-name="Table1.C103" office:value-type="string">
            <text:p text:style-name="P144"/>
          </table:table-cell>
        </table:table-row>
        <table:table-row table:style-name="Table1.117"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36"/>
          </table:table-cell>
          <table:table-cell table:style-name="Table1.C103" office:value-type="string">
            <text:p text:style-name="P154">T] A cel col fu li mostres morz</text:p>
          </table:table-cell>
        </table:table-row>
        <table:table-row table:style-name="Table1.117"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36"/>
          </table:table-cell>
          <table:table-cell table:style-name="Table1.C103" office:value-type="string">
            <text:p text:style-name="P150">T] Qui <text:span text:style-name="T15">mlr</text:span><text:span text:style-name="T70"> lor auoit fait granz torz</text:span></text:p>
          </table:table-cell>
        </table:table-row>
        <table:table-row table:style-name="Table1.117">
          <table:table-cell table:style-name="Table1.A2" office:value-type="string">
            <text:p text:style-name="P17">2417</text:p>
          </table:table-cell>
          <table:table-cell table:style-name="Table1.A2" office:value-type="string">
            <text:p text:style-name="P336">Li moustres fut mors et vancus</text:p>
          </table:table-cell>
          <table:table-cell table:style-name="Table1.C103" office:value-type="string">
            <text:p text:style-name="P7"/>
          </table:table-cell>
        </table:table-row>
        <table:table-row table:style-name="Table1.117">
          <table:table-cell table:style-name="Table1.A2" office:value-type="string">
            <text:p text:style-name="P17">2418</text:p>
          </table:table-cell>
          <table:table-cell table:style-name="Table1.A2" office:value-type="string">
            <text:p text:style-name="P336">Ancor en est li leus mentus</text:p>
          </table:table-cell>
          <table:table-cell table:style-name="Table1.C103" office:value-type="string">
            <text:p text:style-name="P41">A<text:span text:style-name="T286">GITW</text:span>] ...<text:span text:style-name="T230">nest li (GI le, T li, W ly) leuez (G leus, I leu, T leux, W lieus) menteuz (I menteus) <text:s/></text:span><text:span text:style-name="T78">B</text:span><text:span text:style-name="T70">] </text:span><text:span text:style-name="T89">Li luis en est ramenteus <text:s/></text:span><text:span text:style-name="T91">D</text:span><text:span text:style-name="T146">H2</text:span><text:span text:style-name="T114">E</text:span><text:span text:style-name="T173">M</text:span><text:span text:style-name="T91">] </text:span><text:span text:style-name="T102">Encor </text:span><text:span text:style-name="T173">(M Encore)</text:span><text:span text:style-name="T102"> est...</text:span><text:span text:style-name="T146">(H2 mantenus)</text:span></text:p>
          </table:table-cell>
        </table:table-row>
        <table:table-row table:style-name="Table1.117">
          <table:table-cell table:style-name="Table1.A2" office:value-type="string">
            <text:p text:style-name="P17">2419</text:p>
          </table:table-cell>
          <table:table-cell table:style-name="Table1.A2" office:value-type="string">
            <text:p text:style-name="P336">Ensi le nomment qui lai sont</text:p>
          </table:table-cell>
          <table:table-cell table:style-name="Table1.C103" office:value-type="string">
            <text:p text:style-name="P67">A<text:span text:style-name="T276">EMW</text:span>] <text:span text:style-name="T230">Ensi (EM Ainsi) nomment cil (M ceus) qui la… <text:s/></text:span><text:span text:style-name="T78">B</text:span><text:span text:style-name="T70">] </text:span><text:span text:style-name="T89">Car cil le… <text:s/></text:span><text:span text:style-name="T91">D</text:span><text:span text:style-name="T187">T</text:span><text:span text:style-name="T91">] </text:span><text:span text:style-name="T102">Si le nomment cil qui… <text:s/></text:span><text:span text:style-name="T115">G</text:span><text:span text:style-name="T215">K</text:span><text:span text:style-name="T90">] </text:span><text:span text:style-name="T129">Einsi lappellent </text:span><text:span text:style-name="T215">(K lapellent)</text:span><text:span text:style-name="T129"> cil qui issunt </text:span><text:span text:style-name="T215">(K isont)</text:span><text:span text:style-name="T129"> <text:s/></text:span><text:span text:style-name="T130">H2</text:span><text:span text:style-name="T73">] </text:span><text:span text:style-name="T146">Quencor dient cil qui la sont <text:s/></text:span><text:span text:style-name="T152">I] </text:span><text:span text:style-name="T161">Enli noment cil qui...</text:span></text:p>
          </table:table-cell>
        </table:table-row>
        <table:table-row table:style-name="Table1.117">
          <table:table-cell table:style-name="Table1.A2" office:value-type="string">
            <text:p text:style-name="P17">2420</text:p>
          </table:table-cell>
          <table:table-cell table:style-name="Table1.A2" office:value-type="string">
            <text:p text:style-name="P336">Le Val a moustre Florimont</text:p>
          </table:table-cell>
          <table:table-cell table:style-name="Table1.C103" office:value-type="string">
            <text:p text:style-name="P25">A<text:span text:style-name="T248">BDEGH2IKMTW</text:span>] <text:span text:style-name="T230">Le (K Li) leu (B lui, DEH2MW lieu) au (AK al, K del) mostre (BE moustre, D monstre, H2 montre, K mostres) floiremont (BDH2 </text:span><text:span text:style-name="T28">flor</text:span><text:span text:style-name="T89">, </text:span><text:span text:style-name="T114">E</text:span><text:span text:style-name="T187">T</text:span><text:span text:style-name="T203">W</text:span><text:span text:style-name="T114"> florimont, </text:span><text:span text:style-name="T129">G floremunt, </text:span><text:span text:style-name="T161">I floriemont, </text:span><text:span text:style-name="T173">M florymont, </text:span><text:span text:style-name="T215">K a floriemont</text:span><text:span text:style-name="T89">)</text:span></text:p>
          </table:table-cell>
        </table:table-row>
      </table:table>
      <text:p text:style-name="P347"><text:tab/><text:tab/> <text:tab/><text:tab/><text:tab/><text:tab/><text:tab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89cm" style:writing-mode="lr-tb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20:02:08.547521349</meta:creation-date>
    <dc:date>2023-02-19T20:54:18.945674476</dc:date>
    <meta:editing-duration>P1DT8H55M9S</meta:editing-duration>
    <meta:editing-cycles>198</meta:editing-cycles>
    <meta:generator>LibreOffice/6.4.7.2$Linux_X86_64 LibreOffice_project/40$Build-2</meta:generator>
    <meta:document-statistic meta:table-count="1" meta:image-count="0" meta:object-count="0" meta:page-count="31" meta:paragraph-count="1534" meta:word-count="12117" meta:character-count="62118" meta:non-whitespace-character-count="50280"/>
  </office:meta>
</office:document-meta>
</file>